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7D0E699633EB5A79A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Gothic1" svg:font-family="CenturyGothic"/>
    <style:font-face style:name="Gotham1" svg:font-family="Gotham"/>
    <style:font-face style:name="Arial1" svg:font-family="Arial" style:font-pitch="variable"/>
    <style:font-face style:name="CenturyGothic" svg:font-family="CenturyGothic" style:font-pitch="variable"/>
    <style:font-face style:name="Gotham" svg:font-family="Gotham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bfbdbc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4.8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33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7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93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0.93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95cm" fo:min-width="0.84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7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5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5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46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20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6" style:family="graphic" style:parent-style-name="standard">
      <style:graphic-properties draw:stroke="none" draw:fill="solid" draw:fill-color="#4e4b4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9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68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47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2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85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0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64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5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76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77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6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.40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18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30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4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76cm" fo:padding-top="0cm" fo:padding-bottom="0cm" fo:padding-left="0cm" fo:padding-right="0cm"/>
    </style:style>
    <style:style style:name="gr34" style:family="graphic" style:parent-style-name="standard">
      <style:graphic-properties draw:stroke="none" draw:fill="solid" draw:fill-color="#6c7a93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4.80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25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87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64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.61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89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53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75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1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53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6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38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06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10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11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66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51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1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01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.68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64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66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58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4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28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87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8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88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57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58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10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73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77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96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17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26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26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82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01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48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9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22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44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282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10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54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17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39cm" fo:padding-top="0cm" fo:padding-bottom="0cm" fo:padding-left="0cm" fo:padding-right="0cm"/>
    </style:style>
    <style:style style:name="gr84" style:family="graphic" style:parent-style-name="standard">
      <style:graphic-properties draw:stroke="none" draw:fill="solid" draw:fill-color="#f1511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5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6.91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4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96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76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12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78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21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72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34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75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0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795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205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43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99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39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3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20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63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85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559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70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2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429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40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03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064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382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335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644cm" fo:padding-top="0cm" fo:padding-bottom="0cm" fo:padding-left="0cm" fo:padding-right="0cm"/>
    </style:style>
    <style:style style:name="gr117" style:family="graphic" style:parent-style-name="standard">
      <style:graphic-properties draw:stroke="none" draw:fill="solid" draw:fill-color="#5baad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57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7.41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494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80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447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36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1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1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2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808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33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47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94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46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243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98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146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71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768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62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95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27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858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23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115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39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695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073cm" fo:padding-top="0cm" fo:padding-bottom="0cm" fo:padding-left="0cm" fo:padding-right="0cm"/>
    </style:style>
    <style:style style:name="P1" style:family="paragraph">
      <loext:graphic-properties draw:fill="solid" draw:fill-color="#a7a5a6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bfbdb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6pt" style:font-size-asian="36pt" style:font-size-complex="3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4e4b4e"/>
    </style:style>
    <style:style style:name="P11" style:family="paragraph">
      <loext:graphic-properties draw:fill="solid" draw:fill-color="#6c7a93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solid" draw:fill-color="#f1511b"/>
    </style:style>
    <style:style style:name="P14" style:family="paragraph">
      <loext:graphic-properties draw:fill="solid" draw:fill-color="#5baadb"/>
    </style:style>
    <style:style style:name="T1" style:family="text">
      <style:text-properties fo:color="#ffffff" style:font-name="Gotham1" fo:font-size="36pt" fo:font-weight="bold" style:font-size-asian="36pt" style:font-name-complex="Gotham1" style:font-size-complex="36pt" style:font-weight-complex="bold"/>
    </style:style>
    <style:style style:name="T2" style:family="text">
      <style:text-properties fo:color="#231f20" style:font-name="Gotham1" fo:font-size="12pt" style:font-size-asian="12pt" style:font-name-complex="Gotham1" style:font-size-complex="12pt"/>
    </style:style>
    <style:style style:name="T3" style:family="text">
      <style:text-properties fo:color="#231f20" style:font-name="Gotham1" fo:font-size="20pt" fo:font-weight="bold" style:font-size-asian="20pt" style:font-name-complex="Gotham1" style:font-size-complex="20pt" style:font-weight-complex="bold"/>
    </style:style>
    <style:style style:name="T4" style:family="text">
      <style:text-properties fo:color="#ffffff" style:font-name="Gotham1" fo:font-size="18pt" fo:font-weight="bold" style:font-size-asian="18pt" style:font-name-complex="Gotham1" style:font-size-complex="18pt" style:font-weight-complex="bold"/>
    </style:style>
    <style:style style:name="T5" style:family="text">
      <style:text-properties fo:color="#231f20" style:font-name="Gotham1" fo:font-size="14pt" fo:font-weight="bold" style:font-size-asian="14pt" style:font-name-complex="Gotham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51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4cm" svg:height="6.9cm" svg:x="0.123cm" svg:y="0.908cm" svg:viewBox="0 0 10401 6901" draw:points="10401,6901 0,6901 0,0 10401,0">
          <text:p/>
        </draw:polygon>
        <draw:polygon draw:style-name="gr3" draw:text-style-name="P3" draw:layer="layout" svg:width="10.4cm" svg:height="2.326cm" svg:x="0.123cm" svg:y="0.908cm" svg:viewBox="0 0 10401 2327" draw:points="10401,2327 0,2327 0,0 10401,0">
          <text:p/>
        </draw:polygon>
        <draw:frame draw:style-name="gr4" draw:text-style-name="P5" draw:layer="layout" svg:width="4.87cm" svg:height="1.792cm" svg:x="5.643cm" svg:y="1.894cm">
          <draw:text-box>
            <text:p text:style-name="P4"><text:span text:style-name="T1">STORY</text:span></text:p>
          </draw:text-box>
        </draw:frame>
        <draw:frame draw:style-name="gr5" draw:text-style-name="P6" draw:layer="layout" svg:width="5.336cm" svg:height="0.568cm" svg:x="1.644cm" svg:y="3.923cm">
          <draw:text-box>
            <text:p text:style-name="P4"><text:span text:style-name="T2">Users can exchange emails </text:span></text:p>
          </draw:text-box>
        </draw:frame>
        <draw:frame draw:style-name="gr6" draw:text-style-name="P6" draw:layer="layout" svg:width="4.722cm" svg:height="0.568cm" svg:x="1.644cm" svg:y="4.431cm">
          <draw:text-box>
            <text:p text:style-name="P4"><text:span text:style-name="T2">securely with predefined</text:span></text:p>
          </draw:text-box>
        </draw:frame>
        <draw:polygon draw:style-name="gr2" draw:text-style-name="P2" draw:layer="layout" svg:width="1.779cm" svg:height="1.541cm" svg:x="0.966cm" svg:y="1.429cm" svg:viewBox="0 0 1780 1542" draw:points="445,1542 0,770 445,0 1334,0 1780,770 1334,1542">
          <text:p/>
        </draw:polygon>
        <draw:polygon draw:style-name="gr3" draw:text-style-name="P3" draw:layer="layout" svg:width="1.389cm" svg:height="1.203cm" svg:x="8.512cm" svg:y="5.97cm" svg:viewBox="0 0 1390 1204" draw:points="348,1204 0,601 348,0 1043,0 1390,601 1043,1204">
          <text:p/>
        </draw:polygon>
        <draw:frame draw:style-name="gr7" draw:text-style-name="P6" draw:layer="layout" svg:width="1.937cm" svg:height="0.568cm" svg:x="1.644cm" svg:y="4.939cm">
          <draw:text-box>
            <text:p text:style-name="P4"><text:span text:style-name="T2">recipients.</text:span></text:p>
          </draw:text-box>
        </draw:frame>
        <draw:frame draw:style-name="gr8" draw:text-style-name="P7" draw:layer="layout" svg:width="0.938cm" svg:height="1cm" svg:x="1.455cm" svg:y="1.705cm">
          <draw:text-box>
            <text:p text:style-name="P4"><text:span text:style-name="T3">#1</text:span></text:p>
          </draw:text-box>
        </draw:frame>
        <draw:polygon draw:style-name="gr2" draw:text-style-name="P2" draw:layer="layout" svg:width="10.4cm" svg:height="6.9cm" svg:x="0.123cm" svg:y="7.939cm" svg:viewBox="0 0 10401 6901" draw:points="10401,6901 0,6901 0,0 10401,0">
          <text:p/>
        </draw:polygon>
        <draw:polygon draw:style-name="gr3" draw:text-style-name="P3" draw:layer="layout" svg:width="10.4cm" svg:height="2.326cm" svg:x="0.123cm" svg:y="7.939cm" svg:viewBox="0 0 10401 2327" draw:points="10401,2327 0,2327 0,0 10401,0">
          <text:p/>
        </draw:polygon>
        <draw:frame draw:style-name="gr9" draw:text-style-name="P8" draw:layer="layout" svg:width="0.849cm" svg:height="0.895cm" svg:x="8.76cm" svg:y="6.087cm">
          <draw:text-box>
            <text:p text:style-name="P4"><text:span text:style-name="T4">24</text:span></text:p>
          </draw:text-box>
        </draw:frame>
        <draw:frame draw:style-name="gr4" draw:text-style-name="P5" draw:layer="layout" svg:width="4.87cm" svg:height="1.792cm" svg:x="5.607cm" svg:y="8.925cm">
          <draw:text-box>
            <text:p text:style-name="P4"><text:span text:style-name="T1">STORY</text:span></text:p>
          </draw:text-box>
        </draw:frame>
        <draw:polygon draw:style-name="gr2" draw:text-style-name="P2" draw:layer="layout" svg:width="1.778cm" svg:height="1.541cm" svg:x="0.931cm" svg:y="8.46cm" svg:viewBox="0 0 1779 1542" draw:points="444,1542 0,771 444,0 1334,0 1779,771 1334,1542">
          <text:p/>
        </draw:polygon>
        <draw:polygon draw:style-name="gr3" draw:text-style-name="P3" draw:layer="layout" svg:width="1.389cm" svg:height="1.203cm" svg:x="8.477cm" svg:y="13.001cm" svg:viewBox="0 0 1390 1204" draw:points="347,1204 0,601 347,0 1043,0 1390,601 1043,1204">
          <text:p/>
        </draw:polygon>
        <draw:frame draw:style-name="gr10" draw:text-style-name="P6" draw:layer="layout" svg:width="6.703cm" svg:height="0.568cm" svg:x="1.609cm" svg:y="10.954cm">
          <draw:text-box>
            <text:p text:style-name="P4"><text:span text:style-name="T2">Users can send large files securely.</text:span></text:p>
          </draw:text-box>
        </draw:frame>
        <draw:frame draw:style-name="gr8" draw:text-style-name="P7" draw:layer="layout" svg:width="0.938cm" svg:height="1cm" svg:x="1.349cm" svg:y="8.736cm">
          <draw:text-box>
            <text:p text:style-name="P4"><text:span text:style-name="T3">#2</text:span></text:p>
          </draw:text-box>
        </draw:frame>
        <draw:polygon draw:style-name="gr2" draw:text-style-name="P2" draw:layer="layout" svg:width="10.4cm" svg:height="6.9cm" svg:x="0.123cm" svg:y="15.005cm" svg:viewBox="0 0 10401 6901" draw:points="10401,6901 0,6901 0,0 10401,0">
          <text:p/>
        </draw:polygon>
        <draw:polygon draw:style-name="gr3" draw:text-style-name="P3" draw:layer="layout" svg:width="10.4cm" svg:height="2.326cm" svg:x="0.123cm" svg:y="15.005cm" svg:viewBox="0 0 10401 2327" draw:points="10401,2327 0,2327 0,0 10401,0">
          <text:p/>
        </draw:polygon>
        <draw:frame draw:style-name="gr9" draw:text-style-name="P8" draw:layer="layout" svg:width="0.849cm" svg:height="0.895cm" svg:x="8.805cm" svg:y="13.118cm">
          <draw:text-box>
            <text:p text:style-name="P4"><text:span text:style-name="T4">21</text:span></text:p>
          </draw:text-box>
        </draw:frame>
        <draw:frame draw:style-name="gr4" draw:text-style-name="P5" draw:layer="layout" svg:width="4.87cm" svg:height="1.792cm" svg:x="5.643cm" svg:y="15.992cm">
          <draw:text-box>
            <text:p text:style-name="P4"><text:span text:style-name="T1">STORY</text:span></text:p>
          </draw:text-box>
        </draw:frame>
        <draw:frame draw:style-name="gr11" draw:text-style-name="P6" draw:layer="layout" svg:width="6.53cm" svg:height="0.568cm" svg:x="1.644cm" svg:y="18.02cm">
          <draw:text-box>
            <text:p text:style-name="P4"><text:span text:style-name="T2">Users can set time limits on emails</text:span></text:p>
          </draw:text-box>
        </draw:frame>
        <draw:polygon draw:style-name="gr2" draw:text-style-name="P2" draw:layer="layout" svg:width="1.779cm" svg:height="1.54cm" svg:x="0.966cm" svg:y="15.527cm" svg:viewBox="0 0 1780 1541" draw:points="445,1541 0,771 445,0 1334,0 1780,771 1334,1541">
          <text:p/>
        </draw:polygon>
        <draw:polygon draw:style-name="gr3" draw:text-style-name="P3" draw:layer="layout" svg:width="1.389cm" svg:height="1.203cm" svg:x="8.512cm" svg:y="20.067cm" svg:viewBox="0 0 1390 1204" draw:points="348,1204 0,602 348,0 1043,0 1390,602 1043,1204">
          <text:p/>
        </draw:polygon>
        <draw:frame draw:style-name="gr12" draw:text-style-name="P6" draw:layer="layout" svg:width="2.153cm" svg:height="0.568cm" svg:x="1.644cm" svg:y="18.528cm">
          <draw:text-box>
            <text:p text:style-name="P4"><text:span text:style-name="T2">for reading.</text:span></text:p>
          </draw:text-box>
        </draw:frame>
        <draw:frame draw:style-name="gr8" draw:text-style-name="P7" draw:layer="layout" svg:width="0.938cm" svg:height="1cm" svg:x="1.385cm" svg:y="15.802cm">
          <draw:text-box>
            <text:p text:style-name="P4"><text:span text:style-name="T3">#3</text:span></text:p>
          </draw:text-box>
        </draw:frame>
        <draw:polygon draw:style-name="gr2" draw:text-style-name="P2" draw:layer="layout" svg:width="10.4cm" svg:height="6.9cm" svg:x="0.123cm" svg:y="22.084cm" svg:viewBox="0 0 10401 6901" draw:points="10401,6901 0,6901 0,0 10401,0">
          <text:p/>
        </draw:polygon>
        <draw:polygon draw:style-name="gr3" draw:text-style-name="P3" draw:layer="layout" svg:width="10.4cm" svg:height="2.325cm" svg:x="0.123cm" svg:y="22.084cm" svg:viewBox="0 0 10401 2326" draw:points="10401,2326 0,2326 0,0 10401,0">
          <text:p/>
        </draw:polygon>
        <draw:frame draw:style-name="gr9" draw:text-style-name="P8" draw:layer="layout" svg:width="0.849cm" svg:height="0.895cm" svg:x="8.779cm" svg:y="20.184cm">
          <draw:text-box>
            <text:p text:style-name="P4"><text:span text:style-name="T4">27</text:span></text:p>
          </draw:text-box>
        </draw:frame>
        <draw:frame draw:style-name="gr4" draw:text-style-name="P5" draw:layer="layout" svg:width="4.87cm" svg:height="1.792cm" svg:x="5.643cm" svg:y="23.07cm">
          <draw:text-box>
            <text:p text:style-name="P4"><text:span text:style-name="T1">STORY</text:span></text:p>
          </draw:text-box>
        </draw:frame>
        <draw:frame draw:style-name="gr13" draw:text-style-name="P6" draw:layer="layout" svg:width="6.466cm" svg:height="0.568cm" svg:x="1.644cm" svg:y="25.098cm">
          <draw:text-box>
            <text:p text:style-name="P4"><text:span text:style-name="T2">Users can send emails securely to</text:span></text:p>
          </draw:text-box>
        </draw:frame>
        <draw:polygon draw:style-name="gr2" draw:text-style-name="P2" draw:layer="layout" svg:width="1.779cm" svg:height="1.54cm" svg:x="0.966cm" svg:y="22.605cm" svg:viewBox="0 0 1780 1541" draw:points="445,1541 0,770 445,0 1334,0 1780,770 1334,1541">
          <text:p/>
        </draw:polygon>
        <draw:polygon draw:style-name="gr3" draw:text-style-name="P3" draw:layer="layout" svg:width="1.389cm" svg:height="1.202cm" svg:x="8.512cm" svg:y="27.146cm" svg:viewBox="0 0 1390 1203" draw:points="348,1203 0,601 348,0 1043,0 1390,601 1043,1203">
          <text:p/>
        </draw:polygon>
        <draw:frame draw:style-name="gr14" draw:text-style-name="P6" draw:layer="layout" svg:width="4.206cm" svg:height="0.568cm" svg:x="1.644cm" svg:y="25.606cm">
          <draw:text-box>
            <text:p text:style-name="P4"><text:span text:style-name="T2">unspecified recipients.</text:span></text:p>
          </draw:text-box>
        </draw:frame>
        <draw:frame draw:style-name="gr8" draw:text-style-name="P7" draw:layer="layout" svg:width="0.938cm" svg:height="1cm" svg:x="1.361cm" svg:y="22.88cm">
          <draw:text-box>
            <text:p text:style-name="P4"><text:span text:style-name="T3">#4</text:span></text:p>
          </draw:text-box>
        </draw:frame>
        <draw:frame draw:style-name="gr15" draw:text-style-name="P9" draw:layer="layout" svg:width="0.499cm" svg:height="0.499cm" svg:x="0.587cm" svg:y="6.992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216cm" svg:y="7.143cm" svg:viewBox="0 0 157 215" draw:points="63,23 0,23 5,0 157,0 153,23 89,23 53,215 27,215">
          <text:p/>
        </draw:polygon>
        <draw:path draw:style-name="gr16" draw:text-style-name="P10" draw:layer="layout" svg:width="0.162cm" svg:height="0.224cm" svg:x="1.323cm" svg:y="7.203cm" svg:viewBox="0 0 163 225" svg:d="M56 0l15 84c4 17 6 29 7 40h1c4-10 9-20 16-38l40-86h28l-58 118c-16 33-32 60-53 81-18 17-37 24-45 26l-7-23c7-2 18-6 28-14 11-8 23-21 31-36 1-2 1-4 1-7l-32-145z">
          <text:p/>
        </draw:path>
        <draw:path draw:style-name="gr16" draw:text-style-name="P10" draw:layer="layout" svg:width="0.231cm" svg:height="0.157cm" svg:x="1.485cm" svg:y="7.2cm" svg:viewBox="0 0 232 158" svg:d="M0 158l21-110c3-17 6-32 7-45h23l-4 29h1c14-22 34-32 54-32 24 0 35 14 36 34 14-22 33-34 56-34 18 0 38 11 38 40 0 7-1 17-3 26l-17 92h-26l17-90c1-6 2-14 2-20 0-16-6-27-23-27-19 0-42 23-48 57l-15 80h-25l17-91c1-7 2-13 2-19 0-13-4-27-23-27s-43 26-49 59l-14 78z">
          <text:p/>
        </draw:path>
        <draw:path draw:style-name="gr16" draw:text-style-name="P10" draw:layer="layout" svg:width="0.146cm" svg:height="0.16cm" svg:x="1.743cm" svg:y="7.2cm" svg:viewBox="0 0 147 161" svg:d="M28 97c0 25 14 43 36 43 32 0 55-40 55-77 0-17-8-43-35-43-35 0-56 41-56 77zM147 63c0 49-34 98-87 98-38 0-60-28-60-63 0-52 36-98 86-98 42 0 61 31 61 63z">
          <text:p/>
        </draw:path>
        <draw:path draw:style-name="gr16" draw:text-style-name="P10" draw:layer="layout" svg:width="0.114cm" svg:height="0.229cm" svg:x="1.91cm" svg:y="7.128cm" svg:viewBox="0 0 115 230" svg:d="M0 230l26-133h-21l4-21h20l2-8c4-23 11-42 25-55 10-8 24-13 38-13 10 0 17 2 21 4l-6 21c-4-2-9-3-15-3-21 0-33 20-37 47l-1 7h35l-4 21h-35l-25 133z">
          <text:p/>
        </draw:path>
        <draw:path draw:style-name="gr16" draw:text-style-name="P10" draw:layer="layout" svg:width="0.129cm" svg:height="0.16cm" svg:x="1.998cm" svg:y="7.2cm" svg:viewBox="0 0 130 161" svg:d="M80 20c-25 0-44 25-50 49 41 0 74-5 74-29 0-13-10-20-24-20zM109 149c-11 7-30 12-50 12-41 0-59-28-59-62 0-47 34-99 84-99 29 0 46 17 46 39 0 42-46 52-103 51-1 7 0 21 3 29 6 14 18 21 34 21 18 0 32-5 42-11z">
          <text:p/>
        </draw:path>
        <draw:path draw:style-name="gr16" draw:text-style-name="P10" draw:layer="layout" svg:width="0.162cm" svg:height="0.224cm" svg:x="2.119cm" svg:y="7.203cm" svg:viewBox="0 0 163 225" svg:d="M56 0l15 84c4 17 6 29 7 40h1c4-10 9-20 16-38l40-86h28l-58 118c-17 33-32 60-54 81-17 17-36 24-44 26l-7-23c7-2 18-6 28-14 11-8 22-21 31-36 1-2 1-4 1-7l-32-145z">
          <text:p/>
        </draw:path>
        <draw:path draw:style-name="gr16" draw:text-style-name="P10" draw:layer="layout" svg:width="0.158cm" svg:height="0.214cm" svg:x="2.356cm" svg:y="7.143cm" svg:viewBox="0 0 159 215" svg:d="M24 215l17-89-41-126h28l21 70c5 19 7 28 9 36 6-9 13-21 23-37l48-69h30l-92 126-17 89z">
          <text:p/>
        </draw:path>
        <draw:path draw:style-name="gr16" draw:text-style-name="P10" draw:layer="layout" svg:width="0.129cm" svg:height="0.16cm" svg:x="2.482cm" svg:y="7.2cm" svg:viewBox="0 0 130 161" svg:d="M81 20c-25 0-44 25-50 49 41 0 74-5 74-29 0-13-10-20-24-20zM110 149c-11 7-30 12-50 12-41 0-60-28-60-62 0-47 35-99 85-99 29 0 45 17 45 39 0 42-45 52-102 51-2 7-1 21 3 29 6 14 18 21 34 21 18 0 32-5 41-11z">
          <text:p/>
        </draw:path>
        <draw:path draw:style-name="gr16" draw:text-style-name="P10" draw:layer="layout" svg:width="0.138cm" svg:height="0.154cm" svg:x="2.632cm" svg:y="7.203cm" svg:viewBox="0 0 139 155" svg:d="M27 0l14 89c2 17 4 29 5 37h1c3-8 7-18 16-35l47-91h29l-86 155h-26l-27-155z">
          <text:p/>
        </draw:path>
        <draw:path draw:style-name="gr16" draw:text-style-name="P10" draw:layer="layout" svg:width="0.155cm" svg:height="0.223cm" svg:x="2.757cm" svg:y="7.2cm" svg:viewBox="0 0 156 224" svg:d="M127 26c-5-2-15-5-26-5-39 0-66 41-66 79 0 17 6 37 30 37 22 0 46-29 52-59zM8 193c9 6 24 10 40 10 26 0 48-13 57-55l5-23h-1c-14 22-33 33-54 33-31 0-47-26-47-54 0-52 38-104 98-104 18 0 38 5 50 10l-24 128c-6 33-15 55-31 69-17 13-37 17-55 17s-36-4-46-11z">
          <text:p/>
        </draw:path>
        <draw:path draw:style-name="gr16" draw:text-style-name="P10" draw:layer="layout" svg:width="0.101cm" svg:height="0.157cm" svg:x="2.93cm" svg:y="7.2cm" svg:viewBox="0 0 102 158" svg:d="M0 158l18-100c4-20 6-41 8-55h23c-1 11-2 22-4 33h1c11-21 27-36 48-36 3 0 6 0 8 0l-5 26c-2 0-5 0-8 0-23 0-44 27-51 63l-12 69z">
          <text:p/>
        </draw:path>
        <draw:path draw:style-name="gr16" draw:text-style-name="P10" draw:layer="layout" svg:width="0.148cm" svg:height="0.16cm" svg:x="3.027cm" svg:y="7.2cm" svg:viewBox="0 0 149 161" svg:d="M118 23c-4-2-10-3-18-3-40 0-73 42-73 86 0 17 6 34 26 34 22 0 48-29 56-71zM101 158c0-9 1-24 3-40h-1c-16 32-37 43-59 43-28 0-44-21-44-51 0-54 39-110 106-110 15 0 32 2 43 5l-17 82c-5 26-7 54-7 71z">
          <text:p/>
        </draw:path>
        <draw:path draw:style-name="gr16" draw:text-style-name="P10" draw:layer="layout" svg:width="0.11cm" svg:height="0.16cm" svg:x="3.185cm" svg:y="7.2cm" svg:viewBox="0 0 111 161" svg:d="M9 131c7 5 20 10 33 10 18 0 29-12 29-25s-5-20-21-29c-18-11-28-24-28-40 0-27 23-47 56-47 13 0 26 3 33 7l-9 20c-5-3-15-7-26-7-16 0-28 10-28 23 0 11 8 18 22 26 17 10 28 24 28 41 0 33-26 51-58 51-17 0-32-5-40-11z">
          <text:p/>
        </draw:path>
        <draw:path draw:style-name="gr16" draw:text-style-name="P10" draw:layer="layout" svg:width="0.144cm" svg:height="0.226cm" svg:x="3.31cm" svg:y="7.131cm" svg:viewBox="0 0 145 227" svg:d="M0 227l43-227h27l-20 99h2c13-19 31-30 55-30 17 0 38 10 38 41 0 8-1 18-3 26l-17 91h-26l17-90c1-6 2-13 2-21 0-14-7-26-24-26-21 0-47 24-54 59l-14 78z">
          <text:p/>
        </draw:path>
        <draw:path draw:style-name="gr16" draw:text-style-name="P10" draw:layer="layout" svg:width="0.162cm" svg:height="0.224cm" svg:x="3.456cm" svg:y="7.203cm" svg:viewBox="0 0 163 225" svg:d="M56 0l15 84c4 17 6 29 7 40h1c4-10 9-20 16-38l40-86h28l-58 118c-17 33-32 60-53 81-17 17-36 24-45 26l-7-23c7-2 19-6 29-14 11-8 22-21 30-36 1-2 1-4 1-7l-31-145z">
          <text:p/>
        </draw:path>
        <draw:path draw:style-name="gr16" draw:text-style-name="P10" draw:layer="layout" svg:width="0.144cm" svg:height="0.157cm" svg:x="3.618cm" svg:y="7.2cm" svg:viewBox="0 0 145 158" svg:d="M0 158l20-110c4-17 6-32 7-45h25l-4 30h1c13-21 34-33 57-33 18 0 39 10 39 42 0 7-2 17-3 25l-17 91h-26l16-90c1-6 2-13 2-20 0-15-6-27-24-27-19 0-45 23-52 61l-15 76z">
          <text:p/>
        </draw:path>
        <draw:path draw:style-name="gr16" draw:text-style-name="P10" draw:layer="layout" svg:width="0.063cm" svg:height="0.079cm" svg:x="3.764cm" svg:y="7.317cm" svg:viewBox="0 0 64 80" svg:d="M0 80c10-20 25-54 32-77l32-3c-11 27-32 62-43 78z">
          <text:p/>
        </draw:path>
        <draw:path draw:style-name="gr16" draw:text-style-name="P10" draw:layer="layout" svg:width="0.149cm" svg:height="0.21cm" svg:x="3.903cm" svg:y="7.147cm" svg:viewBox="0 0 150 211" svg:d="M0 211l3-18 32-25c55-47 88-79 88-114 0-15-9-32-33-32-18 0-33 9-42 15l-7-19c14-11 36-18 55-18 39 0 54 25 54 50 0 45-40 83-89 124l-18 14h87l-4 23z">
          <text:p/>
        </draw:path>
        <draw:path draw:style-name="gr16" draw:text-style-name="P10" draw:layer="layout" svg:width="0.141cm" svg:height="0.213cm" svg:x="4.073cm" svg:y="7.147cm" svg:viewBox="0 0 142 214" svg:d="M26 144c0 22 4 48 29 48 40 0 61-84 61-126 0-16-3-45-28-45-37 0-62 72-62 123zM142 65c0 67-32 149-91 149-38 0-51-32-51-72 0-68 36-142 91-142 39 0 51 33 51 65z">
          <text:p/>
        </draw:path>
        <draw:polygon draw:style-name="gr16" draw:text-style-name="P10" draw:layer="layout" svg:width="0.07cm" svg:height="0.207cm" svg:x="4.268cm" svg:y="7.15cm" svg:viewBox="0 0 71 208" draw:points="39,27 38,27 3,45 0,24 48,0 71,0 30,208 5,208">
          <text:p/>
        </draw:polygon>
        <draw:path draw:style-name="gr16" draw:text-style-name="P10" draw:layer="layout" svg:width="0.141cm" svg:height="0.213cm" svg:x="4.385cm" svg:y="7.147cm" svg:viewBox="0 0 142 214" svg:d="M26 144c0 22 5 48 29 48 40 0 61-84 61-126 0-16-2-45-28-45-36 0-62 72-62 123zM142 65c0 67-31 149-90 149-38 0-52-32-52-72 0-68 36-142 91-142 40 0 51 33 51 65z">
          <text:p/>
        </draw:path>
        <draw:frame draw:style-name="gr15" draw:text-style-name="P9" draw:layer="layout" svg:width="0.499cm" svg:height="0.499cm" svg:x="0.497cm" svg:y="13.938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127cm" svg:y="14.088cm" svg:viewBox="0 0 157 215" draw:points="63,23 0,23 4,0 157,0 153,23 90,23 53,215 26,215">
          <text:p/>
        </draw:polygon>
        <draw:path draw:style-name="gr16" draw:text-style-name="P10" draw:layer="layout" svg:width="0.162cm" svg:height="0.224cm" svg:x="1.233cm" svg:y="14.148cm" svg:viewBox="0 0 163 225" svg:d="M56 0l15 84c3 18 5 29 7 40h1c4-9 8-20 16-37l39-87h29l-58 118c-17 33-33 60-53 81-18 17-36 25-45 26l-7-22c7-3 18-7 29-15 10-8 21-20 29-36 2-2 2-4 1-7l-31-145z">
          <text:p/>
        </draw:path>
        <draw:path draw:style-name="gr16" draw:text-style-name="P10" draw:layer="layout" svg:width="0.231cm" svg:height="0.157cm" svg:x="1.395cm" svg:y="14.145cm" svg:viewBox="0 0 232 158" svg:d="M0 158l21-110c3-17 5-32 7-45h23l-4 29h1c14-21 33-32 55-32 23 0 34 15 36 34 13-22 33-34 56-34 17 0 37 11 37 40 0 7-1 18-2 27l-18 91h-25l16-89c2-7 3-14 3-21 0-16-7-26-24-26-19 0-42 22-48 57l-15 79h-26l18-90c1-8 2-14 2-20 0-13-3-26-24-26-19 0-43 25-49 59l-14 77z">
          <text:p/>
        </draw:path>
        <draw:path draw:style-name="gr16" draw:text-style-name="P10" draw:layer="layout" svg:width="0.145cm" svg:height="0.16cm" svg:x="1.654cm" svg:y="14.145cm" svg:viewBox="0 0 146 161" svg:d="M28 97c0 25 14 43 36 43 31 0 55-40 55-75 0-18-8-43-36-43-33 0-55 40-55 75zM146 65c0 47-33 96-85 96-39 0-61-28-61-63 0-51 36-98 86-98 41 0 60 32 60 65z">
          <text:p/>
        </draw:path>
        <draw:path draw:style-name="gr16" draw:text-style-name="P10" draw:layer="layout" svg:width="0.113cm" svg:height="0.229cm" svg:x="1.821cm" svg:y="14.073cm" svg:viewBox="0 0 114 230" svg:d="M0 230l25-134h-20l4-21h20l2-8c3-21 11-41 26-53 10-9 23-14 36-14 11 0 18 2 21 4l-5 21c-4-2-10-3-16-3-21 0-31 20-35 46l-2 7h34l-3 21h-35l-26 134z">
          <text:p/>
        </draw:path>
        <draw:path draw:style-name="gr16" draw:text-style-name="P10" draw:layer="layout" svg:width="0.129cm" svg:height="0.16cm" svg:x="1.909cm" svg:y="14.145cm" svg:viewBox="0 0 130 161" svg:d="M81 21c-26 0-45 25-52 49 42 1 75-5 75-29 0-13-9-20-23-20zM110 149c-11 7-30 12-52 12-41 0-58-28-58-62 0-46 34-99 85-99 29 0 45 18 45 40 0 41-46 51-104 50-1 7 0 21 4 29 6 14 18 21 34 21 19 0 33-5 42-10z">
          <text:p/>
        </draw:path>
        <draw:path draw:style-name="gr16" draw:text-style-name="P10" draw:layer="layout" svg:width="0.162cm" svg:height="0.224cm" svg:x="2.029cm" svg:y="14.148cm" svg:viewBox="0 0 163 225" svg:d="M56 0l15 84c3 18 5 29 7 40 5-9 9-20 17-37l39-87h29l-58 118c-17 33-33 60-54 81-17 17-35 25-44 26l-7-22c7-3 18-7 29-15 10-8 21-20 30-36 1-2 1-4 0-7l-31-145z">
          <text:p/>
        </draw:path>
        <draw:path draw:style-name="gr16" draw:text-style-name="P10" draw:layer="layout" svg:width="0.158cm" svg:height="0.214cm" svg:x="2.267cm" svg:y="14.088cm" svg:viewBox="0 0 159 215" svg:d="M25 215l17-90-42-125h29l20 69c6 19 8 28 9 36h1c5-9 13-21 23-37l46-68h31l-91 125-17 90z">
          <text:p/>
        </draw:path>
        <draw:path draw:style-name="gr16" draw:text-style-name="P10" draw:layer="layout" svg:width="0.129cm" svg:height="0.16cm" svg:x="2.393cm" svg:y="14.145cm" svg:viewBox="0 0 130 161" svg:d="M80 21c-25 0-44 25-51 49 42 1 75-5 75-29 0-13-10-20-24-20zM110 149c-13 7-31 12-52 12-41 0-58-28-58-62 0-46 34-99 83-99 31 0 47 18 47 40 0 41-47 51-104 50-1 7 0 21 3 29 6 14 19 21 35 21 18 0 32-5 42-10z">
          <text:p/>
        </draw:path>
        <draw:path draw:style-name="gr16" draw:text-style-name="P10" draw:layer="layout" svg:width="0.138cm" svg:height="0.154cm" svg:x="2.542cm" svg:y="14.148cm" svg:viewBox="0 0 139 155" svg:d="M27 0l13 89c3 17 5 29 5 38h1c4-9 8-19 17-36l46-91h30l-86 155h-26l-27-155z">
          <text:p/>
        </draw:path>
        <draw:path draw:style-name="gr16" draw:text-style-name="P10" draw:layer="layout" svg:width="0.154cm" svg:height="0.223cm" svg:x="2.668cm" svg:y="14.145cm" svg:viewBox="0 0 155 224" svg:d="M126 27c-5-2-14-5-25-5-39 0-65 40-65 78-1 17 6 37 29 37s46-29 51-58zM7 193c9 6 26 10 42 10 26 0 46-13 55-55l5-23h-1c-13 22-32 33-53 33-32 0-48-26-48-53 0-53 39-105 99-105 17 0 37 5 49 11l-24 128c-6 32-15 54-30 68-16 13-37 17-54 17-19 0-38-4-47-11z">
          <text:p/>
        </draw:path>
        <draw:path draw:style-name="gr16" draw:text-style-name="P10" draw:layer="layout" svg:width="0.101cm" svg:height="0.157cm" svg:x="2.84cm" svg:y="14.145cm" svg:viewBox="0 0 102 158" svg:d="M0 158l19-100c3-20 6-41 8-55h24c-2 11-3 22-4 34h1c9-21 26-37 47-37 2 0 5 0 7 0l-5 26c-2 0-4 0-7 0-23 0-43 27-50 64l-14 68z">
          <text:p/>
        </draw:path>
        <draw:path draw:style-name="gr16" draw:text-style-name="P10" draw:layer="layout" svg:width="0.148cm" svg:height="0.16cm" svg:x="2.937cm" svg:y="14.145cm" svg:viewBox="0 0 149 161" svg:d="M119 24c-3-1-9-2-18-2-41 0-74 41-74 84 0 17 6 34 27 34 22 0 49-29 56-70zM102 158c0-9 2-24 4-40h-1c-18 32-39 43-61 43-27 0-44-21-44-50 0-54 39-111 107-111 15 0 31 2 42 5l-16 82c-5 26-7 54-6 71z">
          <text:p/>
        </draw:path>
        <draw:path draw:style-name="gr16" draw:text-style-name="P10" draw:layer="layout" svg:width="0.108cm" svg:height="0.16cm" svg:x="3.096cm" svg:y="14.145cm" svg:viewBox="0 0 109 161" svg:d="M7 131c8 5 21 10 33 10 18 0 30-12 30-25 0-12-6-20-22-29-18-9-28-23-28-39 0-27 24-48 56-48 15 0 27 4 33 7l-7 21c-6-3-16-7-28-7-16 0-27 10-27 24 0 11 7 18 21 25 17 10 30 23 30 41 0 32-27 50-60 50-16 0-31-5-38-10z">
          <text:p/>
        </draw:path>
        <draw:path draw:style-name="gr16" draw:text-style-name="P10" draw:layer="layout" svg:width="0.144cm" svg:height="0.226cm" svg:x="3.22cm" svg:y="14.076cm" svg:viewBox="0 0 145 227" svg:d="M0 227l43-227h27l-20 99h1c13-19 32-30 55-30 18 0 39 10 39 41 0 8-1 18-2 26l-19 91h-26l17-90c1-5 2-13 2-21 0-14-7-25-24-25-20 0-46 23-52 58l-14 78z">
          <text:p/>
        </draw:path>
        <draw:path draw:style-name="gr16" draw:text-style-name="P10" draw:layer="layout" svg:width="0.162cm" svg:height="0.224cm" svg:x="3.366cm" svg:y="14.148cm" svg:viewBox="0 0 163 225" svg:d="M56 0l15 84c3 18 5 29 7 40 5-9 9-20 17-37l40-87h28l-57 118c-18 33-34 60-55 81-17 17-35 25-44 26l-7-22c7-3 18-7 29-15 10-8 21-20 29-36 2-2 2-4 1-7l-31-145z">
          <text:p/>
        </draw:path>
        <draw:path draw:style-name="gr16" draw:text-style-name="P10" draw:layer="layout" svg:width="0.144cm" svg:height="0.157cm" svg:x="3.528cm" svg:y="14.145cm" svg:viewBox="0 0 145 158" svg:d="M0 158l21-110c3-17 5-32 7-45h23l-3 30c14-21 35-33 57-33 19 0 40 10 40 42 0 7-1 17-3 26l-17 90h-27l17-89c1-7 2-14 2-21 0-15-6-26-24-26-19 0-46 22-53 61l-14 75z">
          <text:p/>
        </draw:path>
        <draw:path draw:style-name="gr16" draw:text-style-name="P10" draw:layer="layout" svg:width="0.062cm" svg:height="0.079cm" svg:x="3.675cm" svg:y="14.262cm" svg:viewBox="0 0 63 80" svg:d="M0 80c10-20 25-54 32-77l31-3c-11 27-31 62-42 78z">
          <text:p/>
        </draw:path>
        <draw:path draw:style-name="gr16" draw:text-style-name="P10" draw:layer="layout" svg:width="0.149cm" svg:height="0.21cm" svg:x="3.813cm" svg:y="14.092cm" svg:viewBox="0 0 150 211" svg:d="M0 211l4-18 30-25c56-47 89-79 89-113 0-15-8-32-33-32-18 0-33 9-43 15l-6-19c14-11 35-19 55-19 39 0 54 27 54 51 0 44-40 82-90 123l-17 14h87l-4 23z">
          <text:p/>
        </draw:path>
        <draw:path draw:style-name="gr16" draw:text-style-name="P10" draw:layer="layout" svg:width="0.142cm" svg:height="0.213cm" svg:x="3.983cm" svg:y="14.092cm" svg:viewBox="0 0 143 214" svg:d="M27 145c0 22 4 48 29 48 39 0 60-84 60-127 0-16-2-45-27-45-36 0-62 73-62 124zM143 65c0 68-32 149-90 149-39 0-53-31-53-70 0-69 37-144 91-144 40 0 52 33 52 65z">
          <text:p/>
        </draw:path>
        <draw:polygon draw:style-name="gr16" draw:text-style-name="P10" draw:layer="layout" svg:width="0.069cm" svg:height="0.207cm" svg:x="4.179cm" svg:y="14.095cm" svg:viewBox="0 0 70 208" draw:points="39,28 38,28 3,46 0,25 47,0 70,0 30,208 5,208">
          <text:p/>
        </draw:polygon>
        <draw:path draw:style-name="gr16" draw:text-style-name="P10" draw:layer="layout" svg:width="0.141cm" svg:height="0.213cm" svg:x="4.296cm" svg:y="14.092cm" svg:viewBox="0 0 142 214" svg:d="M27 145c0 22 4 48 29 48 39 0 60-84 60-127 0-16-3-45-28-45-36 0-61 73-61 124zM142 65c0 68-32 149-90 149-38 0-52-31-52-70 0-69 37-144 91-144 39 0 51 33 51 65z">
          <text:p/>
        </draw:path>
        <draw:frame draw:style-name="gr15" draw:text-style-name="P9" draw:layer="layout" svg:width="0.499cm" svg:height="0.499cm" svg:x="0.551cm" svg:y="21.125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7cm" svg:height="0.214cm" svg:x="1.18cm" svg:y="21.275cm" svg:viewBox="0 0 158 215" draw:points="63,24 0,24 5,0 158,0 153,24 89,24 53,215 27,215">
          <text:p/>
        </draw:polygon>
        <draw:path draw:style-name="gr16" draw:text-style-name="P10" draw:layer="layout" svg:width="0.162cm" svg:height="0.224cm" svg:x="1.287cm" svg:y="21.335cm" svg:viewBox="0 0 163 225" svg:d="M55 0l16 84c3 18 5 29 6 40h1c5-9 10-20 18-37l39-87h28l-58 118c-16 33-33 60-54 81-17 17-36 25-44 26l-7-22c7-3 18-7 28-15 11-8 22-20 30-36 1-2 1-4 1-7l-31-145z">
          <text:p/>
        </draw:path>
        <draw:path draw:style-name="gr16" draw:text-style-name="P10" draw:layer="layout" svg:width="0.231cm" svg:height="0.157cm" svg:x="1.449cm" svg:y="21.332cm" svg:viewBox="0 0 232 158" svg:d="M0 158l20-110c3-17 6-32 7-45h24l-3 29c15-21 34-32 54-32 24 0 35 15 36 34 14-22 33-34 56-34 18 0 38 11 38 40 0 7-1 18-3 26l-17 92h-26l17-90c1-6 2-13 2-20 0-16-6-26-23-26-19 0-42 22-48 56l-15 80h-25l17-91c1-7 2-13 2-19 0-13-4-26-23-26s-43 25-50 58l-14 78z">
          <text:p/>
        </draw:path>
        <draw:path draw:style-name="gr16" draw:text-style-name="P10" draw:layer="layout" svg:width="0.146cm" svg:height="0.16cm" svg:x="1.707cm" svg:y="21.332cm" svg:viewBox="0 0 147 161" svg:d="M28 97c0 25 14 43 36 43 31 0 56-40 56-75 0-18-9-44-37-44-33 0-55 41-55 76zM147 65c0 47-34 96-87 96-38 0-60-28-60-63 0-51 36-98 85-98 43 0 62 32 62 65z">
          <text:p/>
        </draw:path>
        <draw:path draw:style-name="gr16" draw:text-style-name="P10" draw:layer="layout" svg:width="0.114cm" svg:height="0.229cm" svg:x="1.874cm" svg:y="21.26cm" svg:viewBox="0 0 115 230" svg:d="M0 230l26-133h-21l4-21h21l1-8c4-22 12-42 25-54 10-9 23-14 37-14 10 0 18 2 22 4l-6 21c-4-2-10-3-16-3-21 0-31 21-36 47l-1 7h34l-4 21h-34l-25 133z">
          <text:p/>
        </draw:path>
        <draw:path draw:style-name="gr16" draw:text-style-name="P10" draw:layer="layout" svg:width="0.129cm" svg:height="0.16cm" svg:x="1.962cm" svg:y="21.332cm" svg:viewBox="0 0 130 161" svg:d="M81 20c-25 0-44 26-50 50 41 1 74-5 74-29 0-14-10-21-24-21zM111 149c-12 7-31 12-51 12-42 0-60-27-60-62 0-46 36-99 85-99 29 0 45 17 45 40 0 41-45 51-102 50-1 7 0 21 3 29 6 15 19 21 34 21 19 0 32-5 42-10z">
          <text:p/>
        </draw:path>
        <draw:path draw:style-name="gr16" draw:text-style-name="P10" draw:layer="layout" svg:width="0.162cm" svg:height="0.224cm" svg:x="2.083cm" svg:y="21.335cm" svg:viewBox="0 0 163 225" svg:d="M55 0l15 84c4 18 6 29 7 40h1c4-9 9-20 18-37l39-87h28l-58 118c-17 33-33 60-54 81-17 17-36 25-44 26l-7-22c7-3 18-7 28-15 11-8 22-20 30-36 1-2 1-4 1-7l-31-145z">
          <text:p/>
        </draw:path>
        <draw:path draw:style-name="gr16" draw:text-style-name="P10" draw:layer="layout" svg:width="0.159cm" svg:height="0.214cm" svg:x="2.32cm" svg:y="21.275cm" svg:viewBox="0 0 160 215" svg:d="M25 215l16-89-41-126h28l21 70c5 19 7 28 9 36h1c5-9 12-21 22-37l47-69h32l-92 126-17 89z">
          <text:p/>
        </draw:path>
        <draw:path draw:style-name="gr16" draw:text-style-name="P10" draw:layer="layout" svg:width="0.129cm" svg:height="0.16cm" svg:x="2.446cm" svg:y="21.332cm" svg:viewBox="0 0 130 161" svg:d="M81 20c-25 0-45 26-51 50 42 1 75-5 75-29 0-14-10-21-24-21zM110 149c-11 7-30 12-50 12-42 0-60-27-60-62 0-46 35-99 85-99 29 0 45 17 45 40 0 41-45 51-103 50-1 7 0 21 3 29 6 15 18 21 35 21 18 0 32-5 42-10z">
          <text:p/>
        </draw:path>
        <draw:path draw:style-name="gr16" draw:text-style-name="P10" draw:layer="layout" svg:width="0.138cm" svg:height="0.154cm" svg:x="2.596cm" svg:y="21.335cm" svg:viewBox="0 0 139 155" svg:d="M27 0l13 89c2 17 5 29 5 38h1c3-9 7-19 16-36l48-91h29l-87 155h-25l-27-155z">
          <text:p/>
        </draw:path>
        <draw:path draw:style-name="gr16" draw:text-style-name="P10" draw:layer="layout" svg:width="0.155cm" svg:height="0.223cm" svg:x="2.721cm" svg:y="21.332cm" svg:viewBox="0 0 156 224" svg:d="M126 26c-5-2-15-5-25-5-39 0-66 40-66 78 0 17 6 37 30 37 22 0 45-29 51-58zM8 193c9 6 25 10 40 10 26 0 47-13 56-56l5-23h-1c-14 22-32 33-53 33-31 0-47-26-47-53 0-52 38-104 97-104 18 0 39 5 51 11l-24 127c-7 32-16 56-32 69-15 13-36 17-54 17s-36-4-46-10z">
          <text:p/>
        </draw:path>
        <draw:path draw:style-name="gr16" draw:text-style-name="P10" draw:layer="layout" svg:width="0.101cm" svg:height="0.157cm" svg:x="2.894cm" svg:y="21.332cm" svg:viewBox="0 0 102 158" svg:d="M0 158l19-100c3-20 6-41 7-55h23c-1 11-2 22-4 34h1c10-21 27-37 48-37 3 0 6 0 8 0l-5 26c-2 0-5 0-8 0-23 0-44 27-50 63l-13 69z">
          <text:p/>
        </draw:path>
        <draw:path draw:style-name="gr16" draw:text-style-name="P10" draw:layer="layout" svg:width="0.148cm" svg:height="0.16cm" svg:x="2.991cm" svg:y="21.332cm" svg:viewBox="0 0 149 161" svg:d="M119 23c-4-1-9-2-18-2-40 0-74 42-74 85 0 17 6 34 27 34 22 0 48-29 56-70zM102 158c0-9 1-24 3-40-17 32-38 43-60 43-28 0-45-21-45-50 0-54 39-111 107-111 15 0 31 2 42 5l-16 82c-5 26-7 54-7 71z">
          <text:p/>
        </draw:path>
        <draw:path draw:style-name="gr16" draw:text-style-name="P10" draw:layer="layout" svg:width="0.109cm" svg:height="0.16cm" svg:x="3.149cm" svg:y="21.332cm" svg:viewBox="0 0 110 161" svg:d="M8 131c7 5 20 10 34 10 18 0 29-12 29-25 0-12-5-20-21-29-19-9-29-23-29-39 0-28 24-48 57-48 14 0 26 4 32 7l-8 20c-5-3-15-7-26-7-16 0-28 11-28 25 0 11 8 18 22 25 17 10 28 23 28 41 0 32-26 50-58 50-18 0-33-5-40-10z">
          <text:p/>
        </draw:path>
        <draw:path draw:style-name="gr16" draw:text-style-name="P10" draw:layer="layout" svg:width="0.144cm" svg:height="0.226cm" svg:x="3.274cm" svg:y="21.263cm" svg:viewBox="0 0 145 227" svg:d="M0 227l43-227h26l-19 99h1c13-18 31-30 56-30 17 0 38 10 38 41 0 8-1 18-3 26l-17 91h-26l17-90c1-5 2-13 2-21 0-14-7-25-24-25-21 0-47 23-54 58l-14 78z">
          <text:p/>
        </draw:path>
        <draw:path draw:style-name="gr16" draw:text-style-name="P10" draw:layer="layout" svg:width="0.162cm" svg:height="0.224cm" svg:x="3.42cm" svg:y="21.335cm" svg:viewBox="0 0 163 225" svg:d="M56 0l15 84c4 18 6 29 7 40h1c4-9 9-20 17-37l39-87h28l-58 118c-16 33-32 60-53 81-18 17-37 25-45 26l-7-22c7-3 18-7 28-15 11-8 23-20 31-36 1-2 1-4 1-7l-32-145z">
          <text:p/>
        </draw:path>
        <draw:path draw:style-name="gr16" draw:text-style-name="P10" draw:layer="layout" svg:width="0.144cm" svg:height="0.157cm" svg:x="3.582cm" svg:y="21.332cm" svg:viewBox="0 0 145 158" svg:d="M0 158l20-110c4-17 6-32 7-45h24l-4 30h1c13-21 35-33 58-33 18 0 39 10 39 42 0 7-2 17-3 25l-17 91h-26l17-90c0-6 1-13 1-20 0-15-6-26-24-26s-46 22-53 60l-14 76z">
          <text:p/>
        </draw:path>
        <draw:path draw:style-name="gr16" draw:text-style-name="P10" draw:layer="layout" svg:width="0.062cm" svg:height="0.079cm" svg:x="3.729cm" svg:y="21.449cm" svg:viewBox="0 0 63 80" svg:d="M0 80c9-20 25-54 32-77l31-3c-11 27-31 62-43 77z">
          <text:p/>
        </draw:path>
        <draw:path draw:style-name="gr16" draw:text-style-name="P10" draw:layer="layout" svg:width="0.149cm" svg:height="0.21cm" svg:x="3.867cm" svg:y="21.279cm" svg:viewBox="0 0 150 211" svg:d="M0 211l3-18 31-25c56-48 89-80 89-114 0-15-9-31-32-31-19 0-33 8-44 14l-7-19c16-10 37-18 56-18 39 0 54 26 54 50 0 44-40 82-89 124l-19 14h88l-4 23z">
          <text:p/>
        </draw:path>
        <draw:path draw:style-name="gr16" draw:text-style-name="P10" draw:layer="layout" svg:width="0.141cm" svg:height="0.213cm" svg:x="4.037cm" svg:y="21.279cm" svg:viewBox="0 0 142 214" svg:d="M26 145c0 22 4 48 29 48 39 0 60-85 60-127 0-16-2-45-28-45-36 0-61 72-61 124zM142 65c0 68-33 149-90 149-38 0-52-31-52-70 0-70 36-144 90-144 40 0 52 33 52 65z">
          <text:p/>
        </draw:path>
        <draw:polygon draw:style-name="gr16" draw:text-style-name="P10" draw:layer="layout" svg:width="0.07cm" svg:height="0.206cm" svg:x="4.232cm" svg:y="21.283cm" svg:viewBox="0 0 71 207" draw:points="40,26 3,45 0,23 48,0 71,0 32,207 5,207">
          <text:p/>
        </draw:polygon>
        <draw:path draw:style-name="gr16" draw:text-style-name="P10" draw:layer="layout" svg:width="0.142cm" svg:height="0.213cm" svg:x="4.349cm" svg:y="21.279cm" svg:viewBox="0 0 143 214" svg:d="M27 145c0 22 4 48 29 48 39 0 60-85 60-127 0-16-2-45-28-45-36 0-61 72-61 124zM143 65c0 68-32 149-91 149-38 0-52-31-52-70 0-70 36-144 90-144 41 0 53 33 53 65z">
          <text:p/>
        </draw:path>
        <draw:frame draw:style-name="gr15" draw:text-style-name="P9" draw:layer="layout" svg:width="0.499cm" svg:height="0.499cm" svg:x="0.589cm" svg:y="28.161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219cm" svg:y="28.311cm" svg:viewBox="0 0 157 215" draw:points="62,23 0,23 4,0 157,0 153,23 89,23 53,215 26,215">
          <text:p/>
        </draw:polygon>
        <draw:path draw:style-name="gr16" draw:text-style-name="P10" draw:layer="layout" svg:width="0.161cm" svg:height="0.224cm" svg:x="1.326cm" svg:y="28.371cm" svg:viewBox="0 0 162 225" svg:d="M56 0l15 83c4 18 5 29 7 40h1c4-9 8-20 16-37l40-86h27l-57 117c-17 33-32 60-53 82-19 17-37 25-46 26l-6-22c6-3 17-7 28-16 10-8 22-20 31-36 1-2 1-4 0-7l-32-144z">
          <text:p/>
        </draw:path>
        <draw:path draw:style-name="gr16" draw:text-style-name="P10" draw:layer="layout" svg:width="0.231cm" svg:height="0.157cm" svg:x="1.487cm" svg:y="28.368cm" svg:viewBox="0 0 232 158" svg:d="M0 158l22-110c3-17 5-32 7-45h23l-4 29h1c14-21 33-32 54-32 23 0 34 15 36 34 13-22 33-34 56-34 18 0 37 11 37 40 0 7-1 18-2 26l-17 92h-26l16-90c2-6 3-13 3-20 0-16-6-26-24-26-19 0-41 22-48 56l-14 80h-26l17-91c2-7 2-13 2-19 0-13-3-26-23-26-19 0-43 25-49 58l-14 78z">
          <text:p/>
        </draw:path>
        <draw:path draw:style-name="gr16" draw:text-style-name="P10" draw:layer="layout" svg:width="0.145cm" svg:height="0.16cm" svg:x="1.746cm" svg:y="28.368cm" svg:viewBox="0 0 146 161" svg:d="M27 97c0 25 14 44 36 44 33 0 56-40 56-76 0-18-8-44-36-44-34 0-56 41-56 76zM146 65c0 47-33 96-86 96-39 0-60-28-60-63 0-51 35-98 86-98 42 0 60 31 60 65z">
          <text:p/>
        </draw:path>
        <draw:path draw:style-name="gr16" draw:text-style-name="P10" draw:layer="layout" svg:width="0.114cm" svg:height="0.229cm" svg:x="1.913cm" svg:y="28.296cm" svg:viewBox="0 0 115 230" svg:d="M0 230l25-133h-20l4-22h20l2-8c3-21 11-41 25-53 11-9 24-14 37-14 11 0 18 2 22 4l-6 21c-4-2-10-3-16-3-21 0-32 21-36 46l-2 7h35l-3 22h-36l-25 133z">
          <text:p/>
        </draw:path>
        <draw:path draw:style-name="gr16" draw:text-style-name="P10" draw:layer="layout" svg:width="0.129cm" svg:height="0.16cm" svg:x="2.001cm" svg:y="28.368cm" svg:viewBox="0 0 130 161" svg:d="M80 20c-25 0-44 26-51 50 42 1 74-5 74-29 0-14-9-21-23-21zM109 149c-11 7-30 12-51 12-40 0-58-27-58-61 0-47 34-100 84-100 30 0 46 17 46 40 0 41-47 51-104 50-1 7 0 21 4 30 6 14 18 20 34 20 18 0 32-5 41-10z">
          <text:p/>
        </draw:path>
        <draw:path draw:style-name="gr16" draw:text-style-name="P10" draw:layer="layout" svg:width="0.162cm" svg:height="0.224cm" svg:x="2.121cm" svg:y="28.371cm" svg:viewBox="0 0 163 225" svg:d="M57 0l15 83c3 18 5 29 7 40h1c4-9 8-20 16-37l39-86h28l-57 117c-17 33-32 60-54 82-18 17-36 25-45 26l-7-22c7-3 18-7 29-16 10-8 21-20 31-36 1-2 1-4 0-7l-32-144z">
          <text:p/>
        </draw:path>
        <draw:path draw:style-name="gr16" draw:text-style-name="P10" draw:layer="layout" svg:width="0.158cm" svg:height="0.214cm" svg:x="2.359cm" svg:y="28.311cm" svg:viewBox="0 0 159 215" svg:d="M24 215l17-89-41-126h28l21 70c5 19 7 28 8 36h1c5-9 13-21 23-37l47-69h31l-92 126-17 89z">
          <text:p/>
        </draw:path>
        <draw:path draw:style-name="gr16" draw:text-style-name="P10" draw:layer="layout" svg:width="0.129cm" svg:height="0.16cm" svg:x="2.485cm" svg:y="28.368cm" svg:viewBox="0 0 130 161" svg:d="M81 20c-25 0-44 26-51 50 42 1 74-5 74-29 0-14-9-21-23-21zM110 149c-12 7-30 12-51 12-41 0-59-27-59-61 0-47 35-100 85-100 29 0 45 17 45 40 0 41-46 51-103 50-1 7 0 21 4 30 6 14 18 20 34 20 18 0 32-5 41-10z">
          <text:p/>
        </draw:path>
        <draw:path draw:style-name="gr16" draw:text-style-name="P10" draw:layer="layout" svg:width="0.137cm" svg:height="0.154cm" svg:x="2.635cm" svg:y="28.371cm" svg:viewBox="0 0 138 155" svg:d="M26 0l15 89c2 17 4 29 4 38h1c4-9 8-19 17-36l47-91h28l-85 155h-27l-26-155z">
          <text:p/>
        </draw:path>
        <draw:path draw:style-name="gr16" draw:text-style-name="P10" draw:layer="layout" svg:width="0.154cm" svg:height="0.223cm" svg:x="2.76cm" svg:y="28.368cm" svg:viewBox="0 0 155 224" svg:d="M126 26c-5-2-14-5-25-5-39 0-66 40-66 79 0 17 6 37 29 37s47-29 53-58zM7 193c9 6 25 10 41 10 26 0 47-13 56-55l5-23c-14 22-34 33-55 33-31 0-47-26-47-53 0-53 38-105 99-105 18 0 37 5 49 11l-23 128c-6 32-15 55-31 69-17 13-37 16-55 16-19 0-36-4-46-10z">
          <text:p/>
        </draw:path>
        <draw:path draw:style-name="gr16" draw:text-style-name="P10" draw:layer="layout" svg:width="0.101cm" svg:height="0.157cm" svg:x="2.932cm" svg:y="28.368cm" svg:viewBox="0 0 102 158" svg:d="M0 158l19-100c4-20 6-40 8-55h24c-1 11-4 22-5 34h1c11-21 27-37 48-37 2 0 5 0 7 0l-5 26c-2 0-4 0-7 0-23 0-44 27-51 63l-13 69z">
          <text:p/>
        </draw:path>
        <draw:path draw:style-name="gr16" draw:text-style-name="P10" draw:layer="layout" svg:width="0.148cm" svg:height="0.16cm" svg:x="3.029cm" svg:y="28.368cm" svg:viewBox="0 0 149 161" svg:d="M119 23c-3-1-9-2-18-2-40 0-72 42-72 85 0 17 6 34 26 34 22 0 48-29 55-70zM102 158c0-9 2-24 4-40h-1c-16 32-38 43-60 43-27 0-45-21-45-50 0-54 41-111 108-111 15 0 30 2 41 5l-16 82c-5 27-7 54-6 71z">
          <text:p/>
        </draw:path>
        <draw:path draw:style-name="gr16" draw:text-style-name="P10" draw:layer="layout" svg:width="0.108cm" svg:height="0.16cm" svg:x="3.188cm" svg:y="28.368cm" svg:viewBox="0 0 109 161" svg:d="M8 131c7 5 20 10 33 10 17 0 29-12 29-25 0-12-6-20-22-29-18-9-27-23-27-39 0-28 23-48 55-48 14 0 27 4 33 7l-8 20c-5-3-15-7-27-7-16 0-27 10-27 25 0 11 7 18 21 25 17 10 29 24 29 41 0 32-26 50-59 50-16 0-31-5-38-10z">
          <text:p/>
        </draw:path>
        <draw:path draw:style-name="gr16" draw:text-style-name="P10" draw:layer="layout" svg:width="0.144cm" svg:height="0.226cm" svg:x="3.312cm" svg:y="28.299cm" svg:viewBox="0 0 145 227" svg:d="M0 227l43-227h28l-19 99c13-18 32-30 55-30 18 0 38 10 38 41 0 8-1 18-2 26l-17 91h-27l17-90c1-5 2-13 2-21 0-14-6-25-24-25-20 0-47 24-53 58l-14 78z">
          <text:p/>
        </draw:path>
        <draw:path draw:style-name="gr16" draw:text-style-name="P10" draw:layer="layout" svg:width="0.162cm" svg:height="0.224cm" svg:x="3.458cm" svg:y="28.371cm" svg:viewBox="0 0 163 225" svg:d="M57 0l15 83c3 18 5 29 7 40h1c4-9 8-20 16-37l39-86h28l-57 117c-17 33-32 60-53 82-18 17-36 25-45 26l-8-22c8-3 19-7 30-16 10-8 21-20 30-36 1-2 1-4 0-7l-31-144z">
          <text:p/>
        </draw:path>
        <draw:path draw:style-name="gr16" draw:text-style-name="P10" draw:layer="layout" svg:width="0.144cm" svg:height="0.157cm" svg:x="3.62cm" svg:y="28.368cm" svg:viewBox="0 0 145 158" svg:d="M0 158l21-110c3-17 5-32 8-45h23l-3 30c14-21 35-33 57-33 19 0 39 10 39 42 0 7-1 17-3 25l-17 91h-26l17-90c1-6 2-13 2-20 0-15-6-26-24-26-19 0-46 22-53 60l-15 76z">
          <text:p/>
        </draw:path>
        <draw:path draw:style-name="gr16" draw:text-style-name="P10" draw:layer="layout" svg:width="0.063cm" svg:height="0.079cm" svg:x="3.767cm" svg:y="28.485cm" svg:viewBox="0 0 64 80" svg:d="M0 80c10-20 25-54 31-77l33-3c-12 27-33 62-44 78z">
          <text:p/>
        </draw:path>
        <draw:path draw:style-name="gr16" draw:text-style-name="P10" draw:layer="layout" svg:width="0.149cm" svg:height="0.21cm" svg:x="3.905cm" svg:y="28.315cm" svg:viewBox="0 0 150 211" svg:d="M0 211l4-17 31-26c56-47 88-79 88-113 0-15-8-31-32-31-18 0-33 8-43 15l-6-20c14-10 35-19 55-19 39 0 53 27 53 52 0 43-40 82-89 122l-17 14h86l-4 23z">
          <text:p/>
        </draw:path>
        <draw:path draw:style-name="gr16" draw:text-style-name="P10" draw:layer="layout" svg:width="0.142cm" svg:height="0.213cm" svg:x="4.075cm" svg:y="28.315cm" svg:viewBox="0 0 143 214" svg:d="M27 145c0 22 4 48 29 48 39 0 60-85 60-127 0-16-2-45-27-45-37 0-62 72-62 124zM143 65c0 69-32 149-91 149-38 0-52-31-52-70 0-70 36-144 92-144 39 0 51 33 51 65z">
          <text:p/>
        </draw:path>
        <draw:polygon draw:style-name="gr16" draw:text-style-name="P10" draw:layer="layout" svg:width="0.069cm" svg:height="0.206cm" svg:x="4.271cm" svg:y="28.319cm" svg:viewBox="0 0 70 207" draw:points="39,27 38,27 3,45 0,24 48,0 70,0 30,207 5,207">
          <text:p/>
        </draw:polygon>
        <draw:path draw:style-name="gr16" draw:text-style-name="P10" draw:layer="layout" svg:width="0.141cm" svg:height="0.213cm" svg:x="4.388cm" svg:y="28.315cm" svg:viewBox="0 0 142 214" svg:d="M26 145c0 22 4 48 30 48 39 0 60-85 60-127 0-16-2-45-28-45-37 0-62 72-62 124zM142 65c0 69-32 149-90 149-39 0-52-31-52-70 0-70 36-144 91-144 39 0 51 33 51 65z">
          <text:p/>
        </draw:path>
        <draw:polygon draw:style-name="gr2" draw:text-style-name="P2" draw:layer="layout" svg:width="10.4cm" svg:height="6.9cm" svg:x="10.6cm" svg:y="0.897cm" svg:viewBox="0 0 10401 6901" draw:points="10401,6901 0,6901 0,0 10401,0">
          <text:p/>
        </draw:polygon>
        <draw:polygon draw:style-name="gr3" draw:text-style-name="P3" draw:layer="layout" svg:width="10.4cm" svg:height="2.325cm" svg:x="10.6cm" svg:y="0.897cm" svg:viewBox="0 0 10401 2326" draw:points="10401,2326 0,2326 0,0 10401,0">
          <text:p/>
        </draw:polygon>
        <draw:frame draw:style-name="gr9" draw:text-style-name="P8" draw:layer="layout" svg:width="0.849cm" svg:height="0.895cm" svg:x="8.743cm" svg:y="27.262cm">
          <draw:text-box>
            <text:p text:style-name="P4"><text:span text:style-name="T4">30</text:span></text:p>
          </draw:text-box>
        </draw:frame>
        <draw:frame draw:style-name="gr4" draw:text-style-name="P5" draw:layer="layout" svg:width="4.87cm" svg:height="1.792cm" svg:x="16.119cm" svg:y="1.883cm">
          <draw:text-box>
            <text:p text:style-name="P4"><text:span text:style-name="T1">STORY</text:span></text:p>
          </draw:text-box>
        </draw:frame>
        <draw:frame draw:style-name="gr17" draw:text-style-name="P6" draw:layer="layout" svg:width="5.95cm" svg:height="0.568cm" svg:x="12.121cm" svg:y="3.911cm">
          <draw:text-box>
            <text:p text:style-name="P4"><text:span text:style-name="T2">Administrators of organizations </text:span></text:p>
          </draw:text-box>
        </draw:frame>
        <draw:polygon draw:style-name="gr2" draw:text-style-name="P2" draw:layer="layout" svg:width="1.778cm" svg:height="1.54cm" svg:x="11.443cm" svg:y="1.418cm" svg:viewBox="0 0 1779 1541" draw:points="445,1541 0,770 445,0 1335,0 1779,770 1335,1541">
          <text:p/>
        </draw:polygon>
        <draw:polygon draw:style-name="gr3" draw:text-style-name="P3" draw:layer="layout" svg:width="1.388cm" svg:height="1.202cm" svg:x="19.231cm" svg:y="5.959cm" svg:viewBox="0 0 1389 1203" draw:points="347,1203 0,601 347,0 1042,0 1389,601 1042,1203">
          <text:p/>
        </draw:polygon>
        <draw:frame draw:style-name="gr18" draw:text-style-name="P6" draw:layer="layout" svg:width="3.681cm" svg:height="0.568cm" svg:x="12.121cm" svg:y="4.419cm">
          <draw:text-box>
            <text:p text:style-name="P4"><text:span text:style-name="T2">can monitor emails.</text:span></text:p>
          </draw:text-box>
        </draw:frame>
        <draw:frame draw:style-name="gr8" draw:text-style-name="P7" draw:layer="layout" svg:width="0.938cm" svg:height="1cm" svg:x="11.859cm" svg:y="1.694cm">
          <draw:text-box>
            <text:p text:style-name="P4"><text:span text:style-name="T3">#5</text:span></text:p>
          </draw:text-box>
        </draw:frame>
        <draw:polygon draw:style-name="gr2" draw:text-style-name="P2" draw:layer="layout" svg:width="10.4cm" svg:height="6.9cm" svg:x="10.6cm" svg:y="7.939cm" svg:viewBox="0 0 10401 6901" draw:points="10401,6901 0,6901 0,0 10401,0">
          <text:p/>
        </draw:polygon>
        <draw:polygon draw:style-name="gr3" draw:text-style-name="P3" draw:layer="layout" svg:width="10.4cm" svg:height="2.325cm" svg:x="10.6cm" svg:y="7.939cm" svg:viewBox="0 0 10401 2326" draw:points="10401,2326 0,2326 0,0 10401,0">
          <text:p/>
        </draw:polygon>
        <draw:frame draw:style-name="gr9" draw:text-style-name="P8" draw:layer="layout" svg:width="0.849cm" svg:height="0.895cm" svg:x="19.546cm" svg:y="6.076cm">
          <draw:text-box>
            <text:p text:style-name="P4"><text:span text:style-name="T4">16</text:span></text:p>
          </draw:text-box>
        </draw:frame>
        <draw:frame draw:style-name="gr4" draw:text-style-name="P5" draw:layer="layout" svg:width="4.87cm" svg:height="1.792cm" svg:x="16.119cm" svg:y="8.925cm">
          <draw:text-box>
            <text:p text:style-name="P4"><text:span text:style-name="T1">STORY</text:span></text:p>
          </draw:text-box>
        </draw:frame>
        <draw:frame draw:style-name="gr19" draw:text-style-name="P6" draw:layer="layout" svg:width="6.475cm" svg:height="0.568cm" svg:x="12.121cm" svg:y="10.953cm">
          <draw:text-box>
            <text:p text:style-name="P4"><text:span text:style-name="T2">Each organization can set security</text:span></text:p>
          </draw:text-box>
        </draw:frame>
        <draw:frame draw:style-name="gr20" draw:text-style-name="P6" draw:layer="layout" svg:width="5.247cm" svg:height="0.568cm" svg:x="12.121cm" svg:y="11.461cm">
          <draw:text-box>
            <text:p text:style-name="P4"><text:span text:style-name="T2">policy and define recipients </text:span></text:p>
          </draw:text-box>
        </draw:frame>
        <draw:polygon draw:style-name="gr2" draw:text-style-name="P2" draw:layer="layout" svg:width="1.778cm" svg:height="1.54cm" svg:x="11.443cm" svg:y="8.46cm" svg:viewBox="0 0 1779 1541" draw:points="445,1541 0,771 445,0 1335,0 1779,771 1335,1541">
          <text:p/>
        </draw:polygon>
        <draw:polygon draw:style-name="gr3" draw:text-style-name="P3" draw:layer="layout" svg:width="1.388cm" svg:height="1.202cm" svg:x="19.231cm" svg:y="13.001cm" svg:viewBox="0 0 1389 1203" draw:points="347,1203 0,601 347,0 1042,0 1389,601 1042,1203">
          <text:p/>
        </draw:polygon>
        <draw:frame draw:style-name="gr21" draw:text-style-name="P6" draw:layer="layout" svg:width="1.42cm" svg:height="0.568cm" svg:x="12.121cm" svg:y="11.969cm">
          <draw:text-box>
            <text:p text:style-name="P4"><text:span text:style-name="T2">groups.</text:span></text:p>
          </draw:text-box>
        </draw:frame>
        <draw:frame draw:style-name="gr8" draw:text-style-name="P7" draw:layer="layout" svg:width="0.938cm" svg:height="1cm" svg:x="11.847cm" svg:y="8.736cm">
          <draw:text-box>
            <text:p text:style-name="P4"><text:span text:style-name="T3">#6</text:span></text:p>
          </draw:text-box>
        </draw:frame>
        <draw:frame draw:style-name="gr15" draw:text-style-name="P9" draw:layer="layout" svg:width="0.499cm" svg:height="0.499cm" svg:x="11.041cm" svg:y="6.958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671cm" svg:y="7.108cm" svg:viewBox="0 0 157 215" draw:points="62,23 0,23 4,0 157,0 153,23 89,23 53,215 26,215">
          <text:p/>
        </draw:polygon>
        <draw:path draw:style-name="gr16" draw:text-style-name="P10" draw:layer="layout" svg:width="0.161cm" svg:height="0.224cm" svg:x="11.778cm" svg:y="7.168cm" svg:viewBox="0 0 162 225" svg:d="M55 0l16 83c3 17 5 30 7 41h1c4-10 8-21 16-38l39-86h28l-57 118c-17 33-32 60-54 81-18 17-36 24-45 26l-6-23c6-2 17-6 28-14 10-8 21-20 31-36 1-2 1-4 0-7l-32-145z">
          <text:p/>
        </draw:path>
        <draw:path draw:style-name="gr16" draw:text-style-name="P10" draw:layer="layout" svg:width="0.231cm" svg:height="0.157cm" svg:x="11.939cm" svg:y="7.165cm" svg:viewBox="0 0 232 158" svg:d="M0 158l21-110c3-17 5-32 7-45h23l-4 29h1c14-22 33-32 54-32 23 0 35 15 37 34 13-22 33-34 56-34 18 0 37 11 37 40 0 7-1 17-2 26l-17 92h-26l16-90c2-6 3-13 3-20 0-16-6-27-24-27-19 0-41 23-49 57l-14 80h-26l17-91c2-7 2-13 2-19 0-13-3-27-23-27-19 0-43 26-49 59l-14 78z">
          <text:p/>
        </draw:path>
        <draw:path draw:style-name="gr16" draw:text-style-name="P10" draw:layer="layout" svg:width="0.145cm" svg:height="0.16cm" svg:x="12.198cm" svg:y="7.165cm" svg:viewBox="0 0 146 161" svg:d="M27 96c0 26 14 44 37 44 32 0 55-41 55-77 0-17-8-42-36-42-34 0-56 40-56 75zM146 63c0 48-33 98-85 98-40 0-61-28-61-64 0-51 35-97 86-97 42 0 60 31 60 63z">
          <text:p/>
        </draw:path>
        <draw:path draw:style-name="gr16" draw:text-style-name="P10" draw:layer="layout" svg:width="0.114cm" svg:height="0.229cm" svg:x="12.365cm" svg:y="7.093cm" svg:viewBox="0 0 115 230" svg:d="M0 230l26-133h-21l5-22h20l2-8c3-21 11-41 25-54 10-8 23-13 36-13 11 0 18 2 22 4l-6 21c-4-2-10-3-16-3-21 0-31 20-35 46l-2 7h34l-3 22h-35l-25 133z">
          <text:p/>
        </draw:path>
        <draw:path draw:style-name="gr16" draw:text-style-name="P10" draw:layer="layout" svg:width="0.129cm" svg:height="0.16cm" svg:x="12.453cm" svg:y="7.165cm" svg:viewBox="0 0 130 161" svg:d="M81 20c-25 0-44 25-51 49 42 0 74-5 74-29 0-13-9-20-23-20zM110 149c-11 7-30 12-51 12-41 0-59-28-59-63 0-46 35-98 85-98 29 0 45 17 45 39 0 41-46 51-104 50-1 7 0 21 5 30 6 14 18 21 34 21 18 0 32-5 41-10z">
          <text:p/>
        </draw:path>
        <draw:path draw:style-name="gr16" draw:text-style-name="P10" draw:layer="layout" svg:width="0.162cm" svg:height="0.224cm" svg:x="12.573cm" svg:y="7.168cm" svg:viewBox="0 0 163 225" svg:d="M56 0l16 83c3 17 5 30 7 41h1c4-10 8-21 16-38l39-86h28l-57 118c-17 33-32 60-54 81-18 17-36 24-45 26l-7-23c7-2 18-6 29-14 10-8 21-20 30-36 1-2 1-4 0-7l-31-145z">
          <text:p/>
        </draw:path>
        <draw:path draw:style-name="gr16" draw:text-style-name="P10" draw:layer="layout" svg:width="0.158cm" svg:height="0.214cm" svg:x="12.811cm" svg:y="7.108cm" svg:viewBox="0 0 159 215" svg:d="M24 215l17-89-41-126h28l21 70c5 19 7 28 8 36h1c5-9 14-21 24-37l46-69h31l-91 126-18 89z">
          <text:p/>
        </draw:path>
        <draw:path draw:style-name="gr16" draw:text-style-name="P10" draw:layer="layout" svg:width="0.129cm" svg:height="0.16cm" svg:x="12.937cm" svg:y="7.165cm" svg:viewBox="0 0 130 161" svg:d="M81 20c-25 0-45 25-52 49 43 0 75-5 75-29 0-13-9-20-23-20zM110 149c-12 7-30 12-51 12-42 0-59-28-59-63 0-46 34-98 85-98 29 0 45 17 45 39 0 41-46 51-104 50-1 7 0 21 4 30 6 14 18 21 35 21 18 0 32-5 41-10z">
          <text:p/>
        </draw:path>
        <draw:path draw:style-name="gr16" draw:text-style-name="P10" draw:layer="layout" svg:width="0.137cm" svg:height="0.154cm" svg:x="13.087cm" svg:y="7.168cm" svg:viewBox="0 0 138 155" svg:d="M26 0l14 88c2 18 4 30 4 39h1c4-9 8-19 17-37l46-90h30l-86 155h-26l-26-155z">
          <text:p/>
        </draw:path>
        <draw:path draw:style-name="gr16" draw:text-style-name="P10" draw:layer="layout" svg:width="0.154cm" svg:height="0.223cm" svg:x="13.212cm" svg:y="7.165cm" svg:viewBox="0 0 155 224" svg:d="M126 26c-5-2-14-5-26-5-38 0-65 40-65 79 0 17 6 37 29 37s47-29 53-60zM7 193c9 6 25 10 41 10 26 0 46-13 55-55l5-23c-14 22-33 33-54 33-31 0-47-26-47-54 0-53 38-104 98-104 19 0 38 5 50 10l-24 128c-6 33-14 55-31 69-16 13-37 17-54 17-19 0-37-4-46-11z">
          <text:p/>
        </draw:path>
        <draw:path draw:style-name="gr16" draw:text-style-name="P10" draw:layer="layout" svg:width="0.101cm" svg:height="0.157cm" svg:x="13.384cm" svg:y="7.165cm" svg:viewBox="0 0 102 158" svg:d="M0 158l19-100c4-20 6-41 8-55h23c-1 11-3 22-4 33h1c10-21 26-36 47-36 2 0 5 0 8 0l-6 26c-2 0-4 0-7 0-23 0-43 27-50 63l-13 69z">
          <text:p/>
        </draw:path>
        <draw:path draw:style-name="gr16" draw:text-style-name="P10" draw:layer="layout" svg:width="0.148cm" svg:height="0.16cm" svg:x="13.481cm" svg:y="7.165cm" svg:viewBox="0 0 149 161" svg:d="M119 23c-3-1-9-2-18-2-41 0-73 41-73 84 0 18 6 35 26 35 23 0 49-30 56-71zM102 158c0-9 2-24 4-40h-1c-16 32-38 43-61 43-27 0-44-21-44-52 0-53 40-109 108-109 14 0 30 2 41 5l-16 81c-5 26-7 55-6 72z">
          <text:p/>
        </draw:path>
        <draw:path draw:style-name="gr16" draw:text-style-name="P10" draw:layer="layout" svg:width="0.108cm" svg:height="0.16cm" svg:x="13.64cm" svg:y="7.165cm" svg:viewBox="0 0 109 161" svg:d="M8 131c7 5 21 10 34 10 17 0 29-12 29-25 0-14-6-21-22-30-18-10-28-23-28-39 0-27 24-47 56-47 14 0 26 3 32 7l-7 20c-5-3-15-7-27-7-16 0-27 10-27 23 0 12 7 19 21 26 17 10 29 23 29 40 0 34-26 52-59 52-16 0-32-5-39-10z">
          <text:p/>
        </draw:path>
        <draw:path draw:style-name="gr16" draw:text-style-name="P10" draw:layer="layout" svg:width="0.144cm" svg:height="0.226cm" svg:x="13.764cm" svg:y="7.096cm" svg:viewBox="0 0 145 227" svg:d="M0 227l44-227h27l-19 99c13-19 32-30 55-30 18 0 38 10 38 41 0 8-1 18-2 26l-17 91h-27l17-90c1-6 2-13 2-21 0-14-6-26-24-26-20 0-46 24-52 59l-15 78z">
          <text:p/>
        </draw:path>
        <draw:path draw:style-name="gr16" draw:text-style-name="P10" draw:layer="layout" svg:width="0.162cm" svg:height="0.224cm" svg:x="13.91cm" svg:y="7.168cm" svg:viewBox="0 0 163 225" svg:d="M57 0l15 83c3 17 5 30 7 41h1c4-10 8-21 16-38l39-86h28l-57 118c-17 33-32 60-53 81-18 17-37 24-46 26l-7-23c7-2 19-6 30-14 10-8 21-20 30-36 1-2 1-4 0-7l-31-145z">
          <text:p/>
        </draw:path>
        <draw:path draw:style-name="gr16" draw:text-style-name="P10" draw:layer="layout" svg:width="0.144cm" svg:height="0.157cm" svg:x="14.072cm" svg:y="7.165cm" svg:viewBox="0 0 145 158" svg:d="M0 158l22-110c3-17 5-32 7-45h23l-3 30c14-21 35-33 57-33 19 0 39 10 39 42 0 7-1 17-3 25l-17 91h-26l17-90c1-6 2-13 2-20 0-15-6-27-24-27-19 0-46 23-53 61l-14 76z">
          <text:p/>
        </draw:path>
        <draw:path draw:style-name="gr16" draw:text-style-name="P10" draw:layer="layout" svg:width="0.063cm" svg:height="0.079cm" svg:x="14.219cm" svg:y="7.282cm" svg:viewBox="0 0 64 80" svg:d="M0 80c11-19 25-53 32-77l32-3c-12 28-32 63-43 78z">
          <text:p/>
        </draw:path>
        <draw:path draw:style-name="gr16" draw:text-style-name="P10" draw:layer="layout" svg:width="0.149cm" svg:height="0.21cm" svg:x="14.357cm" svg:y="7.112cm" svg:viewBox="0 0 150 211" svg:d="M0 211l4-18 30-25c57-47 89-80 89-114 0-15-8-32-32-32-19 0-34 9-44 15l-6-19c14-10 36-18 56-18 38 0 53 26 53 50 0 44-40 83-90 124l-17 14h87l-4 23z">
          <text:p/>
        </draw:path>
        <draw:path draw:style-name="gr16" draw:text-style-name="P10" draw:layer="layout" svg:width="0.142cm" svg:height="0.213cm" svg:x="14.527cm" svg:y="7.112cm" svg:viewBox="0 0 143 214" svg:d="M27 145c0 22 4 48 29 48 39 0 60-84 60-126 0-16-2-46-27-46-37 0-62 73-62 124zM143 66c0 67-32 148-91 148-38 0-52-31-52-71 0-68 36-143 92-143 39 0 51 34 51 66z">
          <text:p/>
        </draw:path>
        <draw:polygon draw:style-name="gr16" draw:text-style-name="P10" draw:layer="layout" svg:width="0.069cm" svg:height="0.207cm" svg:x="14.723cm" svg:y="7.115cm" svg:viewBox="0 0 70 208" draw:points="40,27 39,27 3,45 0,24 48,0 70,0 31,208 5,208">
          <text:p/>
        </draw:polygon>
        <draw:path draw:style-name="gr16" draw:text-style-name="P10" draw:layer="layout" svg:width="0.141cm" svg:height="0.213cm" svg:x="14.84cm" svg:y="7.112cm" svg:viewBox="0 0 142 214" svg:d="M26 145c0 22 4 48 30 48 39 0 60-84 60-126 0-16-3-46-28-46-36 0-62 73-62 124zM142 66c0 67-32 148-89 148-40 0-53-31-53-71 0-68 37-143 91-143 39 0 51 34 51 66z">
          <text:p/>
        </draw:path>
        <draw:frame draw:style-name="gr15" draw:text-style-name="P9" draw:layer="layout" svg:width="0.499cm" svg:height="0.499cm" svg:x="11.007cm" svg:y="13.94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637cm" svg:y="14.091cm" svg:viewBox="0 0 157 215" draw:points="62,22 0,22 4,0 157,0 153,22 89,22 52,215 26,215">
          <text:p/>
        </draw:polygon>
        <draw:path draw:style-name="gr16" draw:text-style-name="P10" draw:layer="layout" svg:width="0.162cm" svg:height="0.224cm" svg:x="11.743cm" svg:y="14.151cm" svg:viewBox="0 0 163 225" svg:d="M56 0l15 84c3 17 5 29 7 40h1c4-10 8-20 17-38l39-86h28l-57 118c-18 33-33 60-54 81-18 17-36 24-45 26l-7-23c7-2 18-6 29-14 10-8 21-21 30-36 1-2 1-4 0-7l-31-145z">
          <text:p/>
        </draw:path>
        <draw:path draw:style-name="gr16" draw:text-style-name="P10" draw:layer="layout" svg:width="0.231cm" svg:height="0.158cm" svg:x="11.905cm" svg:y="14.147cm" svg:viewBox="0 0 232 159" svg:d="M0 159l21-110c3-17 5-32 7-45h23l-4 29h1c14-22 33-33 54-33 23 0 34 15 36 35 13-22 34-34 57-35 18 0 37 12 37 41 0 7-1 17-2 27l-17 91h-26l16-89c2-6 3-15 3-21 0-16-7-27-24-27-20 0-43 23-49 58l-15 79h-25l17-91c1-8 2-13 2-19 0-13-3-27-23-27-19 0-43 26-49 59l-14 78z">
          <text:p/>
        </draw:path>
        <draw:path draw:style-name="gr16" draw:text-style-name="P10" draw:layer="layout" svg:width="0.145cm" svg:height="0.161cm" svg:x="12.164cm" svg:y="14.147cm" svg:viewBox="0 0 146 162" svg:d="M27 98c0 25 14 43 36 43 32 0 56-40 56-76 0-18-8-43-37-43-33 0-55 41-55 76zM146 65c0 48-33 97-86 97-39 0-60-28-60-63 0-51 35-99 85-99 42 0 61 33 61 65z">
          <text:p/>
        </draw:path>
        <draw:path draw:style-name="gr16" draw:text-style-name="P10" draw:layer="layout" svg:width="0.113cm" svg:height="0.229cm" svg:x="12.331cm" svg:y="14.076cm" svg:viewBox="0 0 114 230" svg:d="M0 230l25-134h-20l4-21h20l2-8c3-22 11-41 26-54 9-9 23-13 36-13 11 0 18 2 21 4l-5 21c-4-2-10-3-16-3-21 0-31 20-35 46l-2 7h34l-4 21h-34l-26 134z">
          <text:p/>
        </draw:path>
        <draw:path draw:style-name="gr16" draw:text-style-name="P10" draw:layer="layout" svg:width="0.129cm" svg:height="0.161cm" svg:x="12.419cm" svg:y="14.147cm" svg:viewBox="0 0 130 162" svg:d="M81 22c-26 0-45 25-52 49 43 0 75-5 75-30 0-12-9-19-23-19zM110 150c-11 6-30 12-52 12-41 0-58-28-58-62 0-46 34-100 85-100 29 0 45 19 45 41 0 41-46 51-104 50-1 7 0 21 4 29 6 14 18 21 35 21 18 0 32-6 41-11z">
          <text:p/>
        </draw:path>
        <draw:path draw:style-name="gr16" draw:text-style-name="P10" draw:layer="layout" svg:width="0.162cm" svg:height="0.224cm" svg:x="12.539cm" svg:y="14.151cm" svg:viewBox="0 0 163 225" svg:d="M56 0l15 84c3 17 5 29 7 40 5-10 9-20 17-38l40-86h28l-57 118c-18 33-34 60-55 81-17 17-35 24-44 26l-7-23c7-2 18-6 29-14 10-8 21-21 29-36 2-2 2-4 1-7l-31-145z">
          <text:p/>
        </draw:path>
        <draw:path draw:style-name="gr16" draw:text-style-name="P10" draw:layer="layout" svg:width="0.158cm" svg:height="0.214cm" svg:x="12.777cm" svg:y="14.091cm" svg:viewBox="0 0 159 215" svg:d="M24 215l17-90-41-125h28l20 69c6 19 8 27 9 36h1c5-9 13-21 23-37l47-68h31l-92 124-17 91z">
          <text:p/>
        </draw:path>
        <draw:path draw:style-name="gr16" draw:text-style-name="P10" draw:layer="layout" svg:width="0.129cm" svg:height="0.161cm" svg:x="12.903cm" svg:y="14.147cm" svg:viewBox="0 0 130 162" svg:d="M80 22c-25 0-44 25-51 49 42 0 75-5 75-30 0-12-9-19-24-19zM110 150c-12 6-31 12-52 12-41 0-58-28-58-62 0-46 34-100 83-100 31 0 47 19 47 41 0 41-47 51-104 50-1 7 0 21 3 29 6 14 19 21 35 21 18 0 32-6 42-11z">
          <text:p/>
        </draw:path>
        <draw:path draw:style-name="gr16" draw:text-style-name="P10" draw:layer="layout" svg:width="0.138cm" svg:height="0.154cm" svg:x="13.052cm" svg:y="14.151cm" svg:viewBox="0 0 139 155" svg:d="M27 0l14 89c3 17 5 29 5 37h1c4-8 8-18 17-35l46-91h29l-85 155h-27l-27-155z">
          <text:p/>
        </draw:path>
        <draw:path draw:style-name="gr16" draw:text-style-name="P10" draw:layer="layout" svg:width="0.154cm" svg:height="0.224cm" svg:x="13.178cm" svg:y="14.147cm" svg:viewBox="0 0 155 225" svg:d="M125 28c-5-2-14-5-25-5-39 0-65 40-65 78-1 17 6 37 29 37s46-29 51-59zM7 194c9 6 25 10 41 10 26 0 46-13 55-55l5-23c-14 22-33 33-54 33-31 0-47-26-47-54 0-52 38-105 98-105 17 0 37 6 50 11l-25 128c-6 33-15 55-30 69-16 13-37 17-54 17-19 0-37-4-46-11z">
          <text:p/>
        </draw:path>
        <draw:path draw:style-name="gr16" draw:text-style-name="P10" draw:layer="layout" svg:width="0.101cm" svg:height="0.158cm" svg:x="13.35cm" svg:y="14.147cm" svg:viewBox="0 0 102 159" svg:d="M0 159l19-100c3-20 6-41 8-55h24c-1 11-3 22-4 33h1c9-21 26-37 47-37 2 0 5 1 7 1l-5 26c-2 0-4-1-7-1-23 0-43 28-50 65l-14 68z">
          <text:p/>
        </draw:path>
        <draw:path draw:style-name="gr16" draw:text-style-name="P10" draw:layer="layout" svg:width="0.148cm" svg:height="0.161cm" svg:x="13.447cm" svg:y="14.147cm" svg:viewBox="0 0 149 162" svg:d="M119 25c-3-2-9-3-18-3-40 0-73 42-73 85 0 17 6 34 27 34 22 0 48-29 55-70zM102 159c0-10 2-24 4-40h-1c-17 32-38 43-60 43-27 0-45-21-45-51 0-53 40-111 107-111 15 0 31 3 42 6l-16 82c-5 26-7 54-6 71z">
          <text:p/>
        </draw:path>
        <draw:path draw:style-name="gr16" draw:text-style-name="P10" draw:layer="layout" svg:width="0.108cm" svg:height="0.161cm" svg:x="13.606cm" svg:y="14.147cm" svg:viewBox="0 0 109 162" svg:d="M7 132c8 4 21 10 33 10 19 0 31-12 31-26 0-12-6-19-23-28-18-10-28-23-28-39 0-27 24-49 57-49 14 0 26 4 32 8l-7 21c-6-3-15-7-27-7-16 0-28 10-28 23 0 11 7 18 22 26 17 10 29 23 29 40 0 33-26 51-60 51-16 0-31-5-38-11z">
          <text:p/>
        </draw:path>
        <draw:path draw:style-name="gr16" draw:text-style-name="P10" draw:layer="layout" svg:width="0.144cm" svg:height="0.226cm" svg:x="13.73cm" svg:y="14.079cm" svg:viewBox="0 0 145 227" svg:d="M0 227l43-227h28l-21 99h1c13-19 33-31 56-31 17 0 38 11 38 42 0 8-1 18-2 25l-18 92h-26l17-90c1-6 2-13 2-22 0-14-7-25-24-25-20 0-47 24-53 58l-14 79z">
          <text:p/>
        </draw:path>
        <draw:path draw:style-name="gr16" draw:text-style-name="P10" draw:layer="layout" svg:width="0.162cm" svg:height="0.224cm" svg:x="13.876cm" svg:y="14.151cm" svg:viewBox="0 0 163 225" svg:d="M57 0l15 84c3 17 5 29 7 40 5-10 9-20 17-38l39-86h28l-58 118c-16 33-32 60-53 81-18 17-36 24-45 26l-7-23c7-2 18-6 29-14 10-8 21-21 30-36 2-2 2-4 1-7l-32-145z">
          <text:p/>
        </draw:path>
        <draw:path draw:style-name="gr16" draw:text-style-name="P10" draw:layer="layout" svg:width="0.144cm" svg:height="0.158cm" svg:x="14.038cm" svg:y="14.147cm" svg:viewBox="0 0 145 159" svg:d="M0 159l21-110c3-17 5-32 7-45h24l-3 30c14-21 35-34 57-34 18 0 39 11 39 43 0 7-1 17-3 26l-17 90h-26l17-89c1-6 2-14 2-21 0-15-6-27-24-27-19 0-47 23-54 62l-14 75z">
          <text:p/>
        </draw:path>
        <draw:path draw:style-name="gr16" draw:text-style-name="P10" draw:layer="layout" svg:width="0.062cm" svg:height="0.079cm" svg:x="14.185cm" svg:y="14.265cm" svg:viewBox="0 0 63 80" svg:d="M0 80c10-20 24-54 31-77l32-3c-11 27-32 62-43 78z">
          <text:p/>
        </draw:path>
        <draw:path draw:style-name="gr16" draw:text-style-name="P10" draw:layer="layout" svg:width="0.149cm" svg:height="0.21cm" svg:x="14.323cm" svg:y="14.095cm" svg:viewBox="0 0 150 211" svg:d="M0 211l4-18 30-26c56-46 89-78 89-112 0-15-8-32-33-32-18 0-33 9-43 15l-6-19c14-12 35-19 55-19 39 0 54 26 54 51 0 44-40 82-90 123l-17 13v1h87l-4 23z">
          <text:p/>
        </draw:path>
        <draw:path draw:style-name="gr16" draw:text-style-name="P10" draw:layer="layout" svg:width="0.142cm" svg:height="0.213cm" svg:x="14.493cm" svg:y="14.095cm" svg:viewBox="0 0 143 214" svg:d="M27 145c0 22 4 48 28 48 39 0 61-84 61-127 0-16-2-45-28-45-36 0-61 73-61 124zM143 65c0 68-32 149-91 149-38 0-52-31-52-71 0-68 36-143 90-143 41 0 53 32 53 65z">
          <text:p/>
        </draw:path>
        <draw:polygon draw:style-name="gr16" draw:text-style-name="P10" draw:layer="layout" svg:width="0.069cm" svg:height="0.207cm" svg:x="14.689cm" svg:y="14.098cm" svg:viewBox="0 0 70 208" draw:points="39,28 38,28 3,46 0,25 48,0 70,0 30,208 5,208">
          <text:p/>
        </draw:polygon>
        <draw:path draw:style-name="gr16" draw:text-style-name="P10" draw:layer="layout" svg:width="0.141cm" svg:height="0.213cm" svg:x="14.806cm" svg:y="14.095cm" svg:viewBox="0 0 142 214" svg:d="M26 145c0 22 4 48 29 48 40 0 61-84 61-127 0-16-3-45-28-45-37 0-62 73-62 124zM142 65c0 68-32 149-91 149-38 0-51-31-51-71 0-68 36-143 91-143 39 0 51 32 51 65z">
          <text:p/>
        </draw:path>
        <draw:polygon draw:style-name="gr2" draw:text-style-name="P2" draw:layer="layout" svg:width="10.4cm" svg:height="6.9cm" svg:x="10.615cm" svg:y="15.019cm" svg:viewBox="0 0 10401 6901" draw:points="10401,6901 0,6901 0,0 10401,0">
          <text:p/>
        </draw:polygon>
        <draw:polygon draw:style-name="gr3" draw:text-style-name="P3" draw:layer="layout" svg:width="10.4cm" svg:height="2.326cm" svg:x="10.615cm" svg:y="15.019cm" svg:viewBox="0 0 10401 2327" draw:points="10401,2327 0,2327 0,0 10401,0">
          <text:p/>
        </draw:polygon>
        <draw:frame draw:style-name="gr9" draw:text-style-name="P8" draw:layer="layout" svg:width="0.849cm" svg:height="0.895cm" svg:x="19.478cm" svg:y="13.118cm">
          <draw:text-box>
            <text:p text:style-name="P4"><text:span text:style-name="T4">24</text:span></text:p>
          </draw:text-box>
        </draw:frame>
        <draw:frame draw:style-name="gr4" draw:text-style-name="P5" draw:layer="layout" svg:width="4.87cm" svg:height="1.792cm" svg:x="16.134cm" svg:y="16.005cm">
          <draw:text-box>
            <text:p text:style-name="P4"><text:span text:style-name="T1">STORY</text:span></text:p>
          </draw:text-box>
        </draw:frame>
        <draw:frame draw:style-name="gr22" draw:text-style-name="P6" draw:layer="layout" svg:width="5.852cm" svg:height="0.568cm" svg:x="12.136cm" svg:y="18.034cm">
          <draw:text-box>
            <text:p text:style-name="P4"><text:span text:style-name="T2">Users can manage their emails</text:span></text:p>
          </draw:text-box>
        </draw:frame>
        <draw:polygon draw:style-name="gr2" draw:text-style-name="P2" draw:layer="layout" svg:width="1.778cm" svg:height="1.541cm" svg:x="11.458cm" svg:y="15.54cm" svg:viewBox="0 0 1779 1542" draw:points="445,1542 0,772 445,0 1335,0 1779,772 1335,1542">
          <text:p/>
        </draw:polygon>
        <draw:polygon draw:style-name="gr3" draw:text-style-name="P3" draw:layer="layout" svg:width="1.389cm" svg:height="1.203cm" svg:x="19.004cm" svg:y="20.081cm" svg:viewBox="0 0 1390 1204" draw:points="347,1204 0,601 347,0 1042,0 1390,601 1042,1204">
          <text:p/>
        </draw:polygon>
        <draw:frame draw:style-name="gr23" draw:text-style-name="P6" draw:layer="layout" svg:width="2.009cm" svg:height="0.568cm" svg:x="12.136cm" svg:y="18.542cm">
          <draw:text-box>
            <text:p text:style-name="P4"><text:span text:style-name="T2">effectively.</text:span></text:p>
          </draw:text-box>
        </draw:frame>
        <draw:frame draw:style-name="gr8" draw:text-style-name="P7" draw:layer="layout" svg:width="0.938cm" svg:height="1cm" svg:x="11.878cm" svg:y="15.816cm">
          <draw:text-box>
            <text:p text:style-name="P4"><text:span text:style-name="T3">#7</text:span></text:p>
          </draw:text-box>
        </draw:frame>
        <draw:polygon draw:style-name="gr2" draw:text-style-name="P2" draw:layer="layout" svg:width="10.4cm" svg:height="6.9cm" svg:x="10.615cm" svg:y="22.05cm" svg:viewBox="0 0 10401 6901" draw:points="10401,6901 0,6901 0,0 10401,0">
          <text:p/>
        </draw:polygon>
        <draw:polygon draw:style-name="gr3" draw:text-style-name="P3" draw:layer="layout" svg:width="10.4cm" svg:height="2.326cm" svg:x="10.615cm" svg:y="22.05cm" svg:viewBox="0 0 10401 2327" draw:points="10401,2327 0,2327 0,0 10401,0">
          <text:p/>
        </draw:polygon>
        <draw:frame draw:style-name="gr9" draw:text-style-name="P8" draw:layer="layout" svg:width="0.849cm" svg:height="0.895cm" svg:x="19.248cm" svg:y="20.198cm">
          <draw:text-box>
            <text:p text:style-name="P4"><text:span text:style-name="T4">43</text:span></text:p>
          </draw:text-box>
        </draw:frame>
        <draw:frame draw:style-name="gr4" draw:text-style-name="P5" draw:layer="layout" svg:width="4.87cm" svg:height="1.792cm" svg:x="16.134cm" svg:y="23.036cm">
          <draw:text-box>
            <text:p text:style-name="P4"><text:span text:style-name="T1">STORY</text:span></text:p>
          </draw:text-box>
        </draw:frame>
        <draw:frame draw:style-name="gr24" draw:text-style-name="P6" draw:layer="layout" svg:width="5.641cm" svg:height="0.568cm" svg:x="12.136cm" svg:y="25.065cm">
          <draw:text-box>
            <text:p text:style-name="P4"><text:span text:style-name="T2">Users and administrators can </text:span></text:p>
          </draw:text-box>
        </draw:frame>
        <draw:polygon draw:style-name="gr2" draw:text-style-name="P2" draw:layer="layout" svg:width="1.778cm" svg:height="1.541cm" svg:x="11.458cm" svg:y="22.571cm" svg:viewBox="0 0 1779 1542" draw:points="445,1542 0,771 445,0 1335,0 1779,771 1335,1542">
          <text:p/>
        </draw:polygon>
        <draw:polygon draw:style-name="gr3" draw:text-style-name="P3" draw:layer="layout" svg:width="1.389cm" svg:height="1.203cm" svg:x="19.004cm" svg:y="27.112cm" svg:viewBox="0 0 1390 1204" draw:points="347,1204 0,602 347,0 1042,0 1390,602 1042,1204">
          <text:p/>
        </draw:polygon>
        <draw:frame draw:style-name="gr25" draw:text-style-name="P6" draw:layer="layout" svg:width="4.532cm" svg:height="0.568cm" svg:x="12.136cm" svg:y="25.573cm">
          <draw:text-box>
            <text:p text:style-name="P4"><text:span text:style-name="T2">backup emails securely.</text:span></text:p>
          </draw:text-box>
        </draw:frame>
        <draw:frame draw:style-name="gr8" draw:text-style-name="P7" draw:layer="layout" svg:width="0.938cm" svg:height="1cm" svg:x="11.874cm" svg:y="22.847cm">
          <draw:text-box>
            <text:p text:style-name="P4"><text:span text:style-name="T3">#8</text:span></text:p>
          </draw:text-box>
        </draw:frame>
        <draw:frame draw:style-name="gr15" draw:text-style-name="P9" draw:layer="layout" svg:width="0.499cm" svg:height="0.499cm" svg:x="11.061cm" svg:y="21.133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7cm" svg:height="0.214cm" svg:x="11.69cm" svg:y="21.284cm" svg:viewBox="0 0 158 215" draw:points="63,23 0,23 5,0 158,0 153,23 90,23 53,215 27,215">
          <text:p/>
        </draw:polygon>
        <draw:path draw:style-name="gr16" draw:text-style-name="P10" draw:layer="layout" svg:width="0.162cm" svg:height="0.224cm" svg:x="11.797cm" svg:y="21.344cm" svg:viewBox="0 0 163 225" svg:d="M56 0l16 84c3 17 5 29 7 40 4-10 9-20 17-38l39-86h28l-58 118c-16 33-32 60-53 81-18 17-37 24-45 26l-7-23c7-2 18-6 28-14 12-8 23-21 31-36 1-2 1-4 1-7l-32-145z">
          <text:p/>
        </draw:path>
        <draw:path draw:style-name="gr16" draw:text-style-name="P10" draw:layer="layout" svg:width="0.231cm" svg:height="0.158cm" svg:x="11.959cm" svg:y="21.34cm" svg:viewBox="0 0 232 159" svg:d="M0 159l20-110c4-17 6-32 7-45h24l-4 29c15-22 34-33 54-33 25 0 36 15 37 35 14-22 34-34 56-35 18 0 38 12 38 41 0 7-1 17-3 26l-17 92h-25l16-90c1-6 2-14 2-20 0-16-6-27-23-27-19 0-42 23-48 57l-15 80h-26l17-92c1-7 2-12 2-18 0-13-4-27-23-27s-43 26-49 59l-14 78z">
          <text:p/>
        </draw:path>
        <draw:path draw:style-name="gr16" draw:text-style-name="P10" draw:layer="layout" svg:width="0.146cm" svg:height="0.161cm" svg:x="12.217cm" svg:y="21.34cm" svg:viewBox="0 0 147 162" svg:d="M28 98c0 25 15 43 37 43 31 0 55-40 55-76 0-17-9-43-36-43-33 0-56 41-56 76zM147 65c0 48-34 97-86 97-39 0-61-28-61-63 0-51 37-99 87-99 41 0 60 33 60 65z">
          <text:p/>
        </draw:path>
        <draw:path draw:style-name="gr16" draw:text-style-name="P10" draw:layer="layout" svg:width="0.114cm" svg:height="0.229cm" svg:x="12.384cm" svg:y="21.269cm" svg:viewBox="0 0 115 230" svg:d="M0 230l26-133h-21l4-21h21l1-8c4-23 12-42 25-55 10-9 24-13 37-13 11 0 18 2 22 4l-6 21c-4-2-10-3-16-3-21 0-31 20-36 47l-1 7h34l-4 21h-34l-25 133z">
          <text:p/>
        </draw:path>
        <draw:path draw:style-name="gr16" draw:text-style-name="P10" draw:layer="layout" svg:width="0.129cm" svg:height="0.161cm" svg:x="12.472cm" svg:y="21.34cm" svg:viewBox="0 0 130 162" svg:d="M80 22c-25 0-43 25-50 49 42 0 74-5 74-29 0-13-10-20-24-20zM111 150c-13 6-31 12-52 12-41 0-59-28-59-62 0-46 35-100 84-100 30 0 46 18 46 41 0 41-46 51-103 50-1 7 0 21 3 29 6 14 19 21 35 21 18 0 31-6 42-11z">
          <text:p/>
        </draw:path>
        <draw:path draw:style-name="gr16" draw:text-style-name="P10" draw:layer="layout" svg:width="0.162cm" svg:height="0.224cm" svg:x="12.593cm" svg:y="21.344cm" svg:viewBox="0 0 163 225" svg:d="M56 0l16 84c3 17 5 29 7 40 4-10 9-20 17-38l39-86h28l-58 118c-16 33-32 60-53 81-18 17-37 24-45 26l-7-23c7-2 18-6 28-14 11-8 23-21 31-36 1-2 1-4 1-7l-32-145z">
          <text:p/>
        </draw:path>
        <draw:path draw:style-name="gr16" draw:text-style-name="P10" draw:layer="layout" svg:width="0.159cm" svg:height="0.214cm" svg:x="12.83cm" svg:y="21.284cm" svg:viewBox="0 0 160 215" svg:d="M25 215l17-89-42-126h29l21 70c6 19 7 28 9 36h1c5-9 12-21 23-37l46-69h31l-91 125-17 90z">
          <text:p/>
        </draw:path>
        <draw:path draw:style-name="gr16" draw:text-style-name="P10" draw:layer="layout" svg:width="0.129cm" svg:height="0.161cm" svg:x="12.956cm" svg:y="21.34cm" svg:viewBox="0 0 130 162" svg:d="M81 22c-25 0-44 25-51 49 42 0 75-5 75-29 0-13-10-20-24-20zM111 150c-12 6-31 12-51 12-42 0-60-28-60-62 0-46 35-100 85-100 29 0 45 18 45 41 0 41-45 51-103 50-1 7 0 21 3 29 7 14 20 21 35 21 19 0 32-6 42-11z">
          <text:p/>
        </draw:path>
        <draw:path draw:style-name="gr16" draw:text-style-name="P10" draw:layer="layout" svg:width="0.138cm" svg:height="0.154cm" svg:x="13.106cm" svg:y="21.344cm" svg:viewBox="0 0 139 155" svg:d="M27 0l13 88c2 17 5 29 5 37h1c3-8 7-18 16-35l47-90h30l-86 155h-26l-27-155z">
          <text:p/>
        </draw:path>
        <draw:path draw:style-name="gr16" draw:text-style-name="P10" draw:layer="layout" svg:width="0.154cm" svg:height="0.224cm" svg:x="13.232cm" svg:y="21.34cm" svg:viewBox="0 0 155 225" svg:d="M126 27c-5-2-15-5-25-5-40 0-66 40-66 78-1 17 6 37 29 37s46-29 52-59zM7 194c9 6 25 10 41 10 26 0 47-13 56-56l5-23h-1c-13 22-33 33-54 33-31 0-47-26-47-54 0-52 38-104 98-104 18 0 38 6 50 11l-24 127c-6 33-15 56-31 70-16 13-37 17-54 17-19 0-37-4-46-11z">
          <text:p/>
        </draw:path>
        <draw:path draw:style-name="gr16" draw:text-style-name="P10" draw:layer="layout" svg:width="0.101cm" svg:height="0.158cm" svg:x="13.404cm" svg:y="21.34cm" svg:viewBox="0 0 102 159" svg:d="M0 159l19-100c3-20 6-41 7-55h23c-1 11-2 22-4 33h1c10-21 27-37 48-37 3 0 6 1 8 1l-5 26c-2 0-5 0-7 0-24 0-45 27-51 63l-13 69z">
          <text:p/>
        </draw:path>
        <draw:path draw:style-name="gr16" draw:text-style-name="P10" draw:layer="layout" svg:width="0.148cm" svg:height="0.161cm" svg:x="13.501cm" svg:y="21.34cm" svg:viewBox="0 0 149 162" svg:d="M119 25c-4-2-9-3-18-3-41 0-74 42-74 85 0 17 6 34 26 34 22 0 49-29 57-70zM102 159c0-10 1-24 3-40-18 32-39 43-61 43-27 0-44-21-44-51 0-53 39-111 107-111 15 0 31 3 42 6l-16 82c-5 26-7 54-6 71z">
          <text:p/>
        </draw:path>
        <draw:path draw:style-name="gr16" draw:text-style-name="P10" draw:layer="layout" svg:width="0.108cm" svg:height="0.161cm" svg:x="13.66cm" svg:y="21.34cm" svg:viewBox="0 0 109 162" svg:d="M8 132c7 4 20 10 33 10 18 0 29-12 29-26 0-12-5-19-21-28-18-10-28-23-28-39 0-27 23-49 56-49 14 0 26 4 32 8l-7 21c-6-3-16-7-27-7-16 0-27 10-27 23 0 11 7 18 21 26 17 10 28 23 28 40 0 33-26 51-58 51-17 0-31-5-39-11z">
          <text:p/>
        </draw:path>
        <draw:path draw:style-name="gr16" draw:text-style-name="P10" draw:layer="layout" svg:width="0.144cm" svg:height="0.226cm" svg:x="13.784cm" svg:y="21.272cm" svg:viewBox="0 0 145 227" svg:d="M0 227l44-227h26l-19 99h1c13-19 32-31 55-31 17 0 38 11 38 42 0 8-1 18-3 25l-17 92h-26l17-90c1-6 2-13 2-22 0-14-7-25-24-25-20 0-46 24-52 59l-15 78z">
          <text:p/>
        </draw:path>
        <draw:path draw:style-name="gr16" draw:text-style-name="P10" draw:layer="layout" svg:width="0.162cm" svg:height="0.224cm" svg:x="13.93cm" svg:y="21.344cm" svg:viewBox="0 0 163 225" svg:d="M55 0l16 84c3 17 5 29 7 40 4-10 9-20 17-38l39-86h29l-59 118c-16 33-32 60-53 81-17 17-36 24-44 26l-7-23c7-2 18-6 28-14 11-8 22-21 30-36 1-2 1-4 1-7l-31-145z">
          <text:p/>
        </draw:path>
        <draw:path draw:style-name="gr16" draw:text-style-name="P10" draw:layer="layout" svg:width="0.144cm" svg:height="0.158cm" svg:x="14.092cm" svg:y="21.34cm" svg:viewBox="0 0 145 159" svg:d="M0 159l20-110c4-17 6-32 8-45h23l-4 30h1c14-21 35-34 57-34 18 0 40 11 40 43 0 7-1 17-3 25l-18 91h-26l17-90c1-6 2-13 2-20 0-15-7-27-25-27s-45 23-52 61l-14 76z">
          <text:p/>
        </draw:path>
        <draw:path draw:style-name="gr16" draw:text-style-name="P10" draw:layer="layout" svg:width="0.062cm" svg:height="0.079cm" svg:x="14.239cm" svg:y="21.458cm" svg:viewBox="0 0 63 80" svg:d="M0 80c9-20 24-54 31-77l32-3c-12 27-32 62-43 78z">
          <text:p/>
        </draw:path>
        <draw:path draw:style-name="gr16" draw:text-style-name="P10" draw:layer="layout" svg:width="0.149cm" svg:height="0.21cm" svg:x="14.377cm" svg:y="21.288cm" svg:viewBox="0 0 150 211" svg:d="M0 211l3-18 31-26c56-47 89-79 89-113 0-15-9-32-32-32-19 0-33 9-44 15l-7-19c16-11 37-18 56-18 39 0 54 25 54 50 0 44-40 82-89 124l-19 13v1h88l-4 23z">
          <text:p/>
        </draw:path>
        <draw:path draw:style-name="gr16" draw:text-style-name="P10" draw:layer="layout" svg:width="0.141cm" svg:height="0.213cm" svg:x="14.547cm" svg:y="21.288cm" svg:viewBox="0 0 142 214" svg:d="M26 145c0 22 4 48 30 48 39 0 60-85 60-127 0-16-2-45-28-45-36 0-62 72-62 124zM142 65c0 68-31 149-89 149-39 0-53-31-53-71 0-69 36-143 91-143 40 0 51 32 51 65z">
          <text:p/>
        </draw:path>
        <draw:polygon draw:style-name="gr16" draw:text-style-name="P10" draw:layer="layout" svg:width="0.07cm" svg:height="0.207cm" svg:x="14.742cm" svg:y="21.291cm" svg:viewBox="0 0 71 208" draw:points="39,27 3,46 0,24 47,0 71,0 31,208 5,208">
          <text:p/>
        </draw:polygon>
        <draw:path draw:style-name="gr16" draw:text-style-name="P10" draw:layer="layout" svg:width="0.142cm" svg:height="0.213cm" svg:x="14.859cm" svg:y="21.288cm" svg:viewBox="0 0 143 214" svg:d="M28 145c0 22 4 48 29 48 38 0 59-85 59-127 0-16-2-45-27-45-36 0-61 72-61 124zM143 65c0 68-32 149-90 149-39 0-53-31-53-71 0-69 37-143 92-143 39 0 51 32 51 65z">
          <text:p/>
        </draw:path>
        <draw:frame draw:style-name="gr15" draw:text-style-name="P9" draw:layer="layout" svg:width="0.499cm" svg:height="0.499cm" svg:x="11.007cm" svg:y="28.079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636cm" svg:y="28.229cm" svg:viewBox="0 0 157 215" draw:points="63,23 0,23 5,0 157,0 153,23 89,23 53,215 27,215">
          <text:p/>
        </draw:polygon>
        <draw:path draw:style-name="gr16" draw:text-style-name="P10" draw:layer="layout" svg:width="0.162cm" svg:height="0.224cm" svg:x="11.743cm" svg:y="28.289cm" svg:viewBox="0 0 163 225" svg:d="M55 0l15 84c4 18 6 29 7 40h1c4-9 9-20 18-37l39-87h28l-58 118c-17 33-33 60-54 81-17 17-36 24-44 26l-7-23c7-2 18-6 28-14 11-8 22-20 30-36 1-2 1-4 1-7l-31-145z">
          <text:p/>
        </draw:path>
        <draw:path draw:style-name="gr16" draw:text-style-name="P10" draw:layer="layout" svg:width="0.231cm" svg:height="0.157cm" svg:x="11.905cm" svg:y="28.286cm" svg:viewBox="0 0 232 158" svg:d="M0 158l20-110c3-17 6-32 7-45h23l-4 29h1c14-22 34-32 54-32 24 0 35 15 36 34 14-22 34-34 57-34 18 0 38 11 38 40 0 7-1 18-3 27l-17 91h-26l17-89c1-6 2-13 2-21 0-16-6-26-23-26-20 0-43 22-49 57l-15 79h-25l17-90c1-7 2-13 2-20 0-13-4-26-23-26s-43 25-50 59l-13 77z">
          <text:p/>
        </draw:path>
        <draw:path draw:style-name="gr16" draw:text-style-name="P10" draw:layer="layout" svg:width="0.146cm" svg:height="0.16cm" svg:x="12.163cm" svg:y="28.286cm" svg:viewBox="0 0 147 161" svg:d="M28 96c0 26 14 44 36 44 32 0 55-41 55-77 0-17-8-42-36-42-34 0-55 40-55 75zM147 63c0 48-34 98-87 98-38 0-60-28-60-64 0-51 36-97 85-97 43 0 62 31 62 63z">
          <text:p/>
        </draw:path>
        <draw:path draw:style-name="gr16" draw:text-style-name="P10" draw:layer="layout" svg:width="0.114cm" svg:height="0.229cm" svg:x="12.33cm" svg:y="28.214cm" svg:viewBox="0 0 115 230" svg:d="M0 230l26-134h-21l4-21h20l2-8c4-21 11-41 26-53 10-9 23-14 37-14 10 0 17 2 21 4l-6 21c-4-2-9-3-15-3-21 0-32 20-36 46l-1 7h34l-4 21h-34l-26 134z">
          <text:p/>
        </draw:path>
        <draw:path draw:style-name="gr16" draw:text-style-name="P10" draw:layer="layout" svg:width="0.129cm" svg:height="0.16cm" svg:x="12.418cm" svg:y="28.286cm" svg:viewBox="0 0 130 161" svg:d="M81 20c-25 0-44 25-51 49 42 1 75-5 75-29 0-13-10-20-24-20zM110 149c-11 7-30 12-50 12-42 0-60-28-60-63 0-46 35-98 85-98 29 0 45 17 45 39 0 41-45 51-103 50-1 7 0 21 3 30 7 14 19 21 35 21 18 0 32-5 42-10z">
          <text:p/>
        </draw:path>
        <draw:path draw:style-name="gr16" draw:text-style-name="P10" draw:layer="layout" svg:width="0.162cm" svg:height="0.224cm" svg:x="12.539cm" svg:y="28.289cm" svg:viewBox="0 0 163 225" svg:d="M55 0l15 84c4 18 6 29 7 40h1c4-9 9-20 16-37l41-87h28l-58 118c-18 33-33 60-54 81-17 17-36 24-44 26l-7-23c7-2 18-6 28-14 11-8 22-20 30-36 1-2 1-4 1-7l-31-145z">
          <text:p/>
        </draw:path>
        <draw:path draw:style-name="gr16" draw:text-style-name="P10" draw:layer="layout" svg:width="0.159cm" svg:height="0.214cm" svg:x="12.776cm" svg:y="28.229cm" svg:viewBox="0 0 160 215" svg:d="M24 215l17-90-41-125h28l21 69c5 19 7 28 9 36 6-9 13-21 23-37l48-68h31l-93 125-17 90z">
          <text:p/>
        </draw:path>
        <draw:path draw:style-name="gr16" draw:text-style-name="P10" draw:layer="layout" svg:width="0.129cm" svg:height="0.16cm" svg:x="12.902cm" svg:y="28.286cm" svg:viewBox="0 0 130 161" svg:d="M80 20c-25 0-44 25-50 49 41 1 75-5 75-29 0-13-10-20-25-20zM110 149c-11 7-31 12-51 12-41 0-59-28-59-63 0-46 34-98 84-98 30 0 46 17 46 39 0 41-46 51-103 50-2 7-1 21 3 30 6 14 18 21 34 21 18 0 33-5 42-10z">
          <text:p/>
        </draw:path>
        <draw:path draw:style-name="gr16" draw:text-style-name="P10" draw:layer="layout" svg:width="0.138cm" svg:height="0.154cm" svg:x="13.052cm" svg:y="28.289cm" svg:viewBox="0 0 139 155" svg:d="M27 0l14 88c2 18 4 30 5 39h1c3-9 7-19 16-37l47-90h29l-86 155h-26l-27-155z">
          <text:p/>
        </draw:path>
        <draw:path draw:style-name="gr16" draw:text-style-name="P10" draw:layer="layout" svg:width="0.155cm" svg:height="0.223cm" svg:x="13.177cm" svg:y="28.286cm" svg:viewBox="0 0 156 224" svg:d="M126 26c-5-2-15-5-26-5-38 0-65 40-65 78 0 17 6 37 30 37 22 0 45-29 51-59zM8 193c9 6 24 10 40 10 26 0 47-13 56-55l5-24h-1c-14 22-32 34-53 34-31 0-47-27-47-55 0-52 38-103 97-103 18 0 38 5 51 10l-25 127c-6 34-15 56-31 70-16 13-36 17-54 17s-36-4-46-11z">
          <text:p/>
        </draw:path>
        <draw:path draw:style-name="gr16" draw:text-style-name="P10" draw:layer="layout" svg:width="0.101cm" svg:height="0.157cm" svg:x="13.35cm" svg:y="28.286cm" svg:viewBox="0 0 102 158" svg:d="M0 158l18-99c4-21 7-42 8-56h24c-1 11-2 22-4 34h1c10-21 27-37 47-37 3 0 6 0 8 0l-5 26c-2 0-5 0-8 0-23 0-43 28-50 64l-13 68z">
          <text:p/>
        </draw:path>
        <draw:path draw:style-name="gr16" draw:text-style-name="P10" draw:layer="layout" svg:width="0.148cm" svg:height="0.16cm" svg:x="13.447cm" svg:y="28.286cm" svg:viewBox="0 0 149 161" svg:d="M119 23c-4-1-9-2-18-2-40 0-73 41-73 84 0 18 6 35 26 35 22 0 48-30 56-71zM102 158c0-9 1-24 3-40h-1c-16 32-37 43-59 43-28 0-45-21-45-51 0-54 40-110 107-110 15 0 31 2 42 5l-16 81c-5 26-7 55-7 72z">
          <text:p/>
        </draw:path>
        <draw:path draw:style-name="gr16" draw:text-style-name="P10" draw:layer="layout" svg:width="0.109cm" svg:height="0.16cm" svg:x="13.605cm" svg:y="28.286cm" svg:viewBox="0 0 110 161" svg:d="M8 131c7 5 20 10 33 10 19 0 30-12 30-25s-5-21-22-30c-18-9-28-23-28-39 0-27 23-47 57-47 13 0 26 3 32 7l-8 20c-5-3-15-7-26-7-16 0-29 10-29 23 0 12 8 19 23 26 17 10 28 23 28 41 0 33-26 51-59 51-17 0-32-5-39-10z">
          <text:p/>
        </draw:path>
        <draw:path draw:style-name="gr16" draw:text-style-name="P10" draw:layer="layout" svg:width="0.144cm" svg:height="0.226cm" svg:x="13.73cm" svg:y="28.217cm" svg:viewBox="0 0 145 227" svg:d="M0 227l43-227h26l-19 100h1c13-19 32-30 56-30 17 0 38 10 38 41 0 8-1 18-3 26l-17 90h-26l17-89c1-5 2-13 2-21 0-14-7-25-24-25-21 0-47 23-54 58l-14 77z">
          <text:p/>
        </draw:path>
        <draw:path draw:style-name="gr16" draw:text-style-name="P10" draw:layer="layout" svg:width="0.162cm" svg:height="0.224cm" svg:x="13.876cm" svg:y="28.289cm" svg:viewBox="0 0 163 225" svg:d="M56 0l15 84c4 18 6 29 7 40h1c4-9 9-20 16-37l40-87h28l-58 118c-17 33-32 60-53 81-18 17-37 24-46 26l-6-23c6-2 18-6 28-14 11-8 22-20 31-36 1-2 1-4 1-7l-32-145z">
          <text:p/>
        </draw:path>
        <draw:path draw:style-name="gr16" draw:text-style-name="P10" draw:layer="layout" svg:width="0.144cm" svg:height="0.157cm" svg:x="14.038cm" svg:y="28.286cm" svg:viewBox="0 0 145 158" svg:d="M0 158l20-110c4-17 6-32 7-45h25l-5 30h2c13-21 34-33 57-33 18 0 39 10 39 42 0 7-2 18-3 26l-17 90h-26l16-89c1-6 2-13 2-21 0-15-6-26-24-26-19 0-46 22-53 61l-14 75z">
          <text:p/>
        </draw:path>
        <draw:path draw:style-name="gr16" draw:text-style-name="P10" draw:layer="layout" svg:width="0.063cm" svg:height="0.079cm" svg:x="14.184cm" svg:y="28.403cm" svg:viewBox="0 0 64 80" svg:d="M0 80c10-20 25-54 32-77l32-3c-11 27-32 62-43 78z">
          <text:p/>
        </draw:path>
        <draw:path draw:style-name="gr16" draw:text-style-name="P10" draw:layer="layout" svg:width="0.149cm" svg:height="0.21cm" svg:x="14.323cm" svg:y="28.233cm" svg:viewBox="0 0 150 211" svg:d="M0 211l3-18 31-25c55-47 89-79 89-114 0-15-9-32-34-32-18 0-33 9-42 15l-7-19c14-10 36-18 55-18 40 0 55 26 55 50 0 45-40 83-90 124l-18 14h88l-4 23z">
          <text:p/>
        </draw:path>
        <draw:path draw:style-name="gr16" draw:text-style-name="P10" draw:layer="layout" svg:width="0.141cm" svg:height="0.213cm" svg:x="14.493cm" svg:y="28.233cm" svg:viewBox="0 0 142 214" svg:d="M26 144c0 22 4 48 29 48 39 0 61-84 61-126 0-16-3-45-29-45-36 0-61 72-61 123zM142 65c0 67-32 149-91 149-38 0-51-32-51-71 0-69 36-143 90-143 40 0 52 33 52 65z">
          <text:p/>
        </draw:path>
        <draw:polygon draw:style-name="gr16" draw:text-style-name="P10" draw:layer="layout" svg:width="0.07cm" svg:height="0.207cm" svg:x="14.688cm" svg:y="28.236cm" svg:viewBox="0 0 71 208" draw:points="39,27 38,27 3,45 0,24 48,0 71,0 30,208 5,208">
          <text:p/>
        </draw:polygon>
        <draw:path draw:style-name="gr16" draw:text-style-name="P10" draw:layer="layout" svg:width="0.141cm" svg:height="0.213cm" svg:x="14.805cm" svg:y="28.233cm" svg:viewBox="0 0 142 214" svg:d="M26 144c0 22 5 48 29 48 40 0 61-84 61-126 0-16-2-45-28-45-36 0-62 72-62 123zM142 65c0 67-31 149-90 149-38 0-52-32-52-71 0-69 36-143 91-143 40 0 51 33 51 65z">
          <text:p/>
        </draw:path>
        <draw:frame draw:style-name="gr9" draw:text-style-name="P8" draw:layer="layout" svg:width="0.849cm" svg:height="0.895cm" svg:x="19.269cm" svg:y="27.229cm">
          <draw:text-box>
            <text:p text:style-name="P4"><text:span text:style-name="T4">23</text:span></text:p>
          </draw:text-box>
        </draw:frame>
      </draw:page>
      <draw:page draw:name="page2" draw:style-name="dp1" draw:master-page-name="master-page51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4cm" svg:height="6.9cm" svg:x="0.092cm" svg:y="0.894cm" svg:viewBox="0 0 10401 6901" draw:points="10401,6901 0,6901 0,0 10401,0">
          <text:p/>
        </draw:polygon>
        <draw:polygon draw:style-name="gr3" draw:text-style-name="P3" draw:layer="layout" svg:width="10.4cm" svg:height="2.326cm" svg:x="0.092cm" svg:y="0.894cm" svg:viewBox="0 0 10401 2327" draw:points="10401,2327 0,2327 0,0 10401,0">
          <text:p/>
        </draw:polygon>
        <draw:frame draw:style-name="gr4" draw:text-style-name="P5" draw:layer="layout" svg:width="4.87cm" svg:height="1.792cm" svg:x="5.612cm" svg:y="1.88cm">
          <draw:text-box>
            <text:p text:style-name="P4"><text:span text:style-name="T1">STORY</text:span></text:p>
          </draw:text-box>
        </draw:frame>
        <draw:frame draw:style-name="gr24" draw:text-style-name="P6" draw:layer="layout" svg:width="5.641cm" svg:height="0.568cm" svg:x="1.613cm" svg:y="3.909cm">
          <draw:text-box>
            <text:p text:style-name="P4"><text:span text:style-name="T2">Users and administrators can </text:span></text:p>
          </draw:text-box>
        </draw:frame>
        <draw:polygon draw:style-name="gr2" draw:text-style-name="P2" draw:layer="layout" svg:width="1.779cm" svg:height="1.54cm" svg:x="0.935cm" svg:y="1.416cm" svg:viewBox="0 0 1780 1541" draw:points="445,1541 0,770 445,0 1334,0 1780,770 1334,1541">
          <text:p/>
        </draw:polygon>
        <draw:polygon draw:style-name="gr3" draw:text-style-name="P3" draw:layer="layout" svg:width="1.389cm" svg:height="1.203cm" svg:x="8.481cm" svg:y="5.956cm" svg:viewBox="0 0 1390 1204" draw:points="348,1204 0,602 348,0 1043,0 1390,602 1043,1204">
          <text:p/>
        </draw:polygon>
        <draw:frame draw:style-name="gr26" draw:text-style-name="P6" draw:layer="layout" svg:width="4.769cm" svg:height="0.568cm" svg:x="1.613cm" svg:y="4.417cm">
          <draw:text-box>
            <text:p text:style-name="P4"><text:span text:style-name="T2">delete emails completely.</text:span></text:p>
          </draw:text-box>
        </draw:frame>
        <draw:frame draw:style-name="gr8" draw:text-style-name="P7" draw:layer="layout" svg:width="0.938cm" svg:height="1cm" svg:x="1.34cm" svg:y="1.691cm">
          <draw:text-box>
            <text:p text:style-name="P4"><text:span text:style-name="T3">#9</text:span></text:p>
          </draw:text-box>
        </draw:frame>
        <draw:polygon draw:style-name="gr2" draw:text-style-name="P2" draw:layer="layout" svg:width="10.4cm" svg:height="6.9cm" svg:x="0.092cm" svg:y="7.973cm" svg:viewBox="0 0 10401 6901" draw:points="10401,6901 0,6901 0,0 10401,0">
          <text:p/>
        </draw:polygon>
        <draw:polygon draw:style-name="gr3" draw:text-style-name="P3" draw:layer="layout" svg:width="10.4cm" svg:height="2.325cm" svg:x="0.092cm" svg:y="7.973cm" svg:viewBox="0 0 10401 2326" draw:points="10401,2326 0,2326 0,0 10401,0">
          <text:p/>
        </draw:polygon>
        <draw:frame draw:style-name="gr9" draw:text-style-name="P8" draw:layer="layout" svg:width="0.849cm" svg:height="0.895cm" svg:x="8.734cm" svg:y="6.073cm">
          <draw:text-box>
            <text:p text:style-name="P4"><text:span text:style-name="T4">36</text:span></text:p>
          </draw:text-box>
        </draw:frame>
        <draw:frame draw:style-name="gr4" draw:text-style-name="P5" draw:layer="layout" svg:width="4.87cm" svg:height="1.792cm" svg:x="5.612cm" svg:y="8.959cm">
          <draw:text-box>
            <text:p text:style-name="P4"><text:span text:style-name="T1">STORY</text:span></text:p>
          </draw:text-box>
        </draw:frame>
        <draw:frame draw:style-name="gr27" draw:text-style-name="P6" draw:layer="layout" svg:width="5.776cm" svg:height="0.568cm" svg:x="1.613cm" svg:y="10.987cm">
          <draw:text-box>
            <text:p text:style-name="P4"><text:span text:style-name="T2">Users can access emails from </text:span></text:p>
          </draw:text-box>
        </draw:frame>
        <draw:polygon draw:style-name="gr2" draw:text-style-name="P2" draw:layer="layout" svg:width="1.779cm" svg:height="1.54cm" svg:x="0.935cm" svg:y="8.494cm" svg:viewBox="0 0 1780 1541" draw:points="445,1541 0,770 445,0 1334,0 1780,770 1334,1541">
          <text:p/>
        </draw:polygon>
        <draw:polygon draw:style-name="gr3" draw:text-style-name="P3" draw:layer="layout" svg:width="1.389cm" svg:height="1.203cm" svg:x="8.481cm" svg:y="13.034cm" svg:viewBox="0 0 1390 1204" draw:points="348,1204 0,602 348,0 1043,0 1390,602 1043,1204">
          <text:p/>
        </draw:polygon>
        <draw:frame draw:style-name="gr28" draw:text-style-name="P6" draw:layer="layout" svg:width="1.369cm" svg:height="0.568cm" svg:x="1.613cm" svg:y="11.495cm">
          <draw:text-box>
            <text:p text:style-name="P4"><text:span text:style-name="T2">mobile.</text:span></text:p>
          </draw:text-box>
        </draw:frame>
        <draw:frame draw:style-name="gr29" draw:text-style-name="P7" draw:layer="layout" svg:width="1.407cm" svg:height="1cm" svg:x="1.167cm" svg:y="8.769cm">
          <draw:text-box>
            <text:p text:style-name="P4"><text:span text:style-name="T3">#10</text:span></text:p>
          </draw:text-box>
        </draw:frame>
        <draw:polygon draw:style-name="gr2" draw:text-style-name="P2" draw:layer="layout" svg:width="10.4cm" svg:height="6.9cm" svg:x="0.092cm" svg:y="15.025cm" svg:viewBox="0 0 10401 6901" draw:points="10401,6901 0,6901 0,0 10401,0">
          <text:p/>
        </draw:polygon>
        <draw:polygon draw:style-name="gr3" draw:text-style-name="P3" draw:layer="layout" svg:width="10.4cm" svg:height="2.326cm" svg:x="0.092cm" svg:y="15.025cm" svg:viewBox="0 0 10401 2327" draw:points="10401,2327 0,2327 0,0 10401,0">
          <text:p/>
        </draw:polygon>
        <draw:frame draw:style-name="gr9" draw:text-style-name="P8" draw:layer="layout" svg:width="0.849cm" svg:height="0.895cm" svg:x="8.731cm" svg:y="13.151cm">
          <draw:text-box>
            <text:p text:style-name="P4"><text:span text:style-name="T4">68</text:span></text:p>
          </draw:text-box>
        </draw:frame>
        <draw:frame draw:style-name="gr4" draw:text-style-name="P5" draw:layer="layout" svg:width="4.87cm" svg:height="1.792cm" svg:x="5.612cm" svg:y="16.011cm">
          <draw:text-box>
            <text:p text:style-name="P4"><text:span text:style-name="T1">STORY</text:span></text:p>
          </draw:text-box>
        </draw:frame>
        <draw:frame draw:style-name="gr30" draw:text-style-name="P6" draw:layer="layout" svg:width="6.187cm" svg:height="0.568cm" svg:x="1.613cm" svg:y="18.04cm">
          <draw:text-box>
            <text:p text:style-name="P4"><text:span text:style-name="T2">Users can send short messages </text:span></text:p>
          </draw:text-box>
        </draw:frame>
        <draw:polygon draw:style-name="gr2" draw:text-style-name="P2" draw:layer="layout" svg:width="1.779cm" svg:height="1.541cm" svg:x="0.935cm" svg:y="15.546cm" svg:viewBox="0 0 1780 1542" draw:points="445,1542 0,771 445,0 1334,0 1780,771 1334,1542">
          <text:p/>
        </draw:polygon>
        <draw:polygon draw:style-name="gr3" draw:text-style-name="P3" draw:layer="layout" svg:width="1.389cm" svg:height="1.203cm" svg:x="8.481cm" svg:y="20.087cm" svg:viewBox="0 0 1390 1204" draw:points="348,1204 0,601 348,0 1043,0 1390,601 1043,1204">
          <text:p/>
        </draw:polygon>
        <draw:frame draw:style-name="gr31" draw:text-style-name="P6" draw:layer="layout" svg:width="4.303cm" svg:height="0.568cm" svg:x="1.613cm" svg:y="18.548cm">
          <draw:text-box>
            <text:p text:style-name="P4"><text:span text:style-name="T2">securely to each other.</text:span></text:p>
          </draw:text-box>
        </draw:frame>
        <draw:frame draw:style-name="gr29" draw:text-style-name="P7" draw:layer="layout" svg:width="1.407cm" svg:height="1cm" svg:x="1.275cm" svg:y="15.822cm">
          <draw:text-box>
            <text:p text:style-name="P4"><text:span text:style-name="T3">#11</text:span></text:p>
          </draw:text-box>
        </draw:frame>
        <draw:polygon draw:style-name="gr2" draw:text-style-name="P2" draw:layer="layout" svg:width="10.4cm" svg:height="6.9cm" svg:x="0.092cm" svg:y="22.102cm" svg:viewBox="0 0 10401 6901" draw:points="10401,6901 0,6901 0,0 10401,0">
          <text:p/>
        </draw:polygon>
        <draw:polygon draw:style-name="gr3" draw:text-style-name="P3" draw:layer="layout" svg:width="10.4cm" svg:height="2.326cm" svg:x="0.092cm" svg:y="22.102cm" svg:viewBox="0 0 10401 2327" draw:points="10401,2327 0,2327 0,0 10401,0">
          <text:p/>
        </draw:polygon>
        <draw:frame draw:style-name="gr9" draw:text-style-name="P8" draw:layer="layout" svg:width="0.849cm" svg:height="0.895cm" svg:x="8.743cm" svg:y="20.204cm">
          <draw:text-box>
            <text:p text:style-name="P4"><text:span text:style-name="T4">28</text:span></text:p>
          </draw:text-box>
        </draw:frame>
        <draw:frame draw:style-name="gr4" draw:text-style-name="P5" draw:layer="layout" svg:width="4.87cm" svg:height="1.792cm" svg:x="5.612cm" svg:y="23.089cm">
          <draw:text-box>
            <text:p text:style-name="P4"><text:span text:style-name="T1">STORY</text:span></text:p>
          </draw:text-box>
        </draw:frame>
        <draw:frame draw:style-name="gr32" draw:text-style-name="P6" draw:layer="layout" svg:width="6.42cm" svg:height="0.568cm" svg:x="1.613cm" svg:y="25.117cm">
          <draw:text-box>
            <text:p text:style-name="P4"><text:span text:style-name="T2">Users don’t want to receive spam-</text:span></text:p>
          </draw:text-box>
        </draw:frame>
        <draw:polygon draw:style-name="gr2" draw:text-style-name="P2" draw:layer="layout" svg:width="1.779cm" svg:height="1.54cm" svg:x="0.935cm" svg:y="22.624cm" svg:viewBox="0 0 1780 1541" draw:points="445,1541 0,770 445,0 1334,0 1780,770 1334,1541">
          <text:p/>
        </draw:polygon>
        <draw:polygon draw:style-name="gr3" draw:text-style-name="P3" draw:layer="layout" svg:width="1.389cm" svg:height="1.203cm" svg:x="8.481cm" svg:y="27.164cm" svg:viewBox="0 0 1390 1204" draw:points="348,1204 0,602 348,0 1043,0 1390,602 1043,1204">
          <text:p/>
        </draw:polygon>
        <draw:frame draw:style-name="gr33" draw:text-style-name="P6" draw:layer="layout" svg:width="1.276cm" svg:height="0.568cm" svg:x="1.613cm" svg:y="25.625cm">
          <draw:text-box>
            <text:p text:style-name="P4"><text:span text:style-name="T2">letters.</text:span></text:p>
          </draw:text-box>
        </draw:frame>
        <draw:frame draw:style-name="gr29" draw:text-style-name="P7" draw:layer="layout" svg:width="1.407cm" svg:height="1cm" svg:x="1.205cm" svg:y="22.899cm">
          <draw:text-box>
            <text:p text:style-name="P4"><text:span text:style-name="T3">#12</text:span></text:p>
          </draw:text-box>
        </draw:frame>
        <draw:frame draw:style-name="gr15" draw:text-style-name="P9" draw:layer="layout" svg:width="0.499cm" svg:height="0.499cm" svg:x="0.502cm" svg:y="7.043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132cm" svg:y="7.194cm" svg:viewBox="0 0 157 215" draw:points="63,22 0,22 4,0 157,0 153,22 90,22 54,215 26,215">
          <text:p/>
        </draw:polygon>
        <draw:path draw:style-name="gr16" draw:text-style-name="P10" draw:layer="layout" svg:width="0.162cm" svg:height="0.224cm" svg:x="1.239cm" svg:y="7.254cm" svg:viewBox="0 0 163 225" svg:d="M55 0l15 84c4 17 5 29 7 40h1c4-10 8-20 16-38l41-86h28l-59 118c-17 33-32 60-53 81-18 17-36 24-45 26l-6-23c6-2 17-6 28-14 10-8 21-21 30-36 1-2 1-4 0-7l-30-145z">
          <text:p/>
        </draw:path>
        <draw:path draw:style-name="gr16" draw:text-style-name="P10" draw:layer="layout" svg:width="0.231cm" svg:height="0.158cm" svg:x="1.4cm" svg:y="7.25cm" svg:viewBox="0 0 232 159" svg:d="M0 159l21-110c3-17 5-32 7-45h23l-4 29h1c14-22 33-33 55-33 23 0 34 15 36 35 13-22 33-34 56-35 18 0 37 12 37 41 0 7-1 18-2 27l-17 91h-26l16-89c2-6 3-14 3-21 0-16-6-27-23-27-20 0-42 23-49 58l-14 79h-27l18-91c2-7 2-12 2-19 0-13-3-27-24-27-19 0-43 26-49 59l-14 78z">
          <text:p/>
        </draw:path>
        <draw:path draw:style-name="gr16" draw:text-style-name="P10" draw:layer="layout" svg:width="0.145cm" svg:height="0.161cm" svg:x="1.659cm" svg:y="7.25cm" svg:viewBox="0 0 146 162" svg:d="M28 98c0 25 14 43 36 43 32 0 55-40 55-76 0-18-8-44-36-44-33 0-55 42-55 77zM146 65c0 48-33 97-85 97-38 0-61-28-61-63 0-51 36-99 86-99 42 0 60 33 60 65z">
          <text:p/>
        </draw:path>
        <draw:path draw:style-name="gr16" draw:text-style-name="P10" draw:layer="layout" svg:width="0.114cm" svg:height="0.229cm" svg:x="1.826cm" svg:y="7.179cm" svg:viewBox="0 0 115 230" svg:d="M0 230l25-133h-20l4-21h20l2-8c3-22 12-41 26-54 10-9 23-14 36-14 11 0 18 2 22 5l-6 21c-4-2-10-3-16-3-21 0-31 20-35 46l-1 7h33l-3 21h-35l-26 133z">
          <text:p/>
        </draw:path>
        <draw:path draw:style-name="gr16" draw:text-style-name="P10" draw:layer="layout" svg:width="0.129cm" svg:height="0.161cm" svg:x="1.914cm" svg:y="7.25cm" svg:viewBox="0 0 130 162" svg:d="M80 21c-25 0-44 26-51 50 42 0 75-5 75-30 0-13-9-20-24-20zM110 150c-11 6-31 12-52 12-40 0-58-28-58-62 0-46 34-100 84-100 30 0 46 18 46 41 0 41-47 51-104 50-1 7 0 21 4 29 6 14 18 21 34 21 18 0 33-6 42-11z">
          <text:p/>
        </draw:path>
        <draw:path draw:style-name="gr16" draw:text-style-name="P10" draw:layer="layout" svg:width="0.162cm" svg:height="0.224cm" svg:x="2.034cm" svg:y="7.254cm" svg:viewBox="0 0 163 225" svg:d="M56 0l15 84c3 17 5 29 7 40h1c4-10 8-20 16-38l39-86h29l-58 118c-17 33-32 60-53 81-18 17-36 24-45 26l-7-23c7-2 18-6 29-14 10-8 21-21 30-36 1-2 1-4 0-7l-31-145z">
          <text:p/>
        </draw:path>
        <draw:path draw:style-name="gr16" draw:text-style-name="P10" draw:layer="layout" svg:width="0.158cm" svg:height="0.214cm" svg:x="2.272cm" svg:y="7.194cm" svg:viewBox="0 0 159 215" svg:d="M25 215l17-90-42-125h29l21 69c5 19 7 27 8 36h1c6-9 13-21 23-37l46-68h31l-91 124-17 91z">
          <text:p/>
        </draw:path>
        <draw:path draw:style-name="gr16" draw:text-style-name="P10" draw:layer="layout" svg:width="0.129cm" svg:height="0.161cm" svg:x="2.398cm" svg:y="7.25cm" svg:viewBox="0 0 130 162" svg:d="M80 21c-25 0-44 26-51 50 42 0 75-5 75-30 0-13-10-20-24-20zM110 150c-11 6-31 12-52 12-41 0-58-28-58-62 0-46 34-100 84-100 30 0 46 18 46 41 0 41-47 51-104 50-1 7 0 21 4 29 6 14 18 21 34 21 18 0 32-6 42-11z">
          <text:p/>
        </draw:path>
        <draw:path draw:style-name="gr16" draw:text-style-name="P10" draw:layer="layout" svg:width="0.137cm" svg:height="0.154cm" svg:x="2.548cm" svg:y="7.254cm" svg:viewBox="0 0 138 155" svg:d="M26 0l14 89c2 17 4 29 4 37h1c4-8 8-18 17-35l47-91h29l-86 155h-26l-26-155z">
          <text:p/>
        </draw:path>
        <draw:path draw:style-name="gr16" draw:text-style-name="P10" draw:layer="layout" svg:width="0.154cm" svg:height="0.224cm" svg:x="2.673cm" svg:y="7.25cm" svg:viewBox="0 0 155 225" svg:d="M126 27c-5-2-14-5-25-5-38 0-65 40-65 78 0 17 6 37 29 37s46-29 52-59zM7 193c10 6 26 10 42 10 26 0 46-13 55-55l5-23c-14 22-33 33-54 33-31 0-48-26-48-54 0-52 39-104 99-104 18 0 37 6 49 11l-23 127c-6 33-15 55-31 69-16 13-36 18-54 18-19 0-37-5-47-12z">
          <text:p/>
        </draw:path>
        <draw:path draw:style-name="gr16" draw:text-style-name="P10" draw:layer="layout" svg:width="0.101cm" svg:height="0.158cm" svg:x="2.845cm" svg:y="7.25cm" svg:viewBox="0 0 102 159" svg:d="M0 159l19-99c4-21 6-42 8-56h24c-1 11-3 22-4 33h1c10-21 26-37 47-37 2 0 5 1 7 1l-5 26c-2 0-4-1-7-1-23 0-43 29-50 65l-14 68z">
          <text:p/>
        </draw:path>
        <draw:path draw:style-name="gr16" draw:text-style-name="P10" draw:layer="layout" svg:width="0.148cm" svg:height="0.161cm" svg:x="2.942cm" svg:y="7.25cm" svg:viewBox="0 0 149 162" svg:d="M119 24c-3-2-9-3-18-3-41 0-73 43-73 86 0 17 6 34 26 34 23 0 49-29 56-70zM102 159c0-10 2-24 4-40h-1c-16 32-39 43-61 43-27 0-44-21-44-51 0-53 40-111 108-111 15 0 30 3 41 6l-16 81c-5 27-7 55-6 72z">
          <text:p/>
        </draw:path>
        <draw:path draw:style-name="gr16" draw:text-style-name="P10" draw:layer="layout" svg:width="0.108cm" svg:height="0.161cm" svg:x="3.101cm" svg:y="7.25cm" svg:viewBox="0 0 109 162" svg:d="M8 132c7 4 20 10 33 10 17 0 29-12 29-26 0-12-6-19-22-28-18-10-27-23-27-39 0-28 23-49 55-49 15 0 28 4 33 8l-7 20c-5-3-15-7-28-7-16 0-27 11-27 24 0 11 7 18 21 26 18 10 30 23 30 40 0 33-27 51-60 51-16 0-31-5-38-11z">
          <text:p/>
        </draw:path>
        <draw:path draw:style-name="gr16" draw:text-style-name="P10" draw:layer="layout" svg:width="0.144cm" svg:height="0.226cm" svg:x="3.225cm" svg:y="7.182cm" svg:viewBox="0 0 145 227" svg:d="M0 227l43-227h27l-19 99c13-19 32-31 55-31 18 0 39 11 39 42 0 8-1 18-2 26l-18 91h-27l17-89c1-6 2-14 2-23 0-14-6-25-24-25-20 0-46 24-52 59l-14 78z">
          <text:p/>
        </draw:path>
        <draw:path draw:style-name="gr16" draw:text-style-name="P10" draw:layer="layout" svg:width="0.162cm" svg:height="0.224cm" svg:x="3.371cm" svg:y="7.254cm" svg:viewBox="0 0 163 225" svg:d="M56 0l15 84c3 17 5 29 7 40h1c4-10 8-20 17-38l39-86h28l-57 118c-18 33-33 60-54 81-18 17-36 24-45 26l-7-23c7-2 18-6 29-14 10-8 21-21 30-36 1-2 1-4 0-7l-31-145z">
          <text:p/>
        </draw:path>
        <draw:path draw:style-name="gr16" draw:text-style-name="P10" draw:layer="layout" svg:width="0.144cm" svg:height="0.158cm" svg:x="3.533cm" svg:y="7.25cm" svg:viewBox="0 0 145 159" svg:d="M0 159l21-110c3-17 5-32 7-45h23l-3 30c14-21 35-34 57-34 20 0 40 11 40 43 0 7-1 18-3 26l-17 90h-27l18-89c1-6 2-13 2-21 0-15-7-27-25-27-19 0-46 23-53 62l-14 75z">
          <text:p/>
        </draw:path>
        <draw:path draw:style-name="gr16" draw:text-style-name="P10" draw:layer="layout" svg:width="0.063cm" svg:height="0.079cm" svg:x="3.68cm" svg:y="7.368cm" svg:viewBox="0 0 64 80" svg:d="M0 80c11-19 26-53 32-77l32-3c-12 28-31 63-43 78z">
          <text:p/>
        </draw:path>
        <draw:path draw:style-name="gr16" draw:text-style-name="P10" draw:layer="layout" svg:width="0.149cm" svg:height="0.21cm" svg:x="3.818cm" svg:y="7.198cm" svg:viewBox="0 0 150 211" svg:d="M0 211l4-18 31-26c55-46 88-78 88-112 0-15-8-32-33-32-18 0-33 9-42 15l-7-19c14-12 35-19 55-19 40 0 54 26 54 51 0 44-40 82-90 123l-17 13v1h87l-4 23z">
          <text:p/>
        </draw:path>
        <draw:path draw:style-name="gr16" draw:text-style-name="P10" draw:layer="layout" svg:width="0.142cm" svg:height="0.213cm" svg:x="3.988cm" svg:y="7.198cm" svg:viewBox="0 0 143 214" svg:d="M27 144c0 23 5 49 30 49 38 0 59-85 59-127 0-16-2-45-27-45-36 0-62 72-62 123zM143 65c0 67-32 149-90 149-39 0-53-31-53-72 0-68 37-142 92-142 39 0 51 32 51 65z">
          <text:p/>
        </draw:path>
        <draw:polygon draw:style-name="gr16" draw:text-style-name="P10" draw:layer="layout" svg:width="0.069cm" svg:height="0.207cm" svg:x="4.184cm" svg:y="7.201cm" svg:viewBox="0 0 70 208" draw:points="39,27 38,27 3,45 0,24 47,0 70,0 30,208 5,208">
          <text:p/>
        </draw:polygon>
        <draw:path draw:style-name="gr16" draw:text-style-name="P10" draw:layer="layout" svg:width="0.141cm" svg:height="0.213cm" svg:x="4.301cm" svg:y="7.198cm" svg:viewBox="0 0 142 214" svg:d="M26 144c0 23 4 49 29 49 39 0 60-85 60-127 0-16-2-45-28-45-36 0-61 72-61 123zM142 65c0 67-33 149-90 149-39 0-52-31-52-72 0-68 36-142 90-142 39 0 52 32 52 65z">
          <text:p/>
        </draw:path>
        <draw:frame draw:style-name="gr15" draw:text-style-name="P9" draw:layer="layout" svg:width="0.499cm" svg:height="0.499cm" svg:x="0.541cm" svg:y="14.079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7cm" svg:height="0.214cm" svg:x="1.17cm" svg:y="14.23cm" svg:viewBox="0 0 158 215" draw:points="63,24 0,24 5,0 158,0 152,24 89,24 53,215 27,215">
          <text:p/>
        </draw:polygon>
        <draw:path draw:style-name="gr16" draw:text-style-name="P10" draw:layer="layout" svg:width="0.162cm" svg:height="0.224cm" svg:x="1.277cm" svg:y="14.29cm" svg:viewBox="0 0 163 225" svg:d="M55 0l16 83c3 17 5 29 7 40 4-10 9-20 18-38l39-85h28l-58 117c-17 33-33 61-54 82-17 17-36 24-44 26l-7-23c7-2 18-6 28-14 11-8 22-21 30-37 1-2 1-4 1-7l-31-144z">
          <text:p/>
        </draw:path>
        <draw:path draw:style-name="gr16" draw:text-style-name="P10" draw:layer="layout" svg:width="0.231cm" svg:height="0.158cm" svg:x="1.439cm" svg:y="14.286cm" svg:viewBox="0 0 232 159" svg:d="M0 159l20-110c3-17 6-32 7-45h23l-3 29c16-22 35-33 55-33 24 0 35 15 36 35 14-22 34-34 56-35 18 0 38 12 38 41 0 7-1 17-3 26l-17 92h-26l17-90c1-6 2-14 2-20 0-16-6-27-23-27-19 0-42 23-48 57l-15 80h-25l17-91c1-7 2-13 2-19 0-13-4-27-23-27s-44 26-50 60l-14 77z">
          <text:p/>
        </draw:path>
        <draw:path draw:style-name="gr16" draw:text-style-name="P10" draw:layer="layout" svg:width="0.146cm" svg:height="0.16cm" svg:x="1.697cm" svg:y="14.287cm" svg:viewBox="0 0 147 161" svg:d="M28 97c0 25 14 43 36 43 31 0 56-40 56-76 0-17-10-44-37-44-33 0-55 42-55 77zM147 64c0 48-35 97-87 97-38 0-60-28-60-63 0-51 36-98 86-98 42 0 61 31 61 64z">
          <text:p/>
        </draw:path>
        <draw:path draw:style-name="gr16" draw:text-style-name="P10" draw:layer="layout" svg:width="0.115cm" svg:height="0.229cm" svg:x="1.864cm" svg:y="14.215cm" svg:viewBox="0 0 116 230" svg:d="M0 230l27-133h-21l4-21h21l1-8c4-22 12-42 25-55 10-8 24-13 37-13 10 0 17 2 22 4l-7 21c-4-2-9-3-15-3-21 0-31 21-36 47l-1 7h34l-4 21h-34l-25 133z">
          <text:p/>
        </draw:path>
        <draw:path draw:style-name="gr16" draw:text-style-name="P10" draw:layer="layout" svg:width="0.129cm" svg:height="0.161cm" svg:x="1.952cm" svg:y="14.286cm" svg:viewBox="0 0 130 162" svg:d="M81 21c-25 0-44 26-51 50 43 0 75-5 75-29 0-14-10-21-24-21zM111 150c-12 7-31 12-51 12-42 0-60-28-60-62 0-46 35-100 85-100 29 0 45 18 45 41 0 41-45 51-103 50-1 7 0 21 3 29 6 14 20 21 36 21 18 0 31-5 41-11z">
          <text:p/>
        </draw:path>
        <draw:path draw:style-name="gr16" draw:text-style-name="P10" draw:layer="layout" svg:width="0.162cm" svg:height="0.224cm" svg:x="2.073cm" svg:y="14.29cm" svg:viewBox="0 0 163 225" svg:d="M55 0l16 83c3 17 5 29 7 40 4-10 9-20 17-38l40-85h28l-58 117c-17 33-33 61-54 82-17 17-36 24-44 26l-7-23c7-2 18-6 28-14 11-8 22-21 30-37 1-2 1-4 1-7l-31-144z">
          <text:p/>
        </draw:path>
        <draw:path draw:style-name="gr16" draw:text-style-name="P10" draw:layer="layout" svg:width="0.159cm" svg:height="0.214cm" svg:x="2.31cm" svg:y="14.23cm" svg:viewBox="0 0 160 215" svg:d="M25 215l17-89-42-126h28l21 70c6 19 7 28 9 36h1c5-9 12-21 23-37l46-69h32l-92 125-17 90z">
          <text:p/>
        </draw:path>
        <draw:path draw:style-name="gr16" draw:text-style-name="P10" draw:layer="layout" svg:width="0.129cm" svg:height="0.161cm" svg:x="2.436cm" svg:y="14.286cm" svg:viewBox="0 0 130 162" svg:d="M81 21c-26 0-45 26-51 50 42 0 75-5 75-29 0-14-10-21-24-21zM111 150c-12 7-31 12-52 12-41 0-59-28-59-62 0-46 35-100 85-100 29 0 45 18 45 41 0 41-45 51-103 50-1 7 0 21 3 29 6 14 19 21 35 21 19 0 32-5 42-11z">
          <text:p/>
        </draw:path>
        <draw:path draw:style-name="gr16" draw:text-style-name="P10" draw:layer="layout" svg:width="0.138cm" svg:height="0.154cm" svg:x="2.586cm" svg:y="14.29cm" svg:viewBox="0 0 139 155" svg:d="M27 0l13 89c2 17 5 29 5 37h1c3-8 7-18 16-35l48-91h29l-87 155h-25l-27-155z">
          <text:p/>
        </draw:path>
        <draw:path draw:style-name="gr16" draw:text-style-name="P10" draw:layer="layout" svg:width="0.154cm" svg:height="0.224cm" svg:x="2.712cm" svg:y="14.286cm" svg:viewBox="0 0 155 225" svg:d="M125 27c-5-2-15-5-25-5-39 0-66 40-66 79 0 17 6 37 30 37 23 0 45-29 51-60zM7 194c9 6 25 10 40 10 27 0 47-13 56-55l5-23h-1c-14 22-32 33-53 33-31 0-47-26-47-54 0-53 38-105 97-105 18 0 39 6 51 11l-25 128c-6 33-15 55-31 69-15 13-36 17-53 17-19 0-37-4-46-11z">
          <text:p/>
        </draw:path>
        <draw:path draw:style-name="gr16" draw:text-style-name="P10" draw:layer="layout" svg:width="0.101cm" svg:height="0.158cm" svg:x="2.884cm" svg:y="14.286cm" svg:viewBox="0 0 102 159" svg:d="M0 159l19-100c3-20 6-41 7-55h23c-1 11-2 22-4 33h1c10-21 27-37 47-37 4 0 7 1 9 1l-5 26c-3 0-6 0-8 0-23 0-44 27-50 64l-13 68z">
          <text:p/>
        </draw:path>
        <draw:path draw:style-name="gr16" draw:text-style-name="P10" draw:layer="layout" svg:width="0.148cm" svg:height="0.16cm" svg:x="2.981cm" svg:y="14.287cm" svg:viewBox="0 0 149 161" svg:d="M119 23c-4-2-9-3-18-3-40 0-74 43-74 86 0 17 7 34 27 34 22 0 48-29 56-70zM102 158c0-10 1-24 3-40-17 32-38 43-60 43-28 0-45-21-45-51 0-53 40-110 107-110 15 0 31 2 42 5l-16 82c-5 26-7 54-6 71z">
          <text:p/>
        </draw:path>
        <draw:path draw:style-name="gr16" draw:text-style-name="P10" draw:layer="layout" svg:width="0.109cm" svg:height="0.16cm" svg:x="3.139cm" svg:y="14.287cm" svg:viewBox="0 0 110 161" svg:d="M8 131c7 4 20 10 33 10 19 0 30-12 30-25s-5-20-21-29c-19-10-29-23-29-39 0-28 23-48 57-48 14 0 26 3 32 7l-8 20c-5-3-15-7-26-7-16 0-27 10-27 24 0 11 7 18 21 26 17 10 28 23 28 40 0 33-26 51-59 51-17 0-32-5-39-11z">
          <text:p/>
        </draw:path>
        <draw:path draw:style-name="gr16" draw:text-style-name="P10" draw:layer="layout" svg:width="0.144cm" svg:height="0.226cm" svg:x="3.264cm" svg:y="14.218cm" svg:viewBox="0 0 145 227" svg:d="M0 227l43-227h26l-19 100h1c13-19 32-32 56-32 17 0 38 12 38 43 0 8-1 18-3 26l-17 90h-26l17-89c1-6 2-13 2-22 0-13-7-25-25-25-20 0-46 24-52 59l-15 77z">
          <text:p/>
        </draw:path>
        <draw:path draw:style-name="gr16" draw:text-style-name="P10" draw:layer="layout" svg:width="0.162cm" svg:height="0.224cm" svg:x="3.41cm" svg:y="14.29cm" svg:viewBox="0 0 163 225" svg:d="M56 0l16 83c3 17 5 29 6 40h1c4-10 9-20 17-38l39-85h28l-58 117c-16 33-32 61-54 82-17 17-36 24-44 26l-7-23c7-2 18-6 28-14 11-8 22-21 31-37 1-2 1-4 1-7l-32-144z">
          <text:p/>
        </draw:path>
        <draw:path draw:style-name="gr16" draw:text-style-name="P10" draw:layer="layout" svg:width="0.144cm" svg:height="0.158cm" svg:x="3.572cm" svg:y="14.286cm" svg:viewBox="0 0 145 159" svg:d="M0 159l20-110c4-17 6-32 8-45h23l-4 30h1c14-21 36-34 58-34 18 0 39 11 39 43 0 7-1 17-3 25l-17 91h-26l17-90c0-6 1-13 1-20 0-15-6-27-24-27-19 0-46 23-53 62l-14 75z">
          <text:p/>
        </draw:path>
        <draw:path draw:style-name="gr16" draw:text-style-name="P10" draw:layer="layout" svg:width="0.062cm" svg:height="0.079cm" svg:x="3.719cm" svg:y="14.404cm" svg:viewBox="0 0 63 80" svg:d="M0 80c9-19 24-53 31-77l32-3c-11 28-32 63-43 78z">
          <text:p/>
        </draw:path>
        <draw:path draw:style-name="gr16" draw:text-style-name="P10" draw:layer="layout" svg:width="0.149cm" svg:height="0.21cm" svg:x="3.857cm" svg:y="14.234cm" svg:viewBox="0 0 150 211" svg:d="M0 211l3-18 31-25c56-47 89-79 89-114 0-15-9-32-32-32-19 0-34 9-44 15l-7-19c15-11 37-18 56-18 39 0 54 25 54 50 0 45-40 83-90 124l-18 14h88l-4 23z">
          <text:p/>
        </draw:path>
        <draw:path draw:style-name="gr16" draw:text-style-name="P10" draw:layer="layout" svg:width="0.141cm" svg:height="0.213cm" svg:x="4.027cm" svg:y="14.234cm" svg:viewBox="0 0 142 214" svg:d="M26 145c0 22 4 48 29 48 39 0 60-85 60-127 0-16-2-45-28-45-36 0-61 72-61 124zM142 65c0 67-33 149-90 149-38 0-52-31-52-72 0-68 36-142 90-142 39 0 52 33 52 65z">
          <text:p/>
        </draw:path>
        <draw:polygon draw:style-name="gr16" draw:text-style-name="P10" draw:layer="layout" svg:width="0.07cm" svg:height="0.207cm" svg:x="4.222cm" svg:y="14.237cm" svg:viewBox="0 0 71 208" draw:points="40,27 3,45 0,24 48,0 71,0 32,208 5,208">
          <text:p/>
        </draw:polygon>
        <draw:path draw:style-name="gr16" draw:text-style-name="P10" draw:layer="layout" svg:width="0.142cm" svg:height="0.213cm" svg:x="4.339cm" svg:y="14.234cm" svg:viewBox="0 0 143 214" svg:d="M27 145c0 22 4 48 29 48 38 0 60-85 60-127 0-16-2-45-28-45-36 0-61 72-61 124zM143 65c0 67-32 149-91 149-38 0-52-31-52-72 0-68 36-142 91-142 40 0 52 33 52 65z">
          <text:p/>
        </draw:path>
        <draw:frame draw:style-name="gr15" draw:text-style-name="P9" draw:layer="layout" svg:width="0.499cm" svg:height="0.499cm" svg:x="0.516cm" svg:y="21.116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146cm" svg:y="21.266cm" svg:viewBox="0 0 157 215" draw:points="63,23 0,23 4,0 157,0 152,23 90,23 53,215 27,215">
          <text:p/>
        </draw:polygon>
        <draw:path draw:style-name="gr16" draw:text-style-name="P10" draw:layer="layout" svg:width="0.162cm" svg:height="0.224cm" svg:x="1.252cm" svg:y="21.326cm" svg:viewBox="0 0 163 225" svg:d="M56 0l15 84c3 18 5 29 7 40 5-9 9-20 17-37l40-87h28l-59 118c-16 33-32 60-53 81-17 17-35 25-44 26l-7-22c7-3 18-7 29-15 10-8 21-20 29-36 2-2 2-4 1-7l-31-145z">
          <text:p/>
        </draw:path>
        <draw:path draw:style-name="gr16" draw:text-style-name="P10" draw:layer="layout" svg:width="0.231cm" svg:height="0.157cm" svg:x="1.414cm" svg:y="21.323cm" svg:viewBox="0 0 232 158" svg:d="M0 158l21-110c3-17 5-32 7-45h23l-4 29h1c14-21 34-32 55-32 23 0 34 15 35 34 14-22 34-34 57-34 17 0 37 11 37 40 0 7-1 18-2 26l-18 92h-25l16-90c1-6 2-13 2-20 0-16-6-26-23-26-19 0-42 22-48 56l-15 80h-25l17-91c1-7 2-13 2-19 0-13-3-26-23-26s-44 25-50 58l-14 78z">
          <text:p/>
        </draw:path>
        <draw:path draw:style-name="gr16" draw:text-style-name="P10" draw:layer="layout" svg:width="0.145cm" svg:height="0.16cm" svg:x="1.673cm" svg:y="21.323cm" svg:viewBox="0 0 146 161" svg:d="M27 97c0 25 14 43 36 43 31 0 55-40 55-75 0-18-8-44-36-44-33 0-55 41-55 76zM146 65c0 47-34 96-86 96-39 0-60-28-60-63 0-51 35-98 85-98 41 0 61 31 61 65z">
          <text:p/>
        </draw:path>
        <draw:path draw:style-name="gr16" draw:text-style-name="P10" draw:layer="layout" svg:width="0.113cm" svg:height="0.229cm" svg:x="1.84cm" svg:y="21.251cm" svg:viewBox="0 0 114 230" svg:d="M0 230l26-133h-22l5-21h21l1-9c4-21 12-41 26-53 9-9 23-14 36-14 11 0 18 2 21 4l-5 21c-4-2-10-3-16-3-21 0-31 20-35 47l-2 7h34l-4 21h-34l-25 133z">
          <text:p/>
        </draw:path>
        <draw:path draw:style-name="gr16" draw:text-style-name="P10" draw:layer="layout" svg:width="0.129cm" svg:height="0.16cm" svg:x="1.928cm" svg:y="21.323cm" svg:viewBox="0 0 130 161" svg:d="M81 20c-26 0-45 26-52 50 42 1 75-5 75-29 0-14-9-21-23-21zM110 149c-12 7-30 12-52 12-41 0-58-28-58-62 0-46 34-99 84-99 30 0 46 17 46 40 0 41-46 51-104 50-1 7 0 21 4 29 6 14 18 21 34 21 19 0 33-5 42-10z">
          <text:p/>
        </draw:path>
        <draw:path draw:style-name="gr16" draw:text-style-name="P10" draw:layer="layout" svg:width="0.162cm" svg:height="0.224cm" svg:x="2.048cm" svg:y="21.326cm" svg:viewBox="0 0 163 225" svg:d="M56 0l15 84c3 18 5 29 7 40 5-9 9-20 17-37l40-87h28l-59 118c-16 33-32 60-53 81-17 17-36 25-44 26l-7-22c7-3 18-7 29-15 10-8 21-20 29-36 2-2 2-4 1-7l-31-145z">
          <text:p/>
        </draw:path>
        <draw:path draw:style-name="gr16" draw:text-style-name="P10" draw:layer="layout" svg:width="0.158cm" svg:height="0.214cm" svg:x="2.286cm" svg:y="21.266cm" svg:viewBox="0 0 159 215" svg:d="M25 215l17-89-42-126h29l20 70c6 19 8 28 9 36h1c5-9 13-21 23-37l46-69h31l-91 126-17 89z">
          <text:p/>
        </draw:path>
        <draw:path draw:style-name="gr16" draw:text-style-name="P10" draw:layer="layout" svg:width="0.129cm" svg:height="0.16cm" svg:x="2.411cm" svg:y="21.323cm" svg:viewBox="0 0 130 161" svg:d="M81 20c-26 0-44 26-51 50 42 1 75-5 75-29 0-14-9-21-24-21zM111 149c-12 7-31 12-52 12-41 0-59-28-59-62 0-46 35-99 84-99 31 0 46 17 46 40 0 41-46 51-103 50-1 7 0 21 3 29 6 14 19 21 35 21 18 0 32-5 42-10z">
          <text:p/>
        </draw:path>
        <draw:path draw:style-name="gr16" draw:text-style-name="P10" draw:layer="layout" svg:width="0.138cm" svg:height="0.154cm" svg:x="2.561cm" svg:y="21.326cm" svg:viewBox="0 0 139 155" svg:d="M27 0l13 89c3 17 5 29 5 38h1c4-9 8-19 17-36l46-91h30l-86 155h-26l-27-155z">
          <text:p/>
        </draw:path>
        <draw:path draw:style-name="gr16" draw:text-style-name="P10" draw:layer="layout" svg:width="0.154cm" svg:height="0.223cm" svg:x="2.687cm" svg:y="21.323cm" svg:viewBox="0 0 155 224" svg:d="M126 26c-5-2-14-5-25-5-39 0-65 40-65 78-1 17 6 37 29 37s46-29 51-58zM7 192c10 7 26 11 42 11 26 0 46-14 55-56l5-23h-1c-13 22-32 33-53 33-31 0-48-26-48-53 0-53 39-104 99-104 17 0 37 5 49 11l-24 127c-6 32-15 54-31 69-15 13-36 17-53 17-19 0-37-4-47-11z">
          <text:p/>
        </draw:path>
        <draw:path draw:style-name="gr16" draw:text-style-name="P10" draw:layer="layout" svg:width="0.101cm" svg:height="0.157cm" svg:x="2.859cm" svg:y="21.323cm" svg:viewBox="0 0 102 158" svg:d="M0 158l19-100c4-20 7-41 9-55h23c-2 11-3 22-4 34h1c9-21 26-37 47-37 2 0 5 0 7 0l-5 26c-2 0-4 0-7 0-23 0-43 27-50 63l-13 69z">
          <text:p/>
        </draw:path>
        <draw:path draw:style-name="gr16" draw:text-style-name="P10" draw:layer="layout" svg:width="0.148cm" svg:height="0.16cm" svg:x="2.956cm" svg:y="21.323cm" svg:viewBox="0 0 149 161" svg:d="M119 23c-3-1-9-2-18-2-40 0-74 42-74 85 0 17 6 34 27 34 23 0 49-29 56-70zM102 158c0-9 2-24 3-40-17 32-38 43-61 43-27 0-44-21-44-50 0-54 39-111 107-111 15 0 31 2 42 5l-16 82c-5 26-7 54-6 71z">
          <text:p/>
        </draw:path>
        <draw:path draw:style-name="gr16" draw:text-style-name="P10" draw:layer="layout" svg:width="0.108cm" svg:height="0.16cm" svg:x="3.115cm" svg:y="21.323cm" svg:viewBox="0 0 109 161" svg:d="M7 131c8 5 21 10 33 10 18 0 30-12 30-25 0-12-6-20-22-29-18-9-28-23-28-39 0-28 24-48 57-48 14 0 26 4 32 7l-7 20c-6-3-15-7-27-7-17 0-28 10-28 25 0 11 7 18 21 25 18 10 30 23 30 41 0 32-26 50-60 50-16 0-31-5-38-10z">
          <text:p/>
        </draw:path>
        <draw:path draw:style-name="gr16" draw:text-style-name="P10" draw:layer="layout" svg:width="0.144cm" svg:height="0.226cm" svg:x="3.239cm" svg:y="21.254cm" svg:viewBox="0 0 145 227" svg:d="M0 227l43-227h26l-19 100h1c13-19 32-30 55-30 18 0 39 10 39 41 0 8-1 18-2 26l-18 90h-27l17-89c1-5 2-13 2-21 0-14-7-25-24-25-20 0-46 23-52 58l-14 77z">
          <text:p/>
        </draw:path>
        <draw:path draw:style-name="gr16" draw:text-style-name="P10" draw:layer="layout" svg:width="0.162cm" svg:height="0.224cm" svg:x="3.385cm" svg:y="21.326cm" svg:viewBox="0 0 163 225" svg:d="M55 0l16 84c3 18 5 29 8 40 5-9 9-20 17-37l39-87h28l-58 118c-16 33-33 60-54 81-17 17-36 25-44 26l-7-22c7-3 18-7 28-15 11-8 22-20 30-36 2-2 2-4 1-7l-31-145z">
          <text:p/>
        </draw:path>
        <draw:path draw:style-name="gr16" draw:text-style-name="P10" draw:layer="layout" svg:width="0.144cm" svg:height="0.157cm" svg:x="3.547cm" svg:y="21.323cm" svg:viewBox="0 0 145 158" svg:d="M0 158l20-110c4-17 6-32 8-45h23l-4 30h1c14-21 35-33 58-33 18 0 39 10 39 42 0 7-1 17-3 25l-17 91h-27l18-90c1-6 2-13 2-20 0-15-6-26-25-26s-46 22-53 60l-14 76z">
          <text:p/>
        </draw:path>
        <draw:path draw:style-name="gr16" draw:text-style-name="P10" draw:layer="layout" svg:width="0.062cm" svg:height="0.079cm" svg:x="3.694cm" svg:y="21.44cm" svg:viewBox="0 0 63 80" svg:d="M0 80c10-19 24-53 31-77l32-3c-12 28-32 63-43 78z">
          <text:p/>
        </draw:path>
        <draw:path draw:style-name="gr16" draw:text-style-name="P10" draw:layer="layout" svg:width="0.149cm" svg:height="0.21cm" svg:x="3.832cm" svg:y="21.27cm" svg:viewBox="0 0 150 211" svg:d="M0 211l3-18 31-25c57-48 89-80 89-114 0-15-8-32-32-32-20 0-34 9-44 15l-6-19c14-10 35-18 56-18 38 0 53 26 53 50 0 44-40 82-90 124l-18 14h88l-4 23z">
          <text:p/>
        </draw:path>
        <draw:path draw:style-name="gr16" draw:text-style-name="P10" draw:layer="layout" svg:width="0.142cm" svg:height="0.213cm" svg:x="4.002cm" svg:y="21.27cm" svg:viewBox="0 0 143 214" svg:d="M28 145c0 22 4 48 28 48 39 0 60-85 60-127 0-16-2-45-28-45-35 0-60 72-60 124zM143 65c0 67-32 149-90 149-39 0-53-31-53-70 0-70 37-144 91-144 40 0 52 33 52 65z">
          <text:p/>
        </draw:path>
        <draw:polygon draw:style-name="gr16" draw:text-style-name="P10" draw:layer="layout" svg:width="0.069cm" svg:height="0.207cm" svg:x="4.198cm" svg:y="21.273cm" svg:viewBox="0 0 70 208" draw:points="38,27 3,45 0,24 48,0 70,0 30,208 4,208">
          <text:p/>
        </draw:polygon>
        <draw:path draw:style-name="gr16" draw:text-style-name="P10" draw:layer="layout" svg:width="0.141cm" svg:height="0.213cm" svg:x="4.315cm" svg:y="21.27cm" svg:viewBox="0 0 142 214" svg:d="M26 145c0 22 4 48 29 48 39 0 60-85 60-127 0-16-3-45-28-45-36 0-61 72-61 124zM142 65c0 67-33 149-91 149-38 0-51-31-51-70 0-70 35-144 90-144 40 0 52 33 52 65z">
          <text:p/>
        </draw:path>
        <draw:frame draw:style-name="gr15" draw:text-style-name="P9" draw:layer="layout" svg:width="0.499cm" svg:height="0.499cm" svg:x="0.482cm" svg:y="28.134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112cm" svg:y="28.284cm" svg:viewBox="0 0 157 215" draw:points="63,23 0,23 4,0 157,0 152,23 89,23 52,215 26,215">
          <text:p/>
        </draw:polygon>
        <draw:path draw:style-name="gr16" draw:text-style-name="P10" draw:layer="layout" svg:width="0.162cm" svg:height="0.225cm" svg:x="1.218cm" svg:y="28.344cm" svg:viewBox="0 0 163 226" svg:d="M55 0l16 83c3 18 5 29 7 41 4-10 9-21 17-38l39-86h29l-59 117c-16 33-32 60-53 81-17 17-36 26-44 28l-7-24c7-3 18-7 28-15 11-8 22-20 30-35 2-3 2-5 1-7l-31-145z">
          <text:p/>
        </draw:path>
        <draw:path draw:style-name="gr16" draw:text-style-name="P10" draw:layer="layout" svg:width="0.231cm" svg:height="0.157cm" svg:x="1.38cm" svg:y="28.341cm" svg:viewBox="0 0 232 158" svg:d="M0 158l20-110c4-17 6-32 7-45h24l-4 29c15-21 34-32 54-32 25 0 36 15 37 34 14-22 34-34 57-34 17 0 37 11 37 40 0 7-1 18-3 26l-17 92h-25l16-90c1-6 2-13 2-20 0-16-6-26-23-26-19 0-42 22-48 56l-15 80h-26l17-91c1-7 2-13 2-19 0-13-4-26-23-26s-43 25-49 58l-14 78z">
          <text:p/>
        </draw:path>
        <draw:path draw:style-name="gr16" draw:text-style-name="P10" draw:layer="layout" svg:width="0.145cm" svg:height="0.161cm" svg:x="1.639cm" svg:y="28.341cm" svg:viewBox="0 0 146 162" svg:d="M27 97c0 25 15 44 37 44 31 0 55-40 55-76 0-19-9-44-36-44-33 0-56 41-56 76zM146 65c0 47-34 97-85 97-40 0-61-29-61-64 0-51 36-98 86-98 41 0 60 31 60 65z">
          <text:p/>
        </draw:path>
        <draw:path draw:style-name="gr16" draw:text-style-name="P10" draw:layer="layout" svg:width="0.113cm" svg:height="0.229cm" svg:x="1.806cm" svg:y="28.269cm" svg:viewBox="0 0 114 230" svg:d="M0 230l25-134h-21l4-21h21l1-8c4-21 12-41 25-53 11-9 25-14 38-14 10 0 17 2 21 4l-5 21c-5-2-10-3-16-3-21 0-31 21-37 46l-1 7h35l-4 21h-35l-25 134z">
          <text:p/>
        </draw:path>
        <draw:path draw:style-name="gr16" draw:text-style-name="P10" draw:layer="layout" svg:width="0.13cm" svg:height="0.161cm" svg:x="1.893cm" svg:y="28.341cm" svg:viewBox="0 0 131 162" svg:d="M81 21c-26 0-44 24-51 49 42 1 74-5 74-30 0-13-9-19-23-19zM111 149c-13 7-31 13-52 13-41 0-59-28-59-62 0-48 35-100 84-100 31 0 47 17 47 40 0 41-47 51-104 50-1 7 0 21 3 30 6 14 19 20 35 20 18 0 31-5 41-10z">
          <text:p/>
        </draw:path>
        <draw:path draw:style-name="gr16" draw:text-style-name="P10" draw:layer="layout" svg:width="0.162cm" svg:height="0.225cm" svg:x="2.014cm" svg:y="28.344cm" svg:viewBox="0 0 163 226" svg:d="M55 0l16 83c3 18 5 29 7 41 4-10 9-21 17-38l39-86h29l-59 117c-16 33-32 60-53 81-17 17-36 26-44 28l-7-24c7-3 18-7 28-15 11-8 22-20 30-35 2-3 2-5 1-7l-31-145z">
          <text:p/>
        </draw:path>
        <draw:path draw:style-name="gr16" draw:text-style-name="P10" draw:layer="layout" svg:width="0.159cm" svg:height="0.214cm" svg:x="2.251cm" svg:y="28.284cm" svg:viewBox="0 0 160 215" svg:d="M25 215l18-89-43-126h29l21 69c6 20 8 29 9 37h1c5-9 12-21 23-38l46-68h31l-91 126-17 89z">
          <text:p/>
        </draw:path>
        <draw:path draw:style-name="gr16" draw:text-style-name="P10" draw:layer="layout" svg:width="0.129cm" svg:height="0.161cm" svg:x="2.377cm" svg:y="28.341cm" svg:viewBox="0 0 130 162" svg:d="M80 21c-25 0-43 24-50 49 42 1 74-5 74-30 0-13-10-19-24-19zM110 149c-12 7-30 13-51 13-41 0-59-28-59-62 0-48 35-100 84-100 29 0 46 17 46 40 0 41-46 51-103 50-1 7 0 21 3 30 6 14 19 20 35 20 18 0 31-5 41-10z">
          <text:p/>
        </draw:path>
        <draw:path draw:style-name="gr16" draw:text-style-name="P10" draw:layer="layout" svg:width="0.138cm" svg:height="0.154cm" svg:x="2.527cm" svg:y="28.344cm" svg:viewBox="0 0 139 155" svg:d="M28 0l13 89c2 17 5 29 5 38h1c3-8 8-19 16-36l47-91h29l-85 155h-26l-28-155z">
          <text:p/>
        </draw:path>
        <draw:path draw:style-name="gr16" draw:text-style-name="P10" draw:layer="layout" svg:width="0.154cm" svg:height="0.223cm" svg:x="2.653cm" svg:y="28.341cm" svg:viewBox="0 0 155 224" svg:d="M126 26c-5-2-14-5-25-5-39 0-66 40-66 79-1 17 6 37 30 37 23 0 46-28 51-59zM7 193c9 6 25 10 42 10 26 0 46-13 55-54l5-24h-1c-13 22-32 33-53 33-32 0-48-26-48-53 0-53 39-105 98-105 18 0 38 5 50 11l-24 128c-6 32-15 55-31 69-15 13-36 16-53 16-20 0-38-4-47-10z">
          <text:p/>
        </draw:path>
        <draw:path draw:style-name="gr16" draw:text-style-name="P10" draw:layer="layout" svg:width="0.101cm" svg:height="0.157cm" svg:x="2.825cm" svg:y="28.341cm" svg:viewBox="0 0 102 158" svg:d="M0 158l19-100c3-20 6-40 7-55h24c-2 11-3 22-5 34h1c11-21 28-37 48-37 3 0 6 0 8 0l-5 27c-2-1-4-1-7-1-23 0-45 27-51 63l-13 69z">
          <text:p/>
        </draw:path>
        <draw:path draw:style-name="gr16" draw:text-style-name="P10" draw:layer="layout" svg:width="0.148cm" svg:height="0.161cm" svg:x="2.922cm" svg:y="28.341cm" svg:viewBox="0 0 149 162" svg:d="M119 23c-3-1-9-2-18-2-41 0-74 42-74 85 0 17 6 34 27 34 22 0 49-29 56-70zM102 158c0-9 1-24 3-40-18 32-39 44-61 44-27 0-44-22-44-51 0-55 39-111 107-111 15 0 31 2 42 6l-16 81c-5 27-7 54-6 71z">
          <text:p/>
        </draw:path>
        <draw:path draw:style-name="gr16" draw:text-style-name="P10" draw:layer="layout" svg:width="0.108cm" svg:height="0.16cm" svg:x="3.081cm" svg:y="28.341cm" svg:viewBox="0 0 109 161" svg:d="M7 131c8 5 21 10 33 10 18 0 30-12 30-25 0-12-6-20-22-28-18-10-28-24-28-41 0-26 23-47 56-47 14 0 26 4 33 7l-8 20c-6-3-16-6-27-6-16 0-27 9-27 23 0 11 7 19 21 26 17 10 28 24 28 41 0 32-26 50-58 50-16 0-31-5-38-10z">
          <text:p/>
        </draw:path>
        <draw:path draw:style-name="gr16" draw:text-style-name="P10" draw:layer="layout" svg:width="0.144cm" svg:height="0.225cm" svg:x="3.205cm" svg:y="28.273cm" svg:viewBox="0 0 145 226" svg:d="M0 226l44-226h26l-19 98h1c13-18 32-30 55-30 17 0 38 10 38 41 0 8-1 18-3 26l-17 91h-26l17-90c1-5 2-13 2-21 0-14-7-25-24-25-20 0-46 24-52 58l-15 78z">
          <text:p/>
        </draw:path>
        <draw:path draw:style-name="gr16" draw:text-style-name="P10" draw:layer="layout" svg:width="0.162cm" svg:height="0.225cm" svg:x="3.351cm" svg:y="28.344cm" svg:viewBox="0 0 163 226" svg:d="M55 0l16 83c3 18 5 29 7 41 4-10 9-21 17-38l40-86h28l-59 117c-16 33-32 60-53 81-17 17-36 26-44 28l-7-24c7-3 18-7 28-15 11-8 22-20 30-35 2-3 2-5 1-7l-31-145z">
          <text:p/>
        </draw:path>
        <draw:path draw:style-name="gr16" draw:text-style-name="P10" draw:layer="layout" svg:width="0.144cm" svg:height="0.157cm" svg:x="3.513cm" svg:y="28.341cm" svg:viewBox="0 0 145 158" svg:d="M0 158l20-110c4-17 6-32 8-45h23l-4 31h1c14-22 35-34 57-34 18 0 40 10 40 42 0 7-1 17-3 25l-18 91h-26l17-90c1-6 2-13 2-20 0-15-6-26-24-26-19 0-46 22-53 60l-14 76z">
          <text:p/>
        </draw:path>
        <draw:path draw:style-name="gr16" draw:text-style-name="P10" draw:layer="layout" svg:width="0.062cm" svg:height="0.079cm" svg:x="3.66cm" svg:y="28.458cm" svg:viewBox="0 0 63 80" svg:d="M0 80c10-19 24-53 32-77l31-3c-11 28-31 63-43 78z">
          <text:p/>
        </draw:path>
        <draw:path draw:style-name="gr16" draw:text-style-name="P10" draw:layer="layout" svg:width="0.149cm" svg:height="0.21cm" svg:x="3.798cm" svg:y="28.288cm" svg:viewBox="0 0 150 211" svg:d="M0 211l3-17 31-26c55-47 88-79 88-113 0-15-8-32-32-32-19 0-33 8-43 16l-6-20c14-11 35-19 54-19 40 0 55 26 55 52 0 43-41 82-90 122l-18 14h88l-4 23z">
          <text:p/>
        </draw:path>
        <draw:path draw:style-name="gr16" draw:text-style-name="P10" draw:layer="layout" svg:width="0.141cm" svg:height="0.214cm" svg:x="3.968cm" svg:y="28.288cm" svg:viewBox="0 0 142 215" svg:d="M26 144c0 23 5 49 30 49 39 0 60-85 60-127 0-16-2-45-28-45-36 0-62 72-62 123zM142 65c0 68-31 150-89 150-39 0-53-32-53-72 0-69 36-143 91-143 40 0 51 33 51 65z">
          <text:p/>
        </draw:path>
        <draw:polygon draw:style-name="gr16" draw:text-style-name="P10" draw:layer="layout" svg:width="0.069cm" svg:height="0.206cm" svg:x="4.164cm" svg:y="28.292cm" svg:viewBox="0 0 70 207" draw:points="39,26 3,45 0,23 48,0 70,0 31,207 4,207">
          <text:p/>
        </draw:polygon>
        <draw:path draw:style-name="gr16" draw:text-style-name="P10" draw:layer="layout" svg:width="0.142cm" svg:height="0.214cm" svg:x="4.28cm" svg:y="28.288cm" svg:viewBox="0 0 143 215" svg:d="M28 144c0 23 4 49 29 49 38 0 59-85 59-127 0-16-2-45-27-45-36 0-61 72-61 123zM143 65c0 68-32 150-90 150-39 0-53-32-53-72 0-69 37-143 92-143 39 0 51 33 51 65z">
          <text:p/>
        </draw:path>
        <draw:polygon draw:style-name="gr2" draw:text-style-name="P2" draw:layer="layout" svg:width="10.4cm" svg:height="6.9cm" svg:x="10.638cm" svg:y="7.939cm" svg:viewBox="0 0 10401 6901" draw:points="10401,6901 0,6901 0,0 10401,0">
          <text:p/>
        </draw:polygon>
        <draw:polygon draw:style-name="gr2" draw:text-style-name="P2" draw:layer="layout" svg:width="10.4cm" svg:height="6.9cm" svg:x="10.627cm" svg:y="0.908cm" svg:viewBox="0 0 10401 6901" draw:points="10401,6901 0,6901 0,0 10401,0">
          <text:p/>
        </draw:polygon>
        <draw:polygon draw:style-name="gr34" draw:text-style-name="P11" draw:layer="layout" svg:width="10.4cm" svg:height="2.326cm" svg:x="10.638cm" svg:y="7.939cm" svg:viewBox="0 0 10401 2327" draw:points="10401,2327 0,2327 0,0 10401,0">
          <text:p/>
        </draw:polygon>
        <draw:frame draw:style-name="gr9" draw:text-style-name="P8" draw:layer="layout" svg:width="0.849cm" svg:height="0.895cm" svg:x="8.729cm" svg:y="27.281cm">
          <draw:text-box>
            <text:p text:style-name="P4"><text:span text:style-name="T4">24</text:span></text:p>
          </draw:text-box>
        </draw:frame>
        <draw:path draw:style-name="gr2" draw:text-style-name="P2" draw:layer="layout" svg:width="1.619cm" svg:height="1.619cm" svg:x="11.524cm" svg:y="8.45cm" svg:viewBox="0 0 1620 1620" svg:d="M811 1509c-388 0-701-313-701-699 0-387 313-700 701-700 386 0 699 313 699 700 0 386-313 699-699 699zM811 0c-449 0-811 362-811 810s362 810 811 810c447 0 809-362 809-810s-362-810-809-810z">
          <text:p/>
        </draw:path>
        <draw:path draw:style-name="gr2" draw:text-style-name="P2" draw:layer="layout" svg:width="0.209cm" svg:height="0.209cm" svg:x="11.95cm" svg:y="9.007cm" svg:viewBox="0 0 210 210" svg:d="M105 0c-58 0-105 48-105 105 0 58 47 105 105 105s105-47 105-105c0-57-47-105-105-105z">
          <text:p/>
        </draw:path>
        <draw:path draw:style-name="gr2" draw:text-style-name="P2" draw:layer="layout" svg:width="0.209cm" svg:height="0.209cm" svg:x="12.508cm" svg:y="9.007cm" svg:viewBox="0 0 210 210" svg:d="M106 0c-59 0-106 48-106 105 0 58 47 105 106 105 58 0 104-47 104-105 0-57-46-105-104-105z">
          <text:p/>
        </draw:path>
        <draw:path draw:style-name="gr2" draw:text-style-name="P2" draw:layer="layout" svg:width="0.799cm" svg:height="0.381cm" svg:x="11.934cm" svg:y="9.369cm" svg:viewBox="0 0 800 382" svg:d="M746 0c-10 182-161 327-346 327s-336-145-346-327h-54c10 213 185 382 400 382s390-169 400-382z">
          <text:p/>
        </draw:path>
        <draw:frame draw:style-name="gr35" draw:text-style-name="P5" draw:layer="layout" svg:width="4.803cm" svg:height="1.792cm" svg:x="16.131cm" svg:y="8.925cm">
          <draw:text-box>
            <text:p text:style-name="P4"><text:span text:style-name="T1">EVENT</text:span></text:p>
          </draw:text-box>
        </draw:frame>
        <draw:frame draw:style-name="gr36" draw:text-style-name="P12" draw:layer="layout" svg:width="4.257cm" svg:height="0.7cm" svg:x="12.159cm" svg:y="10.93cm">
          <draw:text-box>
            <text:p text:style-name="P4"><text:span text:style-name="T5">GOOD RECRUIT</text:span></text:p>
          </draw:text-box>
        </draw:frame>
        <draw:frame draw:style-name="gr37" draw:text-style-name="P6" draw:layer="layout" svg:width="3.871cm" svg:height="0.568cm" svg:x="12.159cm" svg:y="11.699cm">
          <draw:text-box>
            <text:p text:style-name="P4"><text:span text:style-name="T2">New recruit is good. </text:span></text:p>
          </draw:text-box>
        </draw:frame>
        <draw:frame draw:style-name="gr38" draw:text-style-name="P6" draw:layer="layout" svg:width="6.5cm" svg:height="0.568cm" svg:x="12.159cm" svg:y="12.207cm">
          <draw:text-box>
            <text:p text:style-name="P4"><text:span text:style-name="T2">You may roll 2 dice now and add </text:span></text:p>
          </draw:text-box>
        </draw:frame>
        <draw:polygon draw:style-name="gr2" draw:text-style-name="P2" draw:layer="layout" svg:width="10.4cm" svg:height="6.9cm" svg:x="10.638cm" svg:y="14.97cm" svg:viewBox="0 0 10401 6901" draw:points="10401,6901 0,6901 0,0 10401,0">
          <text:p/>
        </draw:polygon>
        <draw:polygon draw:style-name="gr34" draw:text-style-name="P11" draw:layer="layout" svg:width="10.4cm" svg:height="2.326cm" svg:x="10.638cm" svg:y="14.97cm" svg:viewBox="0 0 10401 2327" draw:points="10401,2327 0,2327 0,0 10401,0">
          <text:p/>
        </draw:polygon>
        <draw:frame draw:style-name="gr39" draw:text-style-name="P6" draw:layer="layout" svg:width="2.648cm" svg:height="0.568cm" svg:x="12.159cm" svg:y="12.715cm">
          <draw:text-box>
            <text:p text:style-name="P4"><text:span text:style-name="T2">to the last roll.</text:span></text:p>
          </draw:text-box>
        </draw:frame>
        <draw:path draw:style-name="gr2" draw:text-style-name="P2" draw:layer="layout" svg:width="1.619cm" svg:height="1.619cm" svg:x="11.524cm" svg:y="15.481cm" svg:viewBox="0 0 1620 1620" svg:d="M811 1508c-388 0-701-313-701-699s313-699 701-699c386 0 699 313 699 699s-313 699-699 699zM811 0c-449 0-811 362-811 809 0 448 362 811 811 811 447 0 809-363 809-811 0-447-362-809-809-809z">
          <text:p/>
        </draw:path>
        <draw:path draw:style-name="gr2" draw:text-style-name="P2" draw:layer="layout" svg:width="0.209cm" svg:height="0.209cm" svg:x="11.95cm" svg:y="16.038cm" svg:viewBox="0 0 210 210" svg:d="M105 0c-58 0-105 47-105 105s47 105 105 105 105-47 105-105-47-105-105-105z">
          <text:p/>
        </draw:path>
        <draw:path draw:style-name="gr2" draw:text-style-name="P2" draw:layer="layout" svg:width="0.209cm" svg:height="0.209cm" svg:x="12.508cm" svg:y="16.038cm" svg:viewBox="0 0 210 210" svg:d="M106 0c-59 0-106 47-106 105s47 105 106 105c58 0 104-47 104-105s-46-105-104-105z">
          <text:p/>
        </draw:path>
        <draw:path draw:style-name="gr2" draw:text-style-name="P2" draw:layer="layout" svg:width="0.799cm" svg:height="0.381cm" svg:x="11.934cm" svg:y="16.4cm" svg:viewBox="0 0 800 382" svg:d="M746 0c-10 183-161 328-346 328s-336-145-346-328h-54c10 214 185 382 400 382s390-168 400-382z">
          <text:p/>
        </draw:path>
        <draw:frame draw:style-name="gr35" draw:text-style-name="P5" draw:layer="layout" svg:width="4.803cm" svg:height="1.792cm" svg:x="16.131cm" svg:y="15.956cm">
          <draw:text-box>
            <text:p text:style-name="P4"><text:span text:style-name="T1">EVENT</text:span></text:p>
          </draw:text-box>
        </draw:frame>
        <draw:frame draw:style-name="gr40" draw:text-style-name="P12" draw:layer="layout" svg:width="1.619cm" svg:height="0.7cm" svg:x="12.159cm" svg:y="17.961cm">
          <draw:text-box>
            <text:p text:style-name="P4"><text:span text:style-name="T5">GURU</text:span></text:p>
          </draw:text-box>
        </draw:frame>
        <draw:frame draw:style-name="gr41" draw:text-style-name="P6" draw:layer="layout" svg:width="4.892cm" svg:height="0.568cm" svg:x="12.159cm" svg:y="18.73cm">
          <draw:text-box>
            <text:p text:style-name="P4"><text:span text:style-name="T2">A guru visited your office. </text:span></text:p>
          </draw:text-box>
        </draw:frame>
        <draw:frame draw:style-name="gr42" draw:text-style-name="P6" draw:layer="layout" svg:width="6.538cm" svg:height="0.568cm" svg:x="12.159cm" svg:y="19.238cm">
          <draw:text-box>
            <text:p text:style-name="P4"><text:span text:style-name="T2">You may immediately remove one </text:span></text:p>
          </draw:text-box>
        </draw:frame>
        <draw:frame draw:style-name="gr43" draw:text-style-name="P6" draw:layer="layout" svg:width="5.759cm" svg:height="0.568cm" svg:x="12.159cm" svg:y="19.746cm">
          <draw:text-box>
            <text:p text:style-name="P4"><text:span text:style-name="T2">Problem card from the current </text:span></text:p>
          </draw:text-box>
        </draw:frame>
        <draw:polygon draw:style-name="gr2" draw:text-style-name="P2" draw:layer="layout" svg:width="10.4cm" svg:height="6.9cm" svg:x="10.638cm" svg:y="22.048cm" svg:viewBox="0 0 10401 6901" draw:points="10401,6901 0,6901 0,0 10401,0">
          <text:p/>
        </draw:polygon>
        <draw:polygon draw:style-name="gr34" draw:text-style-name="P11" draw:layer="layout" svg:width="10.4cm" svg:height="2.326cm" svg:x="10.638cm" svg:y="22.048cm" svg:viewBox="0 0 10401 2327" draw:points="10401,2327 0,2327 0,0 10401,0">
          <text:p/>
        </draw:polygon>
        <draw:frame draw:style-name="gr44" draw:text-style-name="P6" draw:layer="layout" svg:width="1.111cm" svg:height="0.568cm" svg:x="12.159cm" svg:y="20.254cm">
          <draw:text-box>
            <text:p text:style-name="P4"><text:span text:style-name="T2">Story.</text:span></text:p>
          </draw:text-box>
        </draw:frame>
        <draw:path draw:style-name="gr2" draw:text-style-name="P2" draw:layer="layout" svg:width="1.619cm" svg:height="1.619cm" svg:x="11.524cm" svg:y="22.559cm" svg:viewBox="0 0 1620 1620" svg:d="M811 1510c-388 0-701-313-701-700s313-700 701-700c386 0 699 313 699 700s-313 700-699 700zM811 0c-449 0-811 362-811 810s362 810 811 810c447 0 809-362 809-810s-362-810-809-810z">
          <text:p/>
        </draw:path>
        <draw:path draw:style-name="gr2" draw:text-style-name="P2" draw:layer="layout" svg:width="0.209cm" svg:height="0.209cm" svg:x="11.95cm" svg:y="23.116cm" svg:viewBox="0 0 210 210" svg:d="M105 0c-58 0-105 47-105 106 0 57 47 104 105 104s105-47 105-104c0-59-47-106-105-106z">
          <text:p/>
        </draw:path>
        <draw:path draw:style-name="gr2" draw:text-style-name="P2" draw:layer="layout" svg:width="0.209cm" svg:height="0.209cm" svg:x="12.508cm" svg:y="23.116cm" svg:viewBox="0 0 210 210" svg:d="M106 0c-59 0-106 47-106 106 0 57 47 104 106 104 58 0 104-47 104-104 0-59-46-106-104-106z">
          <text:p/>
        </draw:path>
        <draw:path draw:style-name="gr2" draw:text-style-name="P2" draw:layer="layout" svg:width="0.799cm" svg:height="0.381cm" svg:x="11.934cm" svg:y="23.479cm" svg:viewBox="0 0 800 382" svg:d="M746 0c-10 182-161 326-346 326s-336-144-346-326h-54c10 212 185 382 400 382s390-170 400-382z">
          <text:p/>
        </draw:path>
        <draw:frame draw:style-name="gr35" draw:text-style-name="P5" draw:layer="layout" svg:width="4.803cm" svg:height="1.792cm" svg:x="16.131cm" svg:y="23.035cm">
          <draw:text-box>
            <text:p text:style-name="P4"><text:span text:style-name="T1">EVENT</text:span></text:p>
          </draw:text-box>
        </draw:frame>
        <draw:frame draw:style-name="gr45" draw:text-style-name="P12" draw:layer="layout" svg:width="4.536cm" svg:height="0.7cm" svg:x="12.159cm" svg:y="25.039cm">
          <draw:text-box>
            <text:p text:style-name="P4"><text:span text:style-name="T5">VISIBLE EFFORT</text:span></text:p>
          </draw:text-box>
        </draw:frame>
        <draw:frame draw:style-name="gr46" draw:text-style-name="P6" draw:layer="layout" svg:width="4.68cm" svg:height="0.568cm" svg:x="12.159cm" svg:y="25.809cm">
          <draw:text-box>
            <text:p text:style-name="P4"><text:span text:style-name="T2">The boss acknowledges </text:span></text:p>
          </draw:text-box>
        </draw:frame>
        <draw:frame draw:style-name="gr47" draw:text-style-name="P6" draw:layer="layout" svg:width="6.386cm" svg:height="0.568cm" svg:x="12.159cm" svg:y="26.317cm">
          <draw:text-box>
            <text:p text:style-name="P4"><text:span text:style-name="T2">your effort. You may add 3 points </text:span></text:p>
          </draw:text-box>
        </draw:frame>
        <draw:polygon draw:style-name="gr34" draw:text-style-name="P11" draw:layer="layout" svg:width="10.4cm" svg:height="2.326cm" svg:x="10.627cm" svg:y="0.908cm" svg:viewBox="0 0 10401 2327" draw:points="10401,2327 0,2327 0,0 10401,0">
          <text:p/>
        </draw:polygon>
        <draw:frame draw:style-name="gr48" draw:text-style-name="P6" draw:layer="layout" svg:width="4.066cm" svg:height="0.568cm" svg:x="12.159cm" svg:y="26.825cm">
          <draw:text-box>
            <text:p text:style-name="P4"><text:span text:style-name="T2">to the previous result.</text:span></text:p>
          </draw:text-box>
        </draw:frame>
        <draw:path draw:style-name="gr2" draw:text-style-name="P2" draw:layer="layout" svg:width="1.62cm" svg:height="1.619cm" svg:x="11.513cm" svg:y="1.419cm" svg:viewBox="0 0 1621 1620" svg:d="M811 1509c-387 0-700-313-700-700 0-386 313-699 700-699 386 0 699 313 699 699 0 387-313 700-699 700zM811 0c-448 0-811 362-811 809 0 448 363 811 811 811 447 0 810-363 810-811 0-447-363-809-810-809z">
          <text:p/>
        </draw:path>
        <draw:path draw:style-name="gr2" draw:text-style-name="P2" draw:layer="layout" svg:width="0.209cm" svg:height="0.209cm" svg:x="11.939cm" svg:y="1.976cm" svg:viewBox="0 0 210 210" svg:d="M105 0c-57 0-105 47-105 104 0 58 48 106 105 106 58 0 105-48 105-106 0-57-47-104-105-104z">
          <text:p/>
        </draw:path>
        <draw:path draw:style-name="gr2" draw:text-style-name="P2" draw:layer="layout" svg:width="0.209cm" svg:height="0.209cm" svg:x="12.498cm" svg:y="1.976cm" svg:viewBox="0 0 210 210" svg:d="M105 0c-59 0-105 47-105 104 0 58 46 106 105 106 58 0 105-48 105-106 0-57-47-104-105-104z">
          <text:p/>
        </draw:path>
        <draw:path draw:style-name="gr2" draw:text-style-name="P2" draw:layer="layout" svg:width="0.8cm" svg:height="0.381cm" svg:x="11.923cm" svg:y="2.338cm" svg:viewBox="0 0 801 382" svg:d="M746 382c-10-182-161-327-346-327s-335 145-345 327h-55c10-212 185-382 400-382s390 170 401 382z">
          <text:p/>
        </draw:path>
        <draw:frame draw:style-name="gr35" draw:text-style-name="P5" draw:layer="layout" svg:width="4.803cm" svg:height="1.792cm" svg:x="16.12cm" svg:y="1.894cm">
          <draw:text-box>
            <text:p text:style-name="P4"><text:span text:style-name="T1">EVENT</text:span></text:p>
          </draw:text-box>
        </draw:frame>
        <draw:frame draw:style-name="gr49" draw:text-style-name="P12" draw:layer="layout" svg:width="5.103cm" svg:height="0.7cm" svg:x="12.148cm" svg:y="3.899cm">
          <draw:text-box>
            <text:p text:style-name="P4"><text:span text:style-name="T5">HEALTH PROBLEM</text:span></text:p>
          </draw:text-box>
        </draw:frame>
        <draw:frame draw:style-name="gr50" draw:text-style-name="P6" draw:layer="layout" svg:width="3.118cm" svg:height="0.568cm" svg:x="12.148cm" svg:y="4.668cm">
          <draw:text-box>
            <text:p text:style-name="P4"><text:span text:style-name="T2">Health problem. </text:span></text:p>
          </draw:text-box>
        </draw:frame>
        <draw:frame draw:style-name="gr15" draw:text-style-name="P9" draw:layer="layout" svg:width="0.499cm" svg:height="0.499cm" svg:x="11.093cm" svg:y="7.151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722cm" svg:y="7.301cm" svg:viewBox="0 0 157 215" draw:points="64,23 0,23 4,0 157,0 153,23 90,23 53,215 26,215">
          <text:p/>
        </draw:polygon>
        <draw:path draw:style-name="gr16" draw:text-style-name="P10" draw:layer="layout" svg:width="0.162cm" svg:height="0.225cm" svg:x="11.829cm" svg:y="7.361cm" svg:viewBox="0 0 163 226" svg:d="M56 0l15 83c4 18 6 29 7 41h1c4-10 8-21 16-38l40-86h28l-58 117c-17 34-32 61-53 82-17 17-36 25-45 27l-7-23c7-2 18-7 29-15 10-8 22-20 30-35 1-3 1-5 0-7l-30-146z">
          <text:p/>
        </draw:path>
        <draw:path draw:style-name="gr16" draw:text-style-name="P10" draw:layer="layout" svg:width="0.23cm" svg:height="0.157cm" svg:x="11.991cm" svg:y="7.358cm" svg:viewBox="0 0 231 158" svg:d="M0 158l20-110c3-17 5-32 7-45h23l-4 29h1c14-21 34-32 55-32 23 0 35 15 36 34 13-22 33-34 56-34 18 0 37 11 37 40 0 7 0 18-2 26l-17 92h-26l17-90c1-6 2-13 2-20 0-16-6-26-23-26-19 0-42 22-49 56l-14 80h-26l17-91c2-7 2-13 2-19 0-13-3-26-22-26-21 0-45 25-51 58l-14 78z">
          <text:p/>
        </draw:path>
        <draw:path draw:style-name="gr16" draw:text-style-name="P10" draw:layer="layout" svg:width="0.146cm" svg:height="0.161cm" svg:x="12.249cm" svg:y="7.358cm" svg:viewBox="0 0 147 162" svg:d="M28 97c0 26 14 44 37 44 31 0 54-40 54-77 0-18-8-43-36-43-33 0-55 40-55 76zM147 64c0 48-34 98-86 98-38 0-61-29-61-64 0-51 36-98 86-98 42 0 61 31 61 64z">
          <text:p/>
        </draw:path>
        <draw:path draw:style-name="gr16" draw:text-style-name="P10" draw:layer="layout" svg:width="0.114cm" svg:height="0.229cm" svg:x="12.416cm" svg:y="7.286cm" svg:viewBox="0 0 115 230" svg:d="M0 230l25-134h-20l4-21h20l2-8c4-21 11-41 25-53 10-9 24-14 37-14 11 0 18 2 22 4l-6 21c-4-2-9-3-16-3-20 0-32 21-36 46l-1 7h35l-4 21h-36l-25 134z">
          <text:p/>
        </draw:path>
        <draw:path draw:style-name="gr16" draw:text-style-name="P10" draw:layer="layout" svg:width="0.129cm" svg:height="0.161cm" svg:x="12.504cm" svg:y="7.358cm" svg:viewBox="0 0 130 162" svg:d="M80 21c-25 0-44 24-50 48 41 1 75-5 75-29 0-13-11-19-25-19zM110 149c-12 7-31 13-52 13-40 0-58-28-58-62 0-48 34-100 84-100 30 0 46 17 46 40 0 40-46 51-103 50-2 7-1 21 3 30 6 14 18 20 34 20 18 0 32-5 42-10z">
          <text:p/>
        </draw:path>
        <draw:path draw:style-name="gr16" draw:text-style-name="P10" draw:layer="layout" svg:width="0.162cm" svg:height="0.225cm" svg:x="12.625cm" svg:y="7.361cm" svg:viewBox="0 0 163 226" svg:d="M56 0l15 83c4 18 6 29 7 41h1c4-10 8-21 16-38l40-86h28l-58 117c-17 34-32 61-53 82-17 17-36 25-46 27l-6-23c6-2 18-7 29-15 10-8 22-20 30-35 1-3 1-5 0-7l-30-146z">
          <text:p/>
        </draw:path>
        <draw:path draw:style-name="gr16" draw:text-style-name="P10" draw:layer="layout" svg:width="0.158cm" svg:height="0.214cm" svg:x="12.862cm" svg:y="7.301cm" svg:viewBox="0 0 159 215" svg:d="M25 215l17-89-42-126h29l21 69c5 20 7 29 9 37 6-9 13-21 23-38l46-68h31l-91 126-17 89z">
          <text:p/>
        </draw:path>
        <draw:path draw:style-name="gr16" draw:text-style-name="P10" draw:layer="layout" svg:width="0.129cm" svg:height="0.161cm" svg:x="12.988cm" svg:y="7.358cm" svg:viewBox="0 0 130 162" svg:d="M81 21c-25 0-44 24-51 48 42 1 74-5 74-29 0-13-9-19-23-19zM110 149c-11 7-30 13-51 13-40 0-59-28-59-62 0-48 35-100 85-100 29 0 45 17 45 40 0 40-46 51-102 50-2 7-1 21 3 30 6 14 18 20 34 20 18 0 32-5 41-10z">
          <text:p/>
        </draw:path>
        <draw:path draw:style-name="gr16" draw:text-style-name="P10" draw:layer="layout" svg:width="0.138cm" svg:height="0.154cm" svg:x="13.138cm" svg:y="7.361cm" svg:viewBox="0 0 139 155" svg:d="M26 0l14 89c2 17 4 29 4 38h1c4-8 8-19 17-36l48-91h29l-87 155h-26l-26-155z">
          <text:p/>
        </draw:path>
        <draw:path draw:style-name="gr16" draw:text-style-name="P10" draw:layer="layout" svg:width="0.154cm" svg:height="0.223cm" svg:x="13.263cm" svg:y="7.358cm" svg:viewBox="0 0 155 224" svg:d="M127 26c-5-2-15-5-26-5-38 0-66 40-66 78 0 18 6 38 31 38 22 0 45-29 51-59zM7 193c10 6 25 10 41 10 27 0 47-13 56-54l5-24c-14 22-33 33-55 33-31 0-47-26-47-54 0-52 39-104 99-104 18 0 37 5 49 11l-23 128c-6 32-15 55-31 69-16 13-36 16-55 16s-36-4-46-10z">
          <text:p/>
        </draw:path>
        <draw:path draw:style-name="gr16" draw:text-style-name="P10" draw:layer="layout" svg:width="0.101cm" svg:height="0.157cm" svg:x="13.436cm" svg:y="7.358cm" svg:viewBox="0 0 102 158" svg:d="M0 158l18-100c4-20 6-40 8-55h24c-1 11-3 22-5 34h1c11-21 27-37 48-37 2 0 5 0 8 0l-6 27c-1-1-4-1-7-1-23 0-44 28-51 63l-12 69z">
          <text:p/>
        </draw:path>
        <draw:path draw:style-name="gr16" draw:text-style-name="P10" draw:layer="layout" svg:width="0.148cm" svg:height="0.161cm" svg:x="13.532cm" svg:y="7.358cm" svg:viewBox="0 0 149 162" svg:d="M120 23c-4-1-10-2-19-2-40 0-72 41-72 85 0 17 6 34 26 34 22 0 48-29 56-71zM102 158c0-9 2-24 4-40h-1c-16 32-38 44-59 44-28 0-46-22-46-51 0-55 41-111 108-111 15 0 31 2 41 6l-16 81c-5 27-7 54-6 71z">
          <text:p/>
        </draw:path>
        <draw:path draw:style-name="gr16" draw:text-style-name="P10" draw:layer="layout" svg:width="0.108cm" svg:height="0.16cm" svg:x="13.691cm" svg:y="7.358cm" svg:viewBox="0 0 109 161" svg:d="M8 131c7 5 20 10 33 10 18 0 29-12 29-25 0-12-5-20-22-28-17-11-27-25-27-41 0-26 23-47 55-47 15 0 28 4 33 8l-7 19c-5-3-15-6-28-6-15 0-27 9-27 23 0 11 7 18 21 25 19 10 30 25 30 42 0 32-27 50-59 50-17 0-32-5-39-10z">
          <text:p/>
        </draw:path>
        <draw:path draw:style-name="gr16" draw:text-style-name="P10" draw:layer="layout" svg:width="0.143cm" svg:height="0.225cm" svg:x="13.816cm" svg:y="7.29cm" svg:viewBox="0 0 144 226" svg:d="M0 226l42-226h27l-19 99c13-18 32-30 55-30 18 0 39 10 39 41 0 8 0 18-2 26l-18 90h-27l18-89c0-5 1-13 1-21 0-14-6-25-23-25-21 0-46 24-53 58l-14 77z">
          <text:p/>
        </draw:path>
        <draw:path draw:style-name="gr16" draw:text-style-name="P10" draw:layer="layout" svg:width="0.162cm" svg:height="0.225cm" svg:x="13.962cm" svg:y="7.361cm" svg:viewBox="0 0 163 226" svg:d="M55 0l15 83c4 18 6 29 7 41h1c4-10 8-21 16-38l41-86h28l-59 117c-17 34-32 61-53 82-17 17-36 25-45 27l-6-23c6-2 17-7 28-15 10-8 22-20 30-35 1-3 1-5 0-7l-30-146z">
          <text:p/>
        </draw:path>
        <draw:path draw:style-name="gr16" draw:text-style-name="P10" draw:layer="layout" svg:width="0.143cm" svg:height="0.157cm" svg:x="14.124cm" svg:y="7.358cm" svg:viewBox="0 0 144 158" svg:d="M0 158l20-110c3-17 6-32 7-45h24l-4 31c14-22 35-34 57-34 20 0 40 10 40 42 0 7-1 17-2 25l-18 91h-27l18-90c1-6 2-13 2-20 0-15-6-26-25-26s-45 22-52 60l-14 76z">
          <text:p/>
        </draw:path>
        <draw:path draw:style-name="gr16" draw:text-style-name="P10" draw:layer="layout" svg:width="0.063cm" svg:height="0.079cm" svg:x="14.27cm" svg:y="7.475cm" svg:viewBox="0 0 64 80" svg:d="M0 80c10-20 26-54 32-77l32-3c-12 27-31 62-42 78z">
          <text:p/>
        </draw:path>
        <draw:path draw:style-name="gr16" draw:text-style-name="P10" draw:layer="layout" svg:width="0.149cm" svg:height="0.21cm" svg:x="14.409cm" svg:y="7.305cm" svg:viewBox="0 0 150 211" svg:d="M0 211l3-17 32-26c55-47 87-80 87-114 0-15-8-31-32-31-18 0-33 8-42 15l-7-19c14-11 36-19 55-19 39 0 54 26 54 51 0 43-40 83-90 123l-17 14v1h87l-5 22z">
          <text:p/>
        </draw:path>
        <draw:path draw:style-name="gr16" draw:text-style-name="P10" draw:layer="layout" svg:width="0.142cm" svg:height="0.214cm" svg:x="14.578cm" svg:y="7.305cm" svg:viewBox="0 0 143 215" svg:d="M28 145c0 22 4 48 29 48 39 0 59-84 59-125 0-17-2-47-27-47-36 0-61 73-61 124zM143 66c0 68-32 149-90 149-39 0-53-32-53-71 0-69 37-144 92-144 39 0 51 33 51 66z">
          <text:p/>
        </draw:path>
        <draw:polygon draw:style-name="gr16" draw:text-style-name="P10" draw:layer="layout" svg:width="0.069cm" svg:height="0.206cm" svg:x="14.774cm" svg:y="7.309cm" svg:viewBox="0 0 70 207" draw:points="40,27 39,27 3,45 0,24 48,0 70,0 31,207 5,207">
          <text:p/>
        </draw:polygon>
        <draw:path draw:style-name="gr16" draw:text-style-name="P10" draw:layer="layout" svg:width="0.141cm" svg:height="0.214cm" svg:x="14.891cm" svg:y="7.305cm" svg:viewBox="0 0 142 215" svg:d="M26 145c0 22 4 48 29 48 39 0 60-84 60-125 0-17-2-47-28-47-36 0-61 73-61 124zM142 66c0 68-32 149-90 149-38 0-52-32-52-71 0-69 36-144 90-144 41 0 52 33 52 66z">
          <text:p/>
        </draw:path>
        <draw:frame draw:style-name="gr15" draw:text-style-name="P9" draw:layer="layout" svg:width="0.499cm" svg:height="0.499cm" svg:x="11.038cm" svg:y="14.096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668cm" svg:y="14.246cm" svg:viewBox="0 0 157 215" draw:points="62,23 0,23 4,0 157,0 153,23 89,23 53,215 26,215">
          <text:p/>
        </draw:polygon>
        <draw:path draw:style-name="gr16" draw:text-style-name="P10" draw:layer="layout" svg:width="0.162cm" svg:height="0.224cm" svg:x="11.774cm" svg:y="14.307cm" svg:viewBox="0 0 163 225" svg:d="M56 0l16 82c3 18 5 29 7 41h1c4-10 8-21 16-38l39-85h28l-57 116c-17 34-32 61-54 82-18 18-36 25-45 27l-7-23c7-2 18-6 29-15 10-8 21-20 30-35 2-3 2-4 0-7l-31-145z">
          <text:p/>
        </draw:path>
        <draw:path draw:style-name="gr16" draw:text-style-name="P10" draw:layer="layout" svg:width="0.231cm" svg:height="0.157cm" svg:x="11.936cm" svg:y="14.303cm" svg:viewBox="0 0 232 158" svg:d="M0 158l21-110c3-17 5-32 7-44h23l-4 28h1c14-21 33-32 54-32 23 0 34 15 36 34 14-22 34-34 57-34 18 0 37 11 37 40 0 7-1 18-2 27l-17 91h-26l16-88c2-6 3-15 3-21 0-17-6-27-24-27-19 0-43 22-49 57l-14 79h-26l17-90c2-8 2-14 2-20 0-13-3-26-23-26-19 0-43 25-49 59l-14 77z">
          <text:p/>
        </draw:path>
        <draw:path draw:style-name="gr16" draw:text-style-name="P10" draw:layer="layout" svg:width="0.145cm" svg:height="0.161cm" svg:x="12.195cm" svg:y="14.303cm" svg:viewBox="0 0 146 162" svg:d="M27 98c0 25 14 43 37 43 31 0 55-40 55-76 0-18-8-43-36-43-34 0-56 40-56 76zM146 65c0 48-33 97-85 97-40 0-61-29-61-63 0-51 35-99 86-99 42 0 60 32 60 65z">
          <text:p/>
        </draw:path>
        <draw:path draw:style-name="gr16" draw:text-style-name="P10" draw:layer="layout" svg:width="0.114cm" svg:height="0.229cm" svg:x="12.362cm" svg:y="14.231cm" svg:viewBox="0 0 115 230" svg:d="M0 230l26-133h-21l4-20h21l2-9c3-21 11-41 25-54 10-9 23-14 36-14 11 0 18 2 22 4l-6 22c-4-2-10-2-16-2-21 0-31 20-35 45l-2 8h34l-3 20h-35l-25 133z">
          <text:p/>
        </draw:path>
        <draw:path draw:style-name="gr16" draw:text-style-name="P10" draw:layer="layout" svg:width="0.129cm" svg:height="0.161cm" svg:x="12.45cm" svg:y="14.303cm" svg:viewBox="0 0 130 162" svg:d="M81 22c-25 0-44 24-52 48 43 1 75-5 75-29 0-12-9-19-23-19zM110 150c-11 6-30 12-51 12-41 0-59-28-59-62 0-47 35-100 85-100 29 0 45 18 45 41 0 40-46 51-104 50-1 6 0 21 5 29 6 14 18 20 34 20 18 0 32-5 41-10z">
          <text:p/>
        </draw:path>
        <draw:path draw:style-name="gr16" draw:text-style-name="P10" draw:layer="layout" svg:width="0.162cm" svg:height="0.224cm" svg:x="12.57cm" svg:y="14.307cm" svg:viewBox="0 0 163 225" svg:d="M56 0l16 82c3 18 5 29 7 41h1c4-10 8-21 16-38l39-85h28l-57 116c-17 34-33 61-54 82-18 18-36 25-45 27l-7-23c7-2 18-6 29-15 10-8 21-20 30-35 1-3 1-4 0-7l-31-145z">
          <text:p/>
        </draw:path>
        <draw:path draw:style-name="gr16" draw:text-style-name="P10" draw:layer="layout" svg:width="0.158cm" svg:height="0.214cm" svg:x="12.808cm" svg:y="14.246cm" svg:viewBox="0 0 159 215" svg:d="M24 215l17-90-41-125h28l20 69c6 20 8 28 9 36h1c5-9 14-21 24-37l46-68h31l-92 125-17 90z">
          <text:p/>
        </draw:path>
        <draw:path draw:style-name="gr16" draw:text-style-name="P10" draw:layer="layout" svg:width="0.129cm" svg:height="0.161cm" svg:x="12.934cm" svg:y="14.303cm" svg:viewBox="0 0 130 162" svg:d="M81 22c-26 0-45 24-52 48 43 1 75-5 75-29 0-12-9-19-23-19zM110 150c-12 6-30 12-51 12-42 0-59-28-59-62 0-47 34-100 85-100 29 0 45 18 45 41 0 40-46 51-104 50-1 6 0 21 3 29 7 14 19 20 36 20 18 0 32-5 41-10z">
          <text:p/>
        </draw:path>
        <draw:path draw:style-name="gr16" draw:text-style-name="P10" draw:layer="layout" svg:width="0.137cm" svg:height="0.153cm" svg:x="13.084cm" svg:y="14.307cm" svg:viewBox="0 0 138 154" svg:d="M26 0l13 87c3 18 5 29 5 38h1c4-8 8-18 17-36l46-89h30l-86 154h-26l-26-154z">
          <text:p/>
        </draw:path>
        <draw:path draw:style-name="gr16" draw:text-style-name="P10" draw:layer="layout" svg:width="0.154cm" svg:height="0.224cm" svg:x="13.209cm" svg:y="14.303cm" svg:viewBox="0 0 155 225" svg:d="M126 26c-5-2-15-5-26-5-38 0-65 41-65 79 0 18 6 37 29 37s46-28 53-59zM7 193c9 6 25 10 41 10 26 0 46-13 55-54l5-23c-14 21-33 32-54 32-31 0-47-26-47-53 0-53 38-105 98-105 19 0 38 5 50 11l-24 128c-6 33-14 55-31 69-16 13-37 17-54 17-19 0-37-5-46-11z">
          <text:p/>
        </draw:path>
        <draw:path draw:style-name="gr16" draw:text-style-name="P10" draw:layer="layout" svg:width="0.101cm" svg:height="0.157cm" svg:x="13.381cm" svg:y="14.303cm" svg:viewBox="0 0 102 158" svg:d="M0 158l20-100c4-20 6-40 8-54h23c-1 10-3 21-4 33h1c10-21 26-37 47-37 2 0 5 0 7 1l-5 26c-2-1-4-1-7-1-23 0-43 28-50 65l-13 67z">
          <text:p/>
        </draw:path>
        <draw:path draw:style-name="gr16" draw:text-style-name="P10" draw:layer="layout" svg:width="0.148cm" svg:height="0.161cm" svg:x="13.478cm" svg:y="14.303cm" svg:viewBox="0 0 149 162" svg:d="M119 24c-3-1-9-2-18-2-41 0-74 41-74 84 0 17 6 34 27 34 23 0 49-28 56-69zM102 158c0-9 2-24 4-39h-1c-17 32-38 43-61 43-27 0-44-22-44-51 0-54 40-111 108-111 14 0 30 3 41 6l-16 81c-5 27-7 54-6 71z">
          <text:p/>
        </draw:path>
        <draw:path draw:style-name="gr16" draw:text-style-name="P10" draw:layer="layout" svg:width="0.108cm" svg:height="0.16cm" svg:x="13.637cm" svg:y="14.303cm" svg:viewBox="0 0 109 161" svg:d="M8 132c7 4 21 9 34 9 17 0 29-11 29-25 0-12-6-19-22-28-18-10-28-24-28-40 0-26 24-48 56-48 14 0 26 4 32 8l-7 21c-5-4-15-7-27-7-16 0-27 10-27 23 0 11 7 18 21 26 17 9 29 23 29 40 0 32-26 50-59 50-17 0-32-5-39-10z">
          <text:p/>
        </draw:path>
        <draw:path draw:style-name="gr16" draw:text-style-name="P10" draw:layer="layout" svg:width="0.144cm" svg:height="0.225cm" svg:x="13.761cm" svg:y="14.235cm" svg:viewBox="0 0 145 226" svg:d="M0 226l44-226h27l-19 100c13-19 32-31 55-31 18 0 38 11 38 41 0 8-1 18-2 26l-17 90h-27l17-89c1-5 2-12 2-21 0-14-6-25-24-25-20 0-46 24-52 58l-15 77z">
          <text:p/>
        </draw:path>
        <draw:path draw:style-name="gr16" draw:text-style-name="P10" draw:layer="layout" svg:width="0.162cm" svg:height="0.224cm" svg:x="13.907cm" svg:y="14.307cm" svg:viewBox="0 0 163 225" svg:d="M57 0l15 82c3 18 5 29 7 41h1c4-10 8-21 16-38l39-85h28l-57 116c-17 34-33 61-53 82-18 18-37 25-46 27l-7-23c7-2 18-6 30-15 10-8 21-20 30-35 1-3 1-4 0-7l-31-145z">
          <text:p/>
        </draw:path>
        <draw:path draw:style-name="gr16" draw:text-style-name="P10" draw:layer="layout" svg:width="0.144cm" svg:height="0.157cm" svg:x="14.069cm" svg:y="14.303cm" svg:viewBox="0 0 145 158" svg:d="M0 158l22-110c3-17 5-32 7-44h23l-3 30c14-22 35-34 57-34 18 0 39 11 39 43 0 7-1 16-3 25l-17 90h-26l17-89c1-7 2-14 2-20 0-16-6-27-24-27-19 0-46 23-53 62l-14 74z">
          <text:p/>
        </draw:path>
        <draw:path draw:style-name="gr16" draw:text-style-name="P10" draw:layer="layout" svg:width="0.063cm" svg:height="0.08cm" svg:x="14.216cm" svg:y="14.42cm" svg:viewBox="0 0 64 81" svg:d="M0 81c10-20 25-54 32-78l32-3c-12 27-32 62-43 78z">
          <text:p/>
        </draw:path>
        <draw:path draw:style-name="gr16" draw:text-style-name="P10" draw:layer="layout" svg:width="0.149cm" svg:height="0.21cm" svg:x="14.354cm" svg:y="14.25cm" svg:viewBox="0 0 150 211" svg:d="M0 211l4-17 30-26c57-47 89-79 89-114 0-15-8-31-32-31-19 0-34 8-44 15l-6-19c14-11 36-19 56-19 38 0 53 26 53 51 0 45-40 83-90 123l-17 14v1h87l-4 22z">
          <text:p/>
        </draw:path>
        <draw:path draw:style-name="gr16" draw:text-style-name="P10" draw:layer="layout" svg:width="0.142cm" svg:height="0.214cm" svg:x="14.524cm" svg:y="14.25cm" svg:viewBox="0 0 143 215" svg:d="M27 145c0 22 4 48 29 48 39 0 60-85 60-126 0-17-2-45-27-45-37 0-62 72-62 123zM143 65c0 69-32 150-91 150-38 0-52-31-52-71 0-70 36-144 91-144 40 0 52 33 52 65z">
          <text:p/>
        </draw:path>
        <draw:polygon draw:style-name="gr16" draw:text-style-name="P10" draw:layer="layout" svg:width="0.069cm" svg:height="0.206cm" svg:x="14.72cm" svg:y="14.254cm" svg:viewBox="0 0 70 207" draw:points="40,27 39,27 3,44 0,23 48,0 70,0 31,207 5,207">
          <text:p/>
        </draw:polygon>
        <draw:path draw:style-name="gr16" draw:text-style-name="P10" draw:layer="layout" svg:width="0.141cm" svg:height="0.214cm" svg:x="14.837cm" svg:y="14.25cm" svg:viewBox="0 0 142 215" svg:d="M26 145c0 22 4 48 30 48 39 0 60-85 60-126 0-17-3-45-28-45-36 0-62 72-62 123zM142 65c0 69-32 150-90 150-39 0-52-31-52-71 0-70 36-144 91-144 39 0 51 33 51 65z">
          <text:p/>
        </draw:path>
        <draw:frame draw:style-name="gr15" draw:text-style-name="P9" draw:layer="layout" svg:width="0.499cm" svg:height="0.499cm" svg:x="11.057cm" svg:y="21.248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686cm" svg:y="21.398cm" svg:viewBox="0 0 157 215" draw:points="63,23 0,23 5,0 157,0 153,23 89,23 53,215 26,215">
          <text:p/>
        </draw:polygon>
        <draw:path draw:style-name="gr16" draw:text-style-name="P10" draw:layer="layout" svg:width="0.162cm" svg:height="0.224cm" svg:x="11.793cm" svg:y="21.458cm" svg:viewBox="0 0 163 225" svg:d="M56 0l15 83c4 18 6 29 7 40h1c4-9 8-20 16-37l40-86h28l-58 117c-17 33-32 61-53 82-18 17-37 25-46 26l-6-22c6-3 18-7 28-15 11-8 23-20 31-37 1-2 1-4 1-7l-32-144z">
          <text:p/>
        </draw:path>
        <draw:path draw:style-name="gr16" draw:text-style-name="P10" draw:layer="layout" svg:width="0.231cm" svg:height="0.157cm" svg:x="11.955cm" svg:y="21.455cm" svg:viewBox="0 0 232 158" svg:d="M0 158l20-110c3-17 5-32 7-45h23l-4 29h1c14-21 34-32 54-32 25 0 36 15 37 34 14-22 33-34 56-34 18 0 38 11 38 40 0 7-1 18-3 26l-17 92h-26l17-90c1-6 2-13 2-20 0-16-6-26-23-26-19 0-42 22-49 56l-15 80h-26l18-91c1-7 2-13 2-19 0-13-4-26-23-26s-44 25-50 58l-14 78z">
          <text:p/>
        </draw:path>
        <draw:path draw:style-name="gr16" draw:text-style-name="P10" draw:layer="layout" svg:width="0.146cm" svg:height="0.16cm" svg:x="12.213cm" svg:y="21.455cm" svg:viewBox="0 0 147 161" svg:d="M27 97c0 25 15 44 38 44 31 0 54-40 54-77 0-18-8-43-36-43-33 0-56 40-56 76zM147 64c0 48-34 97-86 97-39 0-61-28-61-63 0-52 35-98 86-98 42 0 61 31 61 64z">
          <text:p/>
        </draw:path>
        <draw:path draw:style-name="gr16" draw:text-style-name="P10" draw:layer="layout" svg:width="0.114cm" svg:height="0.229cm" svg:x="12.38cm" svg:y="21.383cm" svg:viewBox="0 0 115 230" svg:d="M0 230l26-134h-21l4-21h20l2-8c4-21 11-41 25-53 10-9 23-14 37-14 10 0 18 2 22 4l-6 21c-5-2-10-3-16-3-21 0-32 21-36 46l-1 7h34l-4 21h-34l-26 134z">
          <text:p/>
        </draw:path>
        <draw:path draw:style-name="gr16" draw:text-style-name="P10" draw:layer="layout" svg:width="0.129cm" svg:height="0.16cm" svg:x="12.468cm" svg:y="21.455cm" svg:viewBox="0 0 130 161" svg:d="M81 20c-25 0-44 25-50 50 41 1 74-6 74-30 0-13-10-20-24-20zM110 149c-11 7-30 12-50 12-41 0-60-27-60-61 0-48 35-100 85-100 29 0 45 17 45 39 0 42-45 52-102 51-1 7 0 21 3 30 6 14 18 20 34 20 18 0 32-5 42-10z">
          <text:p/>
        </draw:path>
        <draw:path draw:style-name="gr16" draw:text-style-name="P10" draw:layer="layout" svg:width="0.162cm" svg:height="0.224cm" svg:x="12.589cm" svg:y="21.458cm" svg:viewBox="0 0 163 225" svg:d="M56 0l15 83c4 18 6 29 7 40h1c4-9 8-20 16-37l40-86h28l-58 117c-17 33-32 61-53 82-18 17-37 25-46 26l-6-22c6-3 18-7 28-15s23-20 31-37c1-2 1-4 1-7l-32-144z">
          <text:p/>
        </draw:path>
        <draw:path draw:style-name="gr16" draw:text-style-name="P10" draw:layer="layout" svg:width="0.158cm" svg:height="0.214cm" svg:x="12.826cm" svg:y="21.398cm" svg:viewBox="0 0 159 215" svg:d="M24 215l17-89-41-126h28l21 69c6 19 8 28 10 36 6-9 13-21 23-37l47-68h30l-91 126-18 89z">
          <text:p/>
        </draw:path>
        <draw:path draw:style-name="gr16" draw:text-style-name="P10" draw:layer="layout" svg:width="0.129cm" svg:height="0.16cm" svg:x="12.952cm" svg:y="21.455cm" svg:viewBox="0 0 130 161" svg:d="M81 20c-25 0-45 25-52 50 43 1 75-6 75-30 0-13-9-20-23-20zM110 149c-11 7-30 12-51 12-41 0-59-27-59-61 0-48 34-100 85-100 29 0 45 17 45 39 0 42-45 52-103 51-2 7-1 21 3 30 6 14 19 20 35 20 18 0 32-5 41-10z">
          <text:p/>
        </draw:path>
        <draw:path draw:style-name="gr16" draw:text-style-name="P10" draw:layer="layout" svg:width="0.138cm" svg:height="0.154cm" svg:x="13.102cm" svg:y="21.458cm" svg:viewBox="0 0 139 155" svg:d="M27 0l13 89c2 17 4 29 5 38h1c3-9 7-19 16-36l47-91h30l-87 155h-25l-27-155z">
          <text:p/>
        </draw:path>
        <draw:path draw:style-name="gr16" draw:text-style-name="P10" draw:layer="layout" svg:width="0.155cm" svg:height="0.223cm" svg:x="13.227cm" svg:y="21.455cm" svg:viewBox="0 0 156 224" svg:d="M127 26c-5-2-15-5-26-5-39 0-66 40-66 79 0 17 6 37 30 37 22 0 46-29 52-58zM8 193c9 6 24 10 40 10 26 0 48-13 56-55l6-23h-1c-14 22-34 33-54 33-32 0-47-26-47-53 0-53 38-105 98-105 18 0 38 5 50 11l-24 128c-6 32-15 55-31 69-17 13-37 16-55 16s-36-4-46-10z">
          <text:p/>
        </draw:path>
        <draw:path draw:style-name="gr16" draw:text-style-name="P10" draw:layer="layout" svg:width="0.101cm" svg:height="0.157cm" svg:x="13.4cm" svg:y="21.455cm" svg:viewBox="0 0 102 158" svg:d="M0 158l18-100c4-20 6-40 8-55h23c-1 11-2 22-4 34h1c10-21 26-37 48-37 3 0 5 0 8 0l-5 26c-2 0-5 0-8 0-24 0-44 27-51 63l-12 69z">
          <text:p/>
        </draw:path>
        <draw:path draw:style-name="gr16" draw:text-style-name="P10" draw:layer="layout" svg:width="0.148cm" svg:height="0.16cm" svg:x="13.496cm" svg:y="21.455cm" svg:viewBox="0 0 149 161" svg:d="M120 23c-4-1-10-2-19-2-40 0-73 41-73 85 0 17 6 34 27 34 22 0 48-29 56-70zM102 158c0-9 2-24 4-40h-1c-16 32-37 43-60 43-28 0-45-21-45-50 0-55 40-111 108-111 15 0 31 2 41 5l-15 82c-5 27-7 54-7 71z">
          <text:p/>
        </draw:path>
        <draw:path draw:style-name="gr16" draw:text-style-name="P10" draw:layer="layout" svg:width="0.109cm" svg:height="0.16cm" svg:x="13.655cm" svg:y="21.455cm" svg:viewBox="0 0 110 161" svg:d="M9 131c7 5 20 10 33 10 18 0 29-12 29-25 0-12-5-20-22-29s-27-24-27-40c0-27 23-47 55-47 14 0 27 4 33 7l-8 20c-5-3-15-7-26-7-16 0-28 10-28 24 0 11 7 18 21 26 18 10 29 24 29 41 0 32-26 50-58 50-17 0-32-5-40-10z">
          <text:p/>
        </draw:path>
        <draw:path draw:style-name="gr16" draw:text-style-name="P10" draw:layer="layout" svg:width="0.144cm" svg:height="0.226cm" svg:x="13.78cm" svg:y="21.386cm" svg:viewBox="0 0 145 227" svg:d="M0 227l44-227h26l-19 99c14-18 32-30 55-30 18 0 39 10 39 42 0 8-1 18-3 26l-17 90h-27l18-89c1-5 2-13 2-21 0-14-7-26-24-26-21 0-46 25-53 59l-14 77z">
          <text:p/>
        </draw:path>
        <draw:path draw:style-name="gr16" draw:text-style-name="P10" draw:layer="layout" svg:width="0.163cm" svg:height="0.224cm" svg:x="13.926cm" svg:y="21.458cm" svg:viewBox="0 0 164 225" svg:d="M56 0l15 83c4 18 6 29 7 40h1c4-9 8-20 16-37l40-86h29l-59 117c-17 33-32 61-53 82-17 17-36 25-45 26l-7-22c7-3 18-7 29-15 10-8 22-20 30-37 1-2 1-4 1-7l-31-144z">
          <text:p/>
        </draw:path>
        <draw:path draw:style-name="gr16" draw:text-style-name="P10" draw:layer="layout" svg:width="0.143cm" svg:height="0.157cm" svg:x="14.088cm" svg:y="21.455cm" svg:viewBox="0 0 144 158" svg:d="M0 158l20-110c3-17 6-32 7-45h24l-4 30h1c13-21 34-33 56-33 19 0 40 10 40 42 0 7-1 17-2 25l-18 91h-27l17-90c1-6 2-13 2-20 0-15-6-26-24-26-19 0-45 22-52 60l-14 76z">
          <text:p/>
        </draw:path>
        <draw:path draw:style-name="gr16" draw:text-style-name="P10" draw:layer="layout" svg:width="0.063cm" svg:height="0.079cm" svg:x="14.234cm" svg:y="21.572cm" svg:viewBox="0 0 64 80" svg:d="M0 80c10-19 25-54 31-77l33-3c-13 27-32 63-43 78z">
          <text:p/>
        </draw:path>
        <draw:path draw:style-name="gr16" draw:text-style-name="P10" draw:layer="layout" svg:width="0.149cm" svg:height="0.21cm" svg:x="14.373cm" svg:y="21.402cm" svg:viewBox="0 0 150 211" svg:d="M0 211l3-17 31-26c56-47 88-79 88-113 0-15-8-31-32-31-18 0-34 8-43 15l-7-21c14-10 37-18 56-18 39 0 54 27 54 52 0 43-40 82-90 122l-18 14h88l-4 23z">
          <text:p/>
        </draw:path>
        <draw:path draw:style-name="gr16" draw:text-style-name="P10" draw:layer="layout" svg:width="0.141cm" svg:height="0.213cm" svg:x="14.543cm" svg:y="21.402cm" svg:viewBox="0 0 142 214" svg:d="M26 145c0 22 4 48 30 48 39 0 60-84 60-126 0-16-3-45-28-45-36 0-62 72-62 123zM142 66c0 68-32 148-90 148-39 0-52-31-52-70 0-69 36-144 91-144 39 0 51 34 51 66z">
          <text:p/>
        </draw:path>
        <draw:polygon draw:style-name="gr16" draw:text-style-name="P10" draw:layer="layout" svg:width="0.069cm" svg:height="0.206cm" svg:x="14.738cm" svg:y="21.406cm" svg:viewBox="0 0 70 207" draw:points="39,26 38,26 3,44 0,23 47,0 70,0 30,207 5,207">
          <text:p/>
        </draw:polygon>
        <draw:path draw:style-name="gr16" draw:text-style-name="P10" draw:layer="layout" svg:width="0.141cm" svg:height="0.213cm" svg:x="14.855cm" svg:y="21.402cm" svg:viewBox="0 0 142 214" svg:d="M27 145c0 22 5 48 29 48 39 0 60-84 60-126 0-16-2-45-28-45-36 0-61 72-61 123zM142 66c0 68-31 148-89 148-39 0-53-31-53-70 0-69 37-144 91-144 40 0 51 34 51 66z">
          <text:p/>
        </draw:path>
        <draw:frame draw:style-name="gr15" draw:text-style-name="P9" draw:layer="layout" svg:width="0.499cm" svg:height="0.499cm" svg:x="11.095cm" svg:y="28.284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725cm" svg:y="28.434cm" svg:viewBox="0 0 157 215" draw:points="63,23 0,23 4,0 157,0 152,23 90,23 52,215 26,215">
          <text:p/>
        </draw:polygon>
        <draw:path draw:style-name="gr16" draw:text-style-name="P10" draw:layer="layout" svg:width="0.162cm" svg:height="0.225cm" svg:x="11.831cm" svg:y="28.494cm" svg:viewBox="0 0 163 226" svg:d="M57 0l15 84c3 18 5 29 7 41 5-10 9-21 17-38l39-87h28l-58 118c-16 33-32 60-53 81-17 17-35 25-44 27l-8-23c8-3 19-7 30-15 10-8 21-20 29-35 2-3 2-5 1-7l-31-146z">
          <text:p/>
        </draw:path>
        <draw:path draw:style-name="gr16" draw:text-style-name="P10" draw:layer="layout" svg:width="0.231cm" svg:height="0.157cm" svg:x="11.993cm" svg:y="28.491cm" svg:viewBox="0 0 232 158" svg:d="M0 158l21-109c3-17 5-32 6-46h24l-4 30h1c14-21 33-33 55-33 23 0 34 16 35 35 14-22 34-35 57-35 17 0 37 12 37 41 0 7-1 18-2 26l-18 91h-25l16-89c1-6 2-13 2-20 0-16-6-26-23-26-19 0-42 22-48 56l-15 79h-25l17-90c1-7 2-13 2-19 0-13-3-26-23-26s-44 25-50 58l-14 77z">
          <text:p/>
        </draw:path>
        <draw:path draw:style-name="gr16" draw:text-style-name="P10" draw:layer="layout" svg:width="0.145cm" svg:height="0.161cm" svg:x="12.252cm" svg:y="28.491cm" svg:viewBox="0 0 146 162" svg:d="M28 97c0 25 14 44 36 44 31 0 55-40 55-77 0-18-8-43-36-43-33 0-55 40-55 76zM146 64c0 48-34 98-85 98-39 0-61-29-61-64 0-51 36-98 86-98 41 0 60 31 60 64z">
          <text:p/>
        </draw:path>
        <draw:path draw:style-name="gr16" draw:text-style-name="P10" draw:layer="layout" svg:width="0.113cm" svg:height="0.229cm" svg:x="12.419cm" svg:y="28.419cm" svg:viewBox="0 0 114 230" svg:d="M0 230l25-134h-21l5-21h20l1-8c4-21 12-41 26-53 9-9 24-14 37-14 11 0 18 2 21 4l-5 21c-4-2-10-3-16-3-21 0-32 21-36 46l-2 7h35l-4 21h-35l-25 134z">
          <text:p/>
        </draw:path>
        <draw:path draw:style-name="gr16" draw:text-style-name="P10" draw:layer="layout" svg:width="0.129cm" svg:height="0.161cm" svg:x="12.507cm" svg:y="28.491cm" svg:viewBox="0 0 130 162" svg:d="M80 21c-25 0-44 24-51 49 42 1 75-6 75-30 0-13-10-19-24-19zM110 149c-13 7-31 13-52 13-41 0-58-28-58-62 0-48 34-100 83-100 31 0 47 17 47 40 0 41-47 51-104 50-1 7 0 21 3 30 7 14 19 20 35 20 18 0 32-5 42-10z">
          <text:p/>
        </draw:path>
        <draw:path draw:style-name="gr16" draw:text-style-name="P10" draw:layer="layout" svg:width="0.162cm" svg:height="0.225cm" svg:x="12.627cm" svg:y="28.494cm" svg:viewBox="0 0 163 226" svg:d="M57 0l15 84c3 18 5 29 7 41 5-10 9-21 17-38l39-87h28l-58 118c-16 33-32 60-53 81-17 17-36 25-45 27l-7-23c7-3 19-7 29-15 11-8 22-20 30-35 2-3 2-5 1-7l-31-146z">
          <text:p/>
        </draw:path>
        <draw:path draw:style-name="gr16" draw:text-style-name="P10" draw:layer="layout" svg:width="0.159cm" svg:height="0.214cm" svg:x="12.864cm" svg:y="28.434cm" svg:viewBox="0 0 160 215" svg:d="M26 215l17-90-43-125h30l20 69c6 19 8 28 9 36h1c5-9 13-21 23-37l46-68h31l-91 125-17 90z">
          <text:p/>
        </draw:path>
        <draw:path draw:style-name="gr16" draw:text-style-name="P10" draw:layer="layout" svg:width="0.129cm" svg:height="0.161cm" svg:x="12.99cm" svg:y="28.491cm" svg:viewBox="0 0 130 162" svg:d="M82 21c-26 0-44 24-51 49 42 1 74-6 74-30 0-13-10-19-23-19zM111 149c-12 7-30 13-51 13-41 0-60-28-60-62 0-48 36-100 85-100 30 0 45 17 45 40 0 41-45 51-102 50-1 7 0 21 3 30 6 14 19 20 35 20 18 0 31-5 41-10z">
          <text:p/>
        </draw:path>
        <draw:path draw:style-name="gr16" draw:text-style-name="P10" draw:layer="layout" svg:width="0.138cm" svg:height="0.154cm" svg:x="13.14cm" svg:y="28.494cm" svg:viewBox="0 0 139 155" svg:d="M27 0l13 89c3 17 5 29 5 38h1c4-8 8-19 17-36l47-91h29l-86 155h-26l-27-155z">
          <text:p/>
        </draw:path>
        <draw:path draw:style-name="gr16" draw:text-style-name="P10" draw:layer="layout" svg:width="0.154cm" svg:height="0.223cm" svg:x="13.266cm" svg:y="28.491cm" svg:viewBox="0 0 155 224" svg:d="M126 26c-5-2-14-5-25-5-39 0-66 40-66 78-1 17 6 37 30 37 23 0 46-28 51-58zM7 193c9 6 25 10 41 10 27 0 47-13 56-55l5-24h-1c-13 22-32 33-54 33-31 0-47-26-47-53 0-52 38-104 99-104 17 0 37 5 49 11l-24 127c-6 33-15 56-31 70-15 13-36 16-54 16-19 0-37-4-46-10z">
          <text:p/>
        </draw:path>
        <draw:path draw:style-name="gr16" draw:text-style-name="P10" draw:layer="layout" svg:width="0.101cm" svg:height="0.157cm" svg:x="13.438cm" svg:y="28.491cm" svg:viewBox="0 0 102 158" svg:d="M0 158l19-99c3-20 6-40 7-56h25c-2 12-3 23-4 35h1c9-21 26-38 47-38 2 0 5 0 7 0l-5 28c-2-1-4-1-7-1-23 0-43 27-51 63l-13 68z">
          <text:p/>
        </draw:path>
        <draw:path draw:style-name="gr16" draw:text-style-name="P10" draw:layer="layout" svg:width="0.148cm" svg:height="0.161cm" svg:x="13.535cm" svg:y="28.491cm" svg:viewBox="0 0 149 162" svg:d="M119 23c-3-1-9-2-18-2-40 0-73 41-73 85 0 17 6 34 27 34 22 0 48-29 55-70zM102 158c0-9 2-24 3-40-17 32-38 44-60 44-27 0-45-22-45-51 0-55 40-111 107-111 15 0 31 2 42 6l-16 81c-5 27-7 54-6 71z">
          <text:p/>
        </draw:path>
        <draw:path draw:style-name="gr16" draw:text-style-name="P10" draw:layer="layout" svg:width="0.108cm" svg:height="0.16cm" svg:x="13.694cm" svg:y="28.491cm" svg:viewBox="0 0 109 161" svg:d="M7 131c8 5 21 10 33 10 18 0 30-12 30-25 0-12-6-20-22-28-18-10-28-25-28-41 0-26 24-47 57-47 14 0 26 4 32 7l-7 20c-6-3-15-6-28-6-16 0-27 9-27 23 0 11 7 18 21 26 18 10 30 24 30 41 0 32-27 50-60 50-16 0-31-5-38-10z">
          <text:p/>
        </draw:path>
        <draw:path draw:style-name="gr16" draw:text-style-name="P10" draw:layer="layout" svg:width="0.144cm" svg:height="0.225cm" svg:x="13.818cm" svg:y="28.423cm" svg:viewBox="0 0 145 226" svg:d="M0 226l43-226h26l-19 99h1c13-18 32-30 55-30 17 0 39 10 39 41 0 8-1 18-2 26l-19 90h-26l17-89c1-5 2-13 2-21 0-14-7-25-24-25-20 0-46 24-52 58l-14 77z">
          <text:p/>
        </draw:path>
        <draw:path draw:style-name="gr16" draw:text-style-name="P10" draw:layer="layout" svg:width="0.162cm" svg:height="0.225cm" svg:x="13.964cm" svg:y="28.494cm" svg:viewBox="0 0 163 226" svg:d="M55 0l16 84c3 18 5 29 7 41 5-10 9-21 17-38l40-87h28l-59 118c-16 33-32 60-53 81-17 17-36 25-44 27l-7-23c7-3 18-7 28-15 11-8 22-20 30-35 2-3 2-5 1-7l-31-146z">
          <text:p/>
        </draw:path>
        <draw:path draw:style-name="gr16" draw:text-style-name="P10" draw:layer="layout" svg:width="0.144cm" svg:height="0.157cm" svg:x="14.126cm" svg:y="28.491cm" svg:viewBox="0 0 145 158" svg:d="M0 158l20-109c4-17 6-32 8-46h23l-4 32h1c14-22 35-35 58-35 18 0 39 11 39 43 0 7-1 17-3 25l-17 90h-27l18-89c1-6 2-13 2-20 0-15-6-26-25-26s-46 22-53 60l-14 75z">
          <text:p/>
        </draw:path>
        <draw:path draw:style-name="gr16" draw:text-style-name="P10" draw:layer="layout" svg:width="0.062cm" svg:height="0.079cm" svg:x="14.273cm" svg:y="28.608cm" svg:viewBox="0 0 63 80" svg:d="M0 80c10-19 25-54 32-77l31-3c-11 27-31 63-42 78z">
          <text:p/>
        </draw:path>
        <draw:path draw:style-name="gr16" draw:text-style-name="P10" draw:layer="layout" svg:width="0.149cm" svg:height="0.21cm" svg:x="14.411cm" svg:y="28.438cm" svg:viewBox="0 0 150 211" svg:d="M0 211l3-17 32-26c55-47 88-80 88-114 0-15-8-31-32-31-19 0-33 8-43 15l-6-19c14-11 35-19 55-19 38 0 53 26 53 51 0 44-40 83-89 123l-18 14h87l-4 23z">
          <text:p/>
        </draw:path>
        <draw:path draw:style-name="gr16" draw:text-style-name="P10" draw:layer="layout" svg:width="0.142cm" svg:height="0.214cm" svg:x="14.581cm" svg:y="28.438cm" svg:viewBox="0 0 143 215" svg:d="M27 144c0 22 5 48 29 48 39 0 60-84 60-126 0-16-2-45-28-45-35 0-61 72-61 123zM143 65c0 68-32 150-90 150-38 0-53-33-53-72 0-69 37-143 91-143 40 0 52 33 52 65z">
          <text:p/>
        </draw:path>
        <draw:polygon draw:style-name="gr16" draw:text-style-name="P10" draw:layer="layout" svg:width="0.069cm" svg:height="0.206cm" svg:x="14.777cm" svg:y="28.442cm" svg:viewBox="0 0 70 207" draw:points="39,26 3,44 0,23 48,0 70,0 31,207 4,207">
          <text:p/>
        </draw:polygon>
        <draw:path draw:style-name="gr16" draw:text-style-name="P10" draw:layer="layout" svg:width="0.141cm" svg:height="0.214cm" svg:x="14.894cm" svg:y="28.438cm" svg:viewBox="0 0 142 215" svg:d="M26 144c0 22 4 48 29 48 39 0 60-84 60-126 0-16-3-45-28-45-36 0-61 72-61 123zM142 65c0 68-33 150-91 150-38 0-51-33-51-72 0-69 35-143 90-143 40 0 52 33 52 65z">
          <text:p/>
        </draw:path>
        <draw:frame draw:style-name="gr51" draw:text-style-name="P6" draw:layer="layout" svg:width="3.664cm" svg:height="0.568cm" svg:x="12.148cm" svg:y="5.176cm">
          <draw:text-box>
            <text:p text:style-name="P4"><text:span text:style-name="T2">Skip your next turn.</text:span></text:p>
          </draw:text-box>
        </draw:frame>
      </draw:page>
      <draw:page draw:name="page3" draw:style-name="dp1" draw:master-page-name="master-page51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4cm" svg:height="6.9cm" svg:x="0.174cm" svg:y="0.936cm" svg:viewBox="0 0 10401 6901" draw:points="10401,6901 0,6901 0,0 10401,0">
          <text:p/>
        </draw:polygon>
        <draw:polygon draw:style-name="gr34" draw:text-style-name="P11" draw:layer="layout" svg:width="10.4cm" svg:height="2.326cm" svg:x="0.174cm" svg:y="0.936cm" svg:viewBox="0 0 10401 2327" draw:points="10401,2327 0,2327 0,0 10401,0">
          <text:p/>
        </draw:polygon>
        <draw:path draw:style-name="gr2" draw:text-style-name="P2" draw:layer="layout" svg:width="1.619cm" svg:height="1.62cm" svg:x="1.06cm" svg:y="1.446cm" svg:viewBox="0 0 1620 1621" svg:d="M809 1510c-386 0-699-313-699-700 0-386 313-699 699-699 387 0 701 313 701 699 0 387-314 700-701 700zM809 0c-447 0-809 363-809 810 0 448 362 811 809 811 448 0 811-363 811-811 0-447-363-810-811-810z">
          <text:p/>
        </draw:path>
        <draw:path draw:style-name="gr2" draw:text-style-name="P2" draw:layer="layout" svg:width="0.208cm" svg:height="0.209cm" svg:x="1.486cm" svg:y="2.004cm" svg:viewBox="0 0 209 210" svg:d="M105 0c-59 0-105 46-105 104s46 106 105 106c58 0 104-48 104-106s-46-104-104-104z">
          <text:p/>
        </draw:path>
        <draw:path draw:style-name="gr2" draw:text-style-name="P2" draw:layer="layout" svg:width="0.209cm" svg:height="0.209cm" svg:x="2.044cm" svg:y="2.004cm" svg:viewBox="0 0 210 210" svg:d="M105 0c-58 0-105 46-105 104s47 106 105 106c59 0 105-48 105-106s-46-104-105-104z">
          <text:p/>
        </draw:path>
        <draw:path draw:style-name="gr2" draw:text-style-name="P2" draw:layer="layout" svg:width="0.799cm" svg:height="0.381cm" svg:x="1.47cm" svg:y="2.366cm" svg:viewBox="0 0 800 382" svg:d="M746 0c-11 183-161 328-347 328-184 0-335-145-345-328h-54c10 213 185 382 399 382 216 0 391-169 401-382z">
          <text:p/>
        </draw:path>
        <draw:frame draw:style-name="gr35" draw:text-style-name="P5" draw:layer="layout" svg:width="4.803cm" svg:height="1.792cm" svg:x="5.667cm" svg:y="1.922cm">
          <draw:text-box>
            <text:p text:style-name="P4"><text:span text:style-name="T1">EVENT</text:span></text:p>
          </draw:text-box>
        </draw:frame>
        <draw:frame draw:style-name="gr52" draw:text-style-name="P12" draw:layer="layout" svg:width="3.511cm" svg:height="0.7cm" svg:x="1.695cm" svg:y="3.927cm">
          <draw:text-box>
            <text:p text:style-name="P4"><text:span text:style-name="T5">HOME WORK</text:span></text:p>
          </draw:text-box>
        </draw:frame>
        <draw:frame draw:style-name="gr53" draw:text-style-name="P6" draw:layer="layout" svg:width="6.17cm" svg:height="0.568cm" svg:x="1.695cm" svg:y="4.696cm">
          <draw:text-box>
            <text:p text:style-name="P4"><text:span text:style-name="T2">You worked well at home, add 2 </text:span></text:p>
          </draw:text-box>
        </draw:frame>
        <draw:polygon draw:style-name="gr2" draw:text-style-name="P2" draw:layer="layout" svg:width="10.4cm" svg:height="6.9cm" svg:x="0.174cm" svg:y="8.013cm" svg:viewBox="0 0 10401 6901" draw:points="10401,6901 0,6901 0,0 10401,0">
          <text:p/>
        </draw:polygon>
        <draw:polygon draw:style-name="gr34" draw:text-style-name="P11" draw:layer="layout" svg:width="10.4cm" svg:height="2.326cm" svg:x="0.174cm" svg:y="8.013cm" svg:viewBox="0 0 10401 2327" draw:points="10401,2327 0,2327 0,0 10401,0">
          <text:p/>
        </draw:polygon>
        <draw:frame draw:style-name="gr54" draw:text-style-name="P6" draw:layer="layout" svg:width="4.019cm" svg:height="0.568cm" svg:x="1.695cm" svg:y="5.204cm">
          <draw:text-box>
            <text:p text:style-name="P4"><text:span text:style-name="T2">points to the last roll. </text:span></text:p>
          </draw:text-box>
        </draw:frame>
        <draw:path draw:style-name="gr2" draw:text-style-name="P2" draw:layer="layout" svg:width="1.619cm" svg:height="1.619cm" svg:x="1.06cm" svg:y="8.524cm" svg:viewBox="0 0 1620 1620" svg:d="M809 1510c-386 0-699-313-699-700 0-386 313-700 699-700 387 0 701 314 701 700 0 387-314 700-701 700zM809 0c-447 0-809 362-809 810s362 810 809 810c448 0 811-362 811-810s-363-810-811-810z">
          <text:p/>
        </draw:path>
        <draw:path draw:style-name="gr2" draw:text-style-name="P2" draw:layer="layout" svg:width="0.208cm" svg:height="0.209cm" svg:x="1.486cm" svg:y="9.081cm" svg:viewBox="0 0 209 210" svg:d="M105 0c-59 0-105 47-105 104 0 58 46 106 105 106 58 0 104-48 104-106 0-57-46-104-104-104z">
          <text:p/>
        </draw:path>
        <draw:path draw:style-name="gr2" draw:text-style-name="P2" draw:layer="layout" svg:width="0.209cm" svg:height="0.209cm" svg:x="2.044cm" svg:y="9.081cm" svg:viewBox="0 0 210 210" svg:d="M105 0c-58 0-105 47-105 104 0 58 47 106 105 106 59 0 105-48 105-106 0-57-46-104-105-104z">
          <text:p/>
        </draw:path>
        <draw:path draw:style-name="gr2" draw:text-style-name="P2" draw:layer="layout" svg:width="0.799cm" svg:height="0.381cm" svg:x="1.47cm" svg:y="9.444cm" svg:viewBox="0 0 800 382" svg:d="M746 0c-11 181-161 327-347 327-184 0-335-146-345-327h-54c10 212 185 382 399 382 216 0 391-170 401-382z">
          <text:p/>
        </draw:path>
        <draw:frame draw:style-name="gr35" draw:text-style-name="P5" draw:layer="layout" svg:width="4.803cm" svg:height="1.792cm" svg:x="5.667cm" svg:y="8.999cm">
          <draw:text-box>
            <text:p text:style-name="P4"><text:span text:style-name="T1">EVENT</text:span></text:p>
          </draw:text-box>
        </draw:frame>
        <draw:frame draw:style-name="gr55" draw:text-style-name="P12" draw:layer="layout" svg:width="1.683cm" svg:height="0.7cm" svg:x="1.695cm" svg:y="11.004cm">
          <draw:text-box>
            <text:p text:style-name="P4"><text:span text:style-name="T5">FAIRY</text:span></text:p>
          </draw:text-box>
        </draw:frame>
        <draw:frame draw:style-name="gr56" draw:text-style-name="P6" draw:layer="layout" svg:width="3.643cm" svg:height="0.568cm" svg:x="1.695cm" svg:y="11.773cm">
          <draw:text-box>
            <text:p text:style-name="P4"><text:span text:style-name="T2">A fairy helped you. </text:span></text:p>
          </draw:text-box>
        </draw:frame>
        <draw:frame draw:style-name="gr57" draw:text-style-name="P6" draw:layer="layout" svg:width="5.666cm" svg:height="0.568cm" svg:x="1.695cm" svg:y="12.281cm">
          <draw:text-box>
            <text:p text:style-name="P4"><text:span text:style-name="T2">A card in progress is instantly </text:span></text:p>
          </draw:text-box>
        </draw:frame>
        <draw:frame draw:style-name="gr15" draw:text-style-name="P9" draw:layer="layout" svg:width="0.499cm" svg:height="0.499cm" svg:x="0.606cm" svg:y="7.155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236cm" svg:y="7.305cm" svg:viewBox="0 0 157 215" draw:points="62,23 0,23 4,0 157,0 153,23 89,23 53,215 26,215">
          <text:p/>
        </draw:polygon>
        <draw:path draw:style-name="gr16" draw:text-style-name="P10" draw:layer="layout" svg:width="0.162cm" svg:height="0.224cm" svg:x="1.342cm" svg:y="7.366cm" svg:viewBox="0 0 163 225" svg:d="M57 0l15 82c3 18 5 29 7 41h1c4-10 8-21 16-38l39-85h28l-57 116c-17 35-32 61-53 82-18 18-37 25-46 27l-7-23c7-2 18-6 30-15 10-8 21-20 30-35 1-3 1-4 0-7l-31-145z">
          <text:p/>
        </draw:path>
        <draw:path draw:style-name="gr16" draw:text-style-name="P10" draw:layer="layout" svg:width="0.231cm" svg:height="0.157cm" svg:x="1.504cm" svg:y="7.362cm" svg:viewBox="0 0 232 158" svg:d="M0 158l21-110c3-17 5-32 7-44h23l-4 28h1c14-21 33-32 54-32 23 0 34 15 36 34 13-22 33-34 56-34 18 0 38 12 38 40 0 7-1 18-2 26l-18 92h-26l16-89c2-6 3-14 3-20 0-17-6-27-24-27-19 0-42 22-48 57l-14 79h-26l17-91c1-7 2-13 2-19 0-13-3-26-23-26-19 0-43 25-49 58l-14 78z">
          <text:p/>
        </draw:path>
        <draw:path draw:style-name="gr16" draw:text-style-name="P10" draw:layer="layout" svg:width="0.145cm" svg:height="0.161cm" svg:x="1.763cm" svg:y="7.362cm" svg:viewBox="0 0 146 162" svg:d="M27 98c0 25 14 43 37 43 31 0 55-40 55-77 0-18-8-43-36-43-34 0-56 40-56 77zM146 64c0 49-33 98-85 98-40 0-61-29-61-63 0-52 35-99 86-99 42 0 60 32 60 64z">
          <text:p/>
        </draw:path>
        <draw:path draw:style-name="gr16" draw:text-style-name="P10" draw:layer="layout" svg:width="0.114cm" svg:height="0.229cm" svg:x="1.93cm" svg:y="7.29cm" svg:viewBox="0 0 115 230" svg:d="M0 230l25-134h-20l4-20h20l2-9c3-21 11-41 26-53 10-9 23-14 36-14 11 0 18 2 22 4l-6 21c-4-1-10-2-16-2-21 0-31 20-35 45l-2 8h34l-3 20h-35l-26 134z">
          <text:p/>
        </draw:path>
        <draw:path draw:style-name="gr16" draw:text-style-name="P10" draw:layer="layout" svg:width="0.129cm" svg:height="0.161cm" svg:x="2.018cm" svg:y="7.362cm" svg:viewBox="0 0 130 162" svg:d="M80 21c-25 0-44 24-51 48 42 1 75-5 75-29 0-12-9-19-24-19zM110 150c-11 6-31 12-52 12-40 0-58-28-58-62 0-47 34-100 84-100 30 0 46 18 46 40 0 41-47 52-104 51-1 6 0 21 4 29 6 14 18 21 34 21 18 0 33-6 42-11z">
          <text:p/>
        </draw:path>
        <draw:path draw:style-name="gr16" draw:text-style-name="P10" draw:layer="layout" svg:width="0.162cm" svg:height="0.224cm" svg:x="2.138cm" svg:y="7.366cm" svg:viewBox="0 0 163 225" svg:d="M57 0l15 82c3 18 5 29 7 41h1c4-10 8-21 16-38l39-85h28l-57 116c-17 35-33 61-53 82-19 18-37 25-46 27l-7-23c7-2 18-6 29-15 11-8 22-20 31-35 1-3 1-4 0-7l-32-145z">
          <text:p/>
        </draw:path>
        <draw:path draw:style-name="gr16" draw:text-style-name="P10" draw:layer="layout" svg:width="0.158cm" svg:height="0.214cm" svg:x="2.376cm" svg:y="7.305cm" svg:viewBox="0 0 159 215" svg:d="M24 215l17-89-41-126h28l20 70c6 20 8 28 9 36h1c5-8 13-21 24-37l46-69h31l-92 126-17 89z">
          <text:p/>
        </draw:path>
        <draw:path draw:style-name="gr16" draw:text-style-name="P10" draw:layer="layout" svg:width="0.129cm" svg:height="0.161cm" svg:x="2.502cm" svg:y="7.362cm" svg:viewBox="0 0 130 162" svg:d="M80 21c-25 0-44 24-51 48 42 1 74-5 74-29 0-12-9-19-23-19zM109 150c-12 6-30 12-51 12-41 0-58-28-58-62 0-47 34-100 83-100 30 0 47 18 47 40 0 41-47 52-104 51-1 6 0 21 3 29 7 14 19 21 35 21 18 0 32-6 41-11z">
          <text:p/>
        </draw:path>
        <draw:path draw:style-name="gr16" draw:text-style-name="P10" draw:layer="layout" svg:width="0.137cm" svg:height="0.153cm" svg:x="2.652cm" svg:y="7.366cm" svg:viewBox="0 0 138 154" svg:d="M27 0l13 88c3 18 5 29 5 38h1c4-8 8-18 17-36l46-90h29l-85 154h-26l-27-154z">
          <text:p/>
        </draw:path>
        <draw:path draw:style-name="gr16" draw:text-style-name="P10" draw:layer="layout" svg:width="0.154cm" svg:height="0.224cm" svg:x="2.777cm" svg:y="7.362cm" svg:viewBox="0 0 155 225" svg:d="M126 26c-5-2-14-5-25-5-39 0-66 41-66 79 0 18 6 37 29 37 24 0 47-29 53-59zM7 193c9 6 25 10 41 10 27 0 47-13 56-54l5-23c-14 21-33 32-55 32-31 0-47-26-47-54 0-52 38-104 99-104 17 0 37 5 49 11l-24 128c-6 33-14 55-30 69-16 13-38 17-55 17-19 0-37-5-46-11z">
          <text:p/>
        </draw:path>
        <draw:path draw:style-name="gr16" draw:text-style-name="P10" draw:layer="layout" svg:width="0.101cm" svg:height="0.157cm" svg:x="2.949cm" svg:y="7.362cm" svg:viewBox="0 0 102 158" svg:d="M0 158l19-100c4-20 6-40 8-54h24c-1 10-3 21-4 33h1c10-21 26-37 47-37 2 0 5 0 7 1l-5 26c-2-1-4-1-7-1-23 0-43 28-50 64l-14 68z">
          <text:p/>
        </draw:path>
        <draw:path draw:style-name="gr16" draw:text-style-name="P10" draw:layer="layout" svg:width="0.148cm" svg:height="0.161cm" svg:x="3.046cm" svg:y="7.362cm" svg:viewBox="0 0 149 162" svg:d="M118 23c-3-1-9-2-18-2-40 0-73 41-73 85 0 17 6 34 27 34 22 0 48-28 55-70zM101 158c0-9 2-24 4-39h-1c-17 32-38 43-60 43-27 0-44-22-44-51 0-55 40-111 107-111 14 0 31 3 42 6l-17 81c-5 27-7 54-6 71z">
          <text:p/>
        </draw:path>
        <draw:path draw:style-name="gr16" draw:text-style-name="P10" draw:layer="layout" svg:width="0.108cm" svg:height="0.161cm" svg:x="3.205cm" svg:y="7.362cm" svg:viewBox="0 0 109 162" svg:d="M8 132c7 4 20 9 33 9 17 0 29-11 29-25 0-12-6-19-22-28-18-11-27-25-27-41 0-26 23-47 55-47 15 0 27 4 33 8l-7 20c-6-3-16-7-28-7-16 0-27 10-27 23 0 11 7 18 21 26 17 10 30 24 30 41 0 32-27 51-60 51-16-1-31-6-38-11z">
          <text:p/>
        </draw:path>
        <draw:path draw:style-name="gr16" draw:text-style-name="P10" draw:layer="layout" svg:width="0.144cm" svg:height="0.225cm" svg:x="3.329cm" svg:y="7.294cm" svg:viewBox="0 0 145 226" svg:d="M0 226l44-226h27l-19 100c13-19 32-31 55-31 18 0 38 11 38 41 0 8-1 19-2 26l-17 90h-27l17-89c1-5 2-12 2-21 0-14-6-25-24-25-20 0-46 24-52 58l-15 77z">
          <text:p/>
        </draw:path>
        <draw:path draw:style-name="gr16" draw:text-style-name="P10" draw:layer="layout" svg:width="0.162cm" svg:height="0.224cm" svg:x="3.475cm" svg:y="7.366cm" svg:viewBox="0 0 163 225" svg:d="M56 0l15 82c3 18 5 29 7 41 5-10 9-21 17-38l39-85h29l-58 116c-17 35-33 61-53 82-18 18-36 25-45 27l-7-23c7-2 18-6 29-15 10-8 21-20 30-35 1-3 1-4 0-7l-31-145z">
          <text:p/>
        </draw:path>
        <draw:path draw:style-name="gr16" draw:text-style-name="P10" draw:layer="layout" svg:width="0.144cm" svg:height="0.157cm" svg:x="3.637cm" svg:y="7.362cm" svg:viewBox="0 0 145 158" svg:d="M0 158l22-110c3-17 5-32 7-44h23l-3 30c14-22 35-34 57-34 18 0 39 11 39 43 0 7-1 16-3 24l-17 91h-26l17-90c1-6 2-13 2-19 0-16-6-27-24-27-19 0-46 23-53 61l-14 75z">
          <text:p/>
        </draw:path>
        <draw:path draw:style-name="gr16" draw:text-style-name="P10" draw:layer="layout" svg:width="0.063cm" svg:height="0.08cm" svg:x="3.784cm" svg:y="7.479cm" svg:viewBox="0 0 64 81" svg:d="M0 81c10-20 24-54 32-78l32-3c-12 27-32 63-44 78z">
          <text:p/>
        </draw:path>
        <draw:path draw:style-name="gr16" draw:text-style-name="P10" draw:layer="layout" svg:width="0.149cm" svg:height="0.21cm" svg:x="3.922cm" svg:y="7.309cm" svg:viewBox="0 0 150 211" svg:d="M0 211l4-17 30-26c56-47 88-80 88-114 0-15-8-31-32-31-18 0-33 8-43 15l-6-19c14-11 35-19 55-19 38 0 54 26 54 51 0 44-41 83-90 123l-17 14v1h86l-4 22z">
          <text:p/>
        </draw:path>
        <draw:path draw:style-name="gr16" draw:text-style-name="P10" draw:layer="layout" svg:width="0.142cm" svg:height="0.214cm" svg:x="4.092cm" svg:y="7.309cm" svg:viewBox="0 0 143 215" svg:d="M27 145c0 22 4 49 29 49 39 0 60-85 60-126 0-16-2-46-27-46-37 0-62 73-62 123zM143 66c0 68-32 149-91 149-38 0-52-31-52-71 0-69 36-144 91-144 40 0 52 33 52 66z">
          <text:p/>
        </draw:path>
        <draw:polygon draw:style-name="gr16" draw:text-style-name="P10" draw:layer="layout" svg:width="0.069cm" svg:height="0.206cm" svg:x="4.288cm" svg:y="7.313cm" svg:viewBox="0 0 70 207" draw:points="40,27 39,27 3,44 0,23 48,0 70,0 31,207 5,207">
          <text:p/>
        </draw:polygon>
        <draw:path draw:style-name="gr16" draw:text-style-name="P10" draw:layer="layout" svg:width="0.141cm" svg:height="0.214cm" svg:x="4.405cm" svg:y="7.309cm" svg:viewBox="0 0 142 215" svg:d="M26 145c0 22 4 49 30 49 39 0 60-85 60-126 0-16-3-46-28-46-36 0-62 73-62 123zM142 66c0 68-32 149-90 149-39 0-52-31-52-71 0-69 36-144 91-144 39 0 51 33 51 66z">
          <text:p/>
        </draw:path>
        <draw:frame draw:style-name="gr15" draw:text-style-name="P9" draw:layer="layout" svg:width="0.499cm" svg:height="0.499cm" svg:x="0.572cm" svg:y="14.173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202cm" svg:y="14.323cm" svg:viewBox="0 0 157 215" draw:points="62,23 0,23 4,0 157,0 152,23 89,23 52,215 26,215">
          <text:p/>
        </draw:polygon>
        <draw:path draw:style-name="gr16" draw:text-style-name="P10" draw:layer="layout" svg:width="0.162cm" svg:height="0.224cm" svg:x="1.308cm" svg:y="14.384cm" svg:viewBox="0 0 163 225" svg:d="M56 0l16 83c3 18 5 30 7 41 5-10 9-21 17-38l39-86h28l-57 118c-17 33-33 60-54 80-18 18-36 25-45 27l-7-23c7-2 18-6 29-15 10-7 21-20 30-35 1-3 1-4 0-7l-31-145z">
          <text:p/>
        </draw:path>
        <draw:path draw:style-name="gr16" draw:text-style-name="P10" draw:layer="layout" svg:width="0.231cm" svg:height="0.157cm" svg:x="1.47cm" svg:y="14.38cm" svg:viewBox="0 0 232 158" svg:d="M0 158l21-109c3-18 6-33 8-45h23l-4 29h1c14-22 33-33 54-33 23 0 34 15 35 35 14-23 34-34 57-35 17 0 37 12 37 41 0 7-1 17-2 26l-18 91h-25l16-89c2-6 3-14 3-20 0-16-7-27-24-27-19 0-42 22-48 57l-15 79h-25l17-91c1-7 2-12 2-18 0-13-3-27-23-27-19 0-43 26-49 58l-14 78z">
          <text:p/>
        </draw:path>
        <draw:path draw:style-name="gr16" draw:text-style-name="P10" draw:layer="layout" svg:width="0.145cm" svg:height="0.161cm" svg:x="1.729cm" svg:y="14.38cm" svg:viewBox="0 0 146 162" svg:d="M27 97c0 26 14 44 36 44 32 0 56-40 56-77 0-18-8-43-37-43-33 0-55 41-55 76zM146 64c0 49-33 98-86 98-39 0-60-29-60-64 0-51 35-98 86-98 41 0 60 32 60 64z">
          <text:p/>
        </draw:path>
        <draw:path draw:style-name="gr16" draw:text-style-name="P10" draw:layer="layout" svg:width="0.113cm" svg:height="0.229cm" svg:x="1.896cm" svg:y="14.308cm" svg:viewBox="0 0 114 230" svg:d="M0 230l25-134h-20l4-20h20l2-9c3-21 11-41 25-53 9-9 23-14 37-14 11 0 18 2 21 5l-5 21c-4-2-10-3-16-3-22 0-32 20-36 45l-2 8h35l-4 20h-35l-25 134z">
          <text:p/>
        </draw:path>
        <draw:path draw:style-name="gr16" draw:text-style-name="P10" draw:layer="layout" svg:width="0.129cm" svg:height="0.161cm" svg:x="1.984cm" svg:y="14.38cm" svg:viewBox="0 0 130 162" svg:d="M80 21c-25 0-44 24-51 48 42 1 74-5 74-29 0-12-9-19-23-19zM109 150c-11 6-30 12-51 12-41 0-58-28-58-63 0-46 34-99 84-99 29 0 46 18 46 40 0 40-47 51-104 50-1 7 0 22 4 30 6 14 18 21 34 21 18 0 32-6 41-11z">
          <text:p/>
        </draw:path>
        <draw:path draw:style-name="gr16" draw:text-style-name="P10" draw:layer="layout" svg:width="0.162cm" svg:height="0.224cm" svg:x="2.104cm" svg:y="14.384cm" svg:viewBox="0 0 163 225" svg:d="M56 0l16 83c3 18 5 30 7 41 5-10 9-21 17-38l39-86h28l-57 118c-17 33-33 60-55 80-17 18-35 25-44 27l-7-23c7-2 18-6 29-15 10-7 21-20 29-35 2-3 2-4 1-7l-31-145z">
          <text:p/>
        </draw:path>
        <draw:path draw:style-name="gr16" draw:text-style-name="P10" draw:layer="layout" svg:width="0.158cm" svg:height="0.214cm" svg:x="2.342cm" svg:y="14.323cm" svg:viewBox="0 0 159 215" svg:d="M24 215l17-88-41-127h28l20 70c6 19 8 27 9 36h1c5-9 13-21 23-37l47-69h31l-92 126-17 89z">
          <text:p/>
        </draw:path>
        <draw:path draw:style-name="gr16" draw:text-style-name="P10" draw:layer="layout" svg:width="0.129cm" svg:height="0.161cm" svg:x="2.468cm" svg:y="14.38cm" svg:viewBox="0 0 130 162" svg:d="M81 21c-26 0-44 24-51 48 42 1 74-5 74-29 0-12-9-19-23-19zM110 150c-12 6-30 12-51 12-42 0-59-28-59-63 0-46 35-99 84-99 30 0 46 18 46 40 0 40-46 51-104 50-1 7 0 22 4 30 6 14 19 21 35 21 18 0 31-6 41-11z">
          <text:p/>
        </draw:path>
        <draw:path draw:style-name="gr16" draw:text-style-name="P10" draw:layer="layout" svg:width="0.138cm" svg:height="0.153cm" svg:x="2.617cm" svg:y="14.384cm" svg:viewBox="0 0 139 154" svg:d="M27 0l13 88c3 18 5 30 5 38h1c4-8 8-18 18-36l46-90h29l-86 154h-26l-27-154z">
          <text:p/>
        </draw:path>
        <draw:path draw:style-name="gr16" draw:text-style-name="P10" draw:layer="layout" svg:width="0.154cm" svg:height="0.224cm" svg:x="2.743cm" svg:y="14.38cm" svg:viewBox="0 0 155 225" svg:d="M126 28c-5-3-14-5-26-5-39 0-65 40-65 78-1 17 6 36 29 36s47-28 52-58zM7 193c9 6 25 11 41 11 26 0 46-13 55-55l6-23h-1c-14 22-33 32-54 32-31 0-47-26-47-53 0-52 38-105 98-105 18 0 38 6 50 12l-24 127c-6 33-15 55-31 69-16 13-37 17-54 17-19 0-37-5-46-11z">
          <text:p/>
        </draw:path>
        <draw:path draw:style-name="gr16" draw:text-style-name="P10" draw:layer="layout" svg:width="0.101cm" svg:height="0.157cm" svg:x="2.915cm" svg:y="14.38cm" svg:viewBox="0 0 102 158" svg:d="M0 158l19-100c3-20 6-40 8-54h23c-2 11-3 21-4 33h1c9-21 27-37 48-37 2 0 5 1 7 1l-5 26c-2 0-4-1-7-1-23 0-44 28-51 64l-13 68z">
          <text:p/>
        </draw:path>
        <draw:path draw:style-name="gr16" draw:text-style-name="P10" draw:layer="layout" svg:width="0.148cm" svg:height="0.161cm" svg:x="3.012cm" svg:y="14.38cm" svg:viewBox="0 0 149 162" svg:d="M119 23c-3-1-9-2-18-2-40 0-73 41-73 85 0 18 6 34 27 34 22 0 48-28 55-70zM102 158c0-9 2-23 4-39h-1c-17 32-38 43-60 43-28 0-45-22-45-51 0-55 40-111 107-111 15 0 31 3 42 6l-16 80c-5 28-7 55-6 72z">
          <text:p/>
        </draw:path>
        <draw:path draw:style-name="gr16" draw:text-style-name="P10" draw:layer="layout" svg:width="0.108cm" svg:height="0.161cm" svg:x="3.171cm" svg:y="14.38cm" svg:viewBox="0 0 109 162" svg:d="M7 132c9 4 22 9 34 9 18 0 30-11 30-25 0-12-6-20-22-29-18-10-28-24-28-39 0-27 24-48 56-48 14 0 26 4 32 8l-7 20c-6-3-15-7-27-7-16 0-27 10-27 23 0 11 7 18 21 26 17 9 29 23 29 41 0 33-26 51-59 51-16-1-32-5-39-11z">
          <text:p/>
        </draw:path>
        <draw:path draw:style-name="gr16" draw:text-style-name="P10" draw:layer="layout" svg:width="0.144cm" svg:height="0.225cm" svg:x="3.295cm" svg:y="14.312cm" svg:viewBox="0 0 145 226" svg:d="M0 226l43-226h27l-20 99h1c13-19 33-31 56-31 17 0 38 11 38 42 0 7-1 18-2 25l-18 91h-26l17-89c1-6 2-13 2-22 0-14-7-25-24-25-20 0-47 24-53 58l-14 78z">
          <text:p/>
        </draw:path>
        <draw:path draw:style-name="gr16" draw:text-style-name="P10" draw:layer="layout" svg:width="0.162cm" svg:height="0.224cm" svg:x="3.441cm" svg:y="14.384cm" svg:viewBox="0 0 163 225" svg:d="M57 0l15 83c3 18 5 30 7 41 5-10 9-21 17-38l39-86h28l-58 118c-16 33-32 60-53 80-17 18-36 25-45 27l-7-23c7-2 18-6 30-15 10-7 21-20 29-35 2-3 2-4 1-7l-31-145z">
          <text:p/>
        </draw:path>
        <draw:path draw:style-name="gr16" draw:text-style-name="P10" draw:layer="layout" svg:width="0.144cm" svg:height="0.157cm" svg:x="3.603cm" svg:y="14.38cm" svg:viewBox="0 0 145 158" svg:d="M0 158l21-109c3-18 5-33 7-45h24l-3 30c14-22 35-34 57-34 18 0 39 11 39 43 0 7-1 16-3 25l-17 90h-26l17-89c1-6 2-14 2-20 0-15-6-27-24-27-19 0-46 23-54 61l-14 75z">
          <text:p/>
        </draw:path>
        <draw:path draw:style-name="gr16" draw:text-style-name="P10" draw:layer="layout" svg:width="0.062cm" svg:height="0.08cm" svg:x="3.75cm" svg:y="14.497cm" svg:viewBox="0 0 63 81" svg:d="M0 81c11-20 25-54 32-77l31-4c-11 27-31 63-42 78z">
          <text:p/>
        </draw:path>
        <draw:path draw:style-name="gr16" draw:text-style-name="P10" draw:layer="layout" svg:width="0.149cm" svg:height="0.209cm" svg:x="3.888cm" svg:y="14.328cm" svg:viewBox="0 0 150 210" svg:d="M0 210l4-18 31-26c56-46 88-78 88-112 0-15-8-32-32-32-18 0-33 8-43 15l-6-19c14-11 35-18 55-18 38 0 53 25 53 50 0 44-40 82-89 123l-17 13v1h86l-4 23z">
          <text:p/>
        </draw:path>
        <draw:path draw:style-name="gr16" draw:text-style-name="P10" draw:layer="layout" svg:width="0.142cm" svg:height="0.213cm" svg:x="4.058cm" svg:y="14.328cm" svg:viewBox="0 0 143 214" svg:d="M27 144c0 22 4 49 28 49 39 0 61-85 61-126 0-16-2-46-28-46-36 0-61 73-61 123zM143 65c0 68-32 149-91 149-38 0-52-31-52-71 0-68 36-143 90-143 41 0 53 32 53 65z">
          <text:p/>
        </draw:path>
        <draw:polygon draw:style-name="gr16" draw:text-style-name="P10" draw:layer="layout" svg:width="0.069cm" svg:height="0.206cm" svg:x="4.254cm" svg:y="14.331cm" svg:viewBox="0 0 70 207" draw:points="39,27 38,27 3,44 0,24 47,0 70,0 30,207 5,207">
          <text:p/>
        </draw:polygon>
        <draw:path draw:style-name="gr16" draw:text-style-name="P10" draw:layer="layout" svg:width="0.141cm" svg:height="0.213cm" svg:x="4.371cm" svg:y="14.328cm" svg:viewBox="0 0 142 214" svg:d="M26 144c0 22 4 49 29 49 40 0 61-85 61-126 0-16-3-46-28-46-37 0-62 73-62 123zM142 65c0 68-32 149-91 149-38 0-51-31-51-71 0-68 35-143 91-143 39 0 51 32 51 65z">
          <text:p/>
        </draw:path>
        <draw:polygon draw:style-name="gr2" draw:text-style-name="P2" draw:layer="layout" svg:width="10.4cm" svg:height="6.9cm" svg:x="0.162cm" svg:y="15.094cm" svg:viewBox="0 0 10401 6901" draw:points="10401,6901 0,6901 0,0 10401,0">
          <text:p/>
        </draw:polygon>
        <draw:polygon draw:style-name="gr34" draw:text-style-name="P11" draw:layer="layout" svg:width="10.4cm" svg:height="2.325cm" svg:x="0.162cm" svg:y="15.094cm" svg:viewBox="0 0 10401 2326" draw:points="10401,2326 0,2326 0,0 10401,0">
          <text:p/>
        </draw:polygon>
        <draw:frame draw:style-name="gr58" draw:text-style-name="P6" draw:layer="layout" svg:width="1.585cm" svg:height="0.568cm" svg:x="1.695cm" svg:y="12.789cm">
          <draw:text-box>
            <text:p text:style-name="P4"><text:span text:style-name="T2">finished.</text:span></text:p>
          </draw:text-box>
        </draw:frame>
        <draw:path draw:style-name="gr2" draw:text-style-name="P2" draw:layer="layout" svg:width="1.619cm" svg:height="1.62cm" svg:x="1.048cm" svg:y="15.604cm" svg:viewBox="0 0 1620 1621" svg:d="M810 1510c-386 0-699-314-699-700s313-699 699-699 700 313 700 699-314 700-700 700zM810 0c-447 0-810 363-810 810s363 811 810 811 810-364 810-811-363-810-810-810z">
          <text:p/>
        </draw:path>
        <draw:path draw:style-name="gr2" draw:text-style-name="P2" draw:layer="layout" svg:width="0.209cm" svg:height="0.209cm" svg:x="1.474cm" svg:y="16.161cm" svg:viewBox="0 0 210 210" svg:d="M105 0c-58 0-105 47-105 105s47 105 105 105 105-47 105-105-47-105-105-105z">
          <text:p/>
        </draw:path>
        <draw:path draw:style-name="gr2" draw:text-style-name="P2" draw:layer="layout" svg:width="0.209cm" svg:height="0.209cm" svg:x="2.033cm" svg:y="16.161cm" svg:viewBox="0 0 210 210" svg:d="M104 0c-57 0-104 47-104 105s47 105 104 105c59 0 106-47 106-105s-47-105-106-105z">
          <text:p/>
        </draw:path>
        <draw:path draw:style-name="gr2" draw:text-style-name="P2" draw:layer="layout" svg:width="0.8cm" svg:height="0.381cm" svg:x="1.458cm" svg:y="16.524cm" svg:viewBox="0 0 801 382" svg:d="M746 0c-10 183-161 327-346 327s-335-144-345-327h-55c10 213 185 382 400 382s391-169 401-382z">
          <text:p/>
        </draw:path>
        <draw:frame draw:style-name="gr35" draw:text-style-name="P5" draw:layer="layout" svg:width="4.803cm" svg:height="1.792cm" svg:x="5.655cm" svg:y="16.08cm">
          <draw:text-box>
            <text:p text:style-name="P4"><text:span text:style-name="T1">EVENT</text:span></text:p>
          </draw:text-box>
        </draw:frame>
        <draw:frame draw:style-name="gr59" draw:text-style-name="P12" draw:layer="layout" svg:width="3.49cm" svg:height="0.7cm" svg:x="1.683cm" svg:y="18.084cm">
          <draw:text-box>
            <text:p text:style-name="P4"><text:span text:style-name="T5">DOING WELL</text:span></text:p>
          </draw:text-box>
        </draw:frame>
        <draw:frame draw:style-name="gr60" draw:text-style-name="P6" draw:layer="layout" svg:width="3.287cm" svg:height="0.568cm" svg:x="1.683cm" svg:y="18.854cm">
          <draw:text-box>
            <text:p text:style-name="P4"><text:span text:style-name="T2">Things are going </text:span></text:p>
          </draw:text-box>
        </draw:frame>
        <draw:frame draw:style-name="gr61" draw:text-style-name="P6" draw:layer="layout" svg:width="2.876cm" svg:height="0.568cm" svg:x="1.683cm" svg:y="19.362cm">
          <draw:text-box>
            <text:p text:style-name="P4"><text:span text:style-name="T2">incredibly well. </text:span></text:p>
          </draw:text-box>
        </draw:frame>
        <draw:polygon draw:style-name="gr2" draw:text-style-name="P2" draw:layer="layout" svg:width="10.4cm" svg:height="6.9cm" svg:x="0.173cm" svg:y="22.16cm" svg:viewBox="0 0 10401 6901" draw:points="10401,6901 0,6901 0,0 10401,0">
          <text:p/>
        </draw:polygon>
        <draw:polygon draw:style-name="gr34" draw:text-style-name="P11" draw:layer="layout" svg:width="10.4cm" svg:height="2.326cm" svg:x="0.173cm" svg:y="22.16cm" svg:viewBox="0 0 10401 2327" draw:points="10401,2327 0,2327 0,0 10401,0">
          <text:p/>
        </draw:polygon>
        <draw:frame draw:style-name="gr62" draw:text-style-name="P6" draw:layer="layout" svg:width="3.88cm" svg:height="0.568cm" svg:x="1.683cm" svg:y="19.87cm">
          <draw:text-box>
            <text:p text:style-name="P4"><text:span text:style-name="T2">Add 4 to the last roll.</text:span></text:p>
          </draw:text-box>
        </draw:frame>
        <draw:path draw:style-name="gr2" draw:text-style-name="P2" draw:layer="layout" svg:width="1.619cm" svg:height="1.62cm" svg:x="1.059cm" svg:y="22.67cm" svg:viewBox="0 0 1620 1621" svg:d="M810 1510c-387 0-700-313-700-699 0-387 313-700 700-700 386 0 700 313 700 700 0 386-314 699-700 699zM810 0c-448 0-810 363-810 811 0 447 362 810 810 810 447 0 810-363 810-810 0-448-363-811-810-811z">
          <text:p/>
        </draw:path>
        <draw:path draw:style-name="gr2" draw:text-style-name="P2" draw:layer="layout" svg:width="0.209cm" svg:height="0.209cm" svg:x="1.485cm" svg:y="23.228cm" svg:viewBox="0 0 210 210" svg:d="M105 0c-59 0-105 47-105 104 0 58 46 106 105 106 58 0 105-48 105-106 0-57-47-104-105-104z">
          <text:p/>
        </draw:path>
        <draw:path draw:style-name="gr2" draw:text-style-name="P2" draw:layer="layout" svg:width="0.209cm" svg:height="0.209cm" svg:x="2.043cm" svg:y="23.228cm" svg:viewBox="0 0 210 210" svg:d="M105 0c-58 0-105 47-105 104 0 58 47 106 105 106 59 0 105-48 105-106 0-57-46-104-105-104z">
          <text:p/>
        </draw:path>
        <draw:path draw:style-name="gr2" draw:text-style-name="P2" draw:layer="layout" svg:width="0.799cm" svg:height="0.381cm" svg:x="1.469cm" svg:y="23.59cm" svg:viewBox="0 0 800 382" svg:d="M746 382c-10-182-161-327-346-327s-336 145-346 327h-54c10-212 185-382 400-382s390 170 400 382z">
          <text:p/>
        </draw:path>
        <draw:frame draw:style-name="gr35" draw:text-style-name="P5" draw:layer="layout" svg:width="4.803cm" svg:height="1.792cm" svg:x="5.666cm" svg:y="23.146cm">
          <draw:text-box>
            <text:p text:style-name="P4"><text:span text:style-name="T1">EVENT</text:span></text:p>
          </draw:text-box>
        </draw:frame>
        <draw:frame draw:style-name="gr63" draw:text-style-name="P12" draw:layer="layout" svg:width="2.889cm" svg:height="0.7cm" svg:x="1.694cm" svg:y="25.151cm">
          <draw:text-box>
            <text:p text:style-name="P4"><text:span text:style-name="T5">BIRTHDAY</text:span></text:p>
          </draw:text-box>
        </draw:frame>
        <draw:frame draw:style-name="gr64" draw:text-style-name="P6" draw:layer="layout" svg:width="6.572cm" svg:height="0.568cm" svg:x="1.694cm" svg:y="25.92cm">
          <draw:text-box>
            <text:p text:style-name="P4"><text:span text:style-name="T2">It’s your birthday today. Subtract 1 </text:span></text:p>
          </draw:text-box>
        </draw:frame>
        <draw:frame draw:style-name="gr15" draw:text-style-name="P9" draw:layer="layout" svg:width="0.499cm" svg:height="0.499cm" svg:x="0.601cm" svg:y="21.339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23cm" svg:y="21.489cm" svg:viewBox="0 0 157 215" draw:points="62,24 0,24 4,0 157,0 153,24 89,24 53,215 26,215">
          <text:p/>
        </draw:polygon>
        <draw:path draw:style-name="gr16" draw:text-style-name="P10" draw:layer="layout" svg:width="0.162cm" svg:height="0.224cm" svg:x="1.337cm" svg:y="21.55cm" svg:viewBox="0 0 163 225" svg:d="M56 0l15 83c4 18 6 30 7 41h1c4-10 8-21 16-38l40-86h28l-58 118c-17 33-32 60-53 80-17 18-37 25-46 27l-6-23c6-2 17-6 28-15 11-7 22-20 31-35 1-3 1-4 0-7l-31-145z">
          <text:p/>
        </draw:path>
        <draw:path draw:style-name="gr16" draw:text-style-name="P10" draw:layer="layout" svg:width="0.23cm" svg:height="0.157cm" svg:x="1.499cm" svg:y="21.546cm" svg:viewBox="0 0 231 158" svg:d="M0 158l20-108c3-19 5-34 7-46h23l-4 29h1c14-22 33-33 54-33 23 0 34 15 36 35 13-23 33-34 56-35 18 0 38 12 38 41 0 8-1 18-2 27l-18 90h-26l17-88c1-6 2-14 2-20 0-17-6-28-23-28-19 0-42 23-49 58l-14 78h-26l17-90c2-7 2-12 2-18 0-14-3-28-23-28-19 0-43 27-49 59l-14 77z">
          <text:p/>
        </draw:path>
        <draw:path draw:style-name="gr16" draw:text-style-name="P10" draw:layer="layout" svg:width="0.145cm" svg:height="0.161cm" svg:x="1.757cm" svg:y="21.546cm" svg:viewBox="0 0 146 162" svg:d="M27 97c0 25 14 44 37 44 32 0 55-41 55-77 0-18-8-43-36-43-34 0-56 41-56 76zM146 64c0 48-33 98-85 98-39 0-61-30-61-64 0-51 35-98 86-98 42 0 60 32 60 64z">
          <text:p/>
        </draw:path>
        <draw:path draw:style-name="gr16" draw:text-style-name="P10" draw:layer="layout" svg:width="0.114cm" svg:height="0.228cm" svg:x="1.924cm" svg:y="21.475cm" svg:viewBox="0 0 115 229" svg:d="M0 229l25-133h-20l4-20h20l2-10c4-21 11-40 26-53 10-9 23-13 36-13 11 0 18 1 22 4l-6 21c-4-2-10-3-16-3-21 0-31 20-35 45l-1 9h33l-3 20h-36l-25 133z">
          <text:p/>
        </draw:path>
        <draw:path draw:style-name="gr16" draw:text-style-name="P10" draw:layer="layout" svg:width="0.129cm" svg:height="0.161cm" svg:x="2.012cm" svg:y="21.546cm" svg:viewBox="0 0 130 162" svg:d="M80 21c-25 0-44 24-51 48 42 1 75-5 75-29 0-12-10-19-24-19zM110 150c-12 6-31 12-52 12-40 0-58-29-58-63 0-46 34-99 84-99 30 0 46 18 46 40 0 40-47 51-103 50-2 7-1 21 3 29 6 14 18 22 34 22 18 0 32-6 42-12z">
          <text:p/>
        </draw:path>
        <draw:path draw:style-name="gr16" draw:text-style-name="P10" draw:layer="layout" svg:width="0.162cm" svg:height="0.224cm" svg:x="2.133cm" svg:y="21.55cm" svg:viewBox="0 0 163 225" svg:d="M56 0l15 83c4 18 5 30 7 41h1c4-10 8-21 16-38l40-86h28l-58 118c-17 33-32 60-53 80-18 18-37 25-46 27l-6-23c6-2 17-6 28-15 10-7 22-20 31-35 1-3 1-4 0-7l-31-145z">
          <text:p/>
        </draw:path>
        <draw:path draw:style-name="gr16" draw:text-style-name="P10" draw:layer="layout" svg:width="0.158cm" svg:height="0.214cm" svg:x="2.37cm" svg:y="21.489cm" svg:viewBox="0 0 159 215" svg:d="M24 215l17-88-41-127h28l21 71c5 19 7 27 9 36 6-9 13-21 24-37l46-70h31l-92 126-17 89z">
          <text:p/>
        </draw:path>
        <draw:path draw:style-name="gr16" draw:text-style-name="P10" draw:layer="layout" svg:width="0.129cm" svg:height="0.161cm" svg:x="2.496cm" svg:y="21.546cm" svg:viewBox="0 0 130 162" svg:d="M80 21c-25 0-44 24-51 48 42 1 74-5 74-29 0-12-9-19-23-19zM109 150c-11 6-30 12-51 12-40 0-58-29-58-63 0-46 34-99 84-99 29 0 46 18 46 40 0 40-47 51-104 50-1 7 0 21 4 29 6 14 18 22 34 22 18 0 32-6 41-12z">
          <text:p/>
        </draw:path>
        <draw:path draw:style-name="gr16" draw:text-style-name="P10" draw:layer="layout" svg:width="0.137cm" svg:height="0.153cm" svg:x="2.646cm" svg:y="21.55cm" svg:viewBox="0 0 138 154" svg:d="M27 0l14 87c2 19 4 31 4 39h1c4-8 8-18 17-37l47-89h28l-85 154h-26l-27-154z">
          <text:p/>
        </draw:path>
        <draw:path draw:style-name="gr16" draw:text-style-name="P10" draw:layer="layout" svg:width="0.154cm" svg:height="0.224cm" svg:x="2.771cm" svg:y="21.546cm" svg:viewBox="0 0 155 225" svg:d="M126 27c-5-3-14-5-25-5-39 0-66 40-66 78 0 17 6 37 29 37 24 0 47-29 53-59zM7 192c10 7 25 12 41 12 26 0 47-14 56-56l5-23c-14 22-34 32-55 32-31 0-47-26-47-53 0-52 38-104 99-104 18 0 37 5 49 11l-23 127c-6 33-15 55-31 70-16 13-37 17-55 17-19 0-36-5-46-11z">
          <text:p/>
        </draw:path>
        <draw:path draw:style-name="gr16" draw:text-style-name="P10" draw:layer="layout" svg:width="0.101cm" svg:height="0.157cm" svg:x="2.943cm" svg:y="21.546cm" svg:viewBox="0 0 102 158" svg:d="M0 158l19-99c4-21 6-41 8-55h24c-1 11-3 21-4 33h1c10-21 26-37 47-37 2 0 5 1 7 1l-5 26c-2 0-4-1-7-1-23 0-43 29-50 65l-14 67z">
          <text:p/>
        </draw:path>
        <draw:path draw:style-name="gr16" draw:text-style-name="P10" draw:layer="layout" svg:width="0.148cm" svg:height="0.161cm" svg:x="3.04cm" svg:y="21.546cm" svg:viewBox="0 0 149 162" svg:d="M118 23c-3-1-9-2-18-2-40 0-72 42-72 84 0 18 6 35 26 35 22 0 48-29 56-70zM101 158c0-9 2-23 4-40h-1c-16 33-38 44-60 44-27 0-44-22-44-52 0-54 40-110 107-110 15 0 31 3 42 6l-17 80c-5 27-7 55-6 72z">
          <text:p/>
        </draw:path>
        <draw:path draw:style-name="gr16" draw:text-style-name="P10" draw:layer="layout" svg:width="0.108cm" svg:height="0.161cm" svg:x="3.199cm" svg:y="21.546cm" svg:viewBox="0 0 109 162" svg:d="M8 131c7 5 20 10 33 10 17 0 29-12 29-26 0-12-6-19-22-28-17-10-27-23-27-39 0-27 23-48 55-48 14 0 28 4 33 8l-7 20c-5-3-16-7-28-7-16 0-27 10-27 23 0 11 7 18 21 26 17 9 30 23 30 40 0 34-27 52-60 52-16-1-31-5-38-11z">
          <text:p/>
        </draw:path>
        <draw:path draw:style-name="gr16" draw:text-style-name="P10" draw:layer="layout" svg:width="0.144cm" svg:height="0.225cm" svg:x="3.323cm" svg:y="21.478cm" svg:viewBox="0 0 145 226" svg:d="M0 226l44-226h27l-19 100c13-19 32-31 55-31 18 0 38 11 38 42 0 7-1 18-2 25l-17 90h-27l17-88c1-6 2-13 2-22 0-14-6-25-23-25-21 0-46 24-53 58l-15 77z">
          <text:p/>
        </draw:path>
        <draw:path draw:style-name="gr16" draw:text-style-name="P10" draw:layer="layout" svg:width="0.161cm" svg:height="0.224cm" svg:x="3.47cm" svg:y="21.55cm" svg:viewBox="0 0 162 225" svg:d="M55 0l15 83c4 18 5 30 7 41h1c4-10 8-21 16-38l40-86h28l-58 118c-17 33-32 60-53 80-18 18-36 25-45 27l-6-23c6-2 17-6 28-15 10-7 21-20 30-35 1-3 1-4 0-7l-30-145z">
          <text:p/>
        </draw:path>
        <draw:path draw:style-name="gr16" draw:text-style-name="P10" draw:layer="layout" svg:width="0.144cm" svg:height="0.157cm" svg:x="3.631cm" svg:y="21.546cm" svg:viewBox="0 0 145 158" svg:d="M0 158l22-108c3-19 5-34 7-46h24l-4 30c14-22 35-34 57-34 19 0 39 11 39 44 0 7-1 16-3 25l-17 89h-26l17-88c1-6 2-13 2-20 0-16-6-28-24-28-19 0-46 24-53 62l-14 74z">
          <text:p/>
        </draw:path>
        <draw:path draw:style-name="gr16" draw:text-style-name="P10" draw:layer="layout" svg:width="0.063cm" svg:height="0.08cm" svg:x="3.778cm" svg:y="21.663cm" svg:viewBox="0 0 64 81" svg:d="M0 81c10-19 25-53 31-77l33-4c-12 28-32 64-44 79z">
          <text:p/>
        </draw:path>
        <draw:path draw:style-name="gr16" draw:text-style-name="P10" draw:layer="layout" svg:width="0.149cm" svg:height="0.209cm" svg:x="3.917cm" svg:y="21.494cm" svg:viewBox="0 0 150 210" svg:d="M0 210l3-17 32-26c55-47 87-79 87-113 0-15-8-32-32-32-18 0-33 8-42 15l-7-19c14-11 35-18 55-18 39 0 54 25 54 50 0 44-41 82-90 124l-17 13v1h87l-5 22z">
          <text:p/>
        </draw:path>
        <draw:path draw:style-name="gr16" draw:text-style-name="P10" draw:layer="layout" svg:width="0.142cm" svg:height="0.213cm" svg:x="4.086cm" svg:y="21.494cm" svg:viewBox="0 0 143 214" svg:d="M27 144c0 22 4 49 29 49 39 0 60-85 60-127 0-16-2-45-27-45-37 0-62 72-62 123zM143 64c0 69-32 150-91 150-38 0-52-31-52-71 0-69 36-143 92-143 39 0 51 32 51 64z">
          <text:p/>
        </draw:path>
        <draw:polygon draw:style-name="gr16" draw:text-style-name="P10" draw:layer="layout" svg:width="0.069cm" svg:height="0.206cm" svg:x="4.282cm" svg:y="21.497cm" svg:viewBox="0 0 70 207" draw:points="40,27 39,27 3,45 0,24 48,0 70,0 30,207 5,207">
          <text:p/>
        </draw:polygon>
        <draw:path draw:style-name="gr16" draw:text-style-name="P10" draw:layer="layout" svg:width="0.141cm" svg:height="0.213cm" svg:x="4.399cm" svg:y="21.494cm" svg:viewBox="0 0 142 214" svg:d="M26 144c0 22 4 49 30 49 39 0 60-85 60-127 0-16-2-45-28-45-36 0-62 72-62 123zM142 64c0 69-32 150-89 150-39 0-53-31-53-71 0-69 36-143 91-143 39 0 51 32 51 64z">
          <text:p/>
        </draw:path>
        <draw:frame draw:style-name="gr15" draw:text-style-name="P9" draw:layer="layout" svg:width="0.499cm" svg:height="0.499cm" svg:x="0.546cm" svg:y="28.32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176cm" svg:y="28.47cm" svg:viewBox="0 0 157 215" draw:points="62,23 0,23 4,0 157,0 152,23 89,23 52,215 26,215">
          <text:p/>
        </draw:polygon>
        <draw:path draw:style-name="gr16" draw:text-style-name="P10" draw:layer="layout" svg:width="0.162cm" svg:height="0.224cm" svg:x="1.282cm" svg:y="28.53cm" svg:viewBox="0 0 163 225" svg:d="M56 0l15 84c3 18 5 29 7 40 5-9 10-20 18-37l39-87h28l-57 118c-17 33-34 60-54 81-18 17-36 25-45 26l-7-22c7-3 18-7 29-15 10-8 21-20 30-36 1-2 1-4 0-7l-31-145z">
          <text:p/>
        </draw:path>
        <draw:path draw:style-name="gr16" draw:text-style-name="P10" draw:layer="layout" svg:width="0.231cm" svg:height="0.157cm" svg:x="1.444cm" svg:y="28.527cm" svg:viewBox="0 0 232 158" svg:d="M0 158l21-110c3-17 5-32 7-45h24l-5 29h1c15-21 34-32 55-32 23 0 34 15 35 34 14-22 34-34 57-34 17 0 37 11 37 40 0 7-1 18-2 26l-18 92h-25l16-90c2-6 3-13 3-20 0-16-7-26-24-26-19 0-42 22-48 56l-15 80h-25l17-91c1-7 2-13 2-19 0-13-3-26-23-26-19 0-44 25-50 58l-14 78z">
          <text:p/>
        </draw:path>
        <draw:path draw:style-name="gr16" draw:text-style-name="P10" draw:layer="layout" svg:width="0.145cm" svg:height="0.16cm" svg:x="1.703cm" svg:y="28.527cm" svg:viewBox="0 0 146 161" svg:d="M27 97c0 25 14 43 36 43 31 0 56-40 56-75 0-18-8-44-37-44-33 0-55 41-55 76zM146 65c0 47-33 96-86 96-39 0-60-28-60-63 0-51 35-98 85-98 42 0 61 31 61 65z">
          <text:p/>
        </draw:path>
        <draw:path draw:style-name="gr16" draw:text-style-name="P10" draw:layer="layout" svg:width="0.113cm" svg:height="0.229cm" svg:x="1.87cm" svg:y="28.455cm" svg:viewBox="0 0 114 230" svg:d="M0 230l25-134h-20l4-21h20l2-8c3-21 11-41 25-53 9-9 23-14 36-14 11 0 19 2 22 4l-5 21c-5-2-11-3-17-3-21 0-31 20-35 46l-2 7h34l-4 21h-34l-25 134z">
          <text:p/>
        </draw:path>
        <draw:path draw:style-name="gr16" draw:text-style-name="P10" draw:layer="layout" svg:width="0.129cm" svg:height="0.16cm" svg:x="1.958cm" svg:y="28.527cm" svg:viewBox="0 0 130 161" svg:d="M81 20c-25 0-44 26-51 50 42 1 74-5 74-29 0-14-9-21-23-21zM110 149c-11 7-30 12-51 12-42 0-59-28-59-61 0-47 35-100 85-100 29 0 45 17 45 40 0 41-46 51-103 50-2 7 0 21 4 29 6 14 18 21 34 21 18 0 32-5 41-10z">
          <text:p/>
        </draw:path>
        <draw:path draw:style-name="gr16" draw:text-style-name="P10" draw:layer="layout" svg:width="0.162cm" svg:height="0.224cm" svg:x="2.078cm" svg:y="28.53cm" svg:viewBox="0 0 163 225" svg:d="M56 0l15 84c3 18 5 29 7 40 5-9 9-20 17-37l40-87h28l-57 118c-18 33-34 60-55 81-17 17-35 25-44 26l-7-22c7-3 18-7 29-15 10-8 21-20 29-36 2-2 2-4 1-7l-31-145z">
          <text:p/>
        </draw:path>
        <draw:path draw:style-name="gr16" draw:text-style-name="P10" draw:layer="layout" svg:width="0.159cm" svg:height="0.214cm" svg:x="2.315cm" svg:y="28.47cm" svg:viewBox="0 0 160 215" svg:d="M25 215l17-89-42-126h29l20 69c6 19 8 28 9 37h1c5-10 13-22 23-38l46-68h32l-92 126-17 89z">
          <text:p/>
        </draw:path>
        <draw:path draw:style-name="gr16" draw:text-style-name="P10" draw:layer="layout" svg:width="0.128cm" svg:height="0.16cm" svg:x="2.442cm" svg:y="28.527cm" svg:viewBox="0 0 129 161" svg:d="M81 20c-26 0-45 26-52 50 43 1 75-5 75-29 0-14-9-21-23-21zM110 149c-12 7-30 12-51 12-42 0-59-28-59-61 0-47 34-100 84-100 30 0 45 17 45 40 0 41-45 51-103 50-1 7 0 21 3 29 6 14 19 21 36 21 18 0 31-5 41-10z">
          <text:p/>
        </draw:path>
        <draw:path draw:style-name="gr16" draw:text-style-name="P10" draw:layer="layout" svg:width="0.138cm" svg:height="0.154cm" svg:x="2.591cm" svg:y="28.53cm" svg:viewBox="0 0 139 155" svg:d="M27 0l13 89c3 17 5 29 5 38h1c4-9 8-19 17-36l47-91h29l-86 155h-26l-27-155z">
          <text:p/>
        </draw:path>
        <draw:path draw:style-name="gr16" draw:text-style-name="P10" draw:layer="layout" svg:width="0.154cm" svg:height="0.223cm" svg:x="2.717cm" svg:y="28.527cm" svg:viewBox="0 0 155 224" svg:d="M125 26c-5-2-14-5-25-5-39 0-65 40-65 78-1 17 6 38 29 38s46-30 51-59zM7 193c9 6 25 10 41 10 26 0 46-13 55-55l5-24h-1c-13 23-32 34-53 34-31 0-47-26-47-54 0-52 38-104 98-104 17 0 38 5 50 11l-25 128c-6 32-15 54-30 68-16 13-37 17-54 17-19 0-37-4-46-10z">
          <text:p/>
        </draw:path>
        <draw:path draw:style-name="gr16" draw:text-style-name="P10" draw:layer="layout" svg:width="0.101cm" svg:height="0.157cm" svg:x="2.889cm" svg:y="28.527cm" svg:viewBox="0 0 102 158" svg:d="M0 158l19-100c3-20 6-40 8-55h23c-2 11-3 22-4 34h1c9-21 26-37 48-37 2 0 5 0 7 0l-5 26c-2 0-4 0-8 0-23 0-43 27-50 63l-13 69z">
          <text:p/>
        </draw:path>
        <draw:path draw:style-name="gr16" draw:text-style-name="P10" draw:layer="layout" svg:width="0.148cm" svg:height="0.16cm" svg:x="2.986cm" svg:y="28.527cm" svg:viewBox="0 0 149 161" svg:d="M119 23c-3-1-9-2-18-2-40 0-74 42-74 85 0 17 6 34 28 34s48-29 55-70zM102 158c0-9 2-24 4-40h-1c-17 32-38 43-61 43-27 0-44-21-44-50 0-54 39-111 107-111 15 0 31 2 42 5l-16 82c-5 26-7 54-6 71z">
          <text:p/>
        </draw:path>
        <draw:path draw:style-name="gr16" draw:text-style-name="P10" draw:layer="layout" svg:width="0.108cm" svg:height="0.16cm" svg:x="3.145cm" svg:y="28.527cm" svg:viewBox="0 0 109 161" svg:d="M7 131c8 5 21 10 33 10 19 0 31-12 31-25 0-12-6-20-22-29-19-9-29-23-29-39 0-28 25-48 57-48 14 0 26 4 32 7l-7 20c-6-3-15-7-27-7-16 0-27 10-27 25 0 11 7 18 21 25 17 10 29 23 29 41 0 32-26 50-60 50-16 0-31-5-38-10z">
          <text:p/>
        </draw:path>
        <draw:path draw:style-name="gr16" draw:text-style-name="P10" draw:layer="layout" svg:width="0.144cm" svg:height="0.226cm" svg:x="3.269cm" svg:y="28.458cm" svg:viewBox="0 0 145 227" svg:d="M0 227l43-227h26l-19 100h1c13-19 32-30 56-30 17 0 38 10 38 41 0 8-1 18-2 26l-18 90h-26l17-89c1-5 2-13 2-21 0-14-7-25-24-25-21 0-47 23-53 58l-14 77z">
          <text:p/>
        </draw:path>
        <draw:path draw:style-name="gr16" draw:text-style-name="P10" draw:layer="layout" svg:width="0.162cm" svg:height="0.224cm" svg:x="3.415cm" svg:y="28.53cm" svg:viewBox="0 0 163 225" svg:d="M57 0l15 84c3 18 5 29 7 40 5-9 9-20 17-37l39-87h28l-58 118c-16 33-32 60-53 81-18 17-36 25-45 26l-7-22c7-3 18-7 29-15 10-8 22-20 30-36 2-2 2-4 1-7l-32-145z">
          <text:p/>
        </draw:path>
        <draw:path draw:style-name="gr16" draw:text-style-name="P10" draw:layer="layout" svg:width="0.144cm" svg:height="0.157cm" svg:x="3.577cm" svg:y="28.527cm" svg:viewBox="0 0 145 158" svg:d="M0 158l21-110c3-17 5-32 7-45h23l-3 30c14-21 36-33 58-33 18 0 39 10 39 42 0 7-1 17-3 25l-17 91h-26l17-90c1-6 2-13 2-20 0-15-6-26-24-26-19 0-47 22-54 60l-14 76z">
          <text:p/>
        </draw:path>
        <draw:path draw:style-name="gr16" draw:text-style-name="P10" draw:layer="layout" svg:width="0.062cm" svg:height="0.079cm" svg:x="3.724cm" svg:y="28.644cm" svg:viewBox="0 0 63 80" svg:d="M0 80c10-20 24-54 32-77l31-3c-11 27-31 62-43 78z">
          <text:p/>
        </draw:path>
        <draw:path draw:style-name="gr16" draw:text-style-name="P10" draw:layer="layout" svg:width="0.149cm" svg:height="0.21cm" svg:x="3.862cm" svg:y="28.474cm" svg:viewBox="0 0 150 211" svg:d="M0 211l4-18 30-25c57-47 89-79 89-114 0-15-8-31-32-31-18 0-34 8-44 14l-6-19c14-10 36-18 56-18 38 0 53 26 53 50 0 45-40 83-89 124l-18 14h87l-4 23z">
          <text:p/>
        </draw:path>
        <draw:path draw:style-name="gr16" draw:text-style-name="P10" draw:layer="layout" svg:width="0.142cm" svg:height="0.213cm" svg:x="4.032cm" svg:y="28.474cm" svg:viewBox="0 0 143 214" svg:d="M27 144c0 22 4 49 28 49 39 0 60-85 60-127 0-16-2-45-27-45-36 0-61 72-61 123zM143 65c0 67-33 149-91 149-38 0-52-31-52-71 0-69 36-143 90-143 41 0 53 33 53 65z">
          <text:p/>
        </draw:path>
        <draw:polygon draw:style-name="gr16" draw:text-style-name="P10" draw:layer="layout" svg:width="0.069cm" svg:height="0.207cm" svg:x="4.228cm" svg:y="28.477cm" svg:viewBox="0 0 70 208" draw:points="39,27 3,45 0,24 48,0 70,0 31,208 5,208">
          <text:p/>
        </draw:polygon>
        <draw:path draw:style-name="gr16" draw:text-style-name="P10" draw:layer="layout" svg:width="0.141cm" svg:height="0.213cm" svg:x="4.345cm" svg:y="28.474cm" svg:viewBox="0 0 142 214" svg:d="M26 144c0 22 4 49 29 49 39 0 61-85 61-127 0-16-3-45-29-45-36 0-61 72-61 123zM142 65c0 67-32 149-91 149-38 0-51-31-51-71 0-69 35-143 90-143 40 0 52 33 52 65z">
          <text:p/>
        </draw:path>
        <draw:polygon draw:style-name="gr2" draw:text-style-name="P2" draw:layer="layout" svg:width="10.399cm" svg:height="6.9cm" svg:x="10.639cm" svg:y="8.024cm" svg:viewBox="0 0 10400 6901" draw:points="10400,6901 0,6901 0,0 10400,0">
          <text:p/>
        </draw:polygon>
        <draw:polygon draw:style-name="gr34" draw:text-style-name="P11" draw:layer="layout" svg:width="10.399cm" svg:height="2.325cm" svg:x="10.639cm" svg:y="8.024cm" svg:viewBox="0 0 10400 2326" draw:points="10400,2326 0,2326 0,0 10400,0">
          <text:p/>
        </draw:polygon>
        <draw:frame draw:style-name="gr65" draw:text-style-name="P6" draw:layer="layout" svg:width="6.589cm" svg:height="0.568cm" svg:x="1.694cm" svg:y="26.428cm">
          <draw:text-box>
            <text:p text:style-name="P4"><text:span text:style-name="T2">point from everybody’s next result. </text:span></text:p>
          </draw:text-box>
        </draw:frame>
        <draw:path draw:style-name="gr2" draw:text-style-name="P2" draw:layer="layout" svg:width="1.619cm" svg:height="1.62cm" svg:x="11.525cm" svg:y="8.534cm" svg:viewBox="0 0 1620 1621" svg:d="M810 1510c-387 0-700-313-700-699s313-700 700-700 699 314 699 700-312 699-699 699zM810 0c-448 0-810 363-810 811 0 447 362 810 810 810s810-363 810-810c0-448-362-811-810-811z">
          <text:p/>
        </draw:path>
        <draw:path draw:style-name="gr2" draw:text-style-name="P2" draw:layer="layout" svg:width="0.208cm" svg:height="0.209cm" svg:x="11.951cm" svg:y="9.091cm" svg:viewBox="0 0 209 210" svg:d="M105 0c-58 0-105 47-105 105s47 105 105 105 104-47 104-105-46-105-104-105z">
          <text:p/>
        </draw:path>
        <draw:path draw:style-name="gr2" draw:text-style-name="P2" draw:layer="layout" svg:width="0.209cm" svg:height="0.209cm" svg:x="12.509cm" svg:y="9.091cm" svg:viewBox="0 0 210 210" svg:d="M106 0c-59 0-106 47-106 105s47 105 106 105c58 0 104-47 104-105s-46-105-104-105z">
          <text:p/>
        </draw:path>
        <draw:path draw:style-name="gr2" draw:text-style-name="P2" draw:layer="layout" svg:width="0.799cm" svg:height="0.381cm" svg:x="11.935cm" svg:y="9.454cm" svg:viewBox="0 0 800 382" svg:d="M745 382c-10-183-160-327-346-327-184 0-335 144-345 327h-54c10-213 185-382 399-382 216 0 391 169 401 382z">
          <text:p/>
        </draw:path>
        <draw:frame draw:style-name="gr35" draw:text-style-name="P5" draw:layer="layout" svg:width="4.803cm" svg:height="1.792cm" svg:x="16.132cm" svg:y="9.01cm">
          <draw:text-box>
            <text:p text:style-name="P4"><text:span text:style-name="T1">EVENT</text:span></text:p>
          </draw:text-box>
        </draw:frame>
        <draw:frame draw:style-name="gr66" draw:text-style-name="P12" draw:layer="layout" svg:width="5.107cm" svg:height="0.7cm" svg:x="12.16cm" svg:y="11.014cm">
          <draw:text-box>
            <text:p text:style-name="P4"><text:span text:style-name="T5">EMERGENCY CALL</text:span></text:p>
          </draw:text-box>
        </draw:frame>
        <draw:frame draw:style-name="gr67" draw:text-style-name="P6" draw:layer="layout" svg:width="3.732cm" svg:height="0.568cm" svg:x="12.16cm" svg:y="11.784cm">
          <draw:text-box>
            <text:p text:style-name="P4"><text:span text:style-name="T2">An emergency call. </text:span></text:p>
          </draw:text-box>
        </draw:frame>
        <draw:polygon draw:style-name="gr2" draw:text-style-name="P2" draw:layer="layout" svg:width="10.399cm" svg:height="6.9cm" svg:x="10.639cm" svg:y="15.076cm" svg:viewBox="0 0 10400 6901" draw:points="10400,6901 0,6901 0,0 10400,0">
          <text:p/>
        </draw:polygon>
        <draw:polygon draw:style-name="gr34" draw:text-style-name="P11" draw:layer="layout" svg:width="10.399cm" svg:height="2.326cm" svg:x="10.639cm" svg:y="15.076cm" svg:viewBox="0 0 10400 2327" draw:points="10400,2327 0,2327 0,0 10400,0">
          <text:p/>
        </draw:polygon>
        <draw:frame draw:style-name="gr68" draw:text-style-name="P6" draw:layer="layout" svg:width="4.773cm" svg:height="0.568cm" svg:x="12.16cm" svg:y="12.292cm">
          <draw:text-box>
            <text:p text:style-name="P4"><text:span text:style-name="T2">Everyone skips next turn.</text:span></text:p>
          </draw:text-box>
        </draw:frame>
        <draw:path draw:style-name="gr2" draw:text-style-name="P2" draw:layer="layout" svg:width="1.619cm" svg:height="1.619cm" svg:x="11.525cm" svg:y="15.587cm" svg:viewBox="0 0 1620 1620" svg:d="M810 1510c-387 0-700-314-700-701 0-386 313-699 700-699s699 313 699 699c0 387-312 701-699 701zM810 0c-448 0-810 362-810 809 0 448 362 811 810 811s810-363 810-811c0-447-362-809-810-809z">
          <text:p/>
        </draw:path>
        <draw:path draw:style-name="gr2" draw:text-style-name="P2" draw:layer="layout" svg:width="0.208cm" svg:height="0.209cm" svg:x="11.951cm" svg:y="16.144cm" svg:viewBox="0 0 209 210" svg:d="M105 0c-58 0-105 47-105 104 0 58 47 106 105 106s104-48 104-106c0-57-46-104-104-104z">
          <text:p/>
        </draw:path>
        <draw:path draw:style-name="gr2" draw:text-style-name="P2" draw:layer="layout" svg:width="0.209cm" svg:height="0.209cm" svg:x="12.509cm" svg:y="16.144cm" svg:viewBox="0 0 210 210" svg:d="M106 0c-59 0-106 47-106 104 0 58 47 106 106 106 58 0 104-48 104-106 0-57-46-104-104-104z">
          <text:p/>
        </draw:path>
        <draw:path draw:style-name="gr2" draw:text-style-name="P2" draw:layer="layout" svg:width="0.799cm" svg:height="0.381cm" svg:x="11.935cm" svg:y="16.507cm" svg:viewBox="0 0 800 382" svg:d="M745 382c-10-182-160-327-346-327-184 0-335 145-345 327h-54c10-213 185-382 399-382 216 0 391 169 401 382z">
          <text:p/>
        </draw:path>
        <draw:frame draw:style-name="gr35" draw:text-style-name="P5" draw:layer="layout" svg:width="4.803cm" svg:height="1.792cm" svg:x="16.132cm" svg:y="16.062cm">
          <draw:text-box>
            <text:p text:style-name="P4"><text:span text:style-name="T1">EVENT</text:span></text:p>
          </draw:text-box>
        </draw:frame>
        <draw:frame draw:style-name="gr69" draw:text-style-name="P12" draw:layer="layout" svg:width="6.966cm" svg:height="0.7cm" svg:x="12.16cm" svg:y="18.067cm">
          <draw:text-box>
            <text:p text:style-name="P4"><text:span text:style-name="T5">REQUIREMENTS CHANGE</text:span></text:p>
          </draw:text-box>
        </draw:frame>
        <draw:frame draw:style-name="gr70" draw:text-style-name="P6" draw:layer="layout" svg:width="6.174cm" svg:height="0.568cm" svg:x="12.16cm" svg:y="18.836cm">
          <draw:text-box>
            <text:p text:style-name="P4"><text:span text:style-name="T2">PO decided to make changes to </text:span></text:p>
          </draw:text-box>
        </draw:frame>
        <draw:frame draw:style-name="gr65" draw:text-style-name="P6" draw:layer="layout" svg:width="6.589cm" svg:height="0.568cm" svg:x="12.16cm" svg:y="19.344cm">
          <draw:text-box>
            <text:p text:style-name="P4"><text:span text:style-name="T2">the project, so this story will take 4 </text:span></text:p>
          </draw:text-box>
        </draw:frame>
        <draw:polygon draw:style-name="gr2" draw:text-style-name="P2" draw:layer="layout" svg:width="10.399cm" svg:height="6.9cm" svg:x="10.639cm" svg:y="22.154cm" svg:viewBox="0 0 10400 6901" draw:points="10400,6901 0,6901 0,0 10400,0">
          <text:p/>
        </draw:polygon>
        <draw:polygon draw:style-name="gr34" draw:text-style-name="P11" draw:layer="layout" svg:width="10.399cm" svg:height="2.325cm" svg:x="10.639cm" svg:y="22.154cm" svg:viewBox="0 0 10400 2326" draw:points="10400,2326 0,2326 0,0 10400,0">
          <text:p/>
        </draw:polygon>
        <draw:frame draw:style-name="gr71" draw:text-style-name="P6" draw:layer="layout" svg:width="2.267cm" svg:height="0.568cm" svg:x="12.16cm" svg:y="19.852cm">
          <draw:text-box>
            <text:p text:style-name="P4"><text:span text:style-name="T2">hours more.</text:span></text:p>
          </draw:text-box>
        </draw:frame>
        <draw:path draw:style-name="gr2" draw:text-style-name="P2" draw:layer="layout" svg:width="1.619cm" svg:height="1.619cm" svg:x="11.525cm" svg:y="22.664cm" svg:viewBox="0 0 1620 1620" svg:d="M810 1510c-387 0-700-313-700-700 0-386 313-699 700-699s699 313 699 699c0 387-312 700-699 700zM810 0c-448 0-810 363-810 810 0 448 362 810 810 810s810-362 810-810c0-447-362-810-810-810z">
          <text:p/>
        </draw:path>
        <draw:path draw:style-name="gr2" draw:text-style-name="P2" draw:layer="layout" svg:width="0.208cm" svg:height="0.209cm" svg:x="11.951cm" svg:y="23.221cm" svg:viewBox="0 0 209 210" svg:d="M105 0c-58 0-105 47-105 105 0 57 47 105 105 105s104-48 104-105c0-58-46-105-104-105z">
          <text:p/>
        </draw:path>
        <draw:path draw:style-name="gr2" draw:text-style-name="P2" draw:layer="layout" svg:width="0.209cm" svg:height="0.209cm" svg:x="12.509cm" svg:y="23.221cm" svg:viewBox="0 0 210 210" svg:d="M106 0c-59 0-106 47-106 105 0 57 47 105 106 105 58 0 104-48 104-105 0-58-46-105-104-105z">
          <text:p/>
        </draw:path>
        <draw:path draw:style-name="gr2" draw:text-style-name="P2" draw:layer="layout" svg:width="0.799cm" svg:height="0.381cm" svg:x="11.935cm" svg:y="23.584cm" svg:viewBox="0 0 800 382" svg:d="M745 382c-10-182-160-328-346-328-184 0-335 146-345 328h-54c10-212 185-382 399-382 216 0 391 170 401 382z">
          <text:p/>
        </draw:path>
        <draw:frame draw:style-name="gr35" draw:text-style-name="P5" draw:layer="layout" svg:width="4.803cm" svg:height="1.792cm" svg:x="16.132cm" svg:y="23.14cm">
          <draw:text-box>
            <text:p text:style-name="P4"><text:span text:style-name="T1">EVENT</text:span></text:p>
          </draw:text-box>
        </draw:frame>
        <draw:frame draw:style-name="gr72" draw:text-style-name="P12" draw:layer="layout" svg:width="6.267cm" svg:height="0.7cm" svg:x="12.16cm" svg:y="25.144cm">
          <draw:text-box>
            <text:p text:style-name="P4"><text:span text:style-name="T5">HARD DRIVE CRASHED</text:span></text:p>
          </draw:text-box>
        </draw:frame>
        <draw:frame draw:style-name="gr73" draw:text-style-name="P6" draw:layer="layout" svg:width="3.825cm" svg:height="0.568cm" svg:x="12.16cm" svg:y="25.914cm">
          <draw:text-box>
            <text:p text:style-name="P4"><text:span text:style-name="T2">Hard drive crashed. </text:span></text:p>
          </draw:text-box>
        </draw:frame>
        <draw:frame draw:style-name="gr74" draw:text-style-name="P6" draw:layer="layout" svg:width="4.011cm" svg:height="0.568cm" svg:x="12.16cm" svg:y="26.422cm">
          <draw:text-box>
            <text:p text:style-name="P4"><text:span text:style-name="T2">Remove all progress </text:span></text:p>
          </draw:text-box>
        </draw:frame>
        <draw:polygon draw:style-name="gr2" draw:text-style-name="P2" draw:layer="layout" svg:width="10.4cm" svg:height="6.9cm" svg:x="10.66cm" svg:y="0.946cm" svg:viewBox="0 0 10401 6901" draw:points="10401,6901 0,6901 0,0 10401,0">
          <text:p/>
        </draw:polygon>
        <draw:polygon draw:style-name="gr34" draw:text-style-name="P11" draw:layer="layout" svg:width="10.4cm" svg:height="2.325cm" svg:x="10.66cm" svg:y="0.946cm" svg:viewBox="0 0 10401 2326" draw:points="10401,2326 0,2326 0,0 10401,0">
          <text:p/>
        </draw:polygon>
        <draw:frame draw:style-name="gr75" draw:text-style-name="P6" draw:layer="layout" svg:width="4.485cm" svg:height="0.568cm" svg:x="12.16cm" svg:y="26.93cm">
          <draw:text-box>
            <text:p text:style-name="P4"><text:span text:style-name="T2">from a card in progress.</text:span></text:p>
          </draw:text-box>
        </draw:frame>
        <draw:frame draw:style-name="gr35" draw:text-style-name="P5" draw:layer="layout" svg:width="4.803cm" svg:height="1.792cm" svg:x="16.153cm" svg:y="1.932cm">
          <draw:text-box>
            <text:p text:style-name="P4"><text:span text:style-name="T1">EVENT</text:span></text:p>
          </draw:text-box>
        </draw:frame>
        <draw:frame draw:style-name="gr76" draw:text-style-name="P12" draw:layer="layout" svg:width="2.91cm" svg:height="0.7cm" svg:x="12.181cm" svg:y="3.936cm">
          <draw:text-box>
            <text:p text:style-name="P4"><text:span text:style-name="T5">OVERTIME</text:span></text:p>
          </draw:text-box>
        </draw:frame>
        <draw:frame draw:style-name="gr77" draw:text-style-name="P6" draw:layer="layout" svg:width="4.227cm" svg:height="0.568cm" svg:x="12.181cm" svg:y="4.706cm">
          <draw:text-box>
            <text:p text:style-name="P4"><text:span text:style-name="T2">You worked overtime. </text:span></text:p>
          </draw:text-box>
        </draw:frame>
        <draw:frame draw:style-name="gr78" draw:text-style-name="P6" draw:layer="layout" svg:width="4.443cm" svg:height="0.568cm" svg:x="12.181cm" svg:y="5.214cm">
          <draw:text-box>
            <text:p text:style-name="P4"><text:span text:style-name="T2">Draw another card and </text:span></text:p>
          </draw:text-box>
        </draw:frame>
        <draw:path draw:style-name="gr2" draw:text-style-name="P2" draw:layer="layout" svg:width="1.62cm" svg:height="1.619cm" svg:x="11.546cm" svg:y="1.456cm" svg:viewBox="0 0 1621 1620" svg:d="M811 1510c-387 0-700-313-700-700 0-386 313-699 700-699 386 0 699 313 699 699 0 387-313 700-699 700zM811 0c-448 0-811 362-811 810s363 810 811 810c447 0 810-362 810-810s-363-810-810-810z">
          <text:p/>
        </draw:path>
        <draw:path draw:style-name="gr2" draw:text-style-name="P2" draw:layer="layout" svg:width="0.209cm" svg:height="0.209cm" svg:x="11.972cm" svg:y="2.013cm" svg:viewBox="0 0 210 210" svg:d="M104 0c-57 0-104 47-104 105 0 57 47 105 104 105 58 0 106-48 106-105 0-58-48-105-106-105z">
          <text:p/>
        </draw:path>
        <draw:path draw:style-name="gr2" draw:text-style-name="P2" draw:layer="layout" svg:width="0.209cm" svg:height="0.209cm" svg:x="12.531cm" svg:y="2.013cm" svg:viewBox="0 0 210 210" svg:d="M105 0c-58 0-105 47-105 105 0 57 47 105 105 105s105-48 105-105c0-58-47-105-105-105z">
          <text:p/>
        </draw:path>
        <draw:polygon draw:style-name="gr2" draw:text-style-name="P2" draw:layer="layout" svg:width="0.702cm" svg:height="0.061cm" svg:x="12.005cm" svg:y="2.58cm" svg:viewBox="0 0 703 62" draw:points="703,62 0,62 0,0 703,0">
          <text:p/>
        </draw:polygon>
        <draw:frame draw:style-name="gr15" draw:text-style-name="P9" draw:layer="layout" svg:width="0.499cm" svg:height="0.499cm" svg:x="11.041cm" svg:y="7.09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671cm" svg:y="7.241cm" svg:viewBox="0 0 157 215" draw:points="62,22 0,22 4,0 157,0 152,22 89,22 52,215 26,215">
          <text:p/>
        </draw:polygon>
        <draw:path draw:style-name="gr16" draw:text-style-name="P10" draw:layer="layout" svg:width="0.162cm" svg:height="0.224cm" svg:x="11.777cm" svg:y="7.301cm" svg:viewBox="0 0 163 225" svg:d="M56 0l16 82c3 18 5 30 7 41 5-10 9-21 17-38l39-85h28l-57 117c-17 33-33 60-55 80-17 19-35 26-44 28l-7-24c7-2 18-6 29-14 10-8 21-21 30-36 2-3 2-4 1-7l-32-144z">
          <text:p/>
        </draw:path>
        <draw:path draw:style-name="gr16" draw:text-style-name="P10" draw:layer="layout" svg:width="0.231cm" svg:height="0.158cm" svg:x="11.939cm" svg:y="7.297cm" svg:viewBox="0 0 232 159" svg:d="M0 159l21-109c3-17 5-32 7-45h23l-4 29h1c14-22 33-34 54-34 23 0 35 16 36 36 14-23 34-35 57-36 17 0 37 13 37 42 0 7-1 17-2 26l-18 91h-25l16-89c2-6 2-14 2-20 0-16-6-27-23-27-19 0-42 23-49 57l-15 79h-25l17-91c1-7 2-12 2-18 0-13-3-27-23-27-19 0-43 26-49 58l-14 78z">
          <text:p/>
        </draw:path>
        <draw:path draw:style-name="gr16" draw:text-style-name="P10" draw:layer="layout" svg:width="0.145cm" svg:height="0.161cm" svg:x="12.198cm" svg:y="7.297cm" svg:viewBox="0 0 146 162" svg:d="M27 97c0 25 14 43 37 43 31 0 55-40 55-76 0-18-8-43-36-43-34 0-56 41-56 76zM146 64c0 48-34 98-85 98-40 0-61-29-61-64 0-51 35-98 86-98 41 0 60 32 60 64z">
          <text:p/>
        </draw:path>
        <draw:path draw:style-name="gr16" draw:text-style-name="P10" draw:layer="layout" svg:width="0.113cm" svg:height="0.229cm" svg:x="12.365cm" svg:y="7.226cm" svg:viewBox="0 0 114 230" svg:d="M0 230l26-134h-22l6-21h20l2-8c3-22 11-41 25-54 9-9 23-13 36-13 11 0 18 1 21 4l-5 21c-4-2-10-3-16-3-21 0-31 20-35 46l-2 7h34l-4 21h-34l-25 134z">
          <text:p/>
        </draw:path>
        <draw:path draw:style-name="gr16" draw:text-style-name="P10" draw:layer="layout" svg:width="0.129cm" svg:height="0.161cm" svg:x="12.453cm" svg:y="7.297cm" svg:viewBox="0 0 130 162" svg:d="M81 21c-25 0-44 24-51 49 42 0 74-5 74-30 0-12-9-19-23-19zM110 150c-12 6-30 12-51 12-42 0-59-29-59-63 0-46 35-99 84-99 30 0 46 18 46 40 0 40-46 51-104 50-1 7 0 21 4 29 7 14 19 21 35 21 18 0 32-6 41-11z">
          <text:p/>
        </draw:path>
        <draw:path draw:style-name="gr16" draw:text-style-name="P10" draw:layer="layout" svg:width="0.162cm" svg:height="0.224cm" svg:x="12.573cm" svg:y="7.301cm" svg:viewBox="0 0 163 225" svg:d="M56 0l16 82c3 18 5 30 7 41 5-10 9-21 17-38l39-85h28l-58 117c-16 33-32 60-54 80-17 19-36 26-44 28l-7-24c7-2 18-6 29-14 10-8 21-21 29-36 2-3 2-4 1-7l-31-144z">
          <text:p/>
        </draw:path>
        <draw:path draw:style-name="gr16" draw:text-style-name="P10" draw:layer="layout" svg:width="0.159cm" svg:height="0.214cm" svg:x="12.81cm" svg:y="7.241cm" svg:viewBox="0 0 160 215" svg:d="M25 215l17-90-42-125h29l20 69c6 19 8 27 9 36h1c5-9 14-21 24-37l46-68h31l-91 124-18 91z">
          <text:p/>
        </draw:path>
        <draw:path draw:style-name="gr16" draw:text-style-name="P10" draw:layer="layout" svg:width="0.128cm" svg:height="0.161cm" svg:x="12.937cm" svg:y="7.297cm" svg:viewBox="0 0 129 162" svg:d="M81 21c-27 0-45 24-52 49 43 0 75-5 75-30 0-12-10-19-23-19zM110 150c-12 6-30 12-51 12-42 0-59-29-59-63 0-46 34-99 84-99 30 0 45 18 45 40 0 40-45 51-103 50-1 7 0 21 3 29 6 14 19 21 36 21 18 0 31-6 41-11z">
          <text:p/>
        </draw:path>
        <draw:path draw:style-name="gr16" draw:text-style-name="P10" draw:layer="layout" svg:width="0.138cm" svg:height="0.154cm" svg:x="13.086cm" svg:y="7.301cm" svg:viewBox="0 0 139 155" svg:d="M27 0l13 88c3 17 5 29 5 38h1c4-9 8-19 17-37l46-89h30l-86 155h-26l-27-155z">
          <text:p/>
        </draw:path>
        <draw:path draw:style-name="gr16" draw:text-style-name="P10" draw:layer="layout" svg:width="0.154cm" svg:height="0.224cm" svg:x="13.212cm" svg:y="7.297cm" svg:viewBox="0 0 155 225" svg:d="M126 27c-5-2-14-5-26-5-39 0-65 40-65 78-1 17 6 37 29 37s47-29 52-59zM7 194c9 6 25 10 41 10 26 0 46-13 55-56l5-23h-1c-13 22-32 33-53 33-31 0-47-26-47-54 0-52 38-104 98-104 18 0 38 5 50 11l-24 127c-6 33-15 56-32 70-15 13-36 17-53 17-19 0-37-4-46-11z">
          <text:p/>
        </draw:path>
        <draw:path draw:style-name="gr16" draw:text-style-name="P10" draw:layer="layout" svg:width="0.101cm" svg:height="0.158cm" svg:x="13.384cm" svg:y="7.297cm" svg:viewBox="0 0 102 159" svg:d="M0 159l19-100c3-20 6-40 7-54h24c-2 11-3 21-4 33h1c9-21 26-38 47-38 2 0 5 1 8 1l-6 27c-2 0-4-1-7-1-23 0-43 28-50 64l-13 68z">
          <text:p/>
        </draw:path>
        <draw:path draw:style-name="gr16" draw:text-style-name="P10" draw:layer="layout" svg:width="0.148cm" svg:height="0.161cm" svg:x="13.481cm" svg:y="7.297cm" svg:viewBox="0 0 149 162" svg:d="M119 24c-3-2-9-3-18-3-41 0-74 42-74 84 0 18 6 34 27 34 23 0 49-28 56-69zM102 159c0-10 2-25 4-41h-1c-17 33-38 44-61 44-27 0-44-23-44-52 0-53 39-110 107-110 15 0 31 3 42 6l-16 80c-5 27-7 54-6 73z">
          <text:p/>
        </draw:path>
        <draw:path draw:style-name="gr16" draw:text-style-name="P10" draw:layer="layout" svg:width="0.108cm" svg:height="0.161cm" svg:x="13.64cm" svg:y="7.297cm" svg:viewBox="0 0 109 162" svg:d="M7 131c8 4 22 9 34 9 18 0 30-11 30-25 0-12-6-19-22-28-18-10-29-23-29-39 0-27 25-48 57-48 14 0 26 4 32 8l-7 20c-6-3-15-7-27-7-16 0-27 10-27 23 0 11 7 18 21 26 17 9 29 23 29 40 0 34-26 52-59 52-16-1-32-5-39-11z">
          <text:p/>
        </draw:path>
        <draw:path draw:style-name="gr16" draw:text-style-name="P10" draw:layer="layout" svg:width="0.144cm" svg:height="0.226cm" svg:x="13.764cm" svg:y="7.229cm" svg:viewBox="0 0 145 227" svg:d="M0 227l44-227h26l-19 100h1c13-20 32-32 55-32 17 0 38 11 38 43 0 8-1 18-2 25l-18 91h-26l17-89c1-6 2-13 2-22 0-14-7-25-24-25-20 0-46 24-52 58l-15 78z">
          <text:p/>
        </draw:path>
        <draw:path draw:style-name="gr16" draw:text-style-name="P10" draw:layer="layout" svg:width="0.162cm" svg:height="0.224cm" svg:x="13.91cm" svg:y="7.301cm" svg:viewBox="0 0 163 225" svg:d="M57 0l15 82c3 18 5 30 7 41 5-10 9-21 17-38l39-85h28l-58 117c-16 33-32 60-53 80-17 19-37 26-45 28l-7-24c7-2 19-6 29-14 11-8 22-21 30-36 2-3 2-4 1-7l-31-144z">
          <text:p/>
        </draw:path>
        <draw:path draw:style-name="gr16" draw:text-style-name="P10" draw:layer="layout" svg:width="0.144cm" svg:height="0.158cm" svg:x="14.072cm" svg:y="7.297cm" svg:viewBox="0 0 145 159" svg:d="M0 159l21-109c4-17 6-32 8-45h23l-3 30c14-22 35-35 57-35 18 0 39 12 39 44 0 7-1 16-3 25l-17 90h-26l17-89c1-6 2-13 2-20 0-15-6-27-24-27-19 0-46 23-53 61l-14 75z">
          <text:p/>
        </draw:path>
        <draw:path draw:style-name="gr16" draw:text-style-name="P10" draw:layer="layout" svg:width="0.062cm" svg:height="0.079cm" svg:x="14.219cm" svg:y="7.415cm" svg:viewBox="0 0 63 80" svg:d="M0 80c11-19 25-54 32-77l31-3c-11 27-31 63-42 78z">
          <text:p/>
        </draw:path>
        <draw:path draw:style-name="gr16" draw:text-style-name="P10" draw:layer="layout" svg:width="0.149cm" svg:height="0.21cm" svg:x="14.357cm" svg:y="7.245cm" svg:viewBox="0 0 150 211" svg:d="M0 211l3-18 31-27c56-46 89-78 89-112 0-15-8-32-32-32-20 0-34 8-44 15l-6-19c14-11 36-18 56-18 38 0 53 25 53 50 0 44-40 82-90 123l-17 14v1h87l-4 23z">
          <text:p/>
        </draw:path>
        <draw:path draw:style-name="gr16" draw:text-style-name="P10" draw:layer="layout" svg:width="0.141cm" svg:height="0.213cm" svg:x="14.527cm" svg:y="7.245cm" svg:viewBox="0 0 142 214" svg:d="M27 145c0 21 4 48 28 48 40 0 61-84 61-127 0-16-2-45-28-45-36 0-61 72-61 124zM142 64c0 69-31 150-90 150-38 0-52-31-52-71 0-69 36-143 91-143 40 0 51 32 51 64z">
          <text:p/>
        </draw:path>
        <draw:polygon draw:style-name="gr16" draw:text-style-name="P10" draw:layer="layout" svg:width="0.069cm" svg:height="0.207cm" svg:x="14.723cm" svg:y="7.248cm" svg:viewBox="0 0 70 208" draw:points="39,27 3,45 0,24 48,0 70,0 31,208 4,208">
          <text:p/>
        </draw:polygon>
        <draw:path draw:style-name="gr16" draw:text-style-name="P10" draw:layer="layout" svg:width="0.141cm" svg:height="0.213cm" svg:x="14.84cm" svg:y="7.245cm" svg:viewBox="0 0 142 214" svg:d="M26 145c0 21 4 48 30 48 39 0 60-84 60-127 0-16-3-45-28-45-36 0-62 72-62 124zM142 64c0 69-32 150-90 150-39 0-52-31-52-71 0-69 35-143 91-143 39 0 51 32 51 64z">
          <text:p/>
        </draw:path>
        <draw:frame draw:style-name="gr15" draw:text-style-name="P9" draw:layer="layout" svg:width="0.499cm" svg:height="0.499cm" svg:x="11.08cm" svg:y="14.126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709cm" svg:y="14.277cm" svg:viewBox="0 0 157 215" draw:points="63,22 0,22 5,0 157,0 153,22 90,22 53,215 27,215">
          <text:p/>
        </draw:polygon>
        <draw:path draw:style-name="gr16" draw:text-style-name="P10" draw:layer="layout" svg:width="0.162cm" svg:height="0.224cm" svg:x="11.816cm" svg:y="14.337cm" svg:viewBox="0 0 163 225" svg:d="M56 0l15 83c4 17 6 30 7 41h1c4-10 9-21 16-39l40-85h28l-58 118c-17 33-32 60-53 80-17 18-37 25-45 27l-7-23c7-2 19-6 29-14 11-8 22-21 30-36 1-2 1-4 1-7l-31-145z">
          <text:p/>
        </draw:path>
        <draw:path draw:style-name="gr16" draw:text-style-name="P10" draw:layer="layout" svg:width="0.231cm" svg:height="0.158cm" svg:x="11.978cm" svg:y="14.333cm" svg:viewBox="0 0 232 159" svg:d="M0 159l20-109c3-18 5-33 7-46h23l-4 30h1c14-23 34-34 55-34 24 0 35 15 36 36 14-23 33-35 56-36 18 0 38 12 38 42 0 7-1 17-3 26l-17 91h-26l17-89c1-6 2-14 2-20 0-16-6-28-23-28-19 0-42 24-48 58l-15 79h-27l19-91c1-7 2-12 2-18 0-13-4-28-24-28-19 0-43 27-50 59l-14 78z">
          <text:p/>
        </draw:path>
        <draw:path draw:style-name="gr16" draw:text-style-name="P10" draw:layer="layout" svg:width="0.146cm" svg:height="0.161cm" svg:x="12.236cm" svg:y="14.333cm" svg:viewBox="0 0 147 162" svg:d="M28 97c0 25 14 43 37 43 31 0 54-40 54-76 0-17-8-43-36-43-33 0-55 41-55 76zM147 64c0 48-34 98-86 98-38 0-61-29-61-64 0-51 36-98 86-98 42 0 61 32 61 64z">
          <text:p/>
        </draw:path>
        <draw:path draw:style-name="gr16" draw:text-style-name="P10" draw:layer="layout" svg:width="0.114cm" svg:height="0.229cm" svg:x="12.403cm" svg:y="14.262cm" svg:viewBox="0 0 115 230" svg:d="M0 230l26-134h-21l4-21h20l2-8c4-22 11-41 25-54 10-9 23-13 38-13 10 0 17 2 21 4l-6 21c-4-2-9-3-15-3-22 0-33 20-37 46l-1 7h35l-4 21h-35l-25 134z">
          <text:p/>
        </draw:path>
        <draw:path draw:style-name="gr16" draw:text-style-name="P10" draw:layer="layout" svg:width="0.129cm" svg:height="0.161cm" svg:x="12.491cm" svg:y="14.333cm" svg:viewBox="0 0 130 162" svg:d="M80 21c-25 0-44 25-50 49 41 0 74-5 74-30 0-12-10-19-24-19zM109 150c-11 6-30 12-50 12-41 0-59-29-59-63 0-46 34-99 84-99 29 0 46 18 46 40 0 40-46 51-103 50-1 7 0 21 3 29 6 14 18 21 34 21 18 0 32-6 42-11z">
          <text:p/>
        </draw:path>
        <draw:path draw:style-name="gr16" draw:text-style-name="P10" draw:layer="layout" svg:width="0.162cm" svg:height="0.224cm" svg:x="12.612cm" svg:y="14.337cm" svg:viewBox="0 0 163 225" svg:d="M56 0l15 83c4 17 6 30 7 41h1c4-10 8-21 16-39l40-85h28l-58 118c-17 33-32 60-53 80-17 18-37 25-46 27l-6-23c6-2 18-6 29-14s22-21 30-36c1-2 1-4 1-7l-31-145z">
          <text:p/>
        </draw:path>
        <draw:path draw:style-name="gr16" draw:text-style-name="P10" draw:layer="layout" svg:width="0.158cm" svg:height="0.214cm" svg:x="12.849cm" svg:y="14.277cm" svg:viewBox="0 0 159 215" svg:d="M24 215l18-90-42-125h29l21 69c5 19 7 27 9 36 6-9 13-21 23-37l47-68h30l-91 124-17 91z">
          <text:p/>
        </draw:path>
        <draw:path draw:style-name="gr16" draw:text-style-name="P10" draw:layer="layout" svg:width="0.129cm" svg:height="0.161cm" svg:x="12.975cm" svg:y="14.333cm" svg:viewBox="0 0 130 162" svg:d="M81 21c-25 0-44 25-50 49 41 0 74-5 74-30 0-12-10-19-24-19zM110 150c-11 6-30 12-51 12-40 0-59-29-59-63 0-46 35-99 85-99 29 0 45 18 45 40 0 40-45 51-102 50-2 7-1 21 3 29 6 14 18 21 34 21 18 0 32-6 41-11z">
          <text:p/>
        </draw:path>
        <draw:path draw:style-name="gr16" draw:text-style-name="P10" draw:layer="layout" svg:width="0.138cm" svg:height="0.154cm" svg:x="13.125cm" svg:y="14.337cm" svg:viewBox="0 0 139 155" svg:d="M27 0l13 88c2 17 4 29 5 38h1c3-9 7-19 16-36l48-90h29l-87 155h-25l-27-155z">
          <text:p/>
        </draw:path>
        <draw:path draw:style-name="gr16" draw:text-style-name="P10" draw:layer="layout" svg:width="0.155cm" svg:height="0.224cm" svg:x="13.25cm" svg:y="14.333cm" svg:viewBox="0 0 156 225" svg:d="M127 27c-5-2-15-5-26-5-39 0-66 41-66 79 0 17 6 37 30 37 23 0 46-29 52-59zM8 194c9 6 24 10 40 10 27 0 48-13 57-55l5-23h-1c-14 22-32 33-54 33-32 0-47-26-47-54 0-52 38-105 98-105 18 0 38 5 50 11l-24 128c-6 33-15 55-31 69-16 13-37 17-55 17s-36-4-46-11z">
          <text:p/>
        </draw:path>
        <draw:path draw:style-name="gr16" draw:text-style-name="P10" draw:layer="layout" svg:width="0.101cm" svg:height="0.158cm" svg:x="13.423cm" svg:y="14.333cm" svg:viewBox="0 0 102 159" svg:d="M0 159l18-99c4-20 6-42 8-56h23c-1 11-2 22-4 34h1c10-22 27-38 48-38 3 0 5 1 8 1l-5 26c-2 0-5-1-8-1-23 0-44 29-51 65l-12 68z">
          <text:p/>
        </draw:path>
        <draw:path draw:style-name="gr16" draw:text-style-name="P10" draw:layer="layout" svg:width="0.149cm" svg:height="0.161cm" svg:x="13.519cm" svg:y="14.333cm" svg:viewBox="0 0 150 162" svg:d="M120 24c-4-2-10-3-18-3-40 0-73 42-73 85 0 17 6 34 26 34 22 0 48-29 56-70zM103 159c0-10 1-25 3-41h-1c-16 33-37 44-59 44-29 0-46-22-46-52 0-53 41-110 108-110 15 0 31 3 42 6l-16 81c-5 26-7 54-7 72z">
          <text:p/>
        </draw:path>
        <draw:path draw:style-name="gr16" draw:text-style-name="P10" draw:layer="layout" svg:width="0.109cm" svg:height="0.161cm" svg:x="13.678cm" svg:y="14.333cm" svg:viewBox="0 0 110 162" svg:d="M8 131c7 4 20 10 33 10 18 0 29-12 29-26 0-12-5-19-21-28-18-10-28-23-28-39 0-27 23-48 55-48 14 0 28 4 34 8l-8 20c-5-3-16-7-27-7-16 0-28 10-28 23 0 11 8 18 22 26 17 10 29 23 29 40 0 33-27 52-59 52-17 0-32-5-39-11z">
          <text:p/>
        </draw:path>
        <draw:path draw:style-name="gr16" draw:text-style-name="P10" draw:layer="layout" svg:width="0.144cm" svg:height="0.226cm" svg:x="13.803cm" svg:y="14.265cm" svg:viewBox="0 0 145 227" svg:d="M0 227l43-227h26l-19 100h1c13-19 31-31 54-31 18 0 40 11 40 42 0 8-1 18-3 25l-18 91h-26l17-89c1-6 2-13 2-22 0-14-7-25-24-25-21 0-46 24-53 58l-14 78z">
          <text:p/>
        </draw:path>
        <draw:path draw:style-name="gr16" draw:text-style-name="P10" draw:layer="layout" svg:width="0.162cm" svg:height="0.224cm" svg:x="13.949cm" svg:y="14.337cm" svg:viewBox="0 0 163 225" svg:d="M55 0l15 83c4 17 6 30 7 41h1c4-10 8-21 16-39l40-85h29l-59 118c-17 33-32 60-53 80-17 18-36 25-45 27l-6-23c6-2 18-6 28-14s22-21 30-36c1-2 1-4 1-7l-31-145z">
          <text:p/>
        </draw:path>
        <draw:path draw:style-name="gr16" draw:text-style-name="P10" draw:layer="layout" svg:width="0.144cm" svg:height="0.158cm" svg:x="14.111cm" svg:y="14.333cm" svg:viewBox="0 0 145 159" svg:d="M0 159l20-109c4-18 6-33 7-46h24l-4 31h1c13-22 34-35 56-35 20 0 41 11 41 44 0 7-2 17-3 25l-17 90h-27l16-89c1-6 2-13 2-20 0-15-6-28-24-28-19 0-45 24-52 62l-14 75z">
          <text:p/>
        </draw:path>
        <draw:path draw:style-name="gr16" draw:text-style-name="P10" draw:layer="layout" svg:width="0.063cm" svg:height="0.079cm" svg:x="14.257cm" svg:y="14.451cm" svg:viewBox="0 0 64 80" svg:d="M0 80c10-19 25-54 32-77l32-3c-12 27-32 63-43 78z">
          <text:p/>
        </draw:path>
        <draw:path draw:style-name="gr16" draw:text-style-name="P10" draw:layer="layout" svg:width="0.149cm" svg:height="0.21cm" svg:x="14.396cm" svg:y="14.281cm" svg:viewBox="0 0 150 211" svg:d="M0 211l3-18 32-26c55-46 87-78 87-112 0-15-8-33-32-33-18 0-33 9-42 16l-7-20c14-11 36-18 55-18 39 0 54 25 54 51 0 44-40 82-89 123l-18 13v1h87l-4 23z">
          <text:p/>
        </draw:path>
        <draw:path draw:style-name="gr16" draw:text-style-name="P10" draw:layer="layout" svg:width="0.141cm" svg:height="0.213cm" svg:x="14.566cm" svg:y="14.281cm" svg:viewBox="0 0 142 214" svg:d="M26 145c0 21 5 48 30 48 39 0 60-84 60-127 0-16-3-45-28-45-36 0-62 72-62 124zM142 65c0 68-32 149-90 149-39 0-52-31-52-71 0-69 37-143 91-143 39 0 51 32 51 65z">
          <text:p/>
        </draw:path>
        <draw:polygon draw:style-name="gr16" draw:text-style-name="P10" draw:layer="layout" svg:width="0.069cm" svg:height="0.207cm" svg:x="14.761cm" svg:y="14.284cm" svg:viewBox="0 0 70 208" draw:points="39,27 38,27 3,46 0,24 48,0 70,0 30,208 5,208">
          <text:p/>
        </draw:polygon>
        <draw:path draw:style-name="gr16" draw:text-style-name="P10" draw:layer="layout" svg:width="0.141cm" svg:height="0.213cm" svg:x="14.878cm" svg:y="14.281cm" svg:viewBox="0 0 142 214" svg:d="M26 145c0 21 5 48 29 48 39 0 60-84 60-127 0-16-2-45-28-45-36 0-61 72-61 124zM142 65c0 68-32 149-90 149-38 0-52-31-52-71 0-69 36-143 90-143 40 0 52 32 52 65z">
          <text:p/>
        </draw:path>
        <draw:frame draw:style-name="gr15" draw:text-style-name="P9" draw:layer="layout" svg:width="0.499cm" svg:height="0.499cm" svg:x="11.055cm" svg:y="21.198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7cm" svg:height="0.214cm" svg:x="11.684cm" svg:y="21.348cm" svg:viewBox="0 0 158 215" draw:points="63,23 0,23 5,0 158,0 153,23 89,23 53,215 27,215">
          <text:p/>
        </draw:polygon>
        <draw:path draw:style-name="gr16" draw:text-style-name="P10" draw:layer="layout" svg:width="0.162cm" svg:height="0.225cm" svg:x="11.791cm" svg:y="21.408cm" svg:viewBox="0 0 163 226" svg:d="M56 0l16 83c3 18 5 29 7 41 4-10 9-21 17-38l39-86h28l-58 117c-16 33-32 60-53 81-18 18-37 26-45 28l-7-24c7-2 18-7 28-15 11-8 23-20 31-35 1-3 1-5 1-7l-32-145z">
          <text:p/>
        </draw:path>
        <draw:path draw:style-name="gr16" draw:text-style-name="P10" draw:layer="layout" svg:width="0.231cm" svg:height="0.157cm" svg:x="11.953cm" svg:y="21.405cm" svg:viewBox="0 0 232 158" svg:d="M0 158l20-109c4-17 6-33 7-46h24l-4 30c15-22 34-33 54-33 25 0 36 15 37 35 14-23 34-35 56-35 18 0 38 11 38 41 0 7-1 18-3 26l-17 91h-25l16-88c1-7 2-14 2-20 0-17-6-28-23-28-19 0-42 23-48 57l-16 79h-25l17-90c1-7 2-13 2-19 0-13-4-27-23-27s-43 26-49 59l-14 77z">
          <text:p/>
        </draw:path>
        <draw:path draw:style-name="gr16" draw:text-style-name="P10" draw:layer="layout" svg:width="0.146cm" svg:height="0.161cm" svg:x="12.211cm" svg:y="21.405cm" svg:viewBox="0 0 147 162" svg:d="M28 96c0 27 15 45 37 45 31 0 55-41 55-77 0-18-9-43-36-43-33 0-56 40-56 75zM147 64c0 47-34 98-86 98-39 0-61-29-61-65 0-50 36-97 87-97 41 0 60 31 60 64z">
          <text:p/>
        </draw:path>
        <draw:path draw:style-name="gr16" draw:text-style-name="P10" draw:layer="layout" svg:width="0.114cm" svg:height="0.229cm" svg:x="12.378cm" svg:y="21.333cm" svg:viewBox="0 0 115 230" svg:d="M0 230l26-134h-21l4-21h21l1-8c4-21 12-41 25-53 10-9 24-14 37-14 10 0 18 2 22 4l-7 21c-4-2-9-3-15-3-21 0-31 21-36 46l-1 7h34l-4 21h-34l-25 134z">
          <text:p/>
        </draw:path>
        <draw:path draw:style-name="gr16" draw:text-style-name="P10" draw:layer="layout" svg:width="0.129cm" svg:height="0.161cm" svg:x="12.466cm" svg:y="21.405cm" svg:viewBox="0 0 130 162" svg:d="M81 21c-25 0-43 24-50 48 42 1 74-5 74-29 0-12-10-19-24-19zM111 150c-12 6-30 12-51 12-41 0-60-28-60-63 0-47 36-99 85-99 29 0 45 17 45 40 0 40-45 50-102 49-1 7 0 21 3 31 6 14 19 20 35 20 18 0 31-5 41-10z">
          <text:p/>
        </draw:path>
        <draw:path draw:style-name="gr16" draw:text-style-name="P10" draw:layer="layout" svg:width="0.162cm" svg:height="0.225cm" svg:x="12.587cm" svg:y="21.408cm" svg:viewBox="0 0 163 226" svg:d="M56 0l16 83c3 18 5 29 7 41 4-10 9-21 17-38l39-86h28l-58 117c-16 33-32 60-54 81-17 18-36 26-44 28l-7-24c7-2 18-7 28-15 11-8 22-20 31-35 1-3 1-5 1-7l-32-145z">
          <text:p/>
        </draw:path>
        <draw:path draw:style-name="gr16" draw:text-style-name="P10" draw:layer="layout" svg:width="0.159cm" svg:height="0.214cm" svg:x="12.824cm" svg:y="21.348cm" svg:viewBox="0 0 160 215" svg:d="M25 215l17-90-42-125h29l20 69c7 19 8 28 10 36h1c5-9 12-21 23-37l46-68h31l-91 125-18 90z">
          <text:p/>
        </draw:path>
        <draw:path draw:style-name="gr16" draw:text-style-name="P10" draw:layer="layout" svg:width="0.129cm" svg:height="0.161cm" svg:x="12.95cm" svg:y="21.405cm" svg:viewBox="0 0 130 162" svg:d="M81 21c-25 0-45 24-51 48 42 1 75-5 75-29 0-12-10-19-24-19zM111 150c-12 6-31 12-51 12-42 0-60-28-60-63 0-47 35-99 85-99 29 0 45 17 45 40 0 40-45 50-103 49-1 7 0 21 3 31 6 14 20 20 35 20 19 0 32-5 42-10z">
          <text:p/>
        </draw:path>
        <draw:path draw:style-name="gr16" draw:text-style-name="P10" draw:layer="layout" svg:width="0.138cm" svg:height="0.154cm" svg:x="13.1cm" svg:y="21.408cm" svg:viewBox="0 0 139 155" svg:d="M27 0l13 88c2 19 5 30 5 39h1c3-8 8-19 16-36l47-91h30l-86 155h-26l-27-155z">
          <text:p/>
        </draw:path>
        <draw:path draw:style-name="gr16" draw:text-style-name="P10" draw:layer="layout" svg:width="0.154cm" svg:height="0.223cm" svg:x="13.226cm" svg:y="21.405cm" svg:viewBox="0 0 155 224" svg:d="M126 26c-5-2-15-5-25-5-40 0-66 41-66 78-1 18 5 38 29 38 23 0 46-29 52-59zM7 193c9 6 25 10 41 10 26 0 46-13 56-54l5-24h-1c-14 22-33 33-54 33-31 0-47-26-47-54 0-52 38-104 98-104 18 0 38 5 50 11l-24 128c-6 32-15 55-31 69-16 13-37 16-54 16-19 0-37-4-46-10z">
          <text:p/>
        </draw:path>
        <draw:path draw:style-name="gr16" draw:text-style-name="P10" draw:layer="layout" svg:width="0.101cm" svg:height="0.157cm" svg:x="13.398cm" svg:y="21.405cm" svg:viewBox="0 0 102 158" svg:d="M0 158l19-99c3-20 6-41 7-56h23c-1 11-2 22-4 35h1c10-22 27-38 48-38 3 0 6 0 8 1l-5 27c-2-1-5-1-7-1-24 0-45 28-51 63l-13 68z">
          <text:p/>
        </draw:path>
        <draw:path draw:style-name="gr16" draw:text-style-name="P10" draw:layer="layout" svg:width="0.148cm" svg:height="0.161cm" svg:x="13.495cm" svg:y="21.405cm" svg:viewBox="0 0 149 162" svg:d="M119 23c-4-1-9-2-18-2-40 0-74 41-74 84 0 18 6 35 27 35 22 0 48-30 56-71zM102 158c0-9 1-24 3-40-17 32-38 44-61 44-27 0-44-22-44-52 0-54 39-110 107-110 15 0 31 2 42 6l-16 80c-5 27-7 55-6 72z">
          <text:p/>
        </draw:path>
        <draw:path draw:style-name="gr16" draw:text-style-name="P10" draw:layer="layout" svg:width="0.108cm" svg:height="0.16cm" svg:x="13.654cm" svg:y="21.405cm" svg:viewBox="0 0 109 161" svg:d="M7 131c8 5 21 10 34 10 18 0 29-11 29-25 0-13-5-20-21-29-18-10-28-24-28-40 0-26 23-47 56-47 14 0 26 4 32 8l-7 20c-6-4-16-7-27-7-16 0-28 9-28 23 0 11 8 18 22 25 17 10 28 24 28 41 0 33-26 51-58 51-17 0-32-5-39-10z">
          <text:p/>
        </draw:path>
        <draw:path draw:style-name="gr16" draw:text-style-name="P10" draw:layer="layout" svg:width="0.144cm" svg:height="0.225cm" svg:x="13.778cm" svg:y="21.337cm" svg:viewBox="0 0 145 226" svg:d="M0 226l44-226h26l-19 98h1c13-18 32-30 55-30 17 0 38 10 38 41 0 8-1 18-3 26l-17 91h-26l17-90c1-5 2-13 2-21 0-14-7-25-24-25-20 0-46 24-52 58l-15 78z">
          <text:p/>
        </draw:path>
        <draw:path draw:style-name="gr16" draw:text-style-name="P10" draw:layer="layout" svg:width="0.162cm" svg:height="0.225cm" svg:x="13.924cm" svg:y="21.408cm" svg:viewBox="0 0 163 226" svg:d="M56 0l16 83c3 18 5 29 7 41 4-10 9-21 17-38l39-86h28l-58 117c-16 33-32 60-53 81-17 18-36 26-44 28l-8-24c8-2 19-7 29-15 11-8 22-20 30-35 1-3 1-5 1-7l-31-145z">
          <text:p/>
        </draw:path>
        <draw:path draw:style-name="gr16" draw:text-style-name="P10" draw:layer="layout" svg:width="0.144cm" svg:height="0.157cm" svg:x="14.086cm" svg:y="21.405cm" svg:viewBox="0 0 145 158" svg:d="M0 158l20-109c4-17 6-33 8-46h23l-4 32h1c14-23 34-35 57-35 18 0 40 10 40 43 0 7-1 17-4 25l-17 90h-26l17-89c1-6 2-13 2-19 0-16-7-28-25-28s-45 23-52 62l-14 74z">
          <text:p/>
        </draw:path>
        <draw:path draw:style-name="gr16" draw:text-style-name="P10" draw:layer="layout" svg:width="0.062cm" svg:height="0.08cm" svg:x="14.233cm" svg:y="21.522cm" svg:viewBox="0 0 63 81" svg:d="M0 81c9-20 24-54 31-78l32-3c-12 28-32 63-43 78z">
          <text:p/>
        </draw:path>
        <draw:path draw:style-name="gr16" draw:text-style-name="P10" draw:layer="layout" svg:width="0.149cm" svg:height="0.21cm" svg:x="14.371cm" svg:y="21.352cm" svg:viewBox="0 0 150 211" svg:d="M0 211l3-17 31-26c56-47 89-79 89-114 0-15-9-31-32-31-19 0-34 8-44 15l-7-19c15-11 37-19 56-19 39 0 54 26 54 51 0 45-40 83-89 123l-19 14v1h88l-4 22z">
          <text:p/>
        </draw:path>
        <draw:path draw:style-name="gr16" draw:text-style-name="P10" draw:layer="layout" svg:width="0.141cm" svg:height="0.214cm" svg:x="14.541cm" svg:y="21.352cm" svg:viewBox="0 0 142 215" svg:d="M26 145c0 22 4 48 30 48 39 0 60-84 60-125 0-18-2-47-28-47-37 0-62 74-62 124zM142 66c0 68-31 149-90 149-38 0-52-32-52-71 0-69 36-144 91-144 39 0 51 33 51 66z">
          <text:p/>
        </draw:path>
        <draw:polygon draw:style-name="gr16" draw:text-style-name="P10" draw:layer="layout" svg:width="0.07cm" svg:height="0.206cm" svg:x="14.736cm" svg:y="21.356cm" svg:viewBox="0 0 71 207" draw:points="39,26 3,44 0,23 47,0 71,0 31,207 5,207">
          <text:p/>
        </draw:polygon>
        <draw:path draw:style-name="gr16" draw:text-style-name="P10" draw:layer="layout" svg:width="0.142cm" svg:height="0.214cm" svg:x="14.853cm" svg:y="21.352cm" svg:viewBox="0 0 143 215" svg:d="M28 145c0 22 4 48 29 48 38 0 59-84 59-125 0-18-2-47-27-47-36 0-61 74-61 124zM143 66c0 68-32 149-90 149-39 0-53-32-53-71 0-69 37-144 92-144 39 0 51 33 51 66z">
          <text:p/>
        </draw:path>
        <draw:frame draw:style-name="gr15" draw:text-style-name="P9" draw:layer="layout" svg:width="0.499cm" svg:height="0.499cm" svg:x="11.021cm" svg:y="28.181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7cm" svg:height="0.214cm" svg:x="11.65cm" svg:y="28.331cm" svg:viewBox="0 0 158 215" draw:points="63,23 0,23 5,0 158,0 153,23 89,23 53,215 27,215">
          <text:p/>
        </draw:polygon>
        <draw:path draw:style-name="gr16" draw:text-style-name="P10" draw:layer="layout" svg:width="0.162cm" svg:height="0.224cm" svg:x="11.757cm" svg:y="28.391cm" svg:viewBox="0 0 163 225" svg:d="M55 0l16 83c3 18 5 29 8 40 4-9 9-20 17-37l39-86h28l-58 117c-16 33-33 61-54 82-17 17-36 25-44 26l-7-22c7-3 18-7 28-15 11-8 22-21 30-37 1-2 1-4 1-7l-31-144z">
          <text:p/>
        </draw:path>
        <draw:path draw:style-name="gr16" draw:text-style-name="P10" draw:layer="layout" svg:width="0.231cm" svg:height="0.157cm" svg:x="11.919cm" svg:y="28.388cm" svg:viewBox="0 0 232 158" svg:d="M0 158l20-110c3-17 6-32 7-45h23l-3 29c15-21 34-32 54-32 24 0 35 15 36 34 14-22 34-34 57-34 18 0 38 11 38 40 0 7-1 18-3 26l-17 92h-26l17-90c1-6 2-13 2-20 0-16-6-26-23-26-19 0-43 22-49 56l-15 80h-25l17-91c1-7 2-13 2-19 0-13-4-26-23-26s-43 25-49 58l-14 78z">
          <text:p/>
        </draw:path>
        <draw:path draw:style-name="gr16" draw:text-style-name="P10" draw:layer="layout" svg:width="0.146cm" svg:height="0.16cm" svg:x="12.177cm" svg:y="28.388cm" svg:viewBox="0 0 147 161" svg:d="M28 97c0 25 14 44 36 44 32 0 56-40 56-76 0-18-9-43-36-43-34 0-56 40-56 75zM147 65c0 47-34 96-87 96-38 0-60-28-60-63 0-51 36-98 87-98 41 0 60 32 60 65z">
          <text:p/>
        </draw:path>
        <draw:path draw:style-name="gr16" draw:text-style-name="P10" draw:layer="layout" svg:width="0.114cm" svg:height="0.229cm" svg:x="12.344cm" svg:y="28.316cm" svg:viewBox="0 0 115 230" svg:d="M0 230l26-133h-21l4-21h22l1-9c4-21 12-41 25-53 10-9 23-14 37-14 10 0 17 2 21 4l-6 21c-4-2-9-3-15-3-21 0-31 21-36 46l-1 8h34l-4 21h-34l-26 133z">
          <text:p/>
        </draw:path>
        <draw:path draw:style-name="gr16" draw:text-style-name="P10" draw:layer="layout" svg:width="0.129cm" svg:height="0.161cm" svg:x="12.432cm" svg:y="28.388cm" svg:viewBox="0 0 130 162" svg:d="M81 21c-25 0-44 25-51 49 42 1 75-5 75-29 0-13-10-20-24-20zM111 149c-12 7-31 13-51 13-42 0-60-28-60-62 0-47 35-100 85-100 29 0 45 18 45 40 0 41-45 51-103 50-1 7 0 21 3 30 6 14 20 20 35 20 19 0 32-5 42-10z">
          <text:p/>
        </draw:path>
        <draw:path draw:style-name="gr16" draw:text-style-name="P10" draw:layer="layout" svg:width="0.162cm" svg:height="0.224cm" svg:x="12.553cm" svg:y="28.391cm" svg:viewBox="0 0 163 225" svg:d="M55 0l15 83c4 18 6 29 8 40 4-9 10-20 18-37l39-86h28l-58 117c-16 33-33 61-54 82-17 17-36 25-44 26l-7-22c7-3 18-7 28-15 11-8 22-21 30-37 1-2 1-4 1-7l-31-144z">
          <text:p/>
        </draw:path>
        <draw:path draw:style-name="gr16" draw:text-style-name="P10" draw:layer="layout" svg:width="0.159cm" svg:height="0.214cm" svg:x="12.79cm" svg:y="28.331cm" svg:viewBox="0 0 160 215" svg:d="M25 215l16-89-41-126h28l21 70c6 19 7 28 9 36h1c5-9 12-21 22-37l48-69h31l-92 126-17 89z">
          <text:p/>
        </draw:path>
        <draw:path draw:style-name="gr16" draw:text-style-name="P10" draw:layer="layout" svg:width="0.129cm" svg:height="0.161cm" svg:x="12.916cm" svg:y="28.388cm" svg:viewBox="0 0 130 162" svg:d="M81 21c-26 0-45 25-51 49 41 1 75-5 75-29 0-13-10-20-24-20zM110 149c-11 7-30 13-51 13-41 0-59-28-59-62 0-47 35-100 85-100 29 0 45 18 45 40 0 41-45 51-103 50-1 7 0 21 3 30 6 14 18 20 34 20 19 0 33-5 43-10z">
          <text:p/>
        </draw:path>
        <draw:path draw:style-name="gr16" draw:text-style-name="P10" draw:layer="layout" svg:width="0.138cm" svg:height="0.154cm" svg:x="13.066cm" svg:y="28.391cm" svg:viewBox="0 0 139 155" svg:d="M28 0l13 88c2 17 5 29 5 38h1c3-9 7-19 16-36l47-90h29l-86 155h-25l-28-155z">
          <text:p/>
        </draw:path>
        <draw:path draw:style-name="gr16" draw:text-style-name="P10" draw:layer="layout" svg:width="0.155cm" svg:height="0.223cm" svg:x="13.191cm" svg:y="28.388cm" svg:viewBox="0 0 156 224" svg:d="M126 26c-5-2-15-5-25-5-39 0-66 41-66 79 0 17 6 37 30 37 23 0 45-29 51-58zM8 193c9 6 25 10 40 10 26 0 47-13 56-55l5-23h-1c-14 22-32 33-53 33-31 0-47-26-47-53 0-52 38-105 97-105 18 0 39 5 51 11l-24 128c-7 32-16 55-32 69-15 13-36 16-53 16-19 0-37-4-47-10z">
          <text:p/>
        </draw:path>
        <draw:path draw:style-name="gr16" draw:text-style-name="P10" draw:layer="layout" svg:width="0.101cm" svg:height="0.157cm" svg:x="13.364cm" svg:y="28.388cm" svg:viewBox="0 0 102 158" svg:d="M0 158l20-100c3-20 6-40 7-55h23c-1 11-2 22-4 34h1c10-21 27-37 47-37 3 0 6 0 8 0l-5 26c-2 0-5 0-7 0-23 0-44 27-50 63l-13 69z">
          <text:p/>
        </draw:path>
        <draw:path draw:style-name="gr16" draw:text-style-name="P10" draw:layer="layout" svg:width="0.148cm" svg:height="0.16cm" svg:x="13.461cm" svg:y="28.388cm" svg:viewBox="0 0 149 161" svg:d="M119 24c-4-1-9-2-18-2-41 0-74 41-74 84 0 17 6 34 26 34 22 0 49-29 57-70zM102 158c0-9 1-24 3-40-17 32-39 43-61 43-27 0-44-21-44-50 0-54 39-111 107-111 15 0 31 2 42 5l-16 82c-5 27-7 54-6 71z">
          <text:p/>
        </draw:path>
        <draw:path draw:style-name="gr16" draw:text-style-name="P10" draw:layer="layout" svg:width="0.109cm" svg:height="0.16cm" svg:x="13.619cm" svg:y="28.388cm" svg:viewBox="0 0 110 161" svg:d="M8 131c7 5 20 10 33 10 19 0 30-12 30-25 0-12-5-20-21-28-19-10-29-24-29-40 0-27 24-48 57-48 14 0 26 4 32 7l-8 21c-5-3-15-7-26-7-16 0-28 10-28 24 0 11 8 18 22 25 17 10 28 24 28 41 0 32-26 50-59 50-17 0-32-5-39-10z">
          <text:p/>
        </draw:path>
        <draw:path draw:style-name="gr16" draw:text-style-name="P10" draw:layer="layout" svg:width="0.144cm" svg:height="0.226cm" svg:x="13.744cm" svg:y="28.319cm" svg:viewBox="0 0 145 227" svg:d="M0 227l43-227h27l-20 99h1c14-18 33-30 56-30 17 0 38 10 38 41 0 8-1 18-3 26l-17 91h-26l17-90c1-5 2-13 2-21 0-14-7-25-24-25-20 0-47 24-53 59l-15 77z">
          <text:p/>
        </draw:path>
        <draw:path draw:style-name="gr16" draw:text-style-name="P10" draw:layer="layout" svg:width="0.162cm" svg:height="0.224cm" svg:x="13.89cm" svg:y="28.391cm" svg:viewBox="0 0 163 225" svg:d="M56 0l15 83c4 18 6 29 7 40h1c4-9 9-20 17-37l39-86h28l-58 117c-16 33-32 61-53 82-18 17-37 25-45 26l-7-22c7-3 18-7 28-15 12-8 23-21 31-37 1-2 1-4 1-7l-32-144z">
          <text:p/>
        </draw:path>
        <draw:path draw:style-name="gr16" draw:text-style-name="P10" draw:layer="layout" svg:width="0.144cm" svg:height="0.157cm" svg:x="14.052cm" svg:y="28.388cm" svg:viewBox="0 0 145 158" svg:d="M0 158l20-110c4-17 6-32 7-45h25l-4 30h1c13-21 34-33 57-33 18 0 39 10 39 42 0 7-1 17-3 25l-17 91h-26l17-90c0-6 1-13 1-20 0-15-6-26-24-26s-45 22-52 60l-15 76z">
          <text:p/>
        </draw:path>
        <draw:path draw:style-name="gr16" draw:text-style-name="P10" draw:layer="layout" svg:width="0.062cm" svg:height="0.079cm" svg:x="14.199cm" svg:y="28.505cm" svg:viewBox="0 0 63 80" svg:d="M0 80c9-19 24-54 32-77l31-3c-11 27-31 63-43 78z">
          <text:p/>
        </draw:path>
        <draw:path draw:style-name="gr16" draw:text-style-name="P10" draw:layer="layout" svg:width="0.149cm" svg:height="0.21cm" svg:x="14.337cm" svg:y="28.335cm" svg:viewBox="0 0 150 211" svg:d="M0 211l3-18 31-26c55-47 89-79 89-113 0-15-9-31-33-31-19 0-33 8-43 15l-7-20c15-10 36-18 56-18 39 0 54 26 54 51 0 43-40 81-90 122l-18 14h88l-4 24z">
          <text:p/>
        </draw:path>
        <draw:path draw:style-name="gr16" draw:text-style-name="P10" draw:layer="layout" svg:width="0.141cm" svg:height="0.214cm" svg:x="14.507cm" svg:y="28.335cm" svg:viewBox="0 0 142 215" svg:d="M26 145c0 22 4 48 29 48 40 0 61-84 61-127 0-16-2-45-28-45-37 0-62 72-62 124zM142 65c0 68-32 150-90 150-38 0-52-32-52-71 0-70 36-144 91-144 39 0 51 33 51 65z">
          <text:p/>
        </draw:path>
        <draw:polygon draw:style-name="gr16" draw:text-style-name="P10" draw:layer="layout" svg:width="0.07cm" svg:height="0.206cm" svg:x="14.702cm" svg:y="28.339cm" svg:viewBox="0 0 71 207" draw:points="40,26 3,44 0,23 48,0 71,0 32,207 5,207">
          <text:p/>
        </draw:polygon>
        <draw:path draw:style-name="gr16" draw:text-style-name="P10" draw:layer="layout" svg:width="0.142cm" svg:height="0.214cm" svg:x="14.819cm" svg:y="28.335cm" svg:viewBox="0 0 143 215" svg:d="M27 145c0 22 4 48 29 48 39 0 60-84 60-127 0-16-2-45-27-45-37 0-62 72-62 124zM143 65c0 68-32 150-91 150-38 0-52-32-52-71 0-70 36-144 92-144 39 0 51 33 51 65z">
          <text:p/>
        </draw:path>
        <draw:frame draw:style-name="gr74" draw:text-style-name="P6" draw:layer="layout" svg:width="4.011cm" svg:height="0.568cm" svg:x="12.181cm" svg:y="5.722cm">
          <draw:text-box>
            <text:p text:style-name="P4"><text:span text:style-name="T2">follow its instructions.</text:span></text:p>
          </draw:text-box>
        </draw:frame>
      </draw:page>
      <draw:page draw:name="page4" draw:style-name="dp1" draw:master-page-name="master-page51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4cm" svg:height="6.9cm" svg:x="0.141cm" svg:y="15.164cm" svg:viewBox="0 0 10401 6901" draw:points="10401,6901 0,6901 0,0 10401,0">
          <text:p/>
        </draw:polygon>
        <draw:polygon draw:style-name="gr2" draw:text-style-name="P2" draw:layer="layout" svg:width="10.4cm" svg:height="6.9cm" svg:x="0.141cm" svg:y="0.947cm" svg:viewBox="0 0 10401 6901" draw:points="10401,6901 0,6901 0,0 10401,0">
          <text:p/>
        </draw:polygon>
        <draw:polygon draw:style-name="gr34" draw:text-style-name="P11" draw:layer="layout" svg:width="10.4cm" svg:height="2.326cm" svg:x="0.141cm" svg:y="0.947cm" svg:viewBox="0 0 10401 2327" draw:points="10401,2327 0,2327 0,0 10401,0">
          <text:p/>
        </draw:polygon>
        <draw:path draw:style-name="gr2" draw:text-style-name="P2" draw:layer="layout" svg:width="1.619cm" svg:height="1.619cm" svg:x="1.027cm" svg:y="1.458cm" svg:viewBox="0 0 1620 1620" svg:d="M809 1510c-386 0-699-313-699-700s313-700 699-700c387 0 701 313 701 700s-314 700-701 700zM809 0c-447 0-809 362-809 810s362 810 809 810c448 0 811-362 811-810s-363-810-811-810z">
          <text:p/>
        </draw:path>
        <draw:path draw:style-name="gr2" draw:text-style-name="P2" draw:layer="layout" svg:width="0.208cm" svg:height="0.209cm" svg:x="1.453cm" svg:y="2.015cm" svg:viewBox="0 0 209 210" svg:d="M104 0c-58 0-104 47-104 104 0 58 46 106 104 106 59 0 105-48 105-106 0-57-46-104-105-104z">
          <text:p/>
        </draw:path>
        <draw:path draw:style-name="gr2" draw:text-style-name="P2" draw:layer="layout" svg:width="0.209cm" svg:height="0.209cm" svg:x="2.011cm" svg:y="2.015cm" svg:viewBox="0 0 210 210" svg:d="M105 0c-58 0-105 47-105 104 0 58 47 106 105 106s105-48 105-106c0-57-47-104-105-104z">
          <text:p/>
        </draw:path>
        <draw:path draw:style-name="gr2" draw:text-style-name="P2" draw:layer="layout" svg:width="0.799cm" svg:height="0.381cm" svg:x="1.437cm" svg:y="2.378cm" svg:viewBox="0 0 800 382" svg:d="M746 382c-11-182-161-328-346-328s-336 146-346 328h-54c10-213 185-382 400-382s390 169 400 382z">
          <text:p/>
        </draw:path>
        <draw:frame draw:style-name="gr35" draw:text-style-name="P5" draw:layer="layout" svg:width="4.803cm" svg:height="1.792cm" svg:x="5.634cm" svg:y="1.933cm">
          <draw:text-box>
            <text:p text:style-name="P4"><text:span text:style-name="T1">EVENT</text:span></text:p>
          </draw:text-box>
        </draw:frame>
        <draw:frame draw:style-name="gr79" draw:text-style-name="P12" draw:layer="layout" svg:width="4.282cm" svg:height="0.7cm" svg:x="1.662cm" svg:y="3.938cm">
          <draw:text-box>
            <text:p text:style-name="P4"><text:span text:style-name="T5">BUSINESS TRIP</text:span></text:p>
          </draw:text-box>
        </draw:frame>
        <draw:frame draw:style-name="gr80" draw:text-style-name="P6" draw:layer="layout" svg:width="6.102cm" svg:height="0.568cm" svg:x="1.662cm" svg:y="4.708cm">
          <draw:text-box>
            <text:p text:style-name="P4"><text:span text:style-name="T2">You are sent on a business trip, </text:span></text:p>
          </draw:text-box>
        </draw:frame>
        <draw:polygon draw:style-name="gr2" draw:text-style-name="P2" draw:layer="layout" svg:width="10.4cm" svg:height="6.9cm" svg:x="0.151cm" svg:y="7.978cm" svg:viewBox="0 0 10401 6901" draw:points="10401,6901 0,6901 0,0 10401,0">
          <text:p/>
        </draw:polygon>
        <draw:polygon draw:style-name="gr34" draw:text-style-name="P11" draw:layer="layout" svg:width="10.4cm" svg:height="2.326cm" svg:x="0.151cm" svg:y="7.978cm" svg:viewBox="0 0 10401 2327" draw:points="10401,2327 0,2327 0,0 10401,0">
          <text:p/>
        </draw:polygon>
        <draw:frame draw:style-name="gr39" draw:text-style-name="P6" draw:layer="layout" svg:width="2.648cm" svg:height="0.568cm" svg:x="1.662cm" svg:y="5.216cm">
          <draw:text-box>
            <text:p text:style-name="P4"><text:span text:style-name="T2">skip next turn.</text:span></text:p>
          </draw:text-box>
        </draw:frame>
        <draw:path draw:style-name="gr2" draw:text-style-name="P2" draw:layer="layout" svg:width="1.619cm" svg:height="1.619cm" svg:x="1.038cm" svg:y="8.489cm" svg:viewBox="0 0 1620 1620" svg:d="M809 1510c-386 0-699-313-699-700 0-386 313-700 699-700s700 314 700 700c0 387-314 700-700 700zM809 0c-447 0-809 362-809 810s362 810 809 810 811-362 811-810-364-810-811-810z">
          <text:p/>
        </draw:path>
        <draw:path draw:style-name="gr2" draw:text-style-name="P2" draw:layer="layout" svg:width="0.209cm" svg:height="0.209cm" svg:x="1.463cm" svg:y="9.046cm" svg:viewBox="0 0 210 210" svg:d="M106 0c-59 0-106 48-106 105 0 58 47 105 106 105 58 0 104-47 104-105 0-57-46-105-104-105z">
          <text:p/>
        </draw:path>
        <draw:path draw:style-name="gr2" draw:text-style-name="P2" draw:layer="layout" svg:width="0.209cm" svg:height="0.209cm" svg:x="2.022cm" svg:y="9.046cm" svg:viewBox="0 0 210 210" svg:d="M105 0c-58 0-105 48-105 105 0 58 47 105 105 105s105-47 105-105c0-57-47-105-105-105z">
          <text:p/>
        </draw:path>
        <draw:path draw:style-name="gr2" draw:text-style-name="P2" draw:layer="layout" svg:width="0.8cm" svg:height="0.381cm" svg:x="1.447cm" svg:y="9.409cm" svg:viewBox="0 0 801 382" svg:d="M746 382c-10-183-160-328-346-328-184 0-335 145-345 328h-55c10-214 186-382 400-382 216 0 391 168 401 382z">
          <text:p/>
        </draw:path>
        <draw:frame draw:style-name="gr35" draw:text-style-name="P5" draw:layer="layout" svg:width="4.803cm" svg:height="1.792cm" svg:x="5.644cm" svg:y="8.964cm">
          <draw:text-box>
            <text:p text:style-name="P4"><text:span text:style-name="T1">EVENT</text:span></text:p>
          </draw:text-box>
        </draw:frame>
        <draw:frame draw:style-name="gr81" draw:text-style-name="P12" draw:layer="layout" svg:width="3.541cm" svg:height="0.7cm" svg:x="1.673cm" svg:y="10.969cm">
          <draw:text-box>
            <text:p text:style-name="P4"><text:span text:style-name="T5">EXTRA COST</text:span></text:p>
          </draw:text-box>
        </draw:frame>
        <draw:frame draw:style-name="gr82" draw:text-style-name="P6" draw:layer="layout" svg:width="5.171cm" svg:height="0.568cm" svg:x="1.673cm" svg:y="11.738cm">
          <draw:text-box>
            <text:p text:style-name="P4"><text:span text:style-name="T2">Your work costs more than </text:span></text:p>
          </draw:text-box>
        </draw:frame>
        <draw:frame draw:style-name="gr83" draw:text-style-name="P6" draw:layer="layout" svg:width="6.39cm" svg:height="0.568cm" svg:x="1.673cm" svg:y="12.246cm">
          <draw:text-box>
            <text:p text:style-name="P4"><text:span text:style-name="T2">planned. Add 6 hours to the story </text:span></text:p>
          </draw:text-box>
        </draw:frame>
        <draw:polygon draw:style-name="gr84" draw:text-style-name="P13" draw:layer="layout" svg:width="10.4cm" svg:height="2.325cm" svg:x="0.141cm" svg:y="15.164cm" svg:viewBox="0 0 10401 2326" draw:points="10401,2326 0,2326 0,0 10401,0">
          <text:p/>
        </draw:polygon>
        <draw:frame draw:style-name="gr85" draw:text-style-name="P6" draw:layer="layout" svg:width="2.055cm" svg:height="0.568cm" svg:x="1.673cm" svg:y="12.754cm">
          <draw:text-box>
            <text:p text:style-name="P4"><text:span text:style-name="T2">estimation.</text:span></text:p>
          </draw:text-box>
        </draw:frame>
        <draw:frame draw:style-name="gr86" draw:text-style-name="P5" draw:layer="layout" svg:width="6.915cm" svg:height="1.792cm" svg:x="3.612cm" svg:y="16.15cm">
          <draw:text-box>
            <text:p text:style-name="P4"><text:span text:style-name="T1">PROBLEM</text:span></text:p>
          </draw:text-box>
        </draw:frame>
        <draw:frame draw:style-name="gr79" draw:text-style-name="P12" draw:layer="layout" svg:width="4.282cm" svg:height="0.7cm" svg:x="1.662cm" svg:y="18.154cm">
          <draw:text-box>
            <text:p text:style-name="P4"><text:span text:style-name="T5">UNCLEAR SPEC</text:span></text:p>
          </draw:text-box>
        </draw:frame>
        <draw:frame draw:style-name="gr87" draw:text-style-name="P6" draw:layer="layout" svg:width="5.48cm" svg:height="0.568cm" svg:x="1.662cm" svg:y="18.924cm">
          <draw:text-box>
            <text:p text:style-name="P4"><text:span text:style-name="T2">The specification is not clear </text:span></text:p>
          </draw:text-box>
        </draw:frame>
        <draw:path draw:style-name="gr2" draw:text-style-name="P2" draw:layer="layout" svg:width="1.053cm" svg:height="0.913cm" svg:x="1.35cm" svg:y="16.108cm" svg:viewBox="0 0 1054 914" svg:d="M607 250l-19 354c-2 29-12 41-25 53-7 6-20 15-36 15s-29-9-36-15c-12-12-23-24-25-53l-18-354c-2-26 7-44 17-55 12-14 33-22 62-22s50 8 63 22c10 11 18 29 17 55zM527 868c-40 0-72-33-72-73 0-41 32-74 72-74s73 33 73 74c0 40-33 73-73 73zM0 914h1054l-527-914z">
          <text:p/>
        </draw:path>
        <draw:path draw:style-name="gr2" draw:text-style-name="P2" draw:layer="layout" svg:width="1.646cm" svg:height="1.464cm" svg:x="1.053cm" svg:y="15.788cm" svg:viewBox="0 0 1647 1465" svg:d="M1581 1366c-16 28-45 45-77 45h-1361c-32 0-61-17-77-45-15-27-15-61 0-88l680-1179c16-28 46-45 77-45 32 0 61 17 77 45l681 1179c16 27 16 61 0 88zM1628 1251l-681-1179c-26-44-73-72-124-72s-98 28-123 72l-681 1179c-25 44-25 98 0 143 26 44 73 71 124 71h1361c51 0 99-27 124-71 25-45 25-99 0-143z">
          <text:p/>
        </draw:path>
        <draw:polygon draw:style-name="gr2" draw:text-style-name="P2" draw:layer="layout" svg:width="10.4cm" svg:height="6.9cm" svg:x="0.141cm" svg:y="22.223cm" svg:viewBox="0 0 10401 6901" draw:points="10401,6901 0,6901 0,0 10401,0">
          <text:p/>
        </draw:polygon>
        <draw:polygon draw:style-name="gr84" draw:text-style-name="P13" draw:layer="layout" svg:width="10.4cm" svg:height="2.326cm" svg:x="0.141cm" svg:y="22.223cm" svg:viewBox="0 0 10401 2327" draw:points="10401,2327 0,2327 0,0 10401,0">
          <text:p/>
        </draw:polygon>
        <draw:frame draw:style-name="gr88" draw:text-style-name="P6" draw:layer="layout" svg:width="2.961cm" svg:height="0.568cm" svg:x="1.662cm" svg:y="19.432cm">
          <draw:text-box>
            <text:p text:style-name="P4"><text:span text:style-name="T2">enough for you.</text:span></text:p>
          </draw:text-box>
        </draw:frame>
        <draw:frame draw:style-name="gr86" draw:text-style-name="P5" draw:layer="layout" svg:width="6.915cm" svg:height="1.792cm" svg:x="3.612cm" svg:y="23.209cm">
          <draw:text-box>
            <text:p text:style-name="P4"><text:span text:style-name="T1">PROBLEM</text:span></text:p>
          </draw:text-box>
        </draw:frame>
        <draw:frame draw:style-name="gr89" draw:text-style-name="P12" draw:layer="layout" svg:width="5.764cm" svg:height="0.7cm" svg:x="1.662cm" svg:y="25.214cm">
          <draw:text-box>
            <text:p text:style-name="P4"><text:span text:style-name="T5">UNSATISFIED USERS</text:span></text:p>
          </draw:text-box>
        </draw:frame>
        <draw:frame draw:style-name="gr90" draw:text-style-name="P6" draw:layer="layout" svg:width="6.788cm" svg:height="0.568cm" svg:x="1.662cm" svg:y="25.983cm">
          <draw:text-box>
            <text:p text:style-name="P4"><text:span text:style-name="T2">You feel that users are not satisfied.</text:span></text:p>
          </draw:text-box>
        </draw:frame>
        <draw:path draw:style-name="gr2" draw:text-style-name="P2" draw:layer="layout" svg:width="1.053cm" svg:height="0.913cm" svg:x="1.35cm" svg:y="23.167cm" svg:viewBox="0 0 1054 914" svg:d="M607 251l-19 354c-2 29-12 41-25 53-7 7-20 16-36 16s-29-9-36-16c-12-12-23-24-25-53l-18-354c-2-26 7-44 17-55 12-14 33-22 62-22s50 8 63 22c10 11 18 29 17 55zM527 868c-40 0-72-32-72-73 0-40 32-72 72-72s73 32 73 72c0 41-33 73-73 73zM0 914h1054l-527-914z">
          <text:p/>
        </draw:path>
        <draw:path draw:style-name="gr2" draw:text-style-name="P2" draw:layer="layout" svg:width="1.646cm" svg:height="1.464cm" svg:x="1.053cm" svg:y="22.847cm" svg:viewBox="0 0 1647 1465" svg:d="M1581 1367c-16 27-45 44-77 44h-1361c-32 0-61-17-77-44-15-28-15-62 0-90l680-1178c16-28 46-44 77-44 32 0 61 16 77 44l681 1178c16 28 16 62 0 90zM1628 1250l-681-1178c-26-44-73-72-124-72s-98 28-123 72l-681 1178c-25 45-25 100 0 144 26 44 73 71 124 71h1361c51 0 99-27 124-71s25-99 0-144z">
          <text:p/>
        </draw:path>
        <draw:frame draw:style-name="gr15" draw:text-style-name="P9" draw:layer="layout" svg:width="0.499cm" svg:height="0.499cm" svg:x="0.597cm" svg:y="7.196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226cm" svg:y="7.346cm" svg:viewBox="0 0 157 215" draw:points="63,23 0,23 5,0 157,0 153,23 89,23 53,215 26,215">
          <text:p/>
        </draw:polygon>
        <draw:path draw:style-name="gr16" draw:text-style-name="P10" draw:layer="layout" svg:width="0.162cm" svg:height="0.224cm" svg:x="1.333cm" svg:y="7.406cm" svg:viewBox="0 0 163 225" svg:d="M56 0l15 83c4 19 6 30 7 41h1c4-9 9-20 16-38l40-86h28l-58 118c-17 33-32 60-53 81-18 17-37 25-45 26l-7-22c7-3 18-7 28-15 12-8 23-20 31-36 1-2 1-4 1-7l-32-145z">
          <text:p/>
        </draw:path>
        <draw:path draw:style-name="gr16" draw:text-style-name="P10" draw:layer="layout" svg:width="0.231cm" svg:height="0.157cm" svg:x="1.495cm" svg:y="7.403cm" svg:viewBox="0 0 232 158" svg:d="M0 158l20-110c3-17 5-32 7-45h23l-4 29h1c14-21 34-32 54-32 24 0 35 15 36 34 14-22 33-34 56-34 18 0 39 11 39 40 0 7-1 18-4 27l-17 91h-26l17-89c1-6 2-13 2-21 0-16-6-26-23-26-19 0-42 22-48 57l-15 79h-26l18-90c1-7 2-14 2-20 0-13-4-26-23-26s-44 25-50 59l-14 77z">
          <text:p/>
        </draw:path>
        <draw:path draw:style-name="gr16" draw:text-style-name="P10" draw:layer="layout" svg:width="0.146cm" svg:height="0.16cm" svg:x="1.753cm" svg:y="7.403cm" svg:viewBox="0 0 147 161" svg:d="M27 97c0 25 14 43 38 43 31 0 54-40 54-75 0-18-8-44-36-44-34 0-56 41-56 76zM147 65c0 47-34 96-86 96-39 0-61-28-61-63 0-51 35-98 86-98 42 0 61 31 61 65z">
          <text:p/>
        </draw:path>
        <draw:path draw:style-name="gr16" draw:text-style-name="P10" draw:layer="layout" svg:width="0.114cm" svg:height="0.229cm" svg:x="1.92cm" svg:y="7.331cm" svg:viewBox="0 0 115 230" svg:d="M0 230l26-133h-21l4-22h20l2-8c4-21 11-41 25-53 11-9 24-14 38-14 10 0 17 2 21 4l-6 21c-4-2-9-3-15-3-21 0-32 20-37 46l-1 7h35l-4 22h-35l-25 133z">
          <text:p/>
        </draw:path>
        <draw:path draw:style-name="gr16" draw:text-style-name="P10" draw:layer="layout" svg:width="0.129cm" svg:height="0.16cm" svg:x="2.008cm" svg:y="7.403cm" svg:viewBox="0 0 130 161" svg:d="M80 20c-25 0-44 26-50 50 41 1 75-5 75-29 0-14-11-21-25-21zM110 149c-12 7-31 12-51 12-41 0-59-28-59-62 0-46 34-99 84-99 30 0 46 17 46 40 0 41-46 51-103 50-1 7 0 21 3 29 6 14 18 21 34 21 18 0 32-5 43-10z">
          <text:p/>
        </draw:path>
        <draw:path draw:style-name="gr16" draw:text-style-name="P10" draw:layer="layout" svg:width="0.162cm" svg:height="0.224cm" svg:x="2.129cm" svg:y="7.406cm" svg:viewBox="0 0 163 225" svg:d="M56 0l15 83c4 19 6 30 7 41h1c4-9 8-20 16-38l40-86h28l-58 118c-17 33-32 60-53 81-18 17-37 25-46 26l-6-22c6-3 18-7 28-15s23-20 31-36c1-2 1-4 1-7l-32-145z">
          <text:p/>
        </draw:path>
        <draw:path draw:style-name="gr16" draw:text-style-name="P10" draw:layer="layout" svg:width="0.158cm" svg:height="0.214cm" svg:x="2.366cm" svg:y="7.346cm" svg:viewBox="0 0 159 215" svg:d="M24 215l17-89-41-126h28l21 70c5 19 7 28 9 36 6-9 13-21 23-37l48-69h30l-92 126-17 89z">
          <text:p/>
        </draw:path>
        <draw:path draw:style-name="gr16" draw:text-style-name="P10" draw:layer="layout" svg:width="0.129cm" svg:height="0.16cm" svg:x="2.492cm" svg:y="7.403cm" svg:viewBox="0 0 130 161" svg:d="M81 20c-25 0-44 26-50 50 41 1 74-5 74-29 0-14-10-21-24-21zM110 149c-11 7-30 12-51 12-40 0-59-28-59-62 0-46 35-99 85-99 29 0 45 17 45 40 0 41-45 51-102 50-2 7-1 21 3 29 6 14 18 21 34 21 18 0 32-5 41-10z">
          <text:p/>
        </draw:path>
        <draw:path draw:style-name="gr16" draw:text-style-name="P10" draw:layer="layout" svg:width="0.138cm" svg:height="0.154cm" svg:x="2.642cm" svg:y="7.406cm" svg:viewBox="0 0 139 155" svg:d="M27 0l14 89c2 17 4 29 5 38h1c3-9 7-19 16-36l47-91h29l-86 155h-26l-27-155z">
          <text:p/>
        </draw:path>
        <draw:path draw:style-name="gr16" draw:text-style-name="P10" draw:layer="layout" svg:width="0.155cm" svg:height="0.223cm" svg:x="2.767cm" svg:y="7.403cm" svg:viewBox="0 0 156 224" svg:d="M127 26c-5-2-15-5-26-5-39 0-66 40-66 79 0 17 6 37 30 37 23 0 46-29 52-58zM8 193c9 6 24 10 40 10 26 0 48-13 57-55l5-23h-1c-14 22-33 33-54 33-32 0-47-26-47-53 0-53 38-105 98-105 18 0 38 5 50 11l-24 128c-6 32-15 54-31 68-16 13-37 17-55 17s-36-4-46-10z">
          <text:p/>
        </draw:path>
        <draw:path draw:style-name="gr16" draw:text-style-name="P10" draw:layer="layout" svg:width="0.101cm" svg:height="0.157cm" svg:x="2.94cm" svg:y="7.403cm" svg:viewBox="0 0 102 158" svg:d="M0 158l18-99c4-21 6-42 8-56h24c-1 11-2 22-4 34h1c10-21 26-37 47-37 3 0 5 0 8 0l-5 26c-2 0-5 0-8 0-23 0-43 27-51 64l-12 68z">
          <text:p/>
        </draw:path>
        <draw:path draw:style-name="gr16" draw:text-style-name="P10" draw:layer="layout" svg:width="0.149cm" svg:height="0.16cm" svg:x="3.036cm" svg:y="7.403cm" svg:viewBox="0 0 150 161" svg:d="M119 23c-4-1-10-2-18-2-40 0-73 42-73 85 0 17 6 34 26 34 22 0 48-29 56-70zM102 158c0-9 1-24 3-40h-1c-16 32-37 43-59 43-28 0-45-21-45-50 0-54 40-111 107-111 15 0 31 2 43 5l-17 82c-5 26-7 54-7 71z">
          <text:p/>
        </draw:path>
        <draw:path draw:style-name="gr16" draw:text-style-name="P10" draw:layer="layout" svg:width="0.109cm" svg:height="0.16cm" svg:x="3.195cm" svg:y="7.403cm" svg:viewBox="0 0 110 161" svg:d="M8 131c7 5 20 10 33 10 18 0 29-12 29-25 0-12-5-20-21-29-18-9-28-23-28-39 0-28 23-48 55-48 14 0 28 4 34 7l-8 20c-6-3-16-7-27-7-16 0-28 10-28 25 0 11 8 18 22 25 17 10 28 23 28 41 0 32-26 50-58 50-17 0-32-5-39-10z">
          <text:p/>
        </draw:path>
        <draw:path draw:style-name="gr16" draw:text-style-name="P10" draw:layer="layout" svg:width="0.144cm" svg:height="0.226cm" svg:x="3.32cm" svg:y="7.334cm" svg:viewBox="0 0 145 227" svg:d="M0 227l44-227h26l-19 99h1c13-19 31-30 54-30 18 0 39 10 39 41 0 8-1 18-3 26l-17 91h-26l17-90c1-5 2-13 2-21 0-14-7-25-24-25-21 0-46 23-54 58l-14 78z">
          <text:p/>
        </draw:path>
        <draw:path draw:style-name="gr16" draw:text-style-name="P10" draw:layer="layout" svg:width="0.162cm" svg:height="0.224cm" svg:x="3.466cm" svg:y="7.406cm" svg:viewBox="0 0 163 225" svg:d="M55 0l15 83c4 19 6 30 7 41h1c4-9 8-20 16-38l40-86h29l-59 118c-17 33-32 60-53 81-17 17-36 25-45 26l-6-22c6-3 18-7 28-15s22-20 30-36c1-2 1-4 1-7l-31-145z">
          <text:p/>
        </draw:path>
        <draw:path draw:style-name="gr16" draw:text-style-name="P10" draw:layer="layout" svg:width="0.144cm" svg:height="0.157cm" svg:x="3.628cm" svg:y="7.403cm" svg:viewBox="0 0 145 158" svg:d="M0 158l21-110c4-17 6-32 7-45h24l-4 30h1c13-21 34-33 56-33 19 0 40 10 40 42 0 7-2 18-3 26l-17 90h-27l17-89c1-6 2-13 2-21 0-15-6-26-24-26-19 0-45 22-52 61l-14 75z">
          <text:p/>
        </draw:path>
        <draw:path draw:style-name="gr16" draw:text-style-name="P10" draw:layer="layout" svg:width="0.063cm" svg:height="0.079cm" svg:x="3.774cm" svg:y="7.52cm" svg:viewBox="0 0 64 80" svg:d="M0 80c10-19 25-53 32-77l32-3c-12 28-32 63-43 78z">
          <text:p/>
        </draw:path>
        <draw:path draw:style-name="gr16" draw:text-style-name="P10" draw:layer="layout" svg:width="0.149cm" svg:height="0.21cm" svg:x="3.913cm" svg:y="7.35cm" svg:viewBox="0 0 150 211" svg:d="M0 211l3-18 32-25c55-47 87-79 87-114 0-15-8-31-32-31-18 0-33 8-42 14l-7-19c14-10 36-18 55-18 39 0 54 26 54 50 0 45-40 83-89 124l-18 14h87l-4 23z">
          <text:p/>
        </draw:path>
        <draw:path draw:style-name="gr16" draw:text-style-name="P10" draw:layer="layout" svg:width="0.141cm" svg:height="0.213cm" svg:x="4.083cm" svg:y="7.35cm" svg:viewBox="0 0 142 214" svg:d="M26 144c0 22 4 48 29 48 40 0 61-84 61-126 0-16-3-45-28-45-37 0-62 72-62 123zM142 65c0 67-32 149-91 149-38 0-51-32-51-71 0-69 36-143 91-143 39 0 51 33 51 65z">
          <text:p/>
        </draw:path>
        <draw:polygon draw:style-name="gr16" draw:text-style-name="P10" draw:layer="layout" svg:width="0.069cm" svg:height="0.207cm" svg:x="4.278cm" svg:y="7.353cm" svg:viewBox="0 0 70 208" draw:points="40,27 39,27 3,45 0,24 48,0 70,0 30,208 5,208">
          <text:p/>
        </draw:polygon>
        <draw:path draw:style-name="gr16" draw:text-style-name="P10" draw:layer="layout" svg:width="0.141cm" svg:height="0.213cm" svg:x="4.395cm" svg:y="7.35cm" svg:viewBox="0 0 142 214" svg:d="M26 144c0 22 5 48 30 48 39 0 60-84 60-126 0-16-2-45-28-45-35 0-62 72-62 123zM142 65c0 67-31 149-89 149-39 0-53-32-53-71 0-69 36-143 91-143 40 0 51 33 51 65z">
          <text:p/>
        </draw:path>
        <draw:frame draw:style-name="gr15" draw:text-style-name="P9" draw:layer="layout" svg:width="0.499cm" svg:height="0.499cm" svg:x="0.543cm" svg:y="14.141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172cm" svg:y="14.291cm" svg:viewBox="0 0 157 215" draw:points="62,23 0,23 4,0 157,0 152,23 89,23 53,215 26,215">
          <text:p/>
        </draw:polygon>
        <draw:path draw:style-name="gr16" draw:text-style-name="P10" draw:layer="layout" svg:width="0.162cm" svg:height="0.225cm" svg:x="1.279cm" svg:y="14.351cm" svg:viewBox="0 0 163 226" svg:d="M55 0l15 83c4 19 6 30 7 42h1c4-10 8-21 17-39l40-86h28l-58 118c-18 33-33 60-54 81-17 17-36 25-45 27l-6-23c6-2 17-7 28-15 10-8 21-20 30-35 1-3 1-5 0-7l-30-146z">
          <text:p/>
        </draw:path>
        <draw:path draw:style-name="gr16" draw:text-style-name="P10" draw:layer="layout" svg:width="0.23cm" svg:height="0.157cm" svg:x="1.441cm" svg:y="14.348cm" svg:viewBox="0 0 231 158" svg:d="M0 158l20-109c3-17 5-33 7-46h23l-4 30h1c15-22 34-33 55-33 23 0 34 15 36 35 13-23 33-35 56-35 18 0 37 11 37 41 0 7-1 18-2 26l-17 91h-26l17-89c1-6 2-13 2-20 0-16-6-26-23-26-19 0-42 22-49 56l-14 79h-26l17-90c2-7 2-13 2-19 0-13-3-26-23-26-19 0-44 25-50 58l-14 77z">
          <text:p/>
        </draw:path>
        <draw:path draw:style-name="gr16" draw:text-style-name="P10" draw:layer="layout" svg:width="0.145cm" svg:height="0.161cm" svg:x="1.699cm" svg:y="14.348cm" svg:viewBox="0 0 146 162" svg:d="M27 96c0 26 14 45 36 45 32 0 56-41 56-77 0-18-9-43-37-43-33 0-55 40-55 75zM146 64c0 47-34 98-86 98-38 0-60-29-60-65 0-50 35-97 85-97 43 0 61 31 61 64z">
          <text:p/>
        </draw:path>
        <draw:path draw:style-name="gr16" draw:text-style-name="P10" draw:layer="layout" svg:width="0.114cm" svg:height="0.229cm" svg:x="1.866cm" svg:y="14.276cm" svg:viewBox="0 0 115 230" svg:d="M0 230l25-134h-20l4-21h20l2-8c4-21 11-41 25-53 10-9 23-14 36-14 11 0 18 2 23 4l-7 21c-4-2-10-3-16-3-21 0-31 21-35 46l-1 7h33l-3 21h-35l-25 134z">
          <text:p/>
        </draw:path>
        <draw:path draw:style-name="gr16" draw:text-style-name="P10" draw:layer="layout" svg:width="0.129cm" svg:height="0.161cm" svg:x="1.954cm" svg:y="14.348cm" svg:viewBox="0 0 130 162" svg:d="M81 21c-25 0-44 24-52 48 43 1 75-5 75-29 0-13-9-19-23-19zM110 150c-11 6-30 12-51 12-41 0-59-28-59-63 0-47 35-99 85-99 29 0 45 17 45 40 0 40-46 50-103 49-2 7-1 21 4 30 6 15 18 21 34 21 18 0 32-5 41-11z">
          <text:p/>
        </draw:path>
        <draw:path draw:style-name="gr16" draw:text-style-name="P10" draw:layer="layout" svg:width="0.162cm" svg:height="0.225cm" svg:x="2.075cm" svg:y="14.351cm" svg:viewBox="0 0 163 226" svg:d="M55 0l15 83c4 19 5 30 7 42h1c4-10 8-21 16-39l41-86h28l-58 118c-18 33-33 60-54 81-17 17-36 25-45 27l-6-23c6-2 17-7 28-15 10-8 21-20 30-35 1-3 1-5 0-7l-30-146z">
          <text:p/>
        </draw:path>
        <draw:path draw:style-name="gr16" draw:text-style-name="P10" draw:layer="layout" svg:width="0.158cm" svg:height="0.214cm" svg:x="2.312cm" svg:y="14.291cm" svg:viewBox="0 0 159 215" svg:d="M24 215l17-90-41-125h28l21 69c5 19 7 28 9 36 6-9 13-21 23-37l46-68h32l-92 125-17 90z">
          <text:p/>
        </draw:path>
        <draw:path draw:style-name="gr16" draw:text-style-name="P10" draw:layer="layout" svg:width="0.129cm" svg:height="0.161cm" svg:x="2.438cm" svg:y="14.348cm" svg:viewBox="0 0 130 162" svg:d="M81 21c-26 0-45 24-52 48 43 1 75-5 75-29 0-13-9-19-23-19zM110 150c-11 6-30 12-51 12-41 0-59-28-59-63 0-47 34-99 85-99 29 0 45 17 45 40 0 40-46 50-104 49-1 7 0 21 4 30 6 15 18 21 35 21 18 0 32-5 41-11z">
          <text:p/>
        </draw:path>
        <draw:path draw:style-name="gr16" draw:text-style-name="P10" draw:layer="layout" svg:width="0.137cm" svg:height="0.154cm" svg:x="2.588cm" svg:y="14.351cm" svg:viewBox="0 0 138 155" svg:d="M26 0l14 88c2 17 4 30 4 39h1c4-8 8-20 17-37l48-90h28l-86 155h-26l-26-155z">
          <text:p/>
        </draw:path>
        <draw:path draw:style-name="gr16" draw:text-style-name="P10" draw:layer="layout" svg:width="0.154cm" svg:height="0.223cm" svg:x="2.713cm" svg:y="14.348cm" svg:viewBox="0 0 155 224" svg:d="M125 26c-5-2-14-5-25-5-38 0-65 41-65 79 0 17 6 37 29 37s46-28 52-58zM7 193c10 6 25 10 41 10 26 0 46-13 55-54l5-24c-14 22-33 33-54 33-31 0-47-26-47-53 0-52 38-105 98-105 18 0 38 5 50 11l-24 128c-6 32-15 55-31 69-16 13-36 16-54 16-19 0-36-4-46-10z">
          <text:p/>
        </draw:path>
        <draw:path draw:style-name="gr16" draw:text-style-name="P10" draw:layer="layout" svg:width="0.101cm" svg:height="0.157cm" svg:x="2.885cm" svg:y="14.348cm" svg:viewBox="0 0 102 158" svg:d="M0 158l19-99c4-20 6-40 8-56h23c-1 11-3 23-4 35h1c10-22 26-38 47-38 3 0 6 0 8 1l-5 27c-3-1-5-1-8-1-23 0-43 28-50 63l-13 68z">
          <text:p/>
        </draw:path>
        <draw:path draw:style-name="gr16" draw:text-style-name="P10" draw:layer="layout" svg:width="0.148cm" svg:height="0.161cm" svg:x="2.982cm" svg:y="14.348cm" svg:viewBox="0 0 149 162" svg:d="M119 23c-3-1-9-2-18-2-40 0-73 41-73 84 0 17 6 35 27 35 22 0 48-30 56-71zM102 158c0-9 2-24 4-41h-1c-16 33-38 45-61 45-27 0-44-22-44-52 0-54 40-110 108-110 15 0 31 2 41 6l-16 80c-5 27-7 55-6 72z">
          <text:p/>
        </draw:path>
        <draw:path draw:style-name="gr16" draw:text-style-name="P10" draw:layer="layout" svg:width="0.108cm" svg:height="0.16cm" svg:x="3.141cm" svg:y="14.348cm" svg:viewBox="0 0 109 161" svg:d="M8 130c7 6 20 11 33 11 18 0 30-13 30-26 0-12-6-20-22-28-18-10-28-24-28-40 0-26 23-47 56-47 14 0 27 4 32 8l-7 19c-5-3-15-6-27-6-16 0-27 9-27 23 0 11 7 18 21 25 17 10 29 24 29 41 0 33-26 51-60 51-16 0-31-5-38-10z">
          <text:p/>
        </draw:path>
        <draw:path draw:style-name="gr16" draw:text-style-name="P10" draw:layer="layout" svg:width="0.144cm" svg:height="0.225cm" svg:x="3.265cm" svg:y="14.28cm" svg:viewBox="0 0 145 226" svg:d="M0 226l43-226h27l-19 99c13-18 32-30 56-30 18 0 38 10 38 41 0 8-1 18-2 26l-17 90h-27l17-89c1-5 2-13 2-21 0-14-6-25-24-25-21 0-46 24-53 58l-14 77z">
          <text:p/>
        </draw:path>
        <draw:path draw:style-name="gr16" draw:text-style-name="P10" draw:layer="layout" svg:width="0.161cm" svg:height="0.225cm" svg:x="3.412cm" svg:y="14.351cm" svg:viewBox="0 0 162 226" svg:d="M56 0l15 83c4 19 5 30 7 42h1c4-10 8-21 16-39l40-86h27l-57 118c-17 33-32 60-53 81-19 17-37 25-46 27l-6-23c6-2 17-7 28-15 10-8 21-20 31-35 1-3 1-5 0-7l-31-146z">
          <text:p/>
        </draw:path>
        <draw:path draw:style-name="gr16" draw:text-style-name="P10" draw:layer="layout" svg:width="0.144cm" svg:height="0.157cm" svg:x="3.573cm" svg:y="14.348cm" svg:viewBox="0 0 145 158" svg:d="M0 158l21-109c3-17 5-33 7-46h24l-4 32c14-23 36-35 58-35 19 0 39 10 39 43 0 7-1 17-3 25l-17 90h-26l17-89c1-6 2-13 2-20 0-15-6-26-24-26-19 0-47 22-54 60l-14 75z">
          <text:p/>
        </draw:path>
        <draw:path draw:style-name="gr16" draw:text-style-name="P10" draw:layer="layout" svg:width="0.063cm" svg:height="0.079cm" svg:x="3.72cm" svg:y="14.465cm" svg:viewBox="0 0 64 80" svg:d="M0 80c10-19 25-54 32-77l32-3c-12 27-31 63-44 78z">
          <text:p/>
        </draw:path>
        <draw:path draw:style-name="gr16" draw:text-style-name="P10" draw:layer="layout" svg:width="0.149cm" svg:height="0.21cm" svg:x="3.859cm" svg:y="14.295cm" svg:viewBox="0 0 150 211" svg:d="M0 211l3-17 31-26c56-47 88-79 88-113 0-15-8-31-32-31-18 0-34 8-43 15l-7-20c14-11 36-19 56-19 39 0 54 27 54 52 0 43-41 82-91 122l-17 14v1h88l-5 22z">
          <text:p/>
        </draw:path>
        <draw:path draw:style-name="gr16" draw:text-style-name="P10" draw:layer="layout" svg:width="0.142cm" svg:height="0.214cm" svg:x="4.028cm" svg:y="14.295cm" svg:viewBox="0 0 143 215" svg:d="M27 145c0 22 4 48 29 48 38 0 59-84 59-126 0-17-2-46-27-46-36 0-61 73-61 124zM143 65c0 69-33 150-91 150-38 0-52-32-52-71 0-70 36-144 91-144 39 0 52 33 52 65z">
          <text:p/>
        </draw:path>
        <draw:polygon draw:style-name="gr16" draw:text-style-name="P10" draw:layer="layout" svg:width="0.069cm" svg:height="0.206cm" svg:x="4.224cm" svg:y="14.299cm" svg:viewBox="0 0 70 207" draw:points="40,27 39,27 3,45 0,24 48,0 70,0 31,207 5,207">
          <text:p/>
        </draw:polygon>
        <draw:path draw:style-name="gr16" draw:text-style-name="P10" draw:layer="layout" svg:width="0.141cm" svg:height="0.214cm" svg:x="4.341cm" svg:y="14.295cm" svg:viewBox="0 0 142 215" svg:d="M26 145c0 22 4 48 29 48 39 0 61-84 61-126 0-17-2-46-29-46-36 0-61 73-61 124zM142 65c0 69-32 150-90 150-38 0-52-32-52-71 0-70 36-144 90-144 40 0 52 33 52 65z">
          <text:p/>
        </draw:path>
        <draw:frame draw:style-name="gr15" draw:text-style-name="P9" draw:layer="layout" svg:width="0.499cm" svg:height="0.499cm" svg:x="0.561cm" svg:y="21.293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7cm" svg:height="0.214cm" svg:x="1.19cm" svg:y="21.443cm" svg:viewBox="0 0 158 215" draw:points="63,23 0,23 5,0 158,0 153,23 89,23 53,215 27,215">
          <text:p/>
        </draw:polygon>
        <draw:path draw:style-name="gr16" draw:text-style-name="P10" draw:layer="layout" svg:width="0.162cm" svg:height="0.224cm" svg:x="1.297cm" svg:y="21.503cm" svg:viewBox="0 0 163 225" svg:d="M55 0l15 83c5 18 7 29 8 41h1c4-10 9-21 17-38l39-86h28l-58 118c-16 33-32 60-54 81-17 17-36 24-44 26l-7-23c7-2 18-6 28-14 11-8 22-20 30-36 1-2 1-4 1-7l-31-145z">
          <text:p/>
        </draw:path>
        <draw:path draw:style-name="gr16" draw:text-style-name="P10" draw:layer="layout" svg:width="0.231cm" svg:height="0.157cm" svg:x="1.459cm" svg:y="21.5cm" svg:viewBox="0 0 232 158" svg:d="M0 158l20-110c3-17 6-32 7-45h24l-3 29c14-22 34-32 54-32 24 0 35 15 36 34 14-22 33-34 56-34 18 0 38 11 38 40 0 7-1 17-3 26l-17 92h-26l17-90c1-6 2-13 2-20 0-16-6-26-23-26-19 0-42 22-48 56l-15 80h-25l17-91c1-7 2-13 2-19 0-13-4-26-23-26s-43 25-49 58l-15 78z">
          <text:p/>
        </draw:path>
        <draw:path draw:style-name="gr16" draw:text-style-name="P10" draw:layer="layout" svg:width="0.146cm" svg:height="0.16cm" svg:x="1.717cm" svg:y="21.5cm" svg:viewBox="0 0 147 161" svg:d="M28 97c0 25 14 43 36 43 31 0 55-40 55-76 0-17-8-42-36-42-34 0-55 40-55 75zM147 64c0 48-34 97-87 97-38 0-60-28-60-63 0-51 36-98 85-98 43 0 62 32 62 64z">
          <text:p/>
        </draw:path>
        <draw:path draw:style-name="gr16" draw:text-style-name="P10" draw:layer="layout" svg:width="0.114cm" svg:height="0.229cm" svg:x="1.884cm" svg:y="21.428cm" svg:viewBox="0 0 115 230" svg:d="M0 230l26-134h-21l4-21h21l1-8c4-21 12-41 25-54 10-8 23-13 37-13 11 0 18 2 22 4l-6 21c-4-2-9-3-16-3-21 0-31 20-36 46l-1 7h34l-4 21h-34l-25 134z">
          <text:p/>
        </draw:path>
        <draw:path draw:style-name="gr16" draw:text-style-name="P10" draw:layer="layout" svg:width="0.129cm" svg:height="0.16cm" svg:x="1.972cm" svg:y="21.5cm" svg:viewBox="0 0 130 161" svg:d="M81 21c-25 0-44 25-50 49 41 1 74-5 74-29 0-13-10-20-24-20zM111 149c-12 7-31 12-51 12-41 0-60-28-60-62 0-46 36-99 85-99 29 0 45 17 45 40 0 41-45 51-102 50-1 7 0 21 3 29 6 14 19 21 34 21 19 0 32-5 42-10z">
          <text:p/>
        </draw:path>
        <draw:path draw:style-name="gr16" draw:text-style-name="P10" draw:layer="layout" svg:width="0.162cm" svg:height="0.224cm" svg:x="2.093cm" svg:y="21.503cm" svg:viewBox="0 0 163 225" svg:d="M55 0l15 83c4 18 6 29 7 41h1c5-10 10-21 18-38l39-86h28l-58 118c-16 33-33 60-54 81-17 17-36 24-44 26l-7-23c7-2 18-6 28-14 11-8 22-20 30-36 1-2 1-4 1-7l-31-145z">
          <text:p/>
        </draw:path>
        <draw:path draw:style-name="gr16" draw:text-style-name="P10" draw:layer="layout" svg:width="0.159cm" svg:height="0.214cm" svg:x="2.33cm" svg:y="21.443cm" svg:viewBox="0 0 160 215" svg:d="M24 215l17-89-41-126h28l21 70c5 19 7 28 9 36 6-9 13-21 23-37l48-69h31l-93 126-16 89z">
          <text:p/>
        </draw:path>
        <draw:path draw:style-name="gr16" draw:text-style-name="P10" draw:layer="layout" svg:width="0.129cm" svg:height="0.16cm" svg:x="2.456cm" svg:y="21.5cm" svg:viewBox="0 0 130 161" svg:d="M81 21c-25 0-45 25-51 49 42 1 75-5 75-29 0-13-10-20-24-20zM110 149c-11 7-30 12-50 12-42 0-60-28-60-62 0-46 34-99 85-99 29 0 45 17 45 40 0 41-45 51-103 50-2 7-1 21 3 29 6 14 19 21 35 21 18 0 32-5 42-10z">
          <text:p/>
        </draw:path>
        <draw:path draw:style-name="gr16" draw:text-style-name="P10" draw:layer="layout" svg:width="0.138cm" svg:height="0.154cm" svg:x="2.606cm" svg:y="21.503cm" svg:viewBox="0 0 139 155" svg:d="M27 0l13 88c2 17 4 29 5 38h1c3-9 7-19 16-36l48-90h29l-87 155h-25l-27-155z">
          <text:p/>
        </draw:path>
        <draw:path draw:style-name="gr16" draw:text-style-name="P10" draw:layer="layout" svg:width="0.155cm" svg:height="0.223cm" svg:x="2.731cm" svg:y="21.5cm" svg:viewBox="0 0 156 224" svg:d="M127 27c-5-2-16-5-27-5-38 0-65 40-65 78 0 17 6 37 30 37 22 0 45-29 51-59zM8 193c9 6 24 10 40 10 26 0 47-13 56-55l5-23h-1c-14 22-32 33-53 33-31 0-47-26-47-54 0-52 38-104 97-104 19 0 39 5 51 10l-24 128c-6 33-16 55-32 69-15 13-36 17-54 17s-36-4-46-11z">
          <text:p/>
        </draw:path>
        <draw:path draw:style-name="gr16" draw:text-style-name="P10" draw:layer="layout" svg:width="0.101cm" svg:height="0.157cm" svg:x="2.904cm" svg:y="21.5cm" svg:viewBox="0 0 102 158" svg:d="M0 158l19-100c3-20 6-41 7-55h23c-1 11-2 22-4 33h1c10-20 26-36 48-36 3 0 6 0 8 0l-5 26c-2 0-5 0-8 0-23 0-44 27-50 64l-13 68z">
          <text:p/>
        </draw:path>
        <draw:path draw:style-name="gr16" draw:text-style-name="P10" draw:layer="layout" svg:width="0.148cm" svg:height="0.16cm" svg:x="3.001cm" svg:y="21.5cm" svg:viewBox="0 0 149 161" svg:d="M119 24c-4-1-9-2-18-2-40 0-74 41-74 84 0 17 7 34 27 34 22 0 48-29 56-70zM102 158c0-9 1-24 3-40-17 32-38 43-60 43-29 0-45-21-45-51 0-53 40-110 107-110 15 0 31 2 42 5l-16 82c-5 26-7 54-7 71z">
          <text:p/>
        </draw:path>
        <draw:path draw:style-name="gr16" draw:text-style-name="P10" draw:layer="layout" svg:width="0.109cm" svg:height="0.16cm" svg:x="3.159cm" svg:y="21.5cm" svg:viewBox="0 0 110 161" svg:d="M8 131c7 5 21 10 34 10 18 0 29-12 29-25 0-12-5-20-21-29-18-9-29-23-29-39 0-27 24-48 57-48 14 0 26 3 32 7l-8 21c-5-3-15-7-26-7-16 0-28 10-28 23 0 12 8 19 22 26 17 10 28 23 28 40 0 33-26 51-58 51-18 0-33-5-40-10z">
          <text:p/>
        </draw:path>
        <draw:path draw:style-name="gr16" draw:text-style-name="P10" draw:layer="layout" svg:width="0.144cm" svg:height="0.226cm" svg:x="3.284cm" svg:y="21.431cm" svg:viewBox="0 0 145 227" svg:d="M0 227l43-227h26l-19 100h1c13-19 32-30 56-30 17 0 38 10 38 41 0 8-1 18-3 26l-17 90h-26l17-89c1-6 2-13 2-21 0-14-7-25-24-25-21 0-47 23-54 58l-14 77z">
          <text:p/>
        </draw:path>
        <draw:path draw:style-name="gr16" draw:text-style-name="P10" draw:layer="layout" svg:width="0.162cm" svg:height="0.224cm" svg:x="3.43cm" svg:y="21.503cm" svg:viewBox="0 0 163 225" svg:d="M56 0l15 83c4 18 6 29 7 41h1c4-10 9-21 17-38l39-86h28l-58 118c-17 33-32 60-53 81-17 17-37 24-45 26l-7-23c7-2 18-6 28-14 12-8 23-20 31-36 1-2 1-4 1-7l-32-145z">
          <text:p/>
        </draw:path>
        <draw:path draw:style-name="gr16" draw:text-style-name="P10" draw:layer="layout" svg:width="0.144cm" svg:height="0.157cm" svg:x="3.592cm" svg:y="21.5cm" svg:viewBox="0 0 145 158" svg:d="M0 158l20-110c4-17 6-32 7-45h24l-4 30h1c14-21 35-33 58-33 18 0 39 10 39 42 0 7-2 17-3 25l-17 91h-26l16-90c1-6 2-13 2-20 0-15-6-26-24-26-19 0-46 22-53 60l-14 76z">
          <text:p/>
        </draw:path>
        <draw:path draw:style-name="gr16" draw:text-style-name="P10" draw:layer="layout" svg:width="0.063cm" svg:height="0.079cm" svg:x="3.738cm" svg:y="21.617cm" svg:viewBox="0 0 64 80" svg:d="M0 80c10-20 26-54 33-77l31-3c-11 27-31 62-42 78z">
          <text:p/>
        </draw:path>
        <draw:path draw:style-name="gr16" draw:text-style-name="P10" draw:layer="layout" svg:width="0.149cm" svg:height="0.21cm" svg:x="3.877cm" svg:y="21.447cm" svg:viewBox="0 0 150 211" svg:d="M0 211l3-18 31-26c56-47 89-79 89-113 0-15-9-32-33-32-18 0-33 9-42 15l-8-19c16-10 37-18 56-18 39 0 54 26 54 50 0 44-40 82-89 123l-19 15h88l-4 23z">
          <text:p/>
        </draw:path>
        <draw:path draw:style-name="gr16" draw:text-style-name="P10" draw:layer="layout" svg:width="0.141cm" svg:height="0.213cm" svg:x="4.047cm" svg:y="21.447cm" svg:viewBox="0 0 142 214" svg:d="M26 144c0 22 4 49 29 49 39 0 61-85 61-127 0-16-2-45-29-45-36 0-61 72-61 123zM142 65c0 67-33 149-90 149-39 0-52-31-52-71 0-69 36-143 90-143 40 0 52 33 52 65z">
          <text:p/>
        </draw:path>
        <draw:polygon draw:style-name="gr16" draw:text-style-name="P10" draw:layer="layout" svg:width="0.07cm" svg:height="0.207cm" svg:x="4.242cm" svg:y="21.45cm" svg:viewBox="0 0 71 208" draw:points="40,27 39,27 4,45 0,24 48,0 71,0 32,208 6,208">
          <text:p/>
        </draw:polygon>
        <draw:path draw:style-name="gr16" draw:text-style-name="P10" draw:layer="layout" svg:width="0.142cm" svg:height="0.213cm" svg:x="4.359cm" svg:y="21.447cm" svg:viewBox="0 0 143 214" svg:d="M27 144c0 22 4 49 28 49 40 0 61-85 61-127 0-16-2-45-27-45-37 0-62 72-62 123zM143 65c0 67-32 149-91 149-38 0-52-31-52-71 0-69 36-143 91-143 40 0 52 33 52 65z">
          <text:p/>
        </draw:path>
        <draw:frame draw:style-name="gr15" draw:text-style-name="P9" draw:layer="layout" svg:width="0.499cm" svg:height="0.499cm" svg:x="0.599cm" svg:y="28.329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229cm" svg:y="28.479cm" svg:viewBox="0 0 157 215" draw:points="62,23 0,23 4,0 157,0 153,23 89,23 52,215 26,215">
          <text:p/>
        </draw:polygon>
        <draw:path draw:style-name="gr16" draw:text-style-name="P10" draw:layer="layout" svg:width="0.162cm" svg:height="0.224cm" svg:x="1.335cm" svg:y="28.539cm" svg:viewBox="0 0 163 225" svg:d="M57 0l15 84c3 18 5 29 7 40h1c4-9 8-20 16-37l39-87h28l-57 118c-17 33-32 60-53 81-18 17-37 25-46 26l-7-22c7-3 18-7 29-15s22-20 31-36c1-2 1-4 0-7l-32-145z">
          <text:p/>
        </draw:path>
        <draw:path draw:style-name="gr16" draw:text-style-name="P10" draw:layer="layout" svg:width="0.231cm" svg:height="0.157cm" svg:x="1.497cm" svg:y="28.536cm" svg:viewBox="0 0 232 158" svg:d="M0 158l21-110c3-17 5-32 7-45h23l-4 29h1c14-22 33-32 54-32 23 0 34 15 36 34 13-22 33-34 56-34 18 0 38 11 38 40 0 7-1 17-2 26l-18 92h-26l16-90c2-6 3-13 3-20 0-16-6-26-24-26-19 0-42 22-48 56l-14 80h-26l17-91c1-7 2-13 2-19 0-13-3-26-23-26-19 0-43 25-49 58l-14 78z">
          <text:p/>
        </draw:path>
        <draw:path draw:style-name="gr16" draw:text-style-name="P10" draw:layer="layout" svg:width="0.145cm" svg:height="0.16cm" svg:x="1.756cm" svg:y="28.536cm" svg:viewBox="0 0 146 161" svg:d="M27 97c0 25 14 43 37 43 31 0 55-40 55-75 0-18-8-44-36-44-34 0-56 41-56 76zM146 65c0 47-33 96-85 96-40 0-61-28-61-63 0-51 35-98 86-98 42 0 60 32 60 65z">
          <text:p/>
        </draw:path>
        <draw:path draw:style-name="gr16" draw:text-style-name="P10" draw:layer="layout" svg:width="0.114cm" svg:height="0.229cm" svg:x="1.923cm" svg:y="28.464cm" svg:viewBox="0 0 115 230" svg:d="M0 230l25-134h-20l4-21h20l2-8c3-21 11-41 26-53 10-9 23-14 36-14 11 0 18 2 22 4l-6 21c-4-2-10-3-16-3-21 0-31 20-35 46l-2 7h34l-3 21h-36l-25 134z">
          <text:p/>
        </draw:path>
        <draw:path draw:style-name="gr16" draw:text-style-name="P10" draw:layer="layout" svg:width="0.129cm" svg:height="0.16cm" svg:x="2.011cm" svg:y="28.536cm" svg:viewBox="0 0 130 161" svg:d="M80 20c-25 0-44 26-51 50 42 1 75-5 75-29 0-13-10-21-24-21zM110 149c-12 7-31 12-52 12-40 0-58-28-58-62 0-46 34-99 84-99 30 0 46 17 46 40 0 41-47 51-104 50-1 7 0 21 4 29 6 14 18 21 34 21 18 0 32-5 42-10z">
          <text:p/>
        </draw:path>
        <draw:path draw:style-name="gr16" draw:text-style-name="P10" draw:layer="layout" svg:width="0.162cm" svg:height="0.224cm" svg:x="2.131cm" svg:y="28.539cm" svg:viewBox="0 0 163 225" svg:d="M57 0l15 84c3 18 5 29 7 40h1c4-9 8-20 16-37l39-87h28l-57 118c-17 33-33 60-53 81-19 17-37 25-46 26l-7-22c7-3 18-7 29-15 10-8 22-20 31-36 1-2 1-4 0-7l-32-145z">
          <text:p/>
        </draw:path>
        <draw:path draw:style-name="gr16" draw:text-style-name="P10" draw:layer="layout" svg:width="0.158cm" svg:height="0.214cm" svg:x="2.369cm" svg:y="28.479cm" svg:viewBox="0 0 159 215" svg:d="M24 215l17-89-41-126h28l20 69c6 19 8 29 9 37h1c5-9 13-22 24-38l46-68h31l-92 126-17 89z">
          <text:p/>
        </draw:path>
        <draw:path draw:style-name="gr16" draw:text-style-name="P10" draw:layer="layout" svg:width="0.13cm" svg:height="0.16cm" svg:x="2.495cm" svg:y="28.536cm" svg:viewBox="0 0 131 161" svg:d="M81 20c-25 0-44 26-51 50 42 1 74-5 74-29 0-13-9-21-23-21zM110 149c-12 7-30 12-51 12-41 0-59-28-59-62 0-46 35-99 84-99 30 0 47 17 47 40 0 41-47 51-104 50-1 7 0 21 3 29 7 14 19 21 35 21 18 0 32-5 41-10z">
          <text:p/>
        </draw:path>
        <draw:path draw:style-name="gr16" draw:text-style-name="P10" draw:layer="layout" svg:width="0.137cm" svg:height="0.154cm" svg:x="2.645cm" svg:y="28.539cm" svg:viewBox="0 0 138 155" svg:d="M26 0l14 88c3 17 5 29 5 38h1c4-9 8-19 17-36l46-90h29l-85 155h-27l-26-155z">
          <text:p/>
        </draw:path>
        <draw:path draw:style-name="gr16" draw:text-style-name="P10" draw:layer="layout" svg:width="0.154cm" svg:height="0.223cm" svg:x="2.77cm" svg:y="28.536cm" svg:viewBox="0 0 155 224" svg:d="M126 26c-5-2-14-5-25-5-40 0-66 40-66 78 0 17 6 38 29 38 24 0 47-30 53-59zM7 193c9 6 25 10 41 10 26 0 47-13 56-55l5-23c-14 22-34 33-55 33-31 0-47-26-47-54 0-53 38-104 99-104 17 0 37 5 49 10l-24 129c-6 32-14 54-30 68-16 13-38 17-55 17-19 0-37-4-46-11z">
          <text:p/>
        </draw:path>
        <draw:path draw:style-name="gr16" draw:text-style-name="P10" draw:layer="layout" svg:width="0.101cm" svg:height="0.157cm" svg:x="2.942cm" svg:y="28.536cm" svg:viewBox="0 0 102 158" svg:d="M0 158l19-100c3-20 6-41 8-55h24c-1 11-3 22-4 34h1c10-21 26-37 47-37 2 0 5 0 7 0l-5 26c-2 0-4 0-7 0-23 0-43 27-50 63l-14 69z">
          <text:p/>
        </draw:path>
        <draw:path draw:style-name="gr16" draw:text-style-name="P10" draw:layer="layout" svg:width="0.148cm" svg:height="0.16cm" svg:x="3.039cm" svg:y="28.536cm" svg:viewBox="0 0 149 161" svg:d="M118 23c-3-1-9-2-18-2-40 0-73 42-73 85 0 17 6 34 27 34 22 0 48-29 55-70zM101 158c0-9 2-24 4-40h-1c-17 32-38 43-60 43-27 0-44-21-44-50 0-54 40-111 106-111 15 0 31 2 43 5l-17 82c-5 26-7 54-6 71z">
          <text:p/>
        </draw:path>
        <draw:path draw:style-name="gr16" draw:text-style-name="P10" draw:layer="layout" svg:width="0.108cm" svg:height="0.16cm" svg:x="3.198cm" svg:y="28.536cm" svg:viewBox="0 0 109 161" svg:d="M8 131c7 5 20 10 33 10 17 0 29-12 29-25 0-12-6-20-22-29-18-9-27-23-27-39 0-28 23-48 55-48 14 0 27 4 33 7l-7 21c-7-3-16-8-28-8-16 0-27 11-27 25 0 11 7 18 21 25 17 10 30 23 30 41 0 32-27 50-60 50-16 0-31-5-38-10z">
          <text:p/>
        </draw:path>
        <draw:path draw:style-name="gr16" draw:text-style-name="P10" draw:layer="layout" svg:width="0.144cm" svg:height="0.226cm" svg:x="3.322cm" svg:y="28.467cm" svg:viewBox="0 0 145 227" svg:d="M0 227l44-227h27l-19 99c13-19 32-30 55-30 18 0 38 10 38 41 0 8-1 18-2 26l-17 91h-27l17-90c1-5 2-13 2-21 0-14-6-25-24-25-20 0-46 23-52 58l-15 78z">
          <text:p/>
        </draw:path>
        <draw:path draw:style-name="gr16" draw:text-style-name="P10" draw:layer="layout" svg:width="0.162cm" svg:height="0.224cm" svg:x="3.468cm" svg:y="28.539cm" svg:viewBox="0 0 163 225" svg:d="M56 0l15 84c3 18 5 29 7 40 5-9 9-20 17-37l39-87h29l-58 118c-17 33-33 60-54 81-17 17-35 25-44 26l-7-22c7-3 18-7 29-15 10-8 21-20 30-36 1-2 1-4 0-7l-31-145z">
          <text:p/>
        </draw:path>
        <draw:path draw:style-name="gr16" draw:text-style-name="P10" draw:layer="layout" svg:width="0.144cm" svg:height="0.157cm" svg:x="3.63cm" svg:y="28.536cm" svg:viewBox="0 0 145 158" svg:d="M0 158l22-110c3-17 5-32 7-45h23l-3 30c14-21 35-33 57-33 18 0 39 10 39 42 0 7-1 17-3 25l-17 91h-26l17-90c1-6 2-13 2-20 0-15-6-26-24-26-19 0-46 22-53 60l-14 76z">
          <text:p/>
        </draw:path>
        <draw:path draw:style-name="gr16" draw:text-style-name="P10" draw:layer="layout" svg:width="0.063cm" svg:height="0.079cm" svg:x="3.777cm" svg:y="28.653cm" svg:viewBox="0 0 64 80" svg:d="M0 80c10-20 24-54 31-77l33-3c-12 27-33 62-44 78z">
          <text:p/>
        </draw:path>
        <draw:path draw:style-name="gr16" draw:text-style-name="P10" draw:layer="layout" svg:width="0.149cm" svg:height="0.21cm" svg:x="3.915cm" svg:y="28.483cm" svg:viewBox="0 0 150 211" svg:d="M0 211l4-18 31-25c56-47 88-79 88-113 0-16-8-33-32-33-18 0-33 9-43 15l-6-19c14-10 35-18 55-18 38 0 53 26 53 51 0 44-40 82-89 123l-17 14h86l-4 23z">
          <text:p/>
        </draw:path>
        <draw:path draw:style-name="gr16" draw:text-style-name="P10" draw:layer="layout" svg:width="0.142cm" svg:height="0.213cm" svg:x="4.085cm" svg:y="28.483cm" svg:viewBox="0 0 143 214" svg:d="M27 144c0 23 4 49 28 49 40 0 61-85 61-127 0-16-2-45-27-45-37 0-62 72-62 123zM143 65c0 67-32 149-91 149-38 0-52-31-52-71 0-69 36-143 91-143 40 0 52 33 52 65z">
          <text:p/>
        </draw:path>
        <draw:polygon draw:style-name="gr16" draw:text-style-name="P10" draw:layer="layout" svg:width="0.069cm" svg:height="0.207cm" svg:x="4.281cm" svg:y="28.486cm" svg:viewBox="0 0 70 208" draw:points="40,27 39,27 3,46 0,24 48,0 70,0 30,208 5,208">
          <text:p/>
        </draw:polygon>
        <draw:path draw:style-name="gr16" draw:text-style-name="P10" draw:layer="layout" svg:width="0.141cm" svg:height="0.213cm" svg:x="4.398cm" svg:y="28.483cm" svg:viewBox="0 0 142 214" svg:d="M26 144c0 23 4 49 30 49 39 0 60-85 60-127 0-16-3-45-28-45-36 0-62 72-62 123zM142 65c0 67-32 149-90 149-39 0-52-31-52-71 0-69 36-143 91-143 39 0 51 33 51 65z">
          <text:p/>
        </draw:path>
        <draw:polygon draw:style-name="gr2" draw:text-style-name="P2" draw:layer="layout" svg:width="10.4cm" svg:height="6.9cm" svg:x="10.624cm" svg:y="0.93cm" svg:viewBox="0 0 10401 6901" draw:points="10401,6901 0,6901 0,0 10401,0">
          <text:p/>
        </draw:polygon>
        <draw:polygon draw:style-name="gr84" draw:text-style-name="P13" draw:layer="layout" svg:width="10.4cm" svg:height="2.326cm" svg:x="10.624cm" svg:y="0.93cm" svg:viewBox="0 0 10401 2327" draw:points="10401,2327 0,2327 0,0 10401,0">
          <text:p/>
        </draw:polygon>
        <draw:frame draw:style-name="gr86" draw:text-style-name="P5" draw:layer="layout" svg:width="6.915cm" svg:height="1.792cm" svg:x="14.095cm" svg:y="1.916cm">
          <draw:text-box>
            <text:p text:style-name="P4"><text:span text:style-name="T1">PROBLEM</text:span></text:p>
          </draw:text-box>
        </draw:frame>
        <draw:frame draw:style-name="gr91" draw:text-style-name="P12" draw:layer="layout" svg:width="4.781cm" svg:height="0.7cm" svg:x="12.146cm" svg:y="3.921cm">
          <draw:text-box>
            <text:p text:style-name="P4"><text:span text:style-name="T5">DATA IS MISSING</text:span></text:p>
          </draw:text-box>
        </draw:frame>
        <draw:frame draw:style-name="gr92" draw:text-style-name="P6" draw:layer="layout" svg:width="6.212cm" svg:height="0.568cm" svg:x="12.146cm" svg:y="4.69cm">
          <draw:text-box>
            <text:p text:style-name="P4"><text:span text:style-name="T2">You can’t work with the story, as </text:span></text:p>
          </draw:text-box>
        </draw:frame>
        <draw:frame draw:style-name="gr93" draw:text-style-name="P6" draw:layer="layout" svg:width="5.725cm" svg:height="0.568cm" svg:x="12.146cm" svg:y="5.198cm">
          <draw:text-box>
            <text:p text:style-name="P4"><text:span text:style-name="T2">you don’t have important data </text:span></text:p>
          </draw:text-box>
        </draw:frame>
        <draw:path draw:style-name="gr2" draw:text-style-name="P2" draw:layer="layout" svg:width="1.054cm" svg:height="0.912cm" svg:x="11.833cm" svg:y="1.875cm" svg:viewBox="0 0 1055 913" svg:d="M607 249l-18 355c-2 29-13 41-25 53-7 7-20 16-36 16s-29-9-36-16c-13-12-23-24-25-53l-18-355c-2-26 6-44 16-55 13-14 34-22 63-22s50 8 63 22c9 11 18 29 16 55zM528 867c-40 0-73-32-73-72 0-41 33-73 73-73s73 32 73 73c0 40-33 72-73 72zM0 913h1055l-527-913z">
          <text:p/>
        </draw:path>
        <draw:path draw:style-name="gr2" draw:text-style-name="P2" draw:layer="layout" svg:width="1.646cm" svg:height="1.463cm" svg:x="11.537cm" svg:y="1.555cm" svg:viewBox="0 0 1647 1464" svg:d="M1581 1366c-16 27-45 44-77 44h-1361c-32 0-61-17-77-44-16-28-16-61 0-89l680-1179c16-27 45-44 78-44 32 0 61 17 77 44l680 1179c16 28 16 61 0 89zM1628 1250l-680-1179c-26-44-73-71-124-71-52 0-99 27-125 71l-680 1179c-25 44-25 99 0 143 26 44 73 71 124 71h1361c51 0 98-27 124-71 25-44 25-99 0-143z">
          <text:p/>
        </draw:path>
        <draw:polygon draw:style-name="gr2" draw:text-style-name="P2" draw:layer="layout" svg:width="10.4cm" svg:height="6.9cm" svg:x="10.635cm" svg:y="8.008cm" svg:viewBox="0 0 10401 6901" draw:points="10401,6901 0,6901 0,0 10401,0">
          <text:p/>
        </draw:polygon>
        <draw:polygon draw:style-name="gr84" draw:text-style-name="P13" draw:layer="layout" svg:width="10.4cm" svg:height="2.325cm" svg:x="10.635cm" svg:y="8.008cm" svg:viewBox="0 0 10401 2326" draw:points="10401,2326 0,2326 0,0 10401,0">
          <text:p/>
        </draw:polygon>
        <draw:frame draw:style-name="gr94" draw:text-style-name="P6" draw:layer="layout" svg:width="1.7cm" svg:height="0.568cm" svg:x="12.146cm" svg:y="5.706cm">
          <draw:text-box>
            <text:p text:style-name="P4"><text:span text:style-name="T2">from PO.</text:span></text:p>
          </draw:text-box>
        </draw:frame>
        <draw:frame draw:style-name="gr86" draw:text-style-name="P5" draw:layer="layout" svg:width="6.915cm" svg:height="1.792cm" svg:x="14.106cm" svg:y="8.994cm">
          <draw:text-box>
            <text:p text:style-name="P4"><text:span text:style-name="T1">PROBLEM</text:span></text:p>
          </draw:text-box>
        </draw:frame>
        <draw:frame draw:style-name="gr95" draw:text-style-name="P12" draw:layer="layout" svg:width="6.344cm" svg:height="0.7cm" svg:x="12.156cm" svg:y="10.998cm">
          <draw:text-box>
            <text:p text:style-name="P4"><text:span text:style-name="T5">TECHNICAL OBSTACLE</text:span></text:p>
          </draw:text-box>
        </draw:frame>
        <draw:frame draw:style-name="gr96" draw:text-style-name="P6" draw:layer="layout" svg:width="6.754cm" svg:height="0.568cm" svg:x="12.156cm" svg:y="11.768cm">
          <draw:text-box>
            <text:p text:style-name="P4"><text:span text:style-name="T2">Your work is blocked by a technical </text:span></text:p>
          </draw:text-box>
        </draw:frame>
        <draw:path draw:style-name="gr2" draw:text-style-name="P2" draw:layer="layout" svg:width="1.053cm" svg:height="0.912cm" svg:x="11.844cm" svg:y="8.952cm" svg:viewBox="0 0 1054 913" svg:d="M607 250l-18 353c-2 30-13 42-25 54-7 7-20 16-36 16s-29-9-36-16c-13-12-24-24-26-54l-18-353c-2-27 7-45 17-56 13-14 34-22 63-22s49 8 62 22c10 11 19 29 17 56zM528 868c-41 0-73-33-73-73s32-73 73-73c40 0 72 33 72 73s-32 73-72 73zM0 913h1054l-526-913z">
          <text:p/>
        </draw:path>
        <draw:path draw:style-name="gr2" draw:text-style-name="P2" draw:layer="layout" svg:width="1.647cm" svg:height="1.463cm" svg:x="11.548cm" svg:y="8.632cm" svg:viewBox="0 0 1648 1464" svg:d="M1582 1366c-16 27-45 44-77 44h-1362c-31 0-60-17-76-44s-16-61 0-89l680-1179c16-27 46-44 78-44 31 0 61 17 76 44l681 1179c15 28 15 62 0 89zM1628 1250l-680-1179c-25-44-72-71-123-71-52 0-100 27-125 71l-680 1179c-27 44-27 99 0 143 25 44 73 71 123 71h1362c51 0 98-27 123-71 26-44 26-99 0-143z">
          <text:p/>
        </draw:path>
        <draw:frame draw:style-name="gr15" draw:text-style-name="P9" draw:layer="layout" svg:width="0.499cm" svg:height="0.499cm" svg:x="11.058cm" svg:y="7.019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688cm" svg:y="7.17cm" svg:viewBox="0 0 157 215" draw:points="62,22 0,22 4,0 157,0 152,22 89,22 52,215 26,215">
          <text:p/>
        </draw:polygon>
        <draw:path draw:style-name="gr16" draw:text-style-name="P10" draw:layer="layout" svg:width="0.162cm" svg:height="0.224cm" svg:x="11.794cm" svg:y="7.23cm" svg:viewBox="0 0 163 225" svg:d="M57 0l15 83c3 18 5 30 7 41 5-10 9-21 17-38l39-86h28l-57 118c-17 33-33 60-53 80-19 18-37 25-46 27l-7-23c7-2 18-6 29-14 10-8 22-21 31-36 1-2 1-4 0-7l-32-145z">
          <text:p/>
        </draw:path>
        <draw:path draw:style-name="gr16" draw:text-style-name="P10" draw:layer="layout" svg:width="0.231cm" svg:height="0.158cm" svg:x="11.956cm" svg:y="7.226cm" svg:viewBox="0 0 232 159" svg:d="M0 159l21-110c3-17 5-32 7-45h23l-4 29h1c14-22 33-33 54-33 24 0 35 15 36 35 14-23 34-34 57-35 17 0 37 12 37 41 0 7-1 17-2 26l-18 92h-25l16-90c2-6 3-14 3-20 0-16-7-27-24-27-19 0-42 23-48 58l-16 79h-25l17-92c1-7 2-12 2-18 0-13-3-27-23-27-19 0-43 26-49 59l-14 78z">
          <text:p/>
        </draw:path>
        <draw:path draw:style-name="gr16" draw:text-style-name="P10" draw:layer="layout" svg:width="0.145cm" svg:height="0.161cm" svg:x="12.215cm" svg:y="7.226cm" svg:viewBox="0 0 146 162" svg:d="M27 98c0 25 15 43 37 43 31 0 55-40 55-76 0-19-8-44-36-44-33 0-56 42-56 77zM146 65c0 48-33 97-85 97-40 0-61-28-61-63 0-52 35-99 86-99 41 0 60 32 60 65z">
          <text:p/>
        </draw:path>
        <draw:path draw:style-name="gr16" draw:text-style-name="P10" draw:layer="layout" svg:width="0.113cm" svg:height="0.229cm" svg:x="12.382cm" svg:y="7.155cm" svg:viewBox="0 0 114 230" svg:d="M0 230l25-133h-20l4-21h20l2-8c3-22 11-42 25-55 9-9 23-13 36-13 11 0 19 2 22 4l-5 21c-5-2-11-3-17-3-21 0-31 21-35 47l-2 7h34l-4 21h-34l-25 133z">
          <text:p/>
        </draw:path>
        <draw:path draw:style-name="gr16" draw:text-style-name="P10" draw:layer="layout" svg:width="0.129cm" svg:height="0.161cm" svg:x="12.47cm" svg:y="7.226cm" svg:viewBox="0 0 130 162" svg:d="M81 21c-25 0-44 25-51 50 42 0 74-5 74-31 0-12-9-19-23-19zM110 150c-11 6-30 12-51 12-41 0-59-28-59-62 0-47 35-100 85-100 29 0 45 18 45 40 0 41-46 52-103 51-1 7 0 21 4 29 6 14 18 21 34 21 18 0 32-6 41-11z">
          <text:p/>
        </draw:path>
        <draw:path draw:style-name="gr16" draw:text-style-name="P10" draw:layer="layout" svg:width="0.162cm" svg:height="0.224cm" svg:x="12.59cm" svg:y="7.23cm" svg:viewBox="0 0 163 225" svg:d="M57 0l15 83c3 18 5 30 7 41 5-10 9-21 17-38l39-86h28l-57 118c-17 33-33 60-54 80-18 18-36 25-45 27l-7-23c7-2 18-6 29-14 10-8 22-21 30-36 2-2 2-4 1-7l-32-145z">
          <text:p/>
        </draw:path>
        <draw:path draw:style-name="gr16" draw:text-style-name="P10" draw:layer="layout" svg:width="0.159cm" svg:height="0.214cm" svg:x="12.827cm" svg:y="7.17cm" svg:viewBox="0 0 160 215" svg:d="M25 215l17-90-42-125h29l20 69c7 19 9 27 10 36h1c5-9 13-21 23-37l46-68h31l-91 124-17 91z">
          <text:p/>
        </draw:path>
        <draw:path draw:style-name="gr16" draw:text-style-name="P10" draw:layer="layout" svg:width="0.129cm" svg:height="0.161cm" svg:x="12.954cm" svg:y="7.226cm" svg:viewBox="0 0 130 162" svg:d="M81 21c-26 0-45 25-52 50 43 0 75-5 75-31 0-12-9-19-23-19zM110 150c-12 6-30 12-51 12-42 0-59-28-59-62 0-47 34-100 84-100 30 0 46 18 46 40 0 41-46 52-104 51-1 7 0 21 3 29 6 14 20 21 36 21 18 0 31-6 41-11z">
          <text:p/>
        </draw:path>
        <draw:path draw:style-name="gr16" draw:text-style-name="P10" draw:layer="layout" svg:width="0.138cm" svg:height="0.154cm" svg:x="13.103cm" svg:y="7.23cm" svg:viewBox="0 0 139 155" svg:d="M27 0l13 89c3 17 5 29 5 37h1c4-8 8-18 17-36l46-90h30l-86 155h-26l-27-155z">
          <text:p/>
        </draw:path>
        <draw:path draw:style-name="gr16" draw:text-style-name="P10" draw:layer="layout" svg:width="0.154cm" svg:height="0.224cm" svg:x="13.229cm" svg:y="7.226cm" svg:viewBox="0 0 155 225" svg:d="M126 28c-5-2-14-5-25-5-40 0-66 40-66 78-1 17 6 37 29 37s47-29 52-59zM7 194c9 6 25 10 41 10 26 0 47-13 56-55l5-23h-1c-13 22-33 33-54 33-31 0-47-26-47-54 0-52 38-105 99-105 17 0 37 5 49 11l-24 128c-6 33-15 55-30 69-17 13-38 17-55 17-19 0-37-4-46-11z">
          <text:p/>
        </draw:path>
        <draw:path draw:style-name="gr16" draw:text-style-name="P10" draw:layer="layout" svg:width="0.101cm" svg:height="0.158cm" svg:x="13.401cm" svg:y="7.226cm" svg:viewBox="0 0 102 159" svg:d="M0 159l19-100c3-20 6-41 8-55h23c-2 11-3 22-4 33h1c9-21 26-37 48-37 2 0 5 1 7 1l-5 26c-2 0-4-1-7-1-24 0-44 28-51 65l-13 68z">
          <text:p/>
        </draw:path>
        <draw:path draw:style-name="gr16" draw:text-style-name="P10" draw:layer="layout" svg:width="0.148cm" svg:height="0.161cm" svg:x="13.498cm" svg:y="7.226cm" svg:viewBox="0 0 149 162" svg:d="M119 24c-3-2-9-3-18-3-40 0-74 43-74 86 0 17 6 34 28 34s48-29 55-70zM102 159c0-10 2-24 4-40h-1c-17 32-38 43-60 43-28 0-45-21-45-51 0-53 39-111 107-111 15 0 31 3 42 6l-16 81c-5 27-7 54-6 72z">
          <text:p/>
        </draw:path>
        <draw:path draw:style-name="gr16" draw:text-style-name="P10" draw:layer="layout" svg:width="0.108cm" svg:height="0.161cm" svg:x="13.657cm" svg:y="7.226cm" svg:viewBox="0 0 109 162" svg:d="M8 132c8 4 21 9 33 9 18 0 30-11 30-25 0-12-6-19-22-28-18-10-28-23-28-40 0-27 24-48 56-48 14 0 26 4 32 8l-7 20c-6-3-15-7-27-7-16 0-27 10-27 23 0 12 7 19 21 27 17 9 29 23 29 40 0 33-26 51-59 51-16-1-31-5-39-11z">
          <text:p/>
        </draw:path>
        <draw:path draw:style-name="gr16" draw:text-style-name="P10" draw:layer="layout" svg:width="0.144cm" svg:height="0.226cm" svg:x="13.781cm" svg:y="7.158cm" svg:viewBox="0 0 145 227" svg:d="M0 227l44-227h26l-19 99h1c13-19 32-31 55-31 17 0 38 11 38 42 0 8-1 18-2 25l-18 92h-26l17-90c1-6 2-13 2-22 0-14-7-25-24-25-20 0-46 24-52 58l-14 79z">
          <text:p/>
        </draw:path>
        <draw:path draw:style-name="gr16" draw:text-style-name="P10" draw:layer="layout" svg:width="0.162cm" svg:height="0.224cm" svg:x="13.927cm" svg:y="7.23cm" svg:viewBox="0 0 163 225" svg:d="M56 0l15 83c3 18 5 30 7 41 5-10 9-21 17-38l39-86h29l-59 118c-16 33-32 60-53 80-17 18-35 25-44 27l-7-23c7-2 18-6 29-14 10-8 21-21 29-36 2-2 2-4 1-7l-31-145z">
          <text:p/>
        </draw:path>
        <draw:path draw:style-name="gr16" draw:text-style-name="P10" draw:layer="layout" svg:width="0.144cm" svg:height="0.158cm" svg:x="14.089cm" svg:y="7.226cm" svg:viewBox="0 0 145 159" svg:d="M0 159l21-110c3-17 5-32 7-45h23l-3 30c14-22 35-34 57-34 18 0 40 11 40 43 0 7-1 17-3 25l-18 91h-26l17-90c1-6 2-13 2-20 0-15-6-27-24-27-19 0-46 23-53 62l-14 75z">
          <text:p/>
        </draw:path>
        <draw:path draw:style-name="gr16" draw:text-style-name="P10" draw:layer="layout" svg:width="0.062cm" svg:height="0.079cm" svg:x="14.236cm" svg:y="7.344cm" svg:viewBox="0 0 63 80" svg:d="M0 80c10-19 24-54 31-77l32-3c-12 27-32 63-43 78z">
          <text:p/>
        </draw:path>
        <draw:path draw:style-name="gr16" draw:text-style-name="P10" draw:layer="layout" svg:width="0.149cm" svg:height="0.21cm" svg:x="14.374cm" svg:y="7.174cm" svg:viewBox="0 0 150 211" svg:d="M0 211l4-18 30-26c57-46 89-78 89-112 0-15-8-33-32-33-18 0-33 8-44 16l-6-20c14-11 36-18 56-18 38 0 53 25 53 51 0 44-40 82-89 123l-18 13v1h87l-4 23z">
          <text:p/>
        </draw:path>
        <draw:path draw:style-name="gr16" draw:text-style-name="P10" draw:layer="layout" svg:width="0.142cm" svg:height="0.213cm" svg:x="14.544cm" svg:y="7.174cm" svg:viewBox="0 0 143 214" svg:d="M27 144c0 21 4 49 29 49 39 0 60-85 60-127 0-16-2-45-27-45-36 0-62 72-62 123zM143 64c0 68-32 150-90 150-39 0-53-31-53-72 0-68 36-142 91-142 40 0 52 32 52 64z">
          <text:p/>
        </draw:path>
        <draw:polygon draw:style-name="gr16" draw:text-style-name="P10" draw:layer="layout" svg:width="0.069cm" svg:height="0.207cm" svg:x="14.74cm" svg:y="7.177cm" svg:viewBox="0 0 70 208" draw:points="39,27 38,27 3,45 0,24 47,0 70,0 30,208 5,208">
          <text:p/>
        </draw:polygon>
        <draw:path draw:style-name="gr16" draw:text-style-name="P10" draw:layer="layout" svg:width="0.141cm" svg:height="0.213cm" svg:x="14.857cm" svg:y="7.174cm" svg:viewBox="0 0 142 214" svg:d="M27 144c0 21 4 49 29 49 39 0 60-85 60-127 0-16-3-45-28-45-36 0-61 72-61 123zM142 64c0 68-32 150-90 150-39 0-52-31-52-72 0-68 36-142 91-142 39 0 51 32 51 64z">
          <text:p/>
        </draw:path>
        <draw:frame draw:style-name="gr15" draw:text-style-name="P9" draw:layer="layout" svg:width="0.499cm" svg:height="0.499cm" svg:x="11.024cm" svg:y="14.038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654cm" svg:y="14.188cm" svg:viewBox="0 0 157 215" draw:points="62,23 0,23 4,0 157,0 152,23 89,23 52,215 26,215">
          <text:p/>
        </draw:polygon>
        <draw:path draw:style-name="gr16" draw:text-style-name="P10" draw:layer="layout" svg:width="0.162cm" svg:height="0.224cm" svg:x="11.76cm" svg:y="14.248cm" svg:viewBox="0 0 163 225" svg:d="M56 0l15 83c4 17 6 29 8 40 5-10 9-20 17-38l39-85h28l-57 117c-17 33-34 60-55 81-17 18-35 25-44 27l-7-23c7-3 18-7 29-15 10-8 21-21 29-36 2-2 2-4 1-7l-31-144z">
          <text:p/>
        </draw:path>
        <draw:path draw:style-name="gr16" draw:text-style-name="P10" draw:layer="layout" svg:width="0.231cm" svg:height="0.157cm" svg:x="11.922cm" svg:y="14.245cm" svg:viewBox="0 0 232 158" svg:d="M0 158l21-110c3-17 5-32 7-45h23l-4 29h1c14-22 33-32 54-32 23 0 34 14 35 34 14-22 35-34 58-34 17 0 37 11 37 40 0 7-1 17-2 26l-18 92h-25l16-90c2-6 2-13 2-20 0-16-6-27-23-27-19 0-43 23-49 57l-15 80h-25l17-91c1-7 2-13 2-19 0-13-3-27-23-27-19 0-43 26-49 59l-14 78z">
          <text:p/>
        </draw:path>
        <draw:path draw:style-name="gr16" draw:text-style-name="P10" draw:layer="layout" svg:width="0.145cm" svg:height="0.16cm" svg:x="12.181cm" svg:y="14.245cm" svg:viewBox="0 0 146 161" svg:d="M27 97c0 25 14 43 36 43 32 0 56-40 56-77 0-17-8-42-36-42-34 0-56 40-56 76zM146 63c0 49-34 98-86 98-39 0-60-28-60-63 0-52 35-98 86-98 41 0 60 31 60 63z">
          <text:p/>
        </draw:path>
        <draw:path draw:style-name="gr16" draw:text-style-name="P10" draw:layer="layout" svg:width="0.113cm" svg:height="0.229cm" svg:x="12.348cm" svg:y="14.173cm" svg:viewBox="0 0 114 230" svg:d="M0 230l25-133h-21l5-22h21l2-8c3-21 11-41 25-54 9-8 23-13 36-13 11 0 18 2 21 4l-5 21c-4-2-10-3-16-3-21 0-31 20-35 46l-2 7h34l-4 22h-34l-25 133z">
          <text:p/>
        </draw:path>
        <draw:path draw:style-name="gr16" draw:text-style-name="P10" draw:layer="layout" svg:width="0.129cm" svg:height="0.16cm" svg:x="12.436cm" svg:y="14.245cm" svg:viewBox="0 0 130 161" svg:d="M81 20c-25 0-45 25-52 49 43 0 75-5 75-29 0-13-9-20-23-20zM110 149c-12 7-30 12-51 12-42 0-59-28-59-62 0-47 34-99 84-99 30 0 46 17 46 39 0 42-46 52-104 51-1 7 0 21 3 29 7 14 20 21 36 21 18 0 32-5 41-10z">
          <text:p/>
        </draw:path>
        <draw:path draw:style-name="gr16" draw:text-style-name="P10" draw:layer="layout" svg:width="0.162cm" svg:height="0.224cm" svg:x="12.556cm" svg:y="14.248cm" svg:viewBox="0 0 163 225" svg:d="M56 0l15 83c3 17 5 29 7 40 6-10 10-20 18-38l39-85h28l-58 117c-16 33-33 60-54 81-17 18-35 25-44 27l-7-23c7-3 18-7 29-15 10-8 21-21 29-36 2-2 2-4 1-7l-31-144z">
          <text:p/>
        </draw:path>
        <draw:path draw:style-name="gr16" draw:text-style-name="P10" draw:layer="layout" svg:width="0.159cm" svg:height="0.214cm" svg:x="12.793cm" svg:y="14.188cm" svg:viewBox="0 0 160 215" svg:d="M25 215l17-89-42-126h29l20 70c6 19 8 28 9 36h1c5-9 13-21 23-37l47-69h31l-92 126-17 89z">
          <text:p/>
        </draw:path>
        <draw:path draw:style-name="gr16" draw:text-style-name="P10" draw:layer="layout" svg:width="0.128cm" svg:height="0.16cm" svg:x="12.92cm" svg:y="14.245cm" svg:viewBox="0 0 129 161" svg:d="M81 20c-27 0-45 25-52 49 42 0 75-5 75-29 0-13-9-20-23-20zM110 149c-12 7-30 12-52 12-41 0-58-28-58-62 0-47 34-99 84-99 30 0 45 17 45 39 0 42-45 52-103 51-1 7 0 21 3 29 6 14 19 21 35 21 19 0 32-5 42-10z">
          <text:p/>
        </draw:path>
        <draw:path draw:style-name="gr16" draw:text-style-name="P10" draw:layer="layout" svg:width="0.138cm" svg:height="0.154cm" svg:x="13.069cm" svg:y="14.248cm" svg:viewBox="0 0 139 155" svg:d="M28 0l13 89c3 17 5 29 5 38h1c4-9 8-19 17-36l46-91h29l-85 155h-26l-28-155z">
          <text:p/>
        </draw:path>
        <draw:path draw:style-name="gr16" draw:text-style-name="P10" draw:layer="layout" svg:width="0.154cm" svg:height="0.223cm" svg:x="13.195cm" svg:y="14.245cm" svg:viewBox="0 0 155 224" svg:d="M125 26c-5-2-14-5-25-5-39 0-65 40-65 78-1 17 6 37 29 37s46-29 51-59zM7 193c9 6 25 10 41 10 26 0 46-13 55-55l5-24h-1c-13 23-32 34-53 34-31 0-47-27-47-55 0-52 38-103 98-103 17 0 38 5 50 10l-24 127c-7 34-16 56-32 70-15 13-36 17-53 17-19 0-37-4-46-11z">
          <text:p/>
        </draw:path>
        <draw:path draw:style-name="gr16" draw:text-style-name="P10" draw:layer="layout" svg:width="0.101cm" svg:height="0.157cm" svg:x="13.367cm" svg:y="14.245cm" svg:viewBox="0 0 102 158" svg:d="M0 158l20-100c3-20 6-41 8-55h23c-2 11-3 22-4 33h1c9-21 26-36 47-36 2 0 5 0 7 0l-5 26c-2 0-4 0-7 0-23 0-43 27-50 63l-13 69z">
          <text:p/>
        </draw:path>
        <draw:path draw:style-name="gr16" draw:text-style-name="P10" draw:layer="layout" svg:width="0.148cm" svg:height="0.16cm" svg:x="13.464cm" svg:y="14.245cm" svg:viewBox="0 0 149 161" svg:d="M119 23c-3-2-9-2-18-2-41 0-74 41-74 85 0 17 6 34 27 34 22 0 49-29 56-71zM102 158c0-9 2-24 4-40h-1c-17 32-39 43-61 43-27 0-44-21-44-51 0-54 39-110 107-110 15 0 31 2 42 5l-16 82c-5 26-7 54-6 71z">
          <text:p/>
        </draw:path>
        <draw:path draw:style-name="gr16" draw:text-style-name="P10" draw:layer="layout" svg:width="0.108cm" svg:height="0.16cm" svg:x="13.623cm" svg:y="14.245cm" svg:viewBox="0 0 109 161" svg:d="M7 131c8 5 21 10 34 10 18 0 30-12 30-25s-6-20-22-29c-19-10-29-24-29-40 0-27 25-47 57-47 14 0 26 3 32 7l-7 20c-6-3-15-7-27-7-16 0-27 10-27 23 0 12 7 18 21 26 17 11 29 24 29 41 0 33-26 51-60 51-16 0-31-5-38-11z">
          <text:p/>
        </draw:path>
        <draw:path draw:style-name="gr16" draw:text-style-name="P10" draw:layer="layout" svg:width="0.144cm" svg:height="0.226cm" svg:x="13.747cm" svg:y="14.176cm" svg:viewBox="0 0 145 227" svg:d="M0 227l43-227h27l-20 99h1c14-19 33-30 56-30 17 0 38 10 38 41 0 9-1 19-2 27l-18 90h-26l17-89c1-6 2-13 2-21 0-15-7-27-24-27-20 0-47 25-53 60l-14 77z">
          <text:p/>
        </draw:path>
        <draw:path draw:style-name="gr16" draw:text-style-name="P10" draw:layer="layout" svg:width="0.162cm" svg:height="0.224cm" svg:x="13.893cm" svg:y="14.248cm" svg:viewBox="0 0 163 225" svg:d="M57 0l15 83c3 17 5 29 7 40 5-10 9-20 17-38l39-85h28l-58 117c-16 33-32 60-53 81-17 18-37 25-45 27l-7-23c7-3 18-7 28-15 12-8 23-21 31-36 2-2 2-4 1-7l-32-144z">
          <text:p/>
        </draw:path>
        <draw:path draw:style-name="gr16" draw:text-style-name="P10" draw:layer="layout" svg:width="0.144cm" svg:height="0.157cm" svg:x="14.055cm" svg:y="14.245cm" svg:viewBox="0 0 145 158" svg:d="M0 158l20-110c4-17 6-32 8-45h24l-3 30c14-21 35-33 57-33 18 0 39 10 39 42 0 7-1 17-3 25l-17 91h-26l17-90c1-6 2-13 2-20 0-15-6-27-24-27-19 0-46 23-53 61l-15 76z">
          <text:p/>
        </draw:path>
        <draw:path draw:style-name="gr16" draw:text-style-name="P10" draw:layer="layout" svg:width="0.062cm" svg:height="0.079cm" svg:x="14.202cm" svg:y="14.362cm" svg:viewBox="0 0 63 80" svg:d="M0 80c10-19 24-54 32-77l31-3c-11 27-31 63-43 78z">
          <text:p/>
        </draw:path>
        <draw:path draw:style-name="gr16" draw:text-style-name="P10" draw:layer="layout" svg:width="0.149cm" svg:height="0.21cm" svg:x="14.34cm" svg:y="14.192cm" svg:viewBox="0 0 150 211" svg:d="M0 211l3-18 31-25c57-48 89-80 89-114 0-15-8-32-32-32-20 0-34 9-44 15l-6-19c14-11 35-18 56-18 38 0 53 26 53 50 0 44-40 83-90 124l-17 14h87l-4 23z">
          <text:p/>
        </draw:path>
        <draw:path draw:style-name="gr16" draw:text-style-name="P10" draw:layer="layout" svg:width="0.142cm" svg:height="0.213cm" svg:x="14.51cm" svg:y="14.192cm" svg:viewBox="0 0 143 214" svg:d="M27 144c0 22 4 49 28 49 40 0 61-85 61-127 0-16-2-45-27-45-37 0-62 72-62 123zM143 65c0 67-32 149-91 149-38 0-52-32-52-72 0-68 36-142 91-142 40 0 52 33 52 65z">
          <text:p/>
        </draw:path>
        <draw:polygon draw:style-name="gr16" draw:text-style-name="P10" draw:layer="layout" svg:width="0.069cm" svg:height="0.207cm" svg:x="14.706cm" svg:y="14.195cm" svg:viewBox="0 0 70 208" draw:points="39,27 3,45 0,24 48,0 70,0 31,208 5,208">
          <text:p/>
        </draw:polygon>
        <draw:path draw:style-name="gr16" draw:text-style-name="P10" draw:layer="layout" svg:width="0.141cm" svg:height="0.213cm" svg:x="14.823cm" svg:y="14.192cm" svg:viewBox="0 0 142 214" svg:d="M26 144c0 22 4 49 30 49 39 0 60-85 60-127 0-16-3-45-28-45-37 0-62 72-62 123zM142 65c0 67-32 149-91 149-38 0-51-32-51-72 0-68 35-142 91-142 39 0 51 33 51 65z">
          <text:p/>
        </draw:path>
        <draw:polygon draw:style-name="gr2" draw:text-style-name="P2" draw:layer="layout" svg:width="10.4cm" svg:height="6.9cm" svg:x="10.635cm" svg:y="15.17cm" svg:viewBox="0 0 10401 6901" draw:points="10401,6901 0,6901 0,0 10401,0">
          <text:p/>
        </draw:polygon>
        <draw:polygon draw:style-name="gr84" draw:text-style-name="P13" draw:layer="layout" svg:width="10.4cm" svg:height="2.326cm" svg:x="10.635cm" svg:y="15.17cm" svg:viewBox="0 0 10401 2327" draw:points="10401,2327 0,2327 0,0 10401,0">
          <text:p/>
        </draw:polygon>
        <draw:frame draw:style-name="gr97" draw:text-style-name="P6" draw:layer="layout" svg:width="1.704cm" svg:height="0.568cm" svg:x="12.156cm" svg:y="12.276cm">
          <draw:text-box>
            <text:p text:style-name="P4"><text:span text:style-name="T2">obstacle.</text:span></text:p>
          </draw:text-box>
        </draw:frame>
        <draw:frame draw:style-name="gr86" draw:text-style-name="P5" draw:layer="layout" svg:width="6.915cm" svg:height="1.792cm" svg:x="14.106cm" svg:y="16.157cm">
          <draw:text-box>
            <text:p text:style-name="P4"><text:span text:style-name="T1">PROBLEM</text:span></text:p>
          </draw:text-box>
        </draw:frame>
        <draw:frame draw:style-name="gr98" draw:text-style-name="P12" draw:layer="layout" svg:width="3.795cm" svg:height="0.7cm" svg:x="12.156cm" svg:y="18.161cm">
          <draw:text-box>
            <text:p text:style-name="P4"><text:span text:style-name="T5">BAD QUALITY</text:span></text:p>
          </draw:text-box>
        </draw:frame>
        <draw:frame draw:style-name="gr99" draw:text-style-name="P6" draw:layer="layout" svg:width="5.205cm" svg:height="0.568cm" svg:x="12.156cm" svg:y="18.931cm">
          <draw:text-box>
            <text:p text:style-name="P4"><text:span text:style-name="T2">You cannot finish the Story </text:span></text:p>
          </draw:text-box>
        </draw:frame>
        <draw:path draw:style-name="gr2" draw:text-style-name="P2" draw:layer="layout" svg:width="1.053cm" svg:height="0.912cm" svg:x="11.844cm" svg:y="16.115cm" svg:viewBox="0 0 1054 913" svg:d="M607 250l-18 353c-2 29-13 41-25 53-8 7-20 16-36 16-17 0-29-9-36-16-13-12-24-24-26-53l-18-353c-2-27 7-45 17-56 13-14 34-22 63-22s49 8 62 22c10 11 19 29 17 56zM528 867c-41 0-73-32-73-72 0-41 32-74 73-74 40 0 72 33 72 74 0 40-32 72-72 72zM0 913h1054l-526-913z">
          <text:p/>
        </draw:path>
        <draw:path draw:style-name="gr2" draw:text-style-name="P2" draw:layer="layout" svg:width="1.647cm" svg:height="1.463cm" svg:x="11.548cm" svg:y="15.795cm" svg:viewBox="0 0 1648 1464" svg:d="M1581 1366c-15 27-45 44-76 44h-1362c-31 0-60-17-76-44s-16-61 0-89l680-1179c16-27 46-44 78-44 31 0 60 17 76 44l680 1179c16 28 16 62 0 89zM1628 1250l-680-1179c-25-44-73-71-123-71-52 0-100 27-125 71l-680 1179c-27 44-27 99 0 143 25 44 73 71 123 71h1362c51 0 98-27 123-71 26-44 26-99 0-143z">
          <text:p/>
        </draw:path>
        <draw:polygon draw:style-name="gr2" draw:text-style-name="P2" draw:layer="layout" svg:width="10.4cm" svg:height="6.9cm" svg:x="10.635cm" svg:y="22.213cm" svg:viewBox="0 0 10401 6901" draw:points="10401,6901 0,6901 0,0 10401,0">
          <text:p/>
        </draw:polygon>
        <draw:polygon draw:style-name="gr84" draw:text-style-name="P13" draw:layer="layout" svg:width="10.4cm" svg:height="2.326cm" svg:x="10.635cm" svg:y="22.213cm" svg:viewBox="0 0 10401 2327" draw:points="10401,2327 0,2327 0,0 10401,0">
          <text:p/>
        </draw:polygon>
        <draw:frame draw:style-name="gr100" draw:text-style-name="P6" draw:layer="layout" svg:width="6.437cm" svg:height="0.568cm" svg:x="12.156cm" svg:y="19.439cm">
          <draw:text-box>
            <text:p text:style-name="P4"><text:span text:style-name="T2">because the quality is inadequate.</text:span></text:p>
          </draw:text-box>
        </draw:frame>
        <draw:frame draw:style-name="gr86" draw:text-style-name="P5" draw:layer="layout" svg:width="6.915cm" svg:height="1.792cm" svg:x="14.106cm" svg:y="23.199cm">
          <draw:text-box>
            <text:p text:style-name="P4"><text:span text:style-name="T1">PROBLEM</text:span></text:p>
          </draw:text-box>
        </draw:frame>
        <draw:frame draw:style-name="gr101" draw:text-style-name="P12" draw:layer="layout" svg:width="2.995cm" svg:height="0.7cm" svg:x="12.156cm" svg:y="25.204cm">
          <draw:text-box>
            <text:p text:style-name="P4"><text:span text:style-name="T5">BAD MOOD</text:span></text:p>
          </draw:text-box>
        </draw:frame>
        <draw:frame draw:style-name="gr102" draw:text-style-name="P6" draw:layer="layout" svg:width="7.004cm" svg:height="0.568cm" svg:x="12.156cm" svg:y="25.973cm">
          <draw:text-box>
            <text:p text:style-name="P4"><text:span text:style-name="T2">Today you are upset. So you are too </text:span></text:p>
          </draw:text-box>
        </draw:frame>
        <draw:path draw:style-name="gr2" draw:text-style-name="P2" draw:layer="layout" svg:width="1.053cm" svg:height="0.913cm" svg:x="11.844cm" svg:y="23.157cm" svg:viewBox="0 0 1054 914" svg:d="M607 251l-18 354c-2 29-13 41-25 53-8 7-20 16-36 16-17 0-29-9-36-16-13-12-24-24-26-53l-18-354c-2-26 7-44 17-55 13-14 34-22 63-22s49 8 62 22c10 11 19 29 17 55zM528 868c-41 0-73-32-73-73 0-40 32-72 73-72 40 0 72 32 72 72 0 41-32 73-72 73zM0 914h1054l-526-914z">
          <text:p/>
        </draw:path>
        <draw:path draw:style-name="gr2" draw:text-style-name="P2" draw:layer="layout" svg:width="1.647cm" svg:height="1.463cm" svg:x="11.548cm" svg:y="22.838cm" svg:viewBox="0 0 1648 1464" svg:d="M1581 1366c-15 27-45 44-76 44h-1362c-31 0-60-17-76-44-16-28-16-62 0-90l680-1178c16-28 46-44 78-44 31 0 60 16 76 44l680 1178c16 28 16 62 0 90zM1628 1249l-680-1178c-25-44-73-71-123-71-52 0-100 27-125 71l-680 1178c-27 44-27 100 0 144 25 44 73 71 123 71h1362c51 0 98-27 123-71 26-44 26-100 0-144z">
          <text:p/>
        </draw:path>
        <draw:frame draw:style-name="gr15" draw:text-style-name="P9" draw:layer="layout" svg:width="0.499cm" svg:height="0.499cm" svg:x="11.01cm" svg:y="21.406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7cm" svg:height="0.214cm" svg:x="11.639cm" svg:y="21.557cm" svg:viewBox="0 0 158 215" draw:points="63,22 0,22 5,0 158,0 153,22 89,22 53,215 27,215">
          <text:p/>
        </draw:polygon>
        <draw:path draw:style-name="gr16" draw:text-style-name="P10" draw:layer="layout" svg:width="0.162cm" svg:height="0.224cm" svg:x="11.746cm" svg:y="21.617cm" svg:viewBox="0 0 163 225" svg:d="M55 0l16 83c3 17 5 29 7 40 4-10 9-20 18-38l39-85h28l-58 117c-16 33-33 60-54 81-17 17-36 24-44 27l-7-24c7-2 18-6 28-14 11-8 22-21 30-36 1-2 1-4 1-7l-31-144z">
          <text:p/>
        </draw:path>
        <draw:path draw:style-name="gr16" draw:text-style-name="P10" draw:layer="layout" svg:width="0.231cm" svg:height="0.158cm" svg:x="11.908cm" svg:y="21.613cm" svg:viewBox="0 0 232 159" svg:d="M0 159l20-110c3-17 6-32 7-45h24l-4 29c15-22 34-33 54-33 24 0 35 15 36 35 14-22 35-34 57-35 18 0 38 12 38 41 0 7-1 17-3 26l-17 92h-26l17-90c1-6 2-14 2-20 0-16-6-27-23-27-20 0-43 23-49 57l-15 80h-25l17-92c1-7 2-12 2-18 0-13-4-27-23-27s-43 26-49 59l-14 78z">
          <text:p/>
        </draw:path>
        <draw:path draw:style-name="gr16" draw:text-style-name="P10" draw:layer="layout" svg:width="0.146cm" svg:height="0.161cm" svg:x="12.166cm" svg:y="21.613cm" svg:viewBox="0 0 147 162" svg:d="M28 98c0 25 14 43 36 43 32 0 56-40 56-77 0-17-9-43-37-43-33 0-55 41-55 77zM147 64c0 49-34 98-87 98-38 0-60-28-60-63 0-52 36-99 86-99 42 0 61 32 61 64z">
          <text:p/>
        </draw:path>
        <draw:path draw:style-name="gr16" draw:text-style-name="P10" draw:layer="layout" svg:width="0.114cm" svg:height="0.229cm" svg:x="12.333cm" svg:y="21.542cm" svg:viewBox="0 0 115 230" svg:d="M0 230l26-133h-21l4-21h21l1-8c4-22 13-41 26-54 10-9 24-14 37-14 10 0 17 2 21 4l-6 22c-4-2-9-3-15-3-21 0-31 20-36 46l-1 7h34l-4 21h-34l-26 133z">
          <text:p/>
        </draw:path>
        <draw:path draw:style-name="gr16" draw:text-style-name="P10" draw:layer="layout" svg:width="0.129cm" svg:height="0.161cm" svg:x="12.421cm" svg:y="21.613cm" svg:viewBox="0 0 130 162" svg:d="M81 21c-25 0-43 25-50 50 42 0 74-6 74-31 0-12-10-19-24-19zM111 150c-12 6-31 12-51 12-42 0-60-28-60-62 0-47 36-100 85-100 29 0 45 18 45 40 0 42-45 52-103 51-1 7 0 21 4 29 6 14 19 21 35 21 18 0 31-5 41-11z">
          <text:p/>
        </draw:path>
        <draw:path draw:style-name="gr16" draw:text-style-name="P10" draw:layer="layout" svg:width="0.162cm" svg:height="0.224cm" svg:x="12.542cm" svg:y="21.617cm" svg:viewBox="0 0 163 225" svg:d="M55 0l16 83c3 17 5 29 7 40 4-10 9-20 17-38l40-85h28l-58 117c-17 33-33 60-54 81-17 17-36 24-44 27l-7-24c7-2 18-6 28-14 11-8 22-21 30-36 1-2 1-4 1-7l-31-144z">
          <text:p/>
        </draw:path>
        <draw:path draw:style-name="gr16" draw:text-style-name="P10" draw:layer="layout" svg:width="0.159cm" svg:height="0.214cm" svg:x="12.779cm" svg:y="21.557cm" svg:viewBox="0 0 160 215" svg:d="M25 215l17-90-42-125h28l21 69c6 19 7 27 9 36h1c5-9 12-21 23-37l47-68h31l-92 124-17 91z">
          <text:p/>
        </draw:path>
        <draw:path draw:style-name="gr16" draw:text-style-name="P10" draw:layer="layout" svg:width="0.129cm" svg:height="0.161cm" svg:x="12.905cm" svg:y="21.613cm" svg:viewBox="0 0 130 162" svg:d="M80 21c-25 0-44 25-50 50 41 0 75-6 75-31 0-12-10-19-25-19zM111 150c-12 6-32 12-52 12-41 0-59-28-59-62 0-47 35-100 84-100 30 0 46 18 46 40 0 42-46 52-103 51-1 7 0 21 3 29 6 14 19 21 34 21 19 0 33-5 43-11z">
          <text:p/>
        </draw:path>
        <draw:path draw:style-name="gr16" draw:text-style-name="P10" draw:layer="layout" svg:width="0.138cm" svg:height="0.154cm" svg:x="13.055cm" svg:y="21.617cm" svg:viewBox="0 0 139 155" svg:d="M27 0l14 89c2 17 5 29 5 37h1c3-8 7-18 16-35l47-91h29l-85 155h-27l-27-155z">
          <text:p/>
        </draw:path>
        <draw:path draw:style-name="gr16" draw:text-style-name="P10" draw:layer="layout" svg:width="0.154cm" svg:height="0.224cm" svg:x="13.181cm" svg:y="21.613cm" svg:viewBox="0 0 155 225" svg:d="M125 27c-5-2-15-5-25-5-39 0-66 40-66 78 0 17 7 38 30 38s45-30 51-60zM7 194c9 6 25 10 41 10 26 0 46-13 55-55l5-24h-1c-13 23-32 34-53 34-31 0-47-26-47-55 0-52 38-104 97-104 18 0 39 6 51 11l-25 128c-6 33-15 55-31 69-15 13-36 17-53 17-19 0-37-4-46-11z">
          <text:p/>
        </draw:path>
        <draw:path draw:style-name="gr16" draw:text-style-name="P10" draw:layer="layout" svg:width="0.101cm" svg:height="0.158cm" svg:x="13.353cm" svg:y="21.613cm" svg:viewBox="0 0 102 159" svg:d="M0 159l19-100c3-20 6-41 7-55h24c-1 11-2 22-4 33h1c10-21 27-37 47-37 3 0 6 1 8 1l-5 26c-2 0-5-1-7-1-23 0-44 28-50 64l-14 69z">
          <text:p/>
        </draw:path>
        <draw:path draw:style-name="gr16" draw:text-style-name="P10" draw:layer="layout" svg:width="0.149cm" svg:height="0.161cm" svg:x="13.45cm" svg:y="21.613cm" svg:viewBox="0 0 150 162" svg:d="M119 24c-4-2-9-3-18-3-40 0-73 42-73 86 0 17 6 34 26 34 22 0 48-29 56-70zM102 159c0-10 1-24 3-40-17 32-38 43-60 43-27 0-45-21-45-51 0-54 40-111 107-111 15 0 31 3 43 6l-17 82c-5 26-7 54-6 71z">
          <text:p/>
        </draw:path>
        <draw:path draw:style-name="gr16" draw:text-style-name="P10" draw:layer="layout" svg:width="0.109cm" svg:height="0.161cm" svg:x="13.608cm" svg:y="21.613cm" svg:viewBox="0 0 110 162" svg:d="M8 132c7 4 20 10 33 10 19 0 30-12 30-26 0-12-5-19-22-28-18-10-28-24-28-40 0-27 23-48 57-48 14 0 26 4 32 8l-8 20c-5-3-15-7-26-7-16 0-28 10-28 23 0 11 8 18 22 27 17 10 28 23 28 40 0 33-26 51-59 51-17 0-31-5-39-11z">
          <text:p/>
        </draw:path>
        <draw:path draw:style-name="gr16" draw:text-style-name="P10" draw:layer="layout" svg:width="0.144cm" svg:height="0.226cm" svg:x="13.733cm" svg:y="21.545cm" svg:viewBox="0 0 145 227" svg:d="M0 227l43-227h27l-20 99h1c13-19 33-31 56-31 17 0 38 11 38 42 0 8-1 18-3 25l-17 92h-26l17-90c1-6 2-13 2-22 0-13-7-25-24-25-20 0-47 24-53 59l-15 78z">
          <text:p/>
        </draw:path>
        <draw:path draw:style-name="gr16" draw:text-style-name="P10" draw:layer="layout" svg:width="0.162cm" svg:height="0.224cm" svg:x="13.879cm" svg:y="21.617cm" svg:viewBox="0 0 163 225" svg:d="M56 0l16 83c3 17 5 29 7 40 4-10 9-20 17-38l39-85h28l-58 117c-16 33-32 60-53 81-18 17-37 24-45 27l-7-24c7-2 18-6 28-14 11-8 23-21 31-36 1-2 1-4 1-7l-32-144z">
          <text:p/>
        </draw:path>
        <draw:path draw:style-name="gr16" draw:text-style-name="P10" draw:layer="layout" svg:width="0.144cm" svg:height="0.158cm" svg:x="14.041cm" svg:y="21.613cm" svg:viewBox="0 0 145 159" svg:d="M0 159l20-110c4-17 6-32 8-45h24l-4 30h1c14-21 35-34 57-34 18 0 39 11 39 43 0 7-1 17-3 25l-17 91h-26l17-90c1-6 2-13 2-20 0-15-7-27-25-27s-45 23-53 61l-14 76z">
          <text:p/>
        </draw:path>
        <draw:path draw:style-name="gr16" draw:text-style-name="P10" draw:layer="layout" svg:width="0.062cm" svg:height="0.079cm" svg:x="14.188cm" svg:y="21.731cm" svg:viewBox="0 0 63 80" svg:d="M0 80c9-19 24-54 31-77l32-3c-11 27-32 63-43 78z">
          <text:p/>
        </draw:path>
        <draw:path draw:style-name="gr16" draw:text-style-name="P10" draw:layer="layout" svg:width="0.149cm" svg:height="0.21cm" svg:x="14.326cm" svg:y="21.561cm" svg:viewBox="0 0 150 211" svg:d="M0 211l3-18 31-26c55-46 89-78 89-113 0-15-9-32-33-32-19 0-33 9-43 15l-7-19c15-11 36-18 55-18 40 0 55 25 55 50 0 45-40 83-90 124l-18 14h88l-4 23z">
          <text:p/>
        </draw:path>
        <draw:path draw:style-name="gr16" draw:text-style-name="P10" draw:layer="layout" svg:width="0.141cm" svg:height="0.213cm" svg:x="14.496cm" svg:y="21.561cm" svg:viewBox="0 0 142 214" svg:d="M26 145c0 22 4 48 29 48 39 0 61-84 61-126 0-17-2-46-29-46-36 0-61 73-61 124zM142 66c0 67-32 148-90 148-38 0-52-31-52-71 0-68 36-143 90-143 40 0 52 32 52 66z">
          <text:p/>
        </draw:path>
        <draw:polygon draw:style-name="gr16" draw:text-style-name="P10" draw:layer="layout" svg:width="0.07cm" svg:height="0.207cm" svg:x="14.691cm" svg:y="21.564cm" svg:viewBox="0 0 71 208" draw:points="39,27 3,45 0,24 48,0 71,0 31,208 5,208">
          <text:p/>
        </draw:polygon>
        <draw:path draw:style-name="gr16" draw:text-style-name="P10" draw:layer="layout" svg:width="0.142cm" svg:height="0.213cm" svg:x="14.808cm" svg:y="21.561cm" svg:viewBox="0 0 143 214" svg:d="M27 145c0 22 4 48 29 48 39 0 60-84 60-126 0-17-2-46-27-46-37 0-62 73-62 124zM143 66c0 67-32 148-91 148-38 0-52-31-52-71 0-68 36-143 92-143 39 0 51 32 51 66z">
          <text:p/>
        </draw:path>
        <draw:frame draw:style-name="gr15" draw:text-style-name="P9" draw:layer="layout" svg:width="0.499cm" svg:height="0.499cm" svg:x="10.956cm" svg:y="28.352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585cm" svg:y="28.502cm" svg:viewBox="0 0 157 215" draw:points="64,23 0,23 5,0 157,0 153,23 90,23 54,215 27,215">
          <text:p/>
        </draw:polygon>
        <draw:path draw:style-name="gr16" draw:text-style-name="P10" draw:layer="layout" svg:width="0.162cm" svg:height="0.224cm" svg:x="11.692cm" svg:y="28.562cm" svg:viewBox="0 0 163 225" svg:d="M55 0l15 83c4 18 6 29 7 40h1c4-9 9-20 17-37l39-86h29l-59 117c-17 33-32 60-53 81-17 17-36 26-44 27l-7-23c7-3 18-7 28-15 11-8 22-20 30-36 1-2 1-4 1-7l-31-144z">
          <text:p/>
        </draw:path>
        <draw:path draw:style-name="gr16" draw:text-style-name="P10" draw:layer="layout" svg:width="0.231cm" svg:height="0.157cm" svg:x="11.854cm" svg:y="28.559cm" svg:viewBox="0 0 232 158" svg:d="M0 158l20-110c3-17 6-32 7-45h23l-4 29h1c14-22 34-32 54-32 24 0 35 15 36 34 14-22 33-34 56-34 18 0 39 11 39 40 0 7-1 17-3 26l-18 92h-26l17-90c1-6 2-13 2-20 0-16-6-26-23-26-19 0-42 22-48 56l-15 80h-25l17-91c1-7 2-13 2-19 0-13-4-26-23-26s-43 25-50 58l-13 78z">
          <text:p/>
        </draw:path>
        <draw:path draw:style-name="gr16" draw:text-style-name="P10" draw:layer="layout" svg:width="0.146cm" svg:height="0.16cm" svg:x="12.112cm" svg:y="28.559cm" svg:viewBox="0 0 147 161" svg:d="M28 97c0 25 14 43 36 43 31 0 54-40 54-76 0-17-8-42-36-42-33 0-54 40-54 75zM147 64c0 48-35 97-87 97-38 0-60-28-60-63 0-51 36-98 85-98 42 0 62 32 62 64z">
          <text:p/>
        </draw:path>
        <draw:path draw:style-name="gr16" draw:text-style-name="P10" draw:layer="layout" svg:width="0.114cm" svg:height="0.229cm" svg:x="12.279cm" svg:y="28.487cm" svg:viewBox="0 0 115 230" svg:d="M0 230l26-134h-21l4-21h20l2-8c4-21 11-41 25-53 10-9 23-14 37-14 11 0 18 2 22 4l-6 21c-4-2-9-3-16-3-21 0-32 20-36 46l-1 7h34l-4 21h-34l-25 134z">
          <text:p/>
        </draw:path>
        <draw:path draw:style-name="gr16" draw:text-style-name="P10" draw:layer="layout" svg:width="0.129cm" svg:height="0.16cm" svg:x="12.367cm" svg:y="28.559cm" svg:viewBox="0 0 130 161" svg:d="M80 21c-25 0-44 25-50 49 41 1 75-5 75-29 0-13-10-20-25-20zM110 149c-11 7-31 12-51 12-41 0-59-28-59-62 0-46 34-99 85-99 29 0 45 18 45 40 0 41-45 51-103 50-1 7 0 21 3 29 6 14 18 21 34 21 19 0 33-5 43-10z">
          <text:p/>
        </draw:path>
        <draw:path draw:style-name="gr16" draw:text-style-name="P10" draw:layer="layout" svg:width="0.162cm" svg:height="0.224cm" svg:x="12.488cm" svg:y="28.562cm" svg:viewBox="0 0 163 225" svg:d="M55 0l15 83c4 18 6 29 7 40h1c4-9 9-20 16-37l40-86h29l-59 117c-17 33-32 60-53 81-17 17-36 26-45 27l-6-23c6-3 18-7 28-15 11-8 22-20 30-36 1-2 1-4 1-7l-31-144z">
          <text:p/>
        </draw:path>
        <draw:path draw:style-name="gr16" draw:text-style-name="P10" draw:layer="layout" svg:width="0.159cm" svg:height="0.214cm" svg:x="12.725cm" svg:y="28.502cm" svg:viewBox="0 0 160 215" svg:d="M24 215l17-89-41-126h28l21 70c5 19 7 28 9 36 6-9 13-21 23-37l47-69h32l-93 126-17 89z">
          <text:p/>
        </draw:path>
        <draw:path draw:style-name="gr16" draw:text-style-name="P10" draw:layer="layout" svg:width="0.129cm" svg:height="0.16cm" svg:x="12.851cm" svg:y="28.559cm" svg:viewBox="0 0 130 161" svg:d="M81 21c-25 0-44 25-50 49 41 1 74-5 74-29 0-13-10-20-24-20zM110 149c-11 7-30 12-51 12-40 0-59-28-59-62 0-46 35-99 85-99 29 0 45 18 45 40 0 41-45 51-102 50-2 7-1 21 3 29 6 14 18 21 34 21 18 0 32-5 41-10z">
          <text:p/>
        </draw:path>
        <draw:path draw:style-name="gr16" draw:text-style-name="P10" draw:layer="layout" svg:width="0.138cm" svg:height="0.154cm" svg:x="13.001cm" svg:y="28.562cm" svg:viewBox="0 0 139 155" svg:d="M27 0l13 88c2 17 4 29 5 39h1c3-10 7-20 16-37l48-90h29l-87 155h-25l-27-155z">
          <text:p/>
        </draw:path>
        <draw:path draw:style-name="gr16" draw:text-style-name="P10" draw:layer="layout" svg:width="0.155cm" svg:height="0.223cm" svg:x="13.126cm" svg:y="28.559cm" svg:viewBox="0 0 156 224" svg:d="M127 26c-5-2-15-5-26-5-38 0-66 40-66 79 0 17 7 37 31 37 22 0 45-29 51-60zM8 193c9 6 24 10 41 10 26 0 47-13 56-55l5-23h-1c-14 22-32 33-53 33-33 0-48-26-48-53 0-54 39-105 98-105 18 0 38 5 50 10l-24 128c-6 33-15 55-31 69-16 13-36 17-54 17-19 0-37-4-47-11z">
          <text:p/>
        </draw:path>
        <draw:path draw:style-name="gr16" draw:text-style-name="P10" draw:layer="layout" svg:width="0.101cm" svg:height="0.157cm" svg:x="13.299cm" svg:y="28.559cm" svg:viewBox="0 0 102 158" svg:d="M0 158l18-100c4-20 7-41 8-55h23c-1 11-2 22-4 33h1c10-20 26-36 48-36 3 0 6 0 8 0l-5 26c-2 0-5 0-8 0-24 0-44 27-51 63l-12 69z">
          <text:p/>
        </draw:path>
        <draw:path draw:style-name="gr16" draw:text-style-name="P10" draw:layer="layout" svg:width="0.148cm" svg:height="0.16cm" svg:x="13.396cm" svg:y="28.559cm" svg:viewBox="0 0 149 161" svg:d="M119 24c-4-1-9-2-18-2-40 0-74 41-74 84 0 17 6 34 26 34 23 0 49-29 57-70zM102 158c0-9 1-24 3-40h-1c-16 32-37 43-60 43-28 0-44-21-44-50 0-54 39-111 107-111 15 0 31 3 42 6l-16 81c-5 26-7 54-7 71z">
          <text:p/>
        </draw:path>
        <draw:path draw:style-name="gr16" draw:text-style-name="P10" draw:layer="layout" svg:width="0.109cm" svg:height="0.16cm" svg:x="13.554cm" svg:y="28.559cm" svg:viewBox="0 0 110 161" svg:d="M8 131c7 5 20 10 33 10 18 0 29-12 29-25 0-12-5-20-21-29-18-9-28-23-28-39 0-27 23-48 56-48 13 0 26 4 33 8l-9 20c-5-3-15-7-26-7-16 0-28 10-28 23 0 12 8 19 22 26 17 10 28 23 28 41 0 32-26 50-58 50-17 0-32-5-39-10z">
          <text:p/>
        </draw:path>
        <draw:path draw:style-name="gr16" draw:text-style-name="P10" draw:layer="layout" svg:width="0.144cm" svg:height="0.226cm" svg:x="13.679cm" svg:y="28.49cm" svg:viewBox="0 0 145 227" svg:d="M0 227l43-227h26l-19 99h1c13-19 31-30 55-30 18 0 39 10 39 41 0 8-1 18-3 26l-17 91h-27l17-90c1-5 2-13 2-21 0-14-7-25-24-25-21 0-46 23-53 58l-14 78z">
          <text:p/>
        </draw:path>
        <draw:path draw:style-name="gr16" draw:text-style-name="P10" draw:layer="layout" svg:width="0.162cm" svg:height="0.224cm" svg:x="13.825cm" svg:y="28.562cm" svg:viewBox="0 0 163 225" svg:d="M55 0l15 83c4 18 6 29 7 40h1c4-9 9-20 16-37l41-86h28l-58 117c-18 33-33 60-54 81-17 17-36 26-45 27l-6-23c6-3 18-7 28-15 11-8 22-20 30-36 1-2 1-4 1-7l-31-144z">
          <text:p/>
        </draw:path>
        <draw:path draw:style-name="gr16" draw:text-style-name="P10" draw:layer="layout" svg:width="0.144cm" svg:height="0.157cm" svg:x="13.987cm" svg:y="28.559cm" svg:viewBox="0 0 145 158" svg:d="M0 158l20-110c4-17 6-32 7-45h24l-4 30h1c13-21 34-33 58-33 18 0 39 10 39 42 0 7-2 17-3 25l-17 91h-27l17-90c1-6 2-13 2-20 0-15-6-26-25-26s-45 22-52 60l-14 76z">
          <text:p/>
        </draw:path>
        <draw:path draw:style-name="gr16" draw:text-style-name="P10" draw:layer="layout" svg:width="0.063cm" svg:height="0.079cm" svg:x="14.133cm" svg:y="28.676cm" svg:viewBox="0 0 64 80" svg:d="M0 80c10-19 25-54 32-77l32-3c-11 27-32 63-43 78z">
          <text:p/>
        </draw:path>
        <draw:path draw:style-name="gr16" draw:text-style-name="P10" draw:layer="layout" svg:width="0.149cm" svg:height="0.21cm" svg:x="14.272cm" svg:y="28.506cm" svg:viewBox="0 0 150 211" svg:d="M0 211l3-18 32-25c55-47 87-79 87-113 0-15-8-33-32-33-18 0-33 10-42 16l-7-20c14-10 36-18 55-18 39 0 54 27 54 51 0 44-40 82-89 123l-18 14h87l-4 23z">
          <text:p/>
        </draw:path>
        <draw:path draw:style-name="gr16" draw:text-style-name="P10" draw:layer="layout" svg:width="0.141cm" svg:height="0.213cm" svg:x="14.442cm" svg:y="28.506cm" svg:viewBox="0 0 142 214" svg:d="M27 145c0 22 4 48 29 48 39 0 60-85 60-127 0-16-3-45-28-45-36 0-61 72-61 124zM142 65c0 67-32 149-90 149-38 0-52-31-52-70 0-70 37-144 91-144 39 0 51 33 51 65z">
          <text:p/>
        </draw:path>
        <draw:polygon draw:style-name="gr16" draw:text-style-name="P10" draw:layer="layout" svg:width="0.07cm" svg:height="0.207cm" svg:x="14.637cm" svg:y="28.509cm" svg:viewBox="0 0 71 208" draw:points="40,28 39,28 3,46 0,25 48,0 71,0 31,208 5,208">
          <text:p/>
        </draw:polygon>
        <draw:path draw:style-name="gr16" draw:text-style-name="P10" draw:layer="layout" svg:width="0.141cm" svg:height="0.213cm" svg:x="14.754cm" svg:y="28.506cm" svg:viewBox="0 0 142 214" svg:d="M26 145c0 22 5 48 29 48 39 0 60-85 60-127 0-16-2-45-28-45-35 0-61 72-61 124zM142 65c0 67-32 149-90 149-38 0-52-31-52-70 0-70 36-144 90-144 41 0 52 33 52 65z">
          <text:p/>
        </draw:path>
        <draw:frame draw:style-name="gr103" draw:text-style-name="P6" draw:layer="layout" svg:width="2.36cm" svg:height="0.568cm" svg:x="12.156cm" svg:y="26.481cm">
          <draw:text-box>
            <text:p text:style-name="P4"><text:span text:style-name="T2">lazy to work.</text:span></text:p>
          </draw:text-box>
        </draw:frame>
      </draw:page>
      <draw:page draw:name="page5" draw:style-name="dp1" draw:master-page-name="master-page51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4cm" svg:height="6.9cm" svg:x="0.176cm" svg:y="0.98cm" svg:viewBox="0 0 10401 6901" draw:points="10401,6901 0,6901 0,0 10401,0">
          <text:p/>
        </draw:polygon>
        <draw:polygon draw:style-name="gr84" draw:text-style-name="P13" draw:layer="layout" svg:width="10.4cm" svg:height="2.326cm" svg:x="0.176cm" svg:y="0.98cm" svg:viewBox="0 0 10401 2327" draw:points="10401,2327 0,2327 0,0 10401,0">
          <text:p/>
        </draw:polygon>
        <draw:frame draw:style-name="gr86" draw:text-style-name="P5" draw:layer="layout" svg:width="6.915cm" svg:height="1.792cm" svg:x="3.647cm" svg:y="1.966cm">
          <draw:text-box>
            <text:p text:style-name="P4"><text:span text:style-name="T1">PROBLEM</text:span></text:p>
          </draw:text-box>
        </draw:frame>
        <draw:frame draw:style-name="gr104" draw:text-style-name="P12" draw:layer="layout" svg:width="6.208cm" svg:height="0.7cm" svg:x="1.697cm" svg:y="3.971cm">
          <draw:text-box>
            <text:p text:style-name="P4"><text:span text:style-name="T5">BAD COMMUNICATION</text:span></text:p>
          </draw:text-box>
        </draw:frame>
        <draw:frame draw:style-name="gr105" draw:text-style-name="P6" draw:layer="layout" svg:width="6.636cm" svg:height="0.568cm" svg:x="1.697cm" svg:y="4.74cm">
          <draw:text-box>
            <text:p text:style-name="P4"><text:span text:style-name="T2">You cannot communicate well with </text:span></text:p>
          </draw:text-box>
        </draw:frame>
        <draw:frame draw:style-name="gr106" draw:text-style-name="P6" draw:layer="layout" svg:width="5.857cm" svg:height="0.568cm" svg:x="1.697cm" svg:y="5.248cm">
          <draw:text-box>
            <text:p text:style-name="P4"><text:span text:style-name="T2">other team members, they just </text:span></text:p>
          </draw:text-box>
        </draw:frame>
        <draw:path draw:style-name="gr2" draw:text-style-name="P2" draw:layer="layout" svg:width="1.053cm" svg:height="0.912cm" svg:x="1.385cm" svg:y="1.925cm" svg:viewBox="0 0 1054 913" svg:d="M607 249l-18 355c-2 29-13 41-25 53-8 7-20 16-36 16-17 0-29-9-36-16-13-12-24-24-26-53l-18-355c-2-26 7-44 17-55 13-14 33-22 63-22 29 0 49 8 62 22 10 11 19 29 17 55zM528 867c-41 0-73-32-73-72 0-41 32-73 73-73 40 0 72 32 72 73 0 40-32 72-72 72zM0 913h1054l-526-913z">
          <text:p/>
        </draw:path>
        <draw:path draw:style-name="gr2" draw:text-style-name="P2" draw:layer="layout" svg:width="1.647cm" svg:height="1.463cm" svg:x="1.089cm" svg:y="1.605cm" svg:viewBox="0 0 1648 1464" svg:d="M1581 1366c-15 27-45 44-76 44h-1362c-31 0-61-17-76-44-16-28-16-61 0-89l680-1179c16-27 45-44 77-44 31 0 60 17 76 44l681 1179c16 28 16 61 0 89zM1628 1250l-681-1179c-25-44-73-71-123-71-51 0-99 27-124 71l-680 1179c-27 44-27 99 0 143 25 44 73 71 123 71h1362c51 0 98-27 123-71 26-44 26-99 0-143z">
          <text:p/>
        </draw:path>
        <draw:polygon draw:style-name="gr2" draw:text-style-name="P2" draw:layer="layout" svg:width="10.4cm" svg:height="6.9cm" svg:x="0.176cm" svg:y="8.039cm" svg:viewBox="0 0 10401 6901" draw:points="10401,6901 0,6901 0,0 10401,0">
          <text:p/>
        </draw:polygon>
        <draw:polygon draw:style-name="gr84" draw:text-style-name="P13" draw:layer="layout" svg:width="10.4cm" svg:height="2.326cm" svg:x="0.176cm" svg:y="8.039cm" svg:viewBox="0 0 10401 2327" draw:points="10401,2327 0,2327 0,0 10401,0">
          <text:p/>
        </draw:polygon>
        <draw:frame draw:style-name="gr107" draw:text-style-name="P6" draw:layer="layout" svg:width="2.559cm" svg:height="0.568cm" svg:x="1.697cm" svg:y="5.756cm">
          <draw:text-box>
            <text:p text:style-name="P4"><text:span text:style-name="T2">don’t get you.</text:span></text:p>
          </draw:text-box>
        </draw:frame>
        <draw:frame draw:style-name="gr86" draw:text-style-name="P5" draw:layer="layout" svg:width="6.915cm" svg:height="1.792cm" svg:x="3.647cm" svg:y="9.026cm">
          <draw:text-box>
            <text:p text:style-name="P4"><text:span text:style-name="T1">PROBLEM</text:span></text:p>
          </draw:text-box>
        </draw:frame>
        <draw:frame draw:style-name="gr108" draw:text-style-name="P12" draw:layer="layout" svg:width="3.706cm" svg:height="0.7cm" svg:x="1.697cm" svg:y="11.03cm">
          <draw:text-box>
            <text:p text:style-name="P4"><text:span text:style-name="T5">POOR SKILLS</text:span></text:p>
          </draw:text-box>
        </draw:frame>
        <draw:frame draw:style-name="gr13" draw:text-style-name="P6" draw:layer="layout" svg:width="6.741cm" svg:height="0.568cm" svg:x="1.697cm" svg:y="11.8cm">
          <draw:text-box>
            <text:p text:style-name="P4"><text:span text:style-name="T2">You are not skilled enough to finish </text:span></text:p>
          </draw:text-box>
        </draw:frame>
        <draw:path draw:style-name="gr2" draw:text-style-name="P2" draw:layer="layout" svg:width="1.053cm" svg:height="0.912cm" svg:x="1.385cm" svg:y="8.984cm" svg:viewBox="0 0 1054 913" svg:d="M607 250l-18 354c-2 29-13 41-25 53-8 7-20 16-36 16-17 0-29-9-36-16-13-12-24-24-26-53l-18-354c-2-27 7-45 17-56 13-14 33-22 63-22 29 0 49 8 62 22 10 11 19 29 17 56zM528 867c-41 0-73-32-73-72s32-73 73-73c40 0 72 33 72 73s-32 72-72 72zM0 913h1054l-526-913z">
          <text:p/>
        </draw:path>
        <draw:path draw:style-name="gr2" draw:text-style-name="P2" draw:layer="layout" svg:width="1.647cm" svg:height="1.463cm" svg:x="1.089cm" svg:y="8.664cm" svg:viewBox="0 0 1648 1464" svg:d="M1581 1366c-15 27-45 44-76 44h-1362c-31 0-61-17-76-44-16-27-16-61 0-89l680-1179c16-27 45-44 77-44 31 0 60 17 76 44l681 1179c16 28 16 62 0 89zM1628 1250l-681-1179c-25-44-73-71-123-71-51 0-99 27-124 71l-680 1179c-27 44-27 99 0 143 25 44 73 71 123 71h1362c51 0 98-27 123-71 26-44 26-99 0-143z">
          <text:p/>
        </draw:path>
        <draw:polygon draw:style-name="gr2" draw:text-style-name="P2" draw:layer="layout" svg:width="10.4cm" svg:height="6.9cm" svg:x="0.176cm" svg:y="15.092cm" svg:viewBox="0 0 10401 6901" draw:points="10401,6901 0,6901 0,0 10401,0">
          <text:p/>
        </draw:polygon>
        <draw:polygon draw:style-name="gr84" draw:text-style-name="P13" draw:layer="layout" svg:width="10.4cm" svg:height="2.326cm" svg:x="0.176cm" svg:y="15.092cm" svg:viewBox="0 0 10401 2327" draw:points="10401,2327 0,2327 0,0 10401,0">
          <text:p/>
        </draw:polygon>
        <draw:frame draw:style-name="gr109" draw:text-style-name="P6" draw:layer="layout" svg:width="1.725cm" svg:height="0.568cm" svg:x="1.697cm" svg:y="12.308cm">
          <draw:text-box>
            <text:p text:style-name="P4"><text:span text:style-name="T2">the work.</text:span></text:p>
          </draw:text-box>
        </draw:frame>
        <draw:frame draw:style-name="gr86" draw:text-style-name="P5" draw:layer="layout" svg:width="6.915cm" svg:height="1.792cm" svg:x="3.647cm" svg:y="16.078cm">
          <draw:text-box>
            <text:p text:style-name="P4"><text:span text:style-name="T1">PROBLEM</text:span></text:p>
          </draw:text-box>
        </draw:frame>
        <draw:frame draw:style-name="gr110" draw:text-style-name="P12" draw:layer="layout" svg:width="5.429cm" svg:height="0.7cm" svg:x="1.697cm" svg:y="18.083cm">
          <draw:text-box>
            <text:p text:style-name="P4"><text:span text:style-name="T5">UNSTABLE SYSTEM</text:span></text:p>
          </draw:text-box>
        </draw:frame>
        <draw:frame draw:style-name="gr111" draw:text-style-name="P6" draw:layer="layout" svg:width="6.403cm" svg:height="0.568cm" svg:x="1.697cm" svg:y="18.852cm">
          <draw:text-box>
            <text:p text:style-name="P4"><text:span text:style-name="T2">System is very unstable. You test </text:span></text:p>
          </draw:text-box>
        </draw:frame>
        <draw:path draw:style-name="gr2" draw:text-style-name="P2" draw:layer="layout" svg:width="1.053cm" svg:height="0.913cm" svg:x="1.385cm" svg:y="16.036cm" svg:viewBox="0 0 1054 914" svg:d="M607 250l-18 354c-2 29-13 41-25 53-8 7-20 16-36 16-17 0-29-9-36-16-13-12-24-24-26-53l-18-354c-2-26 7-44 17-55 13-14 33-22 63-22 29 0 49 8 62 22 10 11 19 29 17 55zM528 868c-41 0-73-34-73-74s32-72 73-72c40 0 72 32 72 72s-32 74-72 74zM0 914h1054l-526-914z">
          <text:p/>
        </draw:path>
        <draw:path draw:style-name="gr2" draw:text-style-name="P2" draw:layer="layout" svg:width="1.647cm" svg:height="1.464cm" svg:x="1.089cm" svg:y="15.716cm" svg:viewBox="0 0 1648 1465" svg:d="M1581 1367c-15 27-45 44-76 44h-1362c-31 0-61-17-76-44-16-28-16-62 0-89l680-1179c16-28 45-44 77-44 31 0 60 16 76 44l681 1179c16 27 16 61 0 89zM1628 1251l-681-1179c-25-44-73-72-123-72-51 0-99 28-124 72l-680 1179c-27 44-27 99 0 143 25 44 73 71 123 71h1362c51 0 98-27 123-71 26-44 26-99 0-143z">
          <text:p/>
        </draw:path>
        <draw:polygon draw:style-name="gr2" draw:text-style-name="P2" draw:layer="layout" svg:width="10.4cm" svg:height="6.9cm" svg:x="0.176cm" svg:y="22.169cm" svg:viewBox="0 0 10401 6901" draw:points="10401,6901 0,6901 0,0 10401,0">
          <text:p/>
        </draw:polygon>
        <draw:polygon draw:style-name="gr84" draw:text-style-name="P13" draw:layer="layout" svg:width="10.4cm" svg:height="2.326cm" svg:x="0.176cm" svg:y="22.169cm" svg:viewBox="0 0 10401 2327" draw:points="10401,2327 0,2327 0,0 10401,0">
          <text:p/>
        </draw:polygon>
        <draw:frame draw:style-name="gr112" draw:text-style-name="P6" draw:layer="layout" svg:width="4.032cm" svg:height="0.568cm" svg:x="1.697cm" svg:y="19.36cm">
          <draw:text-box>
            <text:p text:style-name="P4"><text:span text:style-name="T2">with major difficulties.</text:span></text:p>
          </draw:text-box>
        </draw:frame>
        <draw:frame draw:style-name="gr86" draw:text-style-name="P5" draw:layer="layout" svg:width="6.915cm" svg:height="1.792cm" svg:x="3.647cm" svg:y="23.155cm">
          <draw:text-box>
            <text:p text:style-name="P4"><text:span text:style-name="T1">PROBLEM</text:span></text:p>
          </draw:text-box>
        </draw:frame>
        <draw:frame draw:style-name="gr113" draw:text-style-name="P12" draw:layer="layout" svg:width="6.064cm" svg:height="0.7cm" svg:x="1.697cm" svg:y="25.16cm">
          <draw:text-box>
            <text:p text:style-name="P4"><text:span text:style-name="T5">INTEGRATION ISSUES</text:span></text:p>
          </draw:text-box>
        </draw:frame>
        <draw:frame draw:style-name="gr114" draw:text-style-name="P6" draw:layer="layout" svg:width="6.382cm" svg:height="0.568cm" svg:x="1.697cm" svg:y="25.93cm">
          <draw:text-box>
            <text:p text:style-name="P4"><text:span text:style-name="T2">Your colleague provided you with </text:span></text:p>
          </draw:text-box>
        </draw:frame>
        <draw:frame draw:style-name="gr115" draw:text-style-name="P6" draw:layer="layout" svg:width="6.335cm" svg:height="0.568cm" svg:x="1.697cm" svg:y="26.438cm">
          <draw:text-box>
            <text:p text:style-name="P4"><text:span text:style-name="T2">the component, which is different </text:span></text:p>
          </draw:text-box>
        </draw:frame>
        <draw:frame draw:style-name="gr116" draw:text-style-name="P6" draw:layer="layout" svg:width="6.644cm" svg:height="0.568cm" svg:x="1.697cm" svg:y="26.946cm">
          <draw:text-box>
            <text:p text:style-name="P4"><text:span text:style-name="T2">from what you expected. You can’t </text:span></text:p>
          </draw:text-box>
        </draw:frame>
        <draw:path draw:style-name="gr2" draw:text-style-name="P2" draw:layer="layout" svg:width="1.053cm" svg:height="0.912cm" svg:x="1.385cm" svg:y="23.114cm" svg:viewBox="0 0 1054 913" svg:d="M607 250l-18 354c-2 29-13 41-25 53-8 7-20 16-36 16-17 0-29-9-36-16-13-12-24-24-26-53l-18-354c-2-26 7-44 17-55 13-14 33-22 63-22 29 0 49 8 62 22 10 11 19 29 17 55zM528 867c-41 0-73-32-73-72 0-41 32-73 73-73 40 0 72 32 72 73 0 40-32 72-72 72zM0 913h1054l-526-913z">
          <text:p/>
        </draw:path>
        <draw:path draw:style-name="gr2" draw:text-style-name="P2" draw:layer="layout" svg:width="1.647cm" svg:height="1.463cm" svg:x="1.089cm" svg:y="22.794cm" svg:viewBox="0 0 1648 1464" svg:d="M1581 1366c-15 27-45 44-76 44h-1362c-31 0-61-17-76-44-16-29-16-62 0-90l680-1178c16-27 45-44 77-44 31 0 60 17 76 44l681 1178c16 28 16 61 0 90zM1628 1249l-681-1178c-25-44-73-71-123-71-51 0-99 27-124 71l-680 1178c-27 44-27 100 0 144 25 44 73 71 123 71h1362c51 0 98-27 123-71 26-44 26-100 0-144z">
          <text:p/>
        </draw:path>
        <draw:frame draw:style-name="gr15" draw:text-style-name="P9" draw:layer="layout" svg:width="0.499cm" svg:height="0.499cm" svg:x="0.515cm" svg:y="7.085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7cm" svg:height="0.214cm" svg:x="1.144cm" svg:y="7.235cm" svg:viewBox="0 0 158 215" draw:points="64,23 0,23 5,0 158,0 153,23 90,23 54,215 28,215">
          <text:p/>
        </draw:polygon>
        <draw:path draw:style-name="gr16" draw:text-style-name="P10" draw:layer="layout" svg:width="0.162cm" svg:height="0.225cm" svg:x="1.251cm" svg:y="7.295cm" svg:viewBox="0 0 163 226" svg:d="M55 0l16 83c3 18 5 29 7 41 4-10 9-21 17-38l40-86h28l-59 117c-16 33-32 60-53 81-17 18-36 26-44 28l-7-24c7-2 18-7 28-15 11-8 22-20 30-35 1-3 1-5 1-7l-31-145z">
          <text:p/>
        </draw:path>
        <draw:path draw:style-name="gr16" draw:text-style-name="P10" draw:layer="layout" svg:width="0.231cm" svg:height="0.157cm" svg:x="1.413cm" svg:y="7.292cm" svg:viewBox="0 0 232 158" svg:d="M0 158l20-109c4-17 6-32 7-46h24l-4 30c15-21 34-33 55-33 24 0 35 16 36 35 14-22 34-35 56-35 18 0 38 12 38 41 0 7-1 18-3 26l-17 91h-25l16-88c1-6 2-14 2-20 0-17-6-27-23-27-19 0-42 22-48 56l-15 79h-25l17-90c1-7 2-13 2-19 0-13-4-26-23-26-20 0-44 25-50 58l-14 77z">
          <text:p/>
        </draw:path>
        <draw:path draw:style-name="gr16" draw:text-style-name="P10" draw:layer="layout" svg:width="0.146cm" svg:height="0.161cm" svg:x="1.671cm" svg:y="7.292cm" svg:viewBox="0 0 147 162" svg:d="M28 96c0 26 14 44 36 44 31 0 55-40 55-76 0-18-9-43-36-43-33 0-55 40-55 75zM147 64c0 47-35 98-87 98-38 0-60-30-60-65 0-50 36-97 86-97 41 0 61 31 61 64z">
          <text:p/>
        </draw:path>
        <draw:path draw:style-name="gr16" draw:text-style-name="P10" draw:layer="layout" svg:width="0.114cm" svg:height="0.229cm" svg:x="1.838cm" svg:y="7.22cm" svg:viewBox="0 0 115 230" svg:d="M0 230l26-134h-21l4-21h22l1-8c4-21 12-41 25-53 10-9 24-14 37-14 10 0 17 2 21 4l-6 21c-4-2-9-3-15-3-21 0-31 21-36 46l-1 7h34l-4 21h-34l-25 134z">
          <text:p/>
        </draw:path>
        <draw:path draw:style-name="gr16" draw:text-style-name="P10" draw:layer="layout" svg:width="0.129cm" svg:height="0.161cm" svg:x="1.926cm" svg:y="7.292cm" svg:viewBox="0 0 130 162" svg:d="M81 21c-26 0-44 24-51 48 42 1 75-5 75-29 0-12-10-19-24-19zM111 150c-12 6-30 12-52 12-41 0-59-29-59-63 0-47 35-99 85-99 29 0 45 17 45 40 0 40-45 50-103 49-1 7 0 21 3 30 6 14 19 20 35 20 19 0 32-5 42-10z">
          <text:p/>
        </draw:path>
        <draw:path draw:style-name="gr16" draw:text-style-name="P10" draw:layer="layout" svg:width="0.162cm" svg:height="0.225cm" svg:x="2.047cm" svg:y="7.295cm" svg:viewBox="0 0 163 226" svg:d="M55 0l16 83c3 18 5 29 7 41 4-10 9-21 17-38l40-86h28l-59 117c-16 33-32 60-53 81-17 18-36 26-44 28l-7-24c7-2 18-7 28-15 11-8 22-20 30-35 1-3 1-5 1-7l-31-145z">
          <text:p/>
        </draw:path>
        <draw:path draw:style-name="gr16" draw:text-style-name="P10" draw:layer="layout" svg:width="0.159cm" svg:height="0.214cm" svg:x="2.284cm" svg:y="7.235cm" svg:viewBox="0 0 160 215" svg:d="M26 215l17-90-43-125h30l20 69c6 19 7 28 9 36h1c5-9 12-21 23-37l46-68h31l-91 125-17 90z">
          <text:p/>
        </draw:path>
        <draw:path draw:style-name="gr16" draw:text-style-name="P10" draw:layer="layout" svg:width="0.129cm" svg:height="0.161cm" svg:x="2.41cm" svg:y="7.292cm" svg:viewBox="0 0 130 162" svg:d="M80 21c-25 0-44 24-50 48 41 1 75-5 75-29 0-12-10-19-25-19zM111 150c-12 6-32 12-52 12-41 0-59-29-59-63 0-47 35-99 84-99 30 0 46 17 46 40 0 40-46 50-103 49-1 7 0 21 3 30 6 14 19 20 34 20 19 0 33-5 43-10z">
          <text:p/>
        </draw:path>
        <draw:path draw:style-name="gr16" draw:text-style-name="P10" draw:layer="layout" svg:width="0.138cm" svg:height="0.154cm" svg:x="2.56cm" svg:y="7.295cm" svg:viewBox="0 0 139 155" svg:d="M27 0l13 88c2 18 5 29 5 39h1c3-9 8-20 16-37l47-90h30l-86 155h-26l-27-155z">
          <text:p/>
        </draw:path>
        <draw:path draw:style-name="gr16" draw:text-style-name="P10" draw:layer="layout" svg:width="0.154cm" svg:height="0.224cm" svg:x="2.686cm" svg:y="7.292cm" svg:viewBox="0 0 155 225" svg:d="M126 26c-5-2-15-5-25-5-39 0-65 41-65 78-1 18 6 37 29 37s45-28 51-58zM7 193c10 6 26 10 42 10 26 0 46-13 55-55l5-24h-1c-13 22-32 33-53 33-31 0-48-26-48-53 0-52 39-104 98-104 18 0 38 5 50 11l-24 127c-6 32-15 56-31 70-15 13-36 17-53 17-19 0-37-5-47-11z">
          <text:p/>
        </draw:path>
        <draw:path draw:style-name="gr16" draw:text-style-name="P10" draw:layer="layout" svg:width="0.101cm" svg:height="0.157cm" svg:x="2.858cm" svg:y="7.292cm" svg:viewBox="0 0 102 158" svg:d="M0 158l19-99c4-20 7-40 8-56h23c-1 12-2 23-4 35h1c10-21 27-38 47-38 3 0 6 0 8 1l-5 27c-2-1-5-1-7-1-23 0-44 28-50 63l-13 68z">
          <text:p/>
        </draw:path>
        <draw:path draw:style-name="gr16" draw:text-style-name="P10" draw:layer="layout" svg:width="0.148cm" svg:height="0.161cm" svg:x="2.955cm" svg:y="7.292cm" svg:viewBox="0 0 149 162" svg:d="M119 23c-4-1-9-2-18-2-40 0-74 41-74 84 0 17 6 34 26 34 23 0 49-29 57-70zM102 158c0-9 1-25 3-41-17 34-38 45-61 45-27 0-44-23-44-52 0-54 39-110 107-110 15 0 31 2 42 6l-16 80c-5 27-7 54-6 72z">
          <text:p/>
        </draw:path>
        <draw:path draw:style-name="gr16" draw:text-style-name="P10" draw:layer="layout" svg:width="0.108cm" svg:height="0.16cm" svg:x="3.114cm" svg:y="7.292cm" svg:viewBox="0 0 109 161" svg:d="M7 130c7 5 20 10 33 10 18 0 29-11 29-25 0-12-5-19-21-28-18-10-28-24-28-40 0-26 23-47 57-47 14 0 26 4 32 8l-7 20c-6-4-16-7-27-7-17 0-28 9-28 23 0 11 7 18 21 25 18 10 29 24 29 41 0 32-27 51-59 51-17 0-31-5-38-10z">
          <text:p/>
        </draw:path>
        <draw:path draw:style-name="gr16" draw:text-style-name="P10" draw:layer="layout" svg:width="0.144cm" svg:height="0.225cm" svg:x="3.238cm" svg:y="7.224cm" svg:viewBox="0 0 145 226" svg:d="M0 226l43-226h26l-19 99h1c13-19 32-31 55-31 18 0 39 10 39 42 0 8-1 18-3 26l-17 90h-27l17-89c1-5 2-12 2-21 0-14-7-25-24-25-20 0-46 24-52 58l-15 77z">
          <text:p/>
        </draw:path>
        <draw:path draw:style-name="gr16" draw:text-style-name="P10" draw:layer="layout" svg:width="0.162cm" svg:height="0.225cm" svg:x="3.384cm" svg:y="7.295cm" svg:viewBox="0 0 163 226" svg:d="M55 0l16 83c3 18 5 29 8 41 4-10 9-21 17-38l39-86h28l-58 117c-16 33-33 60-54 81-17 18-36 26-44 28l-7-24c7-2 18-7 28-15 11-8 22-20 30-35 1-3 1-5 1-7l-31-145z">
          <text:p/>
        </draw:path>
        <draw:path draw:style-name="gr16" draw:text-style-name="P10" draw:layer="layout" svg:width="0.144cm" svg:height="0.157cm" svg:x="3.546cm" svg:y="7.292cm" svg:viewBox="0 0 145 158" svg:d="M0 158l20-109c4-17 6-32 8-46h23l-4 32h1c14-22 35-35 58-35 18 0 39 11 39 43 0 7-1 17-3 25l-17 90h-27l18-89c1-6 2-13 2-19 0-16-7-27-26-27-18 0-45 22-52 61l-14 74z">
          <text:p/>
        </draw:path>
        <draw:path draw:style-name="gr16" draw:text-style-name="P10" draw:layer="layout" svg:width="0.062cm" svg:height="0.08cm" svg:x="3.693cm" svg:y="7.409cm" svg:viewBox="0 0 63 81" svg:d="M0 81c9-20 24-54 31-78l32-3c-12 27-32 63-43 78z">
          <text:p/>
        </draw:path>
        <draw:path draw:style-name="gr16" draw:text-style-name="P10" draw:layer="layout" svg:width="0.149cm" svg:height="0.21cm" svg:x="3.831cm" svg:y="7.239cm" svg:viewBox="0 0 150 211" svg:d="M0 211l3-17 31-27c55-47 89-79 89-113 0-15-9-31-33-31-19 0-33 8-43 15l-7-19c15-11 36-19 56-19 39 0 54 26 54 51 0 44-40 82-90 122l-18 15v1h88l-4 22z">
          <text:p/>
        </draw:path>
        <draw:path draw:style-name="gr16" draw:text-style-name="P10" draw:layer="layout" svg:width="0.141cm" svg:height="0.214cm" svg:x="4.001cm" svg:y="7.239cm" svg:viewBox="0 0 142 215" svg:d="M27 145c0 22 4 48 29 48 39 0 60-85 60-126 0-17-2-46-28-46-36 0-61 73-61 124zM142 65c0 69-31 150-89 150-39 0-53-31-53-71 0-70 37-144 91-144 40 0 51 33 51 65z">
          <text:p/>
        </draw:path>
        <draw:polygon draw:style-name="gr16" draw:text-style-name="P10" draw:layer="layout" svg:width="0.069cm" svg:height="0.206cm" svg:x="4.197cm" svg:y="7.243cm" svg:viewBox="0 0 70 207" draw:points="38,26 2,44 0,23 48,0 70,0 30,207 4,207">
          <text:p/>
        </draw:polygon>
        <draw:path draw:style-name="gr16" draw:text-style-name="P10" draw:layer="layout" svg:width="0.142cm" svg:height="0.214cm" svg:x="4.313cm" svg:y="7.239cm" svg:viewBox="0 0 143 215" svg:d="M27 145c0 22 4 48 29 48 38 0 59-85 59-126 0-17-2-46-27-46-36 0-61 73-61 124zM143 65c0 69-33 150-91 150-38 0-52-31-52-71 0-70 36-144 91-144 40 0 52 33 52 65z">
          <text:p/>
        </draw:path>
        <draw:frame draw:style-name="gr15" draw:text-style-name="P9" draw:layer="layout" svg:width="0.499cm" svg:height="0.499cm" svg:x="0.554cm" svg:y="14.121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183cm" svg:y="14.271cm" svg:viewBox="0 0 157 215" draw:points="63,23 0,23 4,0 157,0 153,23 89,23 53,215 26,215">
          <text:p/>
        </draw:polygon>
        <draw:path draw:style-name="gr16" draw:text-style-name="P10" draw:layer="layout" svg:width="0.162cm" svg:height="0.225cm" svg:x="1.29cm" svg:y="14.331cm" svg:viewBox="0 0 163 226" svg:d="M55 0l15 83c4 18 6 29 7 42h1c5-11 9-22 17-39l40-86h28l-58 118c-17 33-33 60-54 81-17 18-36 25-45 27l-6-23c6-2 17-7 28-15 10-8 22-20 30-35 1-3 1-4 0-7l-30-146z">
          <text:p/>
        </draw:path>
        <draw:path draw:style-name="gr16" draw:text-style-name="P10" draw:layer="layout" svg:width="0.23cm" svg:height="0.157cm" svg:x="1.452cm" svg:y="14.328cm" svg:viewBox="0 0 231 158" svg:d="M0 158l20-109c3-18 5-33 7-45h24l-4 28h1c14-21 34-32 54-32 23 0 35 15 36 34 13-22 33-34 56-34 18 0 37 11 37 41 0 7-1 18-2 26l-17 91h-26l17-88c1-6 2-14 2-20 0-18-6-28-23-28-19 0-42 23-49 57l-14 79h-26l17-90c2-7 2-13 2-19 0-14-3-27-23-27-19 0-43 26-50 59l-14 77z">
          <text:p/>
        </draw:path>
        <draw:path draw:style-name="gr16" draw:text-style-name="P10" draw:layer="layout" svg:width="0.145cm" svg:height="0.161cm" svg:x="1.71cm" svg:y="14.328cm" svg:viewBox="0 0 146 162" svg:d="M27 97c0 25 14 43 37 43 31 0 55-40 55-76 0-18-8-43-37-43-33 0-55 40-55 76zM146 64c0 47-33 98-86 98-38 0-60-30-60-65 0-50 35-97 85-97 43 0 61 31 61 64z">
          <text:p/>
        </draw:path>
        <draw:path draw:style-name="gr16" draw:text-style-name="P10" draw:layer="layout" svg:width="0.114cm" svg:height="0.229cm" svg:x="1.877cm" svg:y="14.256cm" svg:viewBox="0 0 115 230" svg:d="M0 230l25-134h-20l4-20h20l2-9c4-21 11-41 25-53 10-9 23-14 36-14 12 0 19 2 23 4l-6 21c-4-2-11-3-17-3-21 0-31 21-35 46l-1 8h34l-4 20h-35l-25 134z">
          <text:p/>
        </draw:path>
        <draw:path draw:style-name="gr16" draw:text-style-name="P10" draw:layer="layout" svg:width="0.129cm" svg:height="0.161cm" svg:x="1.965cm" svg:y="14.328cm" svg:viewBox="0 0 130 162" svg:d="M81 21c-25 0-44 24-52 48 43 1 75-5 75-29 0-12-9-19-23-19zM110 149c-11 7-30 13-51 13-41 0-59-29-59-63 0-47 34-99 85-99 29 0 45 17 45 40 0 40-46 50-103 50-2 6-1 21 3 29 7 14 19 20 35 20 18 0 32-5 41-10z">
          <text:p/>
        </draw:path>
        <draw:path draw:style-name="gr16" draw:text-style-name="P10" draw:layer="layout" svg:width="0.162cm" svg:height="0.225cm" svg:x="2.086cm" svg:y="14.331cm" svg:viewBox="0 0 163 226" svg:d="M55 0l15 83c4 18 6 29 7 42h1c4-11 8-22 17-39l40-86h28l-58 118c-18 33-33 60-54 81-17 18-36 25-45 27l-6-23c6-2 17-7 28-15 10-8 21-20 30-35 1-3 1-4 0-7l-30-146z">
          <text:p/>
        </draw:path>
        <draw:path draw:style-name="gr16" draw:text-style-name="P10" draw:layer="layout" svg:width="0.158cm" svg:height="0.214cm" svg:x="2.323cm" svg:y="14.271cm" svg:viewBox="0 0 159 215" svg:d="M24 215l17-90-41-125h28l21 69c5 19 7 28 9 36 6-9 13-21 23-37l47-68h31l-92 125-17 90z">
          <text:p/>
        </draw:path>
        <draw:path draw:style-name="gr16" draw:text-style-name="P10" draw:layer="layout" svg:width="0.129cm" svg:height="0.161cm" svg:x="2.449cm" svg:y="14.328cm" svg:viewBox="0 0 130 162" svg:d="M81 21c-25 0-45 24-52 48 43 1 75-5 75-29 0-12-9-19-23-19zM110 149c-11 7-30 13-51 13-41 0-59-29-59-63 0-47 34-99 85-99 29 0 45 17 45 40 0 40-46 50-104 50-1 6 0 21 4 29 6 14 19 20 35 20 18 0 32-5 41-10z">
          <text:p/>
        </draw:path>
        <draw:path draw:style-name="gr16" draw:text-style-name="P10" draw:layer="layout" svg:width="0.137cm" svg:height="0.154cm" svg:x="2.599cm" svg:y="14.331cm" svg:viewBox="0 0 138 155" svg:d="M26 0l14 88c2 18 4 29 4 38h1c4-8 8-18 17-36l48-90h28l-86 155h-26l-26-155z">
          <text:p/>
        </draw:path>
        <draw:path draw:style-name="gr16" draw:text-style-name="P10" draw:layer="layout" svg:width="0.154cm" svg:height="0.224cm" svg:x="2.724cm" svg:y="14.328cm" svg:viewBox="0 0 155 225" svg:d="M127 26c-7-2-16-5-27-5-38 0-65 42-65 79 0 18 6 37 30 37 22 0 45-28 51-58zM7 193c10 6 25 10 41 10 26 0 46-13 55-54l5-24c-14 22-33 33-54 33-31 0-47-26-47-53 0-53 38-105 98-105 18 0 38 5 50 11l-23 128c-6 33-16 55-32 69-16 13-36 17-54 17-19 0-36-5-46-11z">
          <text:p/>
        </draw:path>
        <draw:path draw:style-name="gr16" draw:text-style-name="P10" draw:layer="layout" svg:width="0.101cm" svg:height="0.157cm" svg:x="2.896cm" svg:y="14.328cm" svg:viewBox="0 0 102 158" svg:d="M0 158l19-99c4-20 6-41 8-55h23c-1 10-3 21-4 33h1c10-21 26-37 48-37 2 0 5 0 7 1l-5 26c-2-1-4-1-7-1-24 0-44 29-51 65l-12 67z">
          <text:p/>
        </draw:path>
        <draw:path draw:style-name="gr16" draw:text-style-name="P10" draw:layer="layout" svg:width="0.148cm" svg:height="0.161cm" svg:x="2.993cm" svg:y="14.328cm" svg:viewBox="0 0 149 162" svg:d="M119 23c-3-1-9-2-18-2-40 0-72 41-72 84 0 17 6 34 26 34 22 0 48-28 56-69zM102 158c0-10 2-25 4-40h-1c-16 32-38 44-60 44-28 0-45-23-45-52 0-54 41-110 108-110 15 0 31 3 41 6l-16 80c-5 27-7 54-6 72z">
          <text:p/>
        </draw:path>
        <draw:path draw:style-name="gr16" draw:text-style-name="P10" draw:layer="layout" svg:width="0.108cm" svg:height="0.16cm" svg:x="3.152cm" svg:y="14.328cm" svg:viewBox="0 0 109 161" svg:d="M8 131c7 4 20 9 34 9 17 0 29-11 29-25 0-12-5-19-22-28-18-10-28-24-28-40 0-26 24-47 56-47 14 0 27 4 32 8l-7 20c-5-4-15-7-27-7-16 0-27 9-27 23 0 11 7 18 21 26 17 9 29 23 29 40 0 32-26 51-59 51-17 0-32-5-39-11z">
          <text:p/>
        </draw:path>
        <draw:path draw:style-name="gr16" draw:text-style-name="P10" draw:layer="layout" svg:width="0.143cm" svg:height="0.225cm" svg:x="3.277cm" svg:y="14.26cm" svg:viewBox="0 0 144 226" svg:d="M0 226l42-226h27l-19 99c13-18 32-30 56-30 18 0 38 10 38 41 0 8-1 18-2 26l-17 90h-27l17-89c1-5 2-12 2-21 0-14-6-25-23-25-22 0-47 24-54 58l-14 77z">
          <text:p/>
        </draw:path>
        <draw:path draw:style-name="gr16" draw:text-style-name="P10" draw:layer="layout" svg:width="0.162cm" svg:height="0.225cm" svg:x="3.423cm" svg:y="14.331cm" svg:viewBox="0 0 163 226" svg:d="M56 0l15 83c4 18 5 29 7 42h1c4-11 8-22 16-39l40-86h28l-58 118c-17 33-32 60-53 81-19 18-37 25-46 27l-6-23c6-2 17-7 28-15 10-8 22-20 31-35 1-3 1-4 0-7l-31-146z">
          <text:p/>
        </draw:path>
        <draw:path draw:style-name="gr16" draw:text-style-name="P10" draw:layer="layout" svg:width="0.144cm" svg:height="0.157cm" svg:x="3.584cm" svg:y="14.328cm" svg:viewBox="0 0 145 158" svg:d="M0 158l21-109c3-18 6-33 7-45h24l-4 30c14-22 36-34 58-34 19 0 39 10 39 44 0 7-1 16-2 24l-18 90h-26l17-89c1-6 2-13 2-19 0-17-6-28-24-28-19 0-47 23-53 62l-14 74z">
          <text:p/>
        </draw:path>
        <draw:path draw:style-name="gr16" draw:text-style-name="P10" draw:layer="layout" svg:width="0.063cm" svg:height="0.08cm" svg:x="3.731cm" svg:y="14.445cm" svg:viewBox="0 0 64 81" svg:d="M0 81c10-19 26-54 32-78l32-3c-12 27-31 63-43 78z">
          <text:p/>
        </draw:path>
        <draw:path draw:style-name="gr16" draw:text-style-name="P10" draw:layer="layout" svg:width="0.149cm" svg:height="0.21cm" svg:x="3.87cm" svg:y="14.275cm" svg:viewBox="0 0 150 211" svg:d="M0 211l3-17 31-26c56-47 88-79 88-113 0-16-8-32-32-32-18 0-33 8-43 15l-7-19c15-11 36-19 56-19 39 0 54 26 54 52 0 44-40 82-90 122l-18 14v1h88l-5 22z">
          <text:p/>
        </draw:path>
        <draw:path draw:style-name="gr16" draw:text-style-name="P10" draw:layer="layout" svg:width="0.142cm" svg:height="0.214cm" svg:x="4.039cm" svg:y="14.275cm" svg:viewBox="0 0 143 215" svg:d="M27 145c0 22 4 48 29 48 38 0 59-84 59-126 0-17-2-45-27-45-36 0-61 72-61 123zM143 65c0 69-33 150-91 150-38 0-52-31-52-71 0-70 36-144 91-144 40 0 52 33 52 65z">
          <text:p/>
        </draw:path>
        <draw:polygon draw:style-name="gr16" draw:text-style-name="P10" draw:layer="layout" svg:width="0.069cm" svg:height="0.206cm" svg:x="4.235cm" svg:y="14.279cm" svg:viewBox="0 0 70 207" draw:points="40,26 39,26 3,45 0,23 48,0 70,0 31,207 5,207">
          <text:p/>
        </draw:polygon>
        <draw:path draw:style-name="gr16" draw:text-style-name="P10" draw:layer="layout" svg:width="0.141cm" svg:height="0.214cm" svg:x="4.352cm" svg:y="14.275cm" svg:viewBox="0 0 142 215" svg:d="M26 145c0 22 4 48 29 48 40 0 61-84 61-126 0-17-2-45-29-45-36 0-61 72-61 123zM142 65c0 69-32 150-90 150-38 0-52-31-52-71 0-70 36-144 91-144 39 0 51 33 51 65z">
          <text:p/>
        </draw:path>
        <draw:frame draw:style-name="gr15" draw:text-style-name="P9" draw:layer="layout" svg:width="0.499cm" svg:height="0.499cm" svg:x="0.529cm" svg:y="21.157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158cm" svg:y="21.307cm" svg:viewBox="0 0 157 215" draw:points="64,23 0,23 5,0 157,0 153,23 90,23 54,215 28,215">
          <text:p/>
        </draw:polygon>
        <draw:path draw:style-name="gr16" draw:text-style-name="P10" draw:layer="layout" svg:width="0.162cm" svg:height="0.224cm" svg:x="1.265cm" svg:y="21.368cm" svg:viewBox="0 0 163 225" svg:d="M55 0l15 83c4 18 6 29 7 41h1c4-10 9-21 17-38l40-86h28l-58 118c-17 33-33 60-54 80-17 18-36 25-44 27l-7-23c7-2 18-6 28-15 11-8 22-20 30-35 1-3 1-4 1-7l-31-145z">
          <text:p/>
        </draw:path>
        <draw:path draw:style-name="gr16" draw:text-style-name="P10" draw:layer="layout" svg:width="0.231cm" svg:height="0.157cm" svg:x="1.427cm" svg:y="21.364cm" svg:viewBox="0 0 232 158" svg:d="M0 158l20-110c3-17 6-32 7-44h23l-3 29c14-22 35-33 55-33 24 0 35 15 36 34 14-22 33-33 56-34 18 0 38 12 38 41 0 7-1 17-3 27l-17 90h-26l17-88c1-7 2-15 2-21 0-16-6-27-23-27-19 0-42 22-48 58l-15 78h-25l17-90c1-8 2-14 2-20 0-13-4-26-23-26s-44 26-51 59l-13 77z">
          <text:p/>
        </draw:path>
        <draw:path draw:style-name="gr16" draw:text-style-name="P10" draw:layer="layout" svg:width="0.146cm" svg:height="0.161cm" svg:x="1.685cm" svg:y="21.364cm" svg:viewBox="0 0 147 162" svg:d="M28 97c0 25 14 43 36 43 31 0 54-40 54-76 0-18-8-43-35-43-33 0-55 40-55 76zM147 64c0 48-35 98-87 98-38 0-60-30-60-64 0-51 36-98 85-98 42 0 62 32 62 64z">
          <text:p/>
        </draw:path>
        <draw:path draw:style-name="gr16" draw:text-style-name="P10" draw:layer="layout" svg:width="0.114cm" svg:height="0.229cm" svg:x="1.852cm" svg:y="21.292cm" svg:viewBox="0 0 115 230" svg:d="M0 230l27-133h-22l4-20h21l2-9c4-21 11-42 25-54 10-9 23-14 37-14 10 0 17 2 21 5l-6 21c-4-2-9-3-15-3-21 0-31 21-36 46l-1 8h34l-4 20h-34l-25 133z">
          <text:p/>
        </draw:path>
        <draw:path draw:style-name="gr16" draw:text-style-name="P10" draw:layer="layout" svg:width="0.129cm" svg:height="0.161cm" svg:x="1.94cm" svg:y="21.364cm" svg:viewBox="0 0 130 162" svg:d="M81 21c-26 0-45 24-51 48 42 1 75-5 75-29 0-12-10-19-24-19zM110 149c-11 6-30 13-51 13-41 0-59-29-59-63 0-46 35-99 85-99 29 0 45 18 45 40 0 40-45 51-103 50-1 6 0 21 3 29 6 14 19 21 35 21 18 0 32-6 42-11z">
          <text:p/>
        </draw:path>
        <draw:path draw:style-name="gr16" draw:text-style-name="P10" draw:layer="layout" svg:width="0.162cm" svg:height="0.224cm" svg:x="2.061cm" svg:y="21.368cm" svg:viewBox="0 0 163 225" svg:d="M55 0l15 83c4 18 6 29 7 41h1c4-10 9-21 17-38l40-86h28l-59 118c-17 33-32 60-53 80-17 18-36 25-44 27l-7-23c7-2 18-6 28-15 11-8 22-20 30-35 1-3 1-4 1-7l-31-145z">
          <text:p/>
        </draw:path>
        <draw:path draw:style-name="gr16" draw:text-style-name="P10" draw:layer="layout" svg:width="0.159cm" svg:height="0.214cm" svg:x="2.298cm" svg:y="21.307cm" svg:viewBox="0 0 160 215" svg:d="M24 215l17-90-41-125h28l21 70c5 19 7 27 9 35h1c5-8 12-20 22-36l47-69h32l-93 125-17 90z">
          <text:p/>
        </draw:path>
        <draw:path draw:style-name="gr16" draw:text-style-name="P10" draw:layer="layout" svg:width="0.129cm" svg:height="0.161cm" svg:x="2.424cm" svg:y="21.364cm" svg:viewBox="0 0 130 162" svg:d="M81 21c-26 0-45 24-51 48 41 1 75-5 75-29 0-12-10-19-24-19zM110 149c-11 6-30 13-51 13-41 0-59-29-59-63 0-46 34-99 85-99 29 0 45 18 45 40 0 40-45 51-103 50-1 6-1 21 3 29 6 14 18 21 34 21 19 0 33-6 43-11z">
          <text:p/>
        </draw:path>
        <draw:path draw:style-name="gr16" draw:text-style-name="P10" draw:layer="layout" svg:width="0.138cm" svg:height="0.153cm" svg:x="2.574cm" svg:y="21.368cm" svg:viewBox="0 0 139 154" svg:d="M27 0l13 87c2 18 4 30 5 38h1c3-8 7-18 16-36l48-89h29l-87 154h-25l-27-154z">
          <text:p/>
        </draw:path>
        <draw:path draw:style-name="gr16" draw:text-style-name="P10" draw:layer="layout" svg:width="0.155cm" svg:height="0.224cm" svg:x="2.699cm" svg:y="21.364cm" svg:viewBox="0 0 156 225" svg:d="M126 27c-5-3-15-6-26-6-38 0-65 41-65 79 0 17 6 36 30 36 22 0 45-28 51-58zM8 193c9 6 24 10 40 10 26 0 47-13 56-55l5-23h-1c-14 22-32 33-53 33-31 0-47-27-47-54 0-52 38-104 97-104 18 0 38 5 51 11l-25 127c-6 34-15 56-31 70-16 13-36 17-54 17s-36-5-46-11z">
          <text:p/>
        </draw:path>
        <draw:path draw:style-name="gr16" draw:text-style-name="P10" draw:layer="layout" svg:width="0.101cm" svg:height="0.157cm" svg:x="2.872cm" svg:y="21.364cm" svg:viewBox="0 0 102 158" svg:d="M0 158l19-100c4-20 7-40 8-54h23c-1 10-2 21-4 33h1c10-21 27-37 47-37 3 0 6 1 8 1l-5 26c-2 0-5-1-8-1-23 0-43 28-50 65l-12 67z">
          <text:p/>
        </draw:path>
        <draw:path draw:style-name="gr16" draw:text-style-name="P10" draw:layer="layout" svg:width="0.148cm" svg:height="0.161cm" svg:x="2.969cm" svg:y="21.364cm" svg:viewBox="0 0 149 162" svg:d="M119 23c-4-1-9-2-18-2-40 0-74 41-74 84 0 17 6 34 27 34 22 0 48-28 56-69zM102 158c0-10 1-24 3-40h-1c-16 32-37 44-60 44-28 0-44-23-44-52 0-54 39-110 107-110 15 0 31 3 42 6l-16 80c-5 27-7 54-7 72z">
          <text:p/>
        </draw:path>
        <draw:path draw:style-name="gr16" draw:text-style-name="P10" draw:layer="layout" svg:width="0.109cm" svg:height="0.161cm" svg:x="3.127cm" svg:y="21.364cm" svg:viewBox="0 0 110 162" svg:d="M8 131c7 4 20 9 33 9 19 0 30-11 30-25 0-12-5-19-22-28-18-10-28-24-28-39 0-27 23-48 57-48 14 0 26 4 32 8l-8 20c-5-3-15-7-26-7-16 0-29 10-29 23 0 11 8 18 23 26 17 9 28 23 28 40 0 32-26 52-59 52-17-1-32-7-39-12z">
          <text:p/>
        </draw:path>
        <draw:path draw:style-name="gr16" draw:text-style-name="P10" draw:layer="layout" svg:width="0.144cm" svg:height="0.225cm" svg:x="3.252cm" svg:y="21.296cm" svg:viewBox="0 0 145 226" svg:d="M0 226l43-226h26l-19 99h1c13-19 31-31 55-31 18 0 39 11 39 41 0 8-1 19-3 26l-17 91h-27l18-90c1-5 2-12 2-21 0-14-7-25-25-25-20 0-46 24-53 58l-14 78z">
          <text:p/>
        </draw:path>
        <draw:path draw:style-name="gr16" draw:text-style-name="P10" draw:layer="layout" svg:width="0.162cm" svg:height="0.224cm" svg:x="3.398cm" svg:y="21.368cm" svg:viewBox="0 0 163 225" svg:d="M55 0l16 83c4 18 6 29 7 41h1c4-10 9-21 16-38l40-86h28l-58 118c-17 33-32 60-54 80-17 18-36 25-45 27l-6-23c6-2 18-6 28-15 11-8 22-20 30-35 1-3 1-4 1-7l-31-145z">
          <text:p/>
        </draw:path>
        <draw:path draw:style-name="gr16" draw:text-style-name="P10" draw:layer="layout" svg:width="0.144cm" svg:height="0.157cm" svg:x="3.56cm" svg:y="21.364cm" svg:viewBox="0 0 145 158" svg:d="M0 158l20-110c4-17 6-32 7-44h24l-4 30h1c13-22 34-34 58-34 18 0 39 11 39 43 0 7-2 16-3 26l-17 89h-26l16-89c1-7 2-14 2-20 0-15-6-27-24-27-20 0-46 23-53 62l-14 74z">
          <text:p/>
        </draw:path>
        <draw:path draw:style-name="gr16" draw:text-style-name="P10" draw:layer="layout" svg:width="0.063cm" svg:height="0.08cm" svg:x="3.706cm" svg:y="21.481cm" svg:viewBox="0 0 64 81" svg:d="M0 81c10-19 25-54 32-77l32-4c-11 27-32 64-43 79z">
          <text:p/>
        </draw:path>
        <draw:path draw:style-name="gr16" draw:text-style-name="P10" draw:layer="layout" svg:width="0.149cm" svg:height="0.21cm" svg:x="3.845cm" svg:y="21.311cm" svg:viewBox="0 0 150 211" svg:d="M0 211l3-17 31-26c56-46 89-80 89-114 0-14-9-31-33-31-19 0-34 8-43 15l-7-19c14-11 36-19 56-19 39 0 54 26 54 51 0 44-40 83-90 124l-18 13v1h88l-4 22z">
          <text:p/>
        </draw:path>
        <draw:path draw:style-name="gr16" draw:text-style-name="P10" draw:layer="layout" svg:width="0.141cm" svg:height="0.214cm" svg:x="4.015cm" svg:y="21.311cm" svg:viewBox="0 0 142 215" svg:d="M27 145c0 22 4 49 29 49 39 0 60-85 60-127 0-16-3-45-28-45-36 0-61 72-61 123zM142 65c0 69-32 150-89 150-39 0-53-31-53-71 0-70 37-144 91-144 39 0 51 33 51 65z">
          <text:p/>
        </draw:path>
        <draw:polygon draw:style-name="gr16" draw:text-style-name="P10" draw:layer="layout" svg:width="0.07cm" svg:height="0.206cm" svg:x="4.21cm" svg:y="21.315cm" svg:viewBox="0 0 71 207" draw:points="40,28 39,28 3,45 0,24 48,0 71,0 30,207 5,207">
          <text:p/>
        </draw:polygon>
        <draw:path draw:style-name="gr16" draw:text-style-name="P10" draw:layer="layout" svg:width="0.141cm" svg:height="0.214cm" svg:x="4.327cm" svg:y="21.311cm" svg:viewBox="0 0 142 215" svg:d="M26 145c0 22 5 49 29 49 39 0 61-85 61-127 0-16-3-45-29-45-35 0-61 72-61 123zM142 65c0 69-32 150-90 150-38 0-52-31-52-71 0-70 36-144 90-144 41 0 52 33 52 65z">
          <text:p/>
        </draw:path>
        <draw:frame draw:style-name="gr15" draw:text-style-name="P9" draw:layer="layout" svg:width="0.499cm" svg:height="0.499cm" svg:x="0.495cm" svg:y="28.175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5cm" svg:x="1.124cm" svg:y="28.325cm" svg:viewBox="0 0 157 216" draw:points="64,23 0,23 5,0 157,0 153,23 90,23 54,216 27,216">
          <text:p/>
        </draw:polygon>
        <draw:path draw:style-name="gr16" draw:text-style-name="P10" draw:layer="layout" svg:width="0.162cm" svg:height="0.224cm" svg:x="1.231cm" svg:y="28.386cm" svg:viewBox="0 0 163 225" svg:d="M55 0l15 82c4 18 6 30 7 41h1c4-10 9-21 17-38l39-85h29l-59 117c-17 33-32 61-53 81-17 18-36 25-44 27l-7-23c7-2 18-6 28-14 11-8 22-22 30-37 1-3 1-4 1-7l-31-144z">
          <text:p/>
        </draw:path>
        <draw:path draw:style-name="gr16" draw:text-style-name="P10" draw:layer="layout" svg:width="0.231cm" svg:height="0.158cm" svg:x="1.393cm" svg:y="28.382cm" svg:viewBox="0 0 232 159" svg:d="M0 159l20-110c3-18 6-32 7-45h23l-4 29h1c14-22 34-33 54-33 25 0 36 15 37 35 14-23 33-34 56-35 18 0 38 12 38 41 0 7-1 17-3 26l-17 92h-26l17-90c1-6 2-14 2-20 0-16-6-27-23-27-19 0-42 22-48 57l-15 80h-26l18-92c1-7 2-12 2-18 0-13-4-27-24-27-19 0-43 26-50 58l-13 79z">
          <text:p/>
        </draw:path>
        <draw:path draw:style-name="gr16" draw:text-style-name="P10" draw:layer="layout" svg:width="0.146cm" svg:height="0.161cm" svg:x="1.651cm" svg:y="28.382cm" svg:viewBox="0 0 147 162" svg:d="M29 98c0 25 14 43 36 43 31 0 54-40 54-76 0-18-8-43-36-43-33 0-54 41-54 76zM147 65c0 48-34 97-86 97-38 0-61-29-61-63 0-51 37-99 86-99 42 0 61 33 61 65z">
          <text:p/>
        </draw:path>
        <draw:path draw:style-name="gr16" draw:text-style-name="P10" draw:layer="layout" svg:width="0.114cm" svg:height="0.229cm" svg:x="1.818cm" svg:y="28.311cm" svg:viewBox="0 0 115 230" svg:d="M0 230l26-133h-21l4-22h20l2-8c4-22 11-41 26-54 10-9 23-13 37-13 10 0 17 1 21 4l-6 21c-4-2-9-3-15-3-21 0-32 20-36 46l-1 7h34l-4 22h-34l-26 133z">
          <text:p/>
        </draw:path>
        <draw:path draw:style-name="gr16" draw:text-style-name="P10" draw:layer="layout" svg:width="0.129cm" svg:height="0.161cm" svg:x="1.906cm" svg:y="28.382cm" svg:viewBox="0 0 130 162" svg:d="M80 22c-25 0-44 24-50 49 41 0 75-6 75-30 0-12-10-19-25-19zM110 150c-11 6-31 12-51 12-41 0-59-28-59-62 0-46 34-100 84-100 30 0 46 19 46 41 0 40-46 51-103 50-1 7 0 21 3 29 6 14 18 21 34 21 18 0 33-6 43-11z">
          <text:p/>
        </draw:path>
        <draw:path draw:style-name="gr16" draw:text-style-name="P10" draw:layer="layout" svg:width="0.162cm" svg:height="0.224cm" svg:x="2.027cm" svg:y="28.386cm" svg:viewBox="0 0 163 225" svg:d="M55 0l15 82c4 18 6 30 7 41h1c4-10 9-21 16-38l40-85h29l-59 117c-17 33-32 61-53 81-17 18-36 25-45 27l-6-23c6-2 18-6 28-14 11-8 22-22 30-37 1-3 1-4 1-7l-31-144z">
          <text:p/>
        </draw:path>
        <draw:path draw:style-name="gr16" draw:text-style-name="P10" draw:layer="layout" svg:width="0.159cm" svg:height="0.215cm" svg:x="2.264cm" svg:y="28.325cm" svg:viewBox="0 0 160 216" svg:d="M24 216l18-89-42-127h29l21 71c5 19 7 27 9 36 6-9 13-21 23-37l47-70h31l-92 126-17 90z">
          <text:p/>
        </draw:path>
        <draw:path draw:style-name="gr16" draw:text-style-name="P10" draw:layer="layout" svg:width="0.129cm" svg:height="0.161cm" svg:x="2.39cm" svg:y="28.382cm" svg:viewBox="0 0 130 162" svg:d="M80 22c-25 0-44 24-50 49 41 0 74-6 74-30 0-12-10-19-24-19zM110 150c-12 6-31 12-52 12-40 0-58-28-58-62 0-46 34-100 84-100 30 0 46 19 46 41 0 40-46 51-103 50-2 7-1 21 3 29 6 14 18 21 34 21 18 0 32-6 41-11z">
          <text:p/>
        </draw:path>
        <draw:path draw:style-name="gr16" draw:text-style-name="P10" draw:layer="layout" svg:width="0.138cm" svg:height="0.154cm" svg:x="2.54cm" svg:y="28.386cm" svg:viewBox="0 0 139 155" svg:d="M27 0l13 87c2 18 4 30 5 38h1c3-8 7-18 16-36l47-89h30l-87 155h-25l-27-155z">
          <text:p/>
        </draw:path>
        <draw:path draw:style-name="gr16" draw:text-style-name="P10" draw:layer="layout" svg:width="0.155cm" svg:height="0.224cm" svg:x="2.665cm" svg:y="28.382cm" svg:viewBox="0 0 156 225" svg:d="M127 27c-5-3-15-5-26-5-38 0-65 41-65 79 0 17 6 37 30 37 22 0 45-29 51-59zM8 193c9 7 25 11 41 11 26 0 47-13 56-55l5-23h-1c-14 22-32 33-53 33-33 0-48-26-48-54 0-52 39-105 98-105 18 0 38 5 50 11l-24 128c-6 33-15 55-31 69-16 13-36 17-54 17-19 0-37-5-47-11z">
          <text:p/>
        </draw:path>
        <draw:path draw:style-name="gr16" draw:text-style-name="P10" draw:layer="layout" svg:width="0.101cm" svg:height="0.158cm" svg:x="2.838cm" svg:y="28.382cm" svg:viewBox="0 0 102 159" svg:d="M0 159l18-101c4-20 7-40 8-54h24c-1 11-2 21-4 33h1c10-21 26-37 47-37 3 0 6 1 8 1l-5 26c-2 0-5-1-8-1-23 0-43 28-51 64l-12 69z">
          <text:p/>
        </draw:path>
        <draw:path draw:style-name="gr16" draw:text-style-name="P10" draw:layer="layout" svg:width="0.148cm" svg:height="0.161cm" svg:x="2.935cm" svg:y="28.382cm" svg:viewBox="0 0 149 162" svg:d="M119 25c-4-2-9-3-18-3-41 0-74 42-74 84 0 18 6 34 26 34 22 0 49-28 57-69zM102 159c0-10 1-24 3-40h-1c-16 32-38 43-60 43-28 0-44-22-44-51 0-53 39-111 107-111 15 0 31 3 42 6l-16 81c-5 27-7 54-7 72z">
          <text:p/>
        </draw:path>
        <draw:path draw:style-name="gr16" draw:text-style-name="P10" draw:layer="layout" svg:width="0.109cm" svg:height="0.161cm" svg:x="3.093cm" svg:y="28.382cm" svg:viewBox="0 0 110 162" svg:d="M8 132c7 4 20 9 33 9 18 0 29-11 29-25 0-12-5-19-21-28-18-10-28-23-28-39 0-27 23-49 56-49 13 0 27 4 33 8l-8 21c-5-3-16-7-27-7-16 0-28 10-28 23 0 11 8 18 22 26 17 9 29 23 29 40 0 33-27 51-59 51-17-1-32-5-39-11z">
          <text:p/>
        </draw:path>
        <draw:path draw:style-name="gr16" draw:text-style-name="P10" draw:layer="layout" svg:width="0.144cm" svg:height="0.226cm" svg:x="3.218cm" svg:y="28.314cm" svg:viewBox="0 0 145 227" svg:d="M0 227l43-227h26l-19 99h1c13-19 31-31 55-31 17 0 39 11 39 42 0 8-1 18-4 25l-17 92h-26l17-90c1-6 2-13 2-22 0-14-7-25-24-25-21 0-46 24-53 58l-14 79z">
          <text:p/>
        </draw:path>
        <draw:path draw:style-name="gr16" draw:text-style-name="P10" draw:layer="layout" svg:width="0.162cm" svg:height="0.224cm" svg:x="3.364cm" svg:y="28.386cm" svg:viewBox="0 0 163 225" svg:d="M55 0l15 82c4 18 6 30 7 41h1c4-10 9-21 16-38l41-85h28l-58 117c-18 33-33 61-54 81-17 18-36 25-45 27l-6-23c6-2 18-6 28-14 11-8 22-22 30-37 1-3 1-4 1-7l-31-144z">
          <text:p/>
        </draw:path>
        <draw:path draw:style-name="gr16" draw:text-style-name="P10" draw:layer="layout" svg:width="0.144cm" svg:height="0.158cm" svg:x="3.526cm" svg:y="28.382cm" svg:viewBox="0 0 145 159" svg:d="M0 159l20-110c4-18 6-32 7-45h24l-4 30h1c13-22 34-34 57-34 19 0 40 11 40 43 0 7-2 16-3 25l-17 91h-27l16-90c1-6 2-13 2-20 0-15-6-27-24-27-19 0-45 23-52 61l-14 76z">
          <text:p/>
        </draw:path>
        <draw:path draw:style-name="gr16" draw:text-style-name="P10" draw:layer="layout" svg:width="0.063cm" svg:height="0.079cm" svg:x="3.672cm" svg:y="28.5cm" svg:viewBox="0 0 64 80" svg:d="M0 80c10-19 26-54 33-77l31-3c-11 27-31 63-42 78z">
          <text:p/>
        </draw:path>
        <draw:path draw:style-name="gr16" draw:text-style-name="P10" draw:layer="layout" svg:width="0.149cm" svg:height="0.21cm" svg:x="3.811cm" svg:y="28.33cm" svg:viewBox="0 0 150 211" svg:d="M0 211l3-19 31-26c55-46 88-78 88-112 0-15-8-32-33-32-18 0-33 8-42 15l-7-19c14-11 36-18 55-18 40 0 55 25 55 50 0 44-41 82-90 123l-18 13v1h88l-4 24z">
          <text:p/>
        </draw:path>
        <draw:path draw:style-name="gr16" draw:text-style-name="P10" draw:layer="layout" svg:width="0.141cm" svg:height="0.213cm" svg:x="3.981cm" svg:y="28.33cm" svg:viewBox="0 0 142 214" svg:d="M26 144c0 22 4 49 30 49 39 0 60-84 60-127 0-16-3-45-28-45-36 0-62 72-62 123zM142 64c0 69-32 150-90 150-39 0-52-31-52-71 0-69 36-143 91-143 39 0 51 32 51 64z">
          <text:p/>
        </draw:path>
        <draw:polygon draw:style-name="gr16" draw:text-style-name="P10" draw:layer="layout" svg:width="0.07cm" svg:height="0.207cm" svg:x="4.176cm" svg:y="28.333cm" svg:viewBox="0 0 71 208" draw:points="39,27 38,27 3,45 0,24 47,0 71,0 30,208 5,208">
          <text:p/>
        </draw:polygon>
        <draw:path draw:style-name="gr16" draw:text-style-name="P10" draw:layer="layout" svg:width="0.141cm" svg:height="0.213cm" svg:x="4.293cm" svg:y="28.33cm" svg:viewBox="0 0 142 214" svg:d="M27 144c0 22 5 49 29 49 39 0 60-84 60-127 0-16-2-45-28-45-35 0-61 72-61 123zM142 64c0 69-31 150-89 150-38 0-53-31-53-71 0-69 37-143 91-143 40 0 51 32 51 64z">
          <text:p/>
        </draw:path>
        <draw:polygon draw:style-name="gr2" draw:text-style-name="P2" draw:layer="layout" svg:width="10.4cm" svg:height="6.9cm" svg:x="10.684cm" svg:y="0.971cm" svg:viewBox="0 0 10401 6901" draw:points="10401,6901 0,6901 0,0 10401,0">
          <text:p/>
        </draw:polygon>
        <draw:polygon draw:style-name="gr117" draw:text-style-name="P14" draw:layer="layout" svg:width="10.4cm" svg:height="2.325cm" svg:x="10.684cm" svg:y="0.971cm" svg:viewBox="0 0 10401 2326" draw:points="10401,2326 0,2326 0,0 10401,0">
          <text:p/>
        </draw:polygon>
        <draw:frame draw:style-name="gr118" draw:text-style-name="P6" draw:layer="layout" svg:width="1.657cm" svg:height="0.568cm" svg:x="1.697cm" svg:y="27.454cm">
          <draw:text-box>
            <text:p text:style-name="P4"><text:span text:style-name="T2">proceed.</text:span></text:p>
          </draw:text-box>
        </draw:frame>
        <draw:frame draw:style-name="gr119" draw:text-style-name="P5" draw:layer="layout" svg:width="7.415cm" svg:height="1.792cm" svg:x="13.712cm" svg:y="1.957cm">
          <draw:text-box>
            <text:p text:style-name="P4"><text:span text:style-name="T1">SOLUTION</text:span></text:p>
          </draw:text-box>
        </draw:frame>
        <draw:frame draw:style-name="gr120" draw:text-style-name="P12" draw:layer="layout" svg:width="4.494cm" svg:height="0.7cm" svg:x="12.206cm" svg:y="3.961cm">
          <draw:text-box>
            <text:p text:style-name="P4"><text:span text:style-name="T5">GET SOME REST</text:span></text:p>
          </draw:text-box>
        </draw:frame>
        <draw:path draw:style-name="gr2" draw:text-style-name="P2" draw:layer="layout" svg:width="0.072cm" svg:height="0.23cm" svg:x="12.265cm" svg:y="1.575cm" svg:viewBox="0 0 73 231" svg:d="M37 231c20 0 36-16 36-36v-159c0-20-16-36-36-36s-37 16-37 36v159c0 20 17 36 37 36z">
          <text:p/>
        </draw:path>
        <draw:path draw:style-name="gr2" draw:text-style-name="P2" draw:layer="layout" svg:width="0.23cm" svg:height="0.072cm" svg:x="11.679cm" svg:y="2.224cm" svg:viewBox="0 0 231 73" svg:d="M195 0h-159c-20 0-36 16-36 36 0 21 16 37 36 37h159c20 0 36-16 36-37 0-20-16-36-36-36z">
          <text:p/>
        </draw:path>
        <draw:path draw:style-name="gr2" draw:text-style-name="P2" draw:layer="layout" svg:width="0.209cm" svg:height="0.151cm" svg:x="11.727cm" svg:y="1.903cm" svg:viewBox="0 0 210 152" svg:d="M192 84l-138-79c-17-10-39-4-49 13-10 18-4 40 13 50l138 79c17 10 39 4 49-13 10-18 4-40-13-50z">
          <text:p/>
        </draw:path>
        <draw:path draw:style-name="gr2" draw:text-style-name="P2" draw:layer="layout" svg:width="0.149cm" svg:height="0.21cm" svg:x="11.949cm" svg:y="1.667cm" svg:viewBox="0 0 150 211" svg:d="M132 206c17-10 23-32 14-49l-77-139c-10-17-33-23-51-14-17 10-23 32-13 50l78 138c9 18 31 24 49 14z">
          <text:p/>
        </draw:path>
        <draw:path draw:style-name="gr2" draw:text-style-name="P2" draw:layer="layout" svg:width="0.23cm" svg:height="0.077cm" svg:x="12.694cm" svg:y="2.226cm" svg:viewBox="0 0 231 78" svg:d="M196 5l-158-5c-20 0-38 17-38 36-1 20 15 37 36 38l158 4c20 0 36-15 37-35 0-20-15-38-35-38z">
          <text:p/>
        </draw:path>
        <draw:path draw:style-name="gr2" draw:text-style-name="P2" draw:layer="layout" svg:width="0.211cm" svg:height="0.147cm" svg:x="12.673cm" svg:y="1.909cm" svg:viewBox="0 0 212 148" svg:d="M54 144l140-76c17-9 24-31 14-49-9-18-31-24-49-15l-140 76c-17 10-24 32-14 49 9 18 31 24 49 15z">
          <text:p/>
        </draw:path>
        <draw:path draw:style-name="gr2" draw:text-style-name="P2" draw:layer="layout" svg:width="0.153cm" svg:height="0.208cm" svg:x="12.516cm" svg:y="1.667cm" svg:viewBox="0 0 154 209" svg:d="M136 5c-17-10-40-5-50 12l-81 137c-10 17-5 39 13 50 17 10 39 4 49-13l82-137c10-17 4-39-13-49z">
          <text:p/>
        </draw:path>
        <draw:polygon draw:style-name="gr2" draw:text-style-name="P2" draw:layer="layout" svg:width="0.385cm" svg:height="0.376cm" svg:x="12.109cm" svg:y="2.693cm" svg:viewBox="0 0 386 377" draw:points="0,238 124,337 124,377 177,377 210,377 263,377 263,337 386,238 386,134 203,227 127,227 127,221 386,78 386,0 0,185">
          <text:p/>
        </draw:polygon>
        <draw:path draw:style-name="gr2" draw:text-style-name="P2" draw:layer="layout" svg:width="0.637cm" svg:height="0.97cm" svg:x="11.983cm" svg:y="1.862cm" svg:viewBox="0 0 638 971" svg:d="M243 175c-64 20-95 89-95 90-5 11-16 17-27 17-4 0-8-1-11-2-15-7-22-23-15-38 1-4 41-93 131-122 15-5 31 3 36 18s-4 32-19 37zM638 324c0-171-134-324-320-324-184 0-318 153-318 324-3 209 170 352 170 352v58h-44v101l38-18 76 8-114 59v87l386-180v-57h-45v-58c0 0 174-143 171-352z">
          <text:p/>
        </draw:path>
        <draw:polygon draw:style-name="gr2" draw:text-style-name="P2" draw:layer="layout" svg:width="10.4cm" svg:height="6.9cm" svg:x="10.684cm" svg:y="8.014cm" svg:viewBox="0 0 10401 6901" draw:points="10401,6901 0,6901 0,0 10401,0">
          <text:p/>
        </draw:polygon>
        <draw:polygon draw:style-name="gr117" draw:text-style-name="P14" draw:layer="layout" svg:width="10.4cm" svg:height="2.325cm" svg:x="10.684cm" svg:y="8.014cm" svg:viewBox="0 0 10401 2326" draw:points="10401,2326 0,2326 0,0 10401,0">
          <text:p/>
        </draw:polygon>
        <draw:frame draw:style-name="gr121" draw:text-style-name="P6" draw:layer="layout" svg:width="6.801cm" svg:height="0.568cm" svg:x="12.206cm" svg:y="4.731cm">
          <draw:text-box>
            <text:p text:style-name="P4"><text:span text:style-name="T2">Get some rest to refresh your mind. </text:span></text:p>
          </draw:text-box>
        </draw:frame>
        <draw:frame draw:style-name="gr119" draw:text-style-name="P5" draw:layer="layout" svg:width="7.415cm" svg:height="1.792cm" svg:x="13.712cm" svg:y="9cm">
          <draw:text-box>
            <text:p text:style-name="P4"><text:span text:style-name="T1">SOLUTION</text:span></text:p>
          </draw:text-box>
        </draw:frame>
        <draw:frame draw:style-name="gr122" draw:text-style-name="P12" draw:layer="layout" svg:width="4.447cm" svg:height="0.7cm" svg:x="12.206cm" svg:y="11.004cm">
          <draw:text-box>
            <text:p text:style-name="P4"><text:span text:style-name="T5">EXTRA MEMBER</text:span></text:p>
          </draw:text-box>
        </draw:frame>
        <draw:frame draw:style-name="gr123" draw:text-style-name="P6" draw:layer="layout" svg:width="6.36cm" svg:height="0.568cm" svg:x="12.206cm" svg:y="11.774cm">
          <draw:text-box>
            <text:p text:style-name="P4"><text:span text:style-name="T2">Add another member to the team.</text:span></text:p>
          </draw:text-box>
        </draw:frame>
        <draw:frame draw:style-name="gr124" draw:text-style-name="P6" draw:layer="layout" svg:width="6.14cm" svg:height="0.568cm" svg:x="12.206cm" svg:y="12.282cm">
          <draw:text-box>
            <text:p text:style-name="P4"><text:span text:style-name="T2">Throw dice at any moment you </text:span></text:p>
          </draw:text-box>
        </draw:frame>
        <draw:path draw:style-name="gr2" draw:text-style-name="P2" draw:layer="layout" svg:width="0.072cm" svg:height="0.23cm" svg:x="12.265cm" svg:y="8.617cm" svg:viewBox="0 0 73 231" svg:d="M37 231c20 0 36-16 36-36v-158c0-19-16-37-36-37s-37 18-37 37v158c0 20 17 36 37 36z">
          <text:p/>
        </draw:path>
        <draw:path draw:style-name="gr2" draw:text-style-name="P2" draw:layer="layout" svg:width="0.23cm" svg:height="0.072cm" svg:x="11.679cm" svg:y="9.266cm" svg:viewBox="0 0 231 73" svg:d="M195 0h-159c-20 0-36 16-36 36s16 37 36 37h159c20 0 36-17 36-37s-16-36-36-36z">
          <text:p/>
        </draw:path>
        <draw:path draw:style-name="gr2" draw:text-style-name="P2" draw:layer="layout" svg:width="0.209cm" svg:height="0.151cm" svg:x="11.727cm" svg:y="8.946cm" svg:viewBox="0 0 210 152" svg:d="M192 83l-138-78c-17-10-39-4-49 13s-4 39 13 49l138 80c17 10 39 4 49-13 10-19 4-41-13-51z">
          <text:p/>
        </draw:path>
        <draw:path draw:style-name="gr2" draw:text-style-name="P2" draw:layer="layout" svg:width="0.149cm" svg:height="0.21cm" svg:x="11.949cm" svg:y="8.709cm" svg:viewBox="0 0 150 211" svg:d="M132 207c17-10 23-32 14-50l-77-138c-10-17-33-24-51-14-17 10-23 32-13 49l78 139c9 17 31 24 49 14z">
          <text:p/>
        </draw:path>
        <draw:path draw:style-name="gr2" draw:text-style-name="P2" draw:layer="layout" svg:width="0.23cm" svg:height="0.077cm" svg:x="12.694cm" svg:y="9.269cm" svg:viewBox="0 0 231 78" svg:d="M196 4l-158-4c-20-1-38 15-38 35-1 21 15 38 36 38l158 5c20 0 36-16 37-36 0-21-15-37-35-38z">
          <text:p/>
        </draw:path>
        <draw:path draw:style-name="gr2" draw:text-style-name="P2" draw:layer="layout" svg:width="0.211cm" svg:height="0.147cm" svg:x="12.673cm" svg:y="8.952cm" svg:viewBox="0 0 212 148" svg:d="M54 144l140-76c17-10 24-32 14-49-9-18-31-24-49-15l-140 75c-17 11-24 32-14 50 9 18 31 24 49 15z">
          <text:p/>
        </draw:path>
        <draw:path draw:style-name="gr2" draw:text-style-name="P2" draw:layer="layout" svg:width="0.153cm" svg:height="0.208cm" svg:x="12.516cm" svg:y="8.709cm" svg:viewBox="0 0 154 209" svg:d="M136 6c-17-11-40-5-50 12l-81 137c-10 17-5 39 13 49 17 10 39 5 49-12l82-137c10-17 4-39-13-49z">
          <text:p/>
        </draw:path>
        <draw:polygon draw:style-name="gr2" draw:text-style-name="P2" draw:layer="layout" svg:width="0.385cm" svg:height="0.376cm" svg:x="12.109cm" svg:y="9.736cm" svg:viewBox="0 0 386 377" draw:points="0,238 124,337 124,377 177,377 210,377 263,377 263,337 386,238 386,133 203,226 127,226 127,220 386,77 386,0 0,183">
          <text:p/>
        </draw:polygon>
        <draw:path draw:style-name="gr2" draw:text-style-name="P2" draw:layer="layout" svg:width="0.637cm" svg:height="0.969cm" svg:x="11.983cm" svg:y="8.905cm" svg:viewBox="0 0 638 970" svg:d="M243 174c-64 21-95 90-95 91-5 10-16 17-27 17-4 0-8-1-11-3-15-6-22-23-15-37 1-4 41-94 131-123 15-4 31 4 36 19s-4 31-19 36zM638 325c0-173-134-325-320-325-184 0-318 152-318 325-3 208 170 350 170 350v59h-44v100l38-17 76 8-114 58v87l386-179v-57h-45v-59c0 0 174-142 171-350z">
          <text:p/>
        </draw:path>
        <draw:polygon draw:style-name="gr2" draw:text-style-name="P2" draw:layer="layout" svg:width="10.4cm" svg:height="6.9cm" svg:x="10.684cm" svg:y="15.129cm" svg:viewBox="0 0 10401 6901" draw:points="10401,6901 0,6901 0,0 10401,0">
          <text:p/>
        </draw:polygon>
        <draw:polygon draw:style-name="gr117" draw:text-style-name="P14" draw:layer="layout" svg:width="10.4cm" svg:height="2.325cm" svg:x="10.684cm" svg:y="15.129cm" svg:viewBox="0 0 10401 2326" draw:points="10401,2326 0,2326 0,0 10401,0">
          <text:p/>
        </draw:polygon>
        <draw:frame draw:style-name="gr125" draw:text-style-name="P6" draw:layer="layout" svg:width="1.018cm" svg:height="0.568cm" svg:x="12.206cm" svg:y="12.79cm">
          <draw:text-box>
            <text:p text:style-name="P4"><text:span text:style-name="T2">want.</text:span></text:p>
          </draw:text-box>
        </draw:frame>
        <draw:frame draw:style-name="gr119" draw:text-style-name="P5" draw:layer="layout" svg:width="7.415cm" svg:height="1.792cm" svg:x="13.712cm" svg:y="16.115cm">
          <draw:text-box>
            <text:p text:style-name="P4"><text:span text:style-name="T1">SOLUTION</text:span></text:p>
          </draw:text-box>
        </draw:frame>
        <draw:frame draw:style-name="gr126" draw:text-style-name="P12" draw:layer="layout" svg:width="3.27cm" svg:height="0.7cm" svg:x="12.206cm" svg:y="18.119cm">
          <draw:text-box>
            <text:p text:style-name="P4"><text:span text:style-name="T5">SPECIALIST</text:span></text:p>
          </draw:text-box>
        </draw:frame>
        <draw:path draw:style-name="gr2" draw:text-style-name="P2" draw:layer="layout" svg:width="0.072cm" svg:height="0.231cm" svg:x="12.265cm" svg:y="15.732cm" svg:viewBox="0 0 73 232" svg:d="M37 232c20 0 36-17 36-37v-158c0-20-16-37-36-37s-37 17-37 37v158c0 20 17 37 37 37z">
          <text:p/>
        </draw:path>
        <draw:path draw:style-name="gr2" draw:text-style-name="P2" draw:layer="layout" svg:width="0.23cm" svg:height="0.072cm" svg:x="11.679cm" svg:y="16.381cm" svg:viewBox="0 0 231 73" svg:d="M195 0h-159c-20 0-36 16-36 36s16 37 36 37h159c20 0 36-17 36-37s-16-36-36-36z">
          <text:p/>
        </draw:path>
        <draw:path draw:style-name="gr2" draw:text-style-name="P2" draw:layer="layout" svg:width="0.209cm" svg:height="0.151cm" svg:x="11.727cm" svg:y="16.061cm" svg:viewBox="0 0 210 152" svg:d="M192 84l-138-79c-17-10-39-4-49 13s-4 39 13 50l138 79c17 10 39 4 49-13 10-18 4-40-13-50z">
          <text:p/>
        </draw:path>
        <draw:path draw:style-name="gr2" draw:text-style-name="P2" draw:layer="layout" svg:width="0.149cm" svg:height="0.21cm" svg:x="11.949cm" svg:y="15.825cm" svg:viewBox="0 0 150 211" svg:d="M132 207c17-10 23-32 14-50l-77-138c-10-17-33-24-51-14-17 10-23 32-13 49l78 139c9 17 31 24 49 14z">
          <text:p/>
        </draw:path>
        <draw:path draw:style-name="gr2" draw:text-style-name="P2" draw:layer="layout" svg:width="0.23cm" svg:height="0.077cm" svg:x="12.694cm" svg:y="16.384cm" svg:viewBox="0 0 231 78" svg:d="M196 4l-158-4c-20-1-38 15-38 35-1 20 15 38 36 38l158 5c20 0 36-17 37-37 0-20-15-36-35-37z">
          <text:p/>
        </draw:path>
        <draw:path draw:style-name="gr2" draw:text-style-name="P2" draw:layer="layout" svg:width="0.211cm" svg:height="0.147cm" svg:x="12.673cm" svg:y="16.067cm" svg:viewBox="0 0 212 148" svg:d="M54 144l140-75c17-10 24-32 14-50-9-18-31-24-49-15l-140 76c-17 10-24 32-14 49 9 18 31 24 49 15z">
          <text:p/>
        </draw:path>
        <draw:path draw:style-name="gr2" draw:text-style-name="P2" draw:layer="layout" svg:width="0.153cm" svg:height="0.208cm" svg:x="12.516cm" svg:y="15.825cm" svg:viewBox="0 0 154 209" svg:d="M136 6c-17-11-40-5-50 13l-81 136c-10 17-5 39 13 49 17 10 39 5 49-12l82-136c10-17 4-39-13-50z">
          <text:p/>
        </draw:path>
        <draw:polygon draw:style-name="gr2" draw:text-style-name="P2" draw:layer="layout" svg:width="0.385cm" svg:height="0.376cm" svg:x="12.109cm" svg:y="16.851cm" svg:viewBox="0 0 386 377" draw:points="0,238 124,337 124,377 177,377 210,377 263,377 263,337 386,238 386,133 203,226 127,226 127,220 386,77 386,0 0,183">
          <text:p/>
        </draw:polygon>
        <draw:path draw:style-name="gr2" draw:text-style-name="P2" draw:layer="layout" svg:width="0.637cm" svg:height="0.969cm" svg:x="11.983cm" svg:y="16.02cm" svg:viewBox="0 0 638 970" svg:d="M243 174c-64 21-95 90-95 91-5 10-16 17-27 17-4 0-8-1-11-2-15-7-22-24-15-38 1-4 41-94 131-123 15-4 31 4 36 19s-4 31-19 36zM638 324c0-171-134-324-320-324-184 0-318 153-318 324-3 208 170 350 170 350v59h-44v100l38-17 76 8-114 58v88l386-180v-57h-45v-59c0 0 174-142 171-350z">
          <text:p/>
        </draw:path>
        <draw:polygon draw:style-name="gr2" draw:text-style-name="P2" draw:layer="layout" svg:width="10.4cm" svg:height="6.9cm" svg:x="10.684cm" svg:y="22.188cm" svg:viewBox="0 0 10401 6901" draw:points="10401,6901 0,6901 0,0 10401,0">
          <text:p/>
        </draw:polygon>
        <draw:polygon draw:style-name="gr117" draw:text-style-name="P14" draw:layer="layout" svg:width="10.4cm" svg:height="2.325cm" svg:x="10.684cm" svg:y="22.188cm" svg:viewBox="0 0 10401 2326" draw:points="10401,2326 0,2326 0,0 10401,0">
          <text:p/>
        </draw:polygon>
        <draw:frame draw:style-name="gr127" draw:text-style-name="P6" draw:layer="layout" svg:width="3.808cm" svg:height="0.568cm" svg:x="12.206cm" svg:y="18.889cm">
          <draw:text-box>
            <text:p text:style-name="P4"><text:span text:style-name="T2">Engage a specialist.</text:span></text:p>
          </draw:text-box>
        </draw:frame>
        <draw:frame draw:style-name="gr119" draw:text-style-name="P5" draw:layer="layout" svg:width="7.415cm" svg:height="1.792cm" svg:x="13.712cm" svg:y="23.174cm">
          <draw:text-box>
            <text:p text:style-name="P4"><text:span text:style-name="T1">SOLUTION</text:span></text:p>
          </draw:text-box>
        </draw:frame>
        <draw:frame draw:style-name="gr128" draw:text-style-name="P12" draw:layer="layout" svg:width="2.335cm" svg:height="0.7cm" svg:x="12.206cm" svg:y="25.178cm">
          <draw:text-box>
            <text:p text:style-name="P4"><text:span text:style-name="T5">INSIGHT</text:span></text:p>
          </draw:text-box>
        </draw:frame>
        <draw:path draw:style-name="gr2" draw:text-style-name="P2" draw:layer="layout" svg:width="0.072cm" svg:height="0.23cm" svg:x="12.265cm" svg:y="22.792cm" svg:viewBox="0 0 73 231" svg:d="M37 231c20 0 36-17 36-36v-159c0-20-16-36-36-36s-37 16-37 36v159c0 19 17 36 37 36z">
          <text:p/>
        </draw:path>
        <draw:path draw:style-name="gr2" draw:text-style-name="P2" draw:layer="layout" svg:width="0.23cm" svg:height="0.073cm" svg:x="11.679cm" svg:y="23.44cm" svg:viewBox="0 0 231 74" svg:d="M195 0h-159c-20 0-36 17-36 36 0 20 16 38 36 38h159c20 0 36-18 36-38 0-19-16-36-36-36z">
          <text:p/>
        </draw:path>
        <draw:path draw:style-name="gr2" draw:text-style-name="P2" draw:layer="layout" svg:width="0.209cm" svg:height="0.151cm" svg:x="11.727cm" svg:y="23.12cm" svg:viewBox="0 0 210 152" svg:d="M192 85l-138-80c-17-10-39-4-49 13s-4 41 13 51l138 78c17 10 39 4 49-13s4-39-13-49z">
          <text:p/>
        </draw:path>
        <draw:path draw:style-name="gr2" draw:text-style-name="P2" draw:layer="layout" svg:width="0.149cm" svg:height="0.21cm" svg:x="11.949cm" svg:y="22.884cm" svg:viewBox="0 0 150 211" svg:d="M132 206c17-10 23-32 14-49l-77-138c-10-18-33-24-51-14-17 10-23 32-13 49l78 138c9 18 31 25 49 14z">
          <text:p/>
        </draw:path>
        <draw:path draw:style-name="gr2" draw:text-style-name="P2" draw:layer="layout" svg:width="0.23cm" svg:height="0.077cm" svg:x="12.694cm" svg:y="23.443cm" svg:viewBox="0 0 231 78" svg:d="M196 6l-158-6c-20 0-38 16-38 36-1 20 15 37 36 38l158 4c20 0 36-16 37-35 0-20-15-37-35-37z">
          <text:p/>
        </draw:path>
        <draw:path draw:style-name="gr2" draw:text-style-name="P2" draw:layer="layout" svg:width="0.211cm" svg:height="0.147cm" svg:x="12.673cm" svg:y="23.126cm" svg:viewBox="0 0 212 148" svg:d="M54 144l140-75c17-10 24-32 14-50-9-18-31-24-49-15l-140 76c-17 10-24 32-14 49 9 18 31 24 49 15z">
          <text:p/>
        </draw:path>
        <draw:path draw:style-name="gr2" draw:text-style-name="P2" draw:layer="layout" svg:width="0.153cm" svg:height="0.208cm" svg:x="12.516cm" svg:y="22.884cm" svg:viewBox="0 0 154 209" svg:d="M136 5c-17-10-40-5-50 12l-81 136c-10 17-5 39 13 50 17 11 39 5 49-13l82-136c10-17 4-39-13-49z">
          <text:p/>
        </draw:path>
        <draw:polygon draw:style-name="gr2" draw:text-style-name="P2" draw:layer="layout" svg:width="0.385cm" svg:height="0.376cm" svg:x="12.109cm" svg:y="23.91cm" svg:viewBox="0 0 386 377" draw:points="0,237 124,337 124,377 177,377 210,377 263,377 263,337 386,237 386,133 203,225 127,225 127,220 386,77 386,0 0,184">
          <text:p/>
        </draw:polygon>
        <draw:path draw:style-name="gr2" draw:text-style-name="P2" draw:layer="layout" svg:width="0.637cm" svg:height="0.97cm" svg:x="11.983cm" svg:y="23.079cm" svg:viewBox="0 0 638 971" svg:d="M243 175c-64 20-95 89-95 90-5 11-16 17-27 17-4 0-8-1-11-2-15-7-22-23-15-38 1-4 41-94 131-122 15-5 31 3 36 18s-4 32-19 37zM638 324c0-171-134-324-320-324-184 0-318 153-318 324-3 209 170 351 170 351v59h-44v101l38-18 76 8-114 58v88l386-180v-57h-45v-59c0 0 174-142 171-351z">
          <text:p/>
        </draw:path>
        <draw:frame draw:style-name="gr15" draw:text-style-name="P9" draw:layer="layout" svg:width="0.499cm" svg:height="0.499cm" svg:x="11.098cm" svg:y="7.2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728cm" svg:y="7.35cm" svg:viewBox="0 0 157 215" draw:points="63,23 0,23 4,0 157,0 153,23 90,23 54,215 26,215">
          <text:p/>
        </draw:polygon>
        <draw:path draw:style-name="gr16" draw:text-style-name="P10" draw:layer="layout" svg:width="0.162cm" svg:height="0.224cm" svg:x="11.835cm" svg:y="7.41cm" svg:viewBox="0 0 163 225" svg:d="M55 0l15 83c4 19 5 30 7 41h1c4-9 8-20 16-38l40-86h29l-59 118c-17 33-32 60-53 81-18 17-36 24-45 26l-6-23c6-2 17-6 28-14 10-8 21-20 30-36 1-2 1-4 0-7l-30-145z">
          <text:p/>
        </draw:path>
        <draw:path draw:style-name="gr16" draw:text-style-name="P10" draw:layer="layout" svg:width="0.231cm" svg:height="0.157cm" svg:x="11.996cm" svg:y="7.407cm" svg:viewBox="0 0 232 158" svg:d="M0 158l21-110c3-17 5-32 7-45h23l-4 29h1c14-22 34-32 55-32 23 0 34 15 36 34 13-22 33-34 56-34 18 0 37 11 37 40 0 7-1 18-2 27l-17 91h-26l16-89c2-6 3-13 3-21 0-16-6-26-23-26-20 0-42 22-49 57l-14 79h-26l17-90c2-7 2-13 2-20 0-13-3-26-23-26s-44 25-50 59l-14 77z">
          <text:p/>
        </draw:path>
        <draw:path draw:style-name="gr16" draw:text-style-name="P10" draw:layer="layout" svg:width="0.145cm" svg:height="0.16cm" svg:x="12.255cm" svg:y="7.407cm" svg:viewBox="0 0 146 161" svg:d="M27 97c0 25 14 43 36 43 32 0 55-40 55-76 0-17-8-43-36-43-33 0-55 41-55 76zM146 64c0 48-34 97-86 97-38 0-60-28-60-63 0-51 35-98 85-98 42 0 61 31 61 64z">
          <text:p/>
        </draw:path>
        <draw:path draw:style-name="gr16" draw:text-style-name="P10" draw:layer="layout" svg:width="0.114cm" svg:height="0.229cm" svg:x="12.422cm" svg:y="7.335cm" svg:viewBox="0 0 115 230" svg:d="M0 230l25-133h-20l4-22h20l2-8c3-21 11-41 25-53 11-9 24-14 37-14 11 0 18 2 22 4l-6 21c-4-2-10-3-16-3-21 0-32 20-36 46l-1 7h34l-3 22h-36l-25 133z">
          <text:p/>
        </draw:path>
        <draw:path draw:style-name="gr16" draw:text-style-name="P10" draw:layer="layout" svg:width="0.129cm" svg:height="0.16cm" svg:x="12.51cm" svg:y="7.407cm" svg:viewBox="0 0 130 161" svg:d="M81 20c-26 0-45 26-52 50 43 1 75-5 75-29 0-14-9-21-23-21zM110 149c-11 7-30 12-52 12-40 0-58-28-58-62 0-46 34-99 85-99 29 0 45 17 45 40 0 41-46 51-103 50-2 7-1 21 3 29 6 14 18 21 34 21 19 0 33-5 42-10z">
          <text:p/>
        </draw:path>
        <draw:path draw:style-name="gr16" draw:text-style-name="P10" draw:layer="layout" svg:width="0.161cm" svg:height="0.224cm" svg:x="12.631cm" svg:y="7.41cm" svg:viewBox="0 0 162 225" svg:d="M56 0l15 83c3 19 5 30 7 41h1c4-9 8-20 16-38l39-86h28l-57 118c-17 33-32 60-53 81-18 17-36 24-46 26l-6-23c6-2 18-6 29-14 10-8 21-20 30-36 1-2 1-4 0-7l-31-145z">
          <text:p/>
        </draw:path>
        <draw:path draw:style-name="gr16" draw:text-style-name="P10" draw:layer="layout" svg:width="0.158cm" svg:height="0.214cm" svg:x="12.868cm" svg:y="7.35cm" svg:viewBox="0 0 159 215" svg:d="M25 215l17-89-42-126h29l21 70c5 19 7 28 8 36h1c6-9 13-21 23-37l46-69h31l-91 126-17 89z">
          <text:p/>
        </draw:path>
        <draw:path draw:style-name="gr16" draw:text-style-name="P10" draw:layer="layout" svg:width="0.129cm" svg:height="0.16cm" svg:x="12.994cm" svg:y="7.407cm" svg:viewBox="0 0 130 161" svg:d="M80 20c-25 0-44 26-51 50 42 1 74-5 74-29 0-14-9-21-23-21zM109 149c-11 7-30 12-51 12-40 0-58-28-58-62 0-46 34-99 84-99 29 0 46 17 46 40 0 41-47 51-104 50-1 7 0 21 4 29 6 14 18 21 34 21 18 0 32-5 41-10z">
          <text:p/>
        </draw:path>
        <draw:path draw:style-name="gr16" draw:text-style-name="P10" draw:layer="layout" svg:width="0.137cm" svg:height="0.154cm" svg:x="13.144cm" svg:y="7.41cm" svg:viewBox="0 0 138 155" svg:d="M26 0l14 89c2 17 4 29 4 38h1c4-9 8-19 17-36l48-91h28l-86 155h-26l-26-155z">
          <text:p/>
        </draw:path>
        <draw:path draw:style-name="gr16" draw:text-style-name="P10" draw:layer="layout" svg:width="0.154cm" svg:height="0.223cm" svg:x="13.269cm" svg:y="7.407cm" svg:viewBox="0 0 155 224" svg:d="M126 26c-5-2-14-5-25-5-38 0-66 40-66 79 0 17 6 37 30 37 23 0 46-29 52-59zM7 193c10 6 25 10 41 10 27 0 47-13 56-55l5-23c-14 22-33 33-54 33-32 0-48-26-48-54 0-53 38-104 99-104 18 0 37 5 49 10l-23 128c-6 33-15 55-31 69-16 13-36 17-55 17s-36-4-46-11z">
          <text:p/>
        </draw:path>
        <draw:path draw:style-name="gr16" draw:text-style-name="P10" draw:layer="layout" svg:width="0.101cm" svg:height="0.157cm" svg:x="13.441cm" svg:y="7.407cm" svg:viewBox="0 0 102 158" svg:d="M0 158l19-99c4-21 6-42 8-56h24c-1 11-3 22-4 33h1c10-20 26-36 47-36 2 0 5 0 7 0l-5 26c-2 0-4 0-7 0-23 0-43 28-51 64l-13 68z">
          <text:p/>
        </draw:path>
        <draw:path draw:style-name="gr16" draw:text-style-name="P10" draw:layer="layout" svg:width="0.148cm" svg:height="0.16cm" svg:x="13.538cm" svg:y="7.407cm" svg:viewBox="0 0 149 161" svg:d="M119 23c-3-1-9-2-18-2-40 0-73 42-73 85 0 17 6 34 26 34 23 0 49-29 56-70zM102 158c0-9 2-24 4-40h-1c-16 32-38 43-61 43-27 0-44-21-44-50 0-54 40-111 108-111 15 0 30 2 41 5l-16 82c-5 26-7 54-6 71z">
          <text:p/>
        </draw:path>
        <draw:path draw:style-name="gr16" draw:text-style-name="P10" draw:layer="layout" svg:width="0.108cm" svg:height="0.16cm" svg:x="13.697cm" svg:y="7.407cm" svg:viewBox="0 0 109 161" svg:d="M8 131c7 5 20 10 33 10 17 0 29-12 29-25 0-12-6-20-22-29-18-9-27-23-27-39 0-28 23-48 56-48 14 0 27 3 32 7l-7 20c-5-3-15-7-27-7-17 0-28 10-28 24 0 12 7 19 21 26 18 10 30 23 30 41 0 32-27 50-60 50-16 0-31-5-38-10z">
          <text:p/>
        </draw:path>
        <draw:path draw:style-name="gr16" draw:text-style-name="P10" draw:layer="layout" svg:width="0.144cm" svg:height="0.226cm" svg:x="13.821cm" svg:y="7.338cm" svg:viewBox="0 0 145 227" svg:d="M0 227l43-227h27l-19 99c13-19 32-30 55-30 19 0 39 10 39 41 0 8-1 18-2 26l-17 91h-28l17-90c1-5 2-13 2-21 0-14-6-25-24-25-20 0-46 23-52 58l-14 78z">
          <text:p/>
        </draw:path>
        <draw:path draw:style-name="gr16" draw:text-style-name="P10" draw:layer="layout" svg:width="0.162cm" svg:height="0.224cm" svg:x="13.967cm" svg:y="7.41cm" svg:viewBox="0 0 163 225" svg:d="M56 0l15 83c3 19 5 30 7 41h1c4-9 8-20 16-38l40-86h28l-58 118c-17 33-32 60-53 81-18 17-36 24-45 26l-7-23c7-2 18-6 29-14 10-8 21-20 30-36 1-2 1-4 0-7l-31-145z">
          <text:p/>
        </draw:path>
        <draw:path draw:style-name="gr16" draw:text-style-name="P10" draw:layer="layout" svg:width="0.144cm" svg:height="0.157cm" svg:x="14.129cm" svg:y="7.407cm" svg:viewBox="0 0 145 158" svg:d="M0 158l21-110c3-17 5-32 7-45h24l-4 30c14-21 35-33 58-33 19 0 39 10 39 42 0 7-1 18-3 26l-17 90h-27l18-89c1-6 2-13 2-21 0-15-6-26-25-26s-46 22-53 61l-14 75z">
          <text:p/>
        </draw:path>
        <draw:path draw:style-name="gr16" draw:text-style-name="P10" draw:layer="layout" svg:width="0.063cm" svg:height="0.079cm" svg:x="14.276cm" svg:y="7.524cm" svg:viewBox="0 0 64 80" svg:d="M0 80c10-19 26-53 32-77l32-3c-12 28-31 63-43 78z">
          <text:p/>
        </draw:path>
        <draw:path draw:style-name="gr16" draw:text-style-name="P10" draw:layer="layout" svg:width="0.148cm" svg:height="0.21cm" svg:x="14.415cm" svg:y="7.354cm" svg:viewBox="0 0 149 211" svg:d="M0 211l3-18 32-25c55-47 87-79 87-114 0-15-8-32-32-32-18 0-33 9-42 15l-7-19c14-10 35-18 55-18 39 0 53 26 53 50 0 45-40 83-89 124l-17 14h86l-4 23z">
          <text:p/>
        </draw:path>
        <draw:path draw:style-name="gr16" draw:text-style-name="P10" draw:layer="layout" svg:width="0.142cm" svg:height="0.213cm" svg:x="14.584cm" svg:y="7.354cm" svg:viewBox="0 0 143 214" svg:d="M28 144c0 22 4 48 29 48 38 0 59-84 59-126 0-16-2-45-27-45-36 0-61 72-61 123zM143 65c0 67-32 149-90 149-38 0-53-32-53-71 0-69 37-143 92-143 39 0 51 33 51 65z">
          <text:p/>
        </draw:path>
        <draw:polygon draw:style-name="gr16" draw:text-style-name="P10" draw:layer="layout" svg:width="0.069cm" svg:height="0.207cm" svg:x="14.78cm" svg:y="7.357cm" svg:viewBox="0 0 70 208" draw:points="40,27 39,27 3,45 0,24 48,0 70,0 31,208 5,208">
          <text:p/>
        </draw:polygon>
        <draw:path draw:style-name="gr16" draw:text-style-name="P10" draw:layer="layout" svg:width="0.141cm" svg:height="0.213cm" svg:x="14.897cm" svg:y="7.354cm" svg:viewBox="0 0 142 214" svg:d="M26 144c0 22 4 48 29 48 39 0 60-84 60-126 0-16-2-45-28-45-36 0-61 72-61 123zM142 65c0 67-33 149-90 149-39 0-52-32-52-71 0-69 36-143 90-143 40 0 52 33 52 65z">
          <text:p/>
        </draw:path>
        <draw:frame draw:style-name="gr15" draw:text-style-name="P9" draw:layer="layout" svg:width="0.499cm" svg:height="0.499cm" svg:x="11.044cm" svg:y="14.145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674cm" svg:y="14.295cm" svg:viewBox="0 0 157 215" draw:points="62,23 0,23 4,0 157,0 152,23 89,23 52,215 26,215">
          <text:p/>
        </draw:polygon>
        <draw:path draw:style-name="gr16" draw:text-style-name="P10" draw:layer="layout" svg:width="0.162cm" svg:height="0.224cm" svg:x="11.78cm" svg:y="14.355cm" svg:viewBox="0 0 163 225" svg:d="M57 0l15 83c3 19 5 30 7 42 5-10 9-21 17-39l39-86h28l-57 118c-17 33-33 60-55 81-17 17-35 25-44 26l-7-22c7-3 18-7 29-15 10-8 21-20 30-36 2-2 2-4 1-6l-32-146z">
          <text:p/>
        </draw:path>
        <draw:path draw:style-name="gr16" draw:text-style-name="P10" draw:layer="layout" svg:width="0.231cm" svg:height="0.157cm" svg:x="11.942cm" svg:y="14.352cm" svg:viewBox="0 0 232 158" svg:d="M0 158l21-109c3-17 5-32 7-46h23l-4 30h1c14-22 33-33 54-33 23 0 35 16 37 35 13-23 33-35 56-35 17 0 37 11 37 41 0 7-1 18-2 26l-18 91h-25l16-89c2-6 2-13 2-20 0-16-6-26-23-26-19 0-42 22-48 56l-16 79h-25l17-90c1-7 2-13 2-19 0-13-3-26-23-26-19 0-43 25-49 58l-14 77z">
          <text:p/>
        </draw:path>
        <draw:path draw:style-name="gr16" draw:text-style-name="P10" draw:layer="layout" svg:width="0.145cm" svg:height="0.161cm" svg:x="12.201cm" svg:y="14.352cm" svg:viewBox="0 0 146 162" svg:d="M27 96c0 25 14 45 37 45 31 0 55-41 55-77 0-18-8-43-36-43-34 0-56 40-56 75zM146 64c0 47-33 98-85 98-40 0-61-29-61-65 0-51 35-97 86-97 41 0 60 31 60 64z">
          <text:p/>
        </draw:path>
        <draw:path draw:style-name="gr16" draw:text-style-name="P10" draw:layer="layout" svg:width="0.113cm" svg:height="0.229cm" svg:x="12.368cm" svg:y="14.28cm" svg:viewBox="0 0 114 230" svg:d="M0 230l26-134h-22l6-21h20l1-8c4-21 12-41 26-53 9-9 23-14 36-14 11 0 18 2 21 4l-5 21c-4-2-10-3-16-3-21 0-31 21-35 46l-2 7h34l-4 21h-34l-25 134z">
          <text:p/>
        </draw:path>
        <draw:path draw:style-name="gr16" draw:text-style-name="P10" draw:layer="layout" svg:width="0.129cm" svg:height="0.161cm" svg:x="12.456cm" svg:y="14.352cm" svg:viewBox="0 0 130 162" svg:d="M80 20c-25 0-44 25-51 49 42 1 74-5 74-29 0-13-9-20-23-20zM109 149c-12 7-30 13-51 13-41 0-58-28-58-63 0-47 34-99 83-99 30 0 47 17 47 39 0 41-47 51-104 50-1 7 0 21 4 30 6 15 18 21 34 21 18 0 32-5 41-10z">
          <text:p/>
        </draw:path>
        <draw:path draw:style-name="gr16" draw:text-style-name="P10" draw:layer="layout" svg:width="0.162cm" svg:height="0.224cm" svg:x="12.576cm" svg:y="14.355cm" svg:viewBox="0 0 163 225" svg:d="M56 0l16 83c3 19 5 30 7 42 5-10 9-21 17-39l39-86h28l-58 118c-16 33-32 60-54 81-17 17-36 25-44 26l-7-22c7-3 18-7 29-15 10-8 21-20 29-36 2-2 2-4 1-6l-31-146z">
          <text:p/>
        </draw:path>
        <draw:path draw:style-name="gr16" draw:text-style-name="P10" draw:layer="layout" svg:width="0.158cm" svg:height="0.214cm" svg:x="12.814cm" svg:y="14.295cm" svg:viewBox="0 0 159 215" svg:d="M24 215l17-90-41-125h28l20 69c6 19 8 28 9 36h1c6-9 14-21 24-37l46-68h31l-91 125-18 90z">
          <text:p/>
        </draw:path>
        <draw:path draw:style-name="gr16" draw:text-style-name="P10" draw:layer="layout" svg:width="0.128cm" svg:height="0.161cm" svg:x="12.94cm" svg:y="14.352cm" svg:viewBox="0 0 129 162" svg:d="M81 20c-26 0-45 25-52 49 43 1 75-5 75-29 0-13-9-20-23-20zM110 149c-12 7-30 13-51 13-42 0-59-28-59-63 0-47 34-99 84-99 30 0 45 17 45 39 0 41-45 51-103 50-1 7 0 21 3 30 6 15 19 21 36 21 18 0 31-5 41-10z">
          <text:p/>
        </draw:path>
        <draw:path draw:style-name="gr16" draw:text-style-name="P10" draw:layer="layout" svg:width="0.138cm" svg:height="0.154cm" svg:x="13.089cm" svg:y="14.355cm" svg:viewBox="0 0 139 155" svg:d="M27 0l13 88c3 18 5 30 5 39h1c4-9 8-19 17-37l46-90h30l-86 155h-26l-27-155z">
          <text:p/>
        </draw:path>
        <draw:path draw:style-name="gr16" draw:text-style-name="P10" draw:layer="layout" svg:width="0.154cm" svg:height="0.223cm" svg:x="13.215cm" svg:y="14.352cm" svg:viewBox="0 0 155 224" svg:d="M126 26c-5-2-14-5-26-5-39 0-65 41-65 79-1 17 6 37 29 37s47-29 52-58zM7 193c9 6 25 10 41 10 26 0 46-13 55-55l6-23h-1c-14 22-33 33-54 33-31 0-47-26-47-53 0-52 38-105 98-105 18 0 38 5 50 11l-24 128c-6 32-15 55-31 69-16 13-37 16-54 16-19 0-37-4-46-10z">
          <text:p/>
        </draw:path>
        <draw:path draw:style-name="gr16" draw:text-style-name="P10" draw:layer="layout" svg:width="0.101cm" svg:height="0.157cm" svg:x="13.387cm" svg:y="14.352cm" svg:viewBox="0 0 102 158" svg:d="M0 158l19-99c3-20 6-40 8-56h23c-2 12-3 23-4 35h1c9-21 26-38 47-38 2 0 6 0 8 0l-6 27c-2 0-4 0-7 0-23 0-43 27-50 63l-13 68z">
          <text:p/>
        </draw:path>
        <draw:path draw:style-name="gr16" draw:text-style-name="P10" draw:layer="layout" svg:width="0.148cm" svg:height="0.161cm" svg:x="13.484cm" svg:y="14.352cm" svg:viewBox="0 0 149 162" svg:d="M119 23c-3-1-10-2-19-2-40 0-73 41-73 84 0 17 6 35 27 35 22 0 48-30 55-71zM101 158c0-9 2-24 3-41-17 33-38 45-60 45-27 0-44-22-44-52 0-54 39-110 106-110 16 0 32 2 43 6l-16 80c-5 27-7 55-6 72z">
          <text:p/>
        </draw:path>
        <draw:path draw:style-name="gr16" draw:text-style-name="P10" draw:layer="layout" svg:width="0.108cm" svg:height="0.16cm" svg:x="13.643cm" svg:y="14.352cm" svg:viewBox="0 0 109 161" svg:d="M7 131c8 5 22 10 34 10 18 0 30-12 30-26 0-12-6-20-22-28-18-10-28-24-28-40 0-27 24-47 56-47 14 0 26 4 32 7l-7 20c-6-3-15-7-27-7-16 0-27 10-27 24 0 11 7 18 21 25 17 10 29 24 29 41 0 33-26 51-59 51-16 0-32-5-39-10z">
          <text:p/>
        </draw:path>
        <draw:path draw:style-name="gr16" draw:text-style-name="P10" draw:layer="layout" svg:width="0.144cm" svg:height="0.226cm" svg:x="13.767cm" svg:y="14.283cm" svg:viewBox="0 0 145 227" svg:d="M0 227l44-227h26l-19 100h1c13-18 32-30 55-30 17 0 38 10 38 41 0 8-1 18-2 26l-18 90h-26l17-89c1-5 2-13 2-21 0-14-7-25-24-25-20 0-46 24-52 58l-15 77z">
          <text:p/>
        </draw:path>
        <draw:path draw:style-name="gr16" draw:text-style-name="P10" draw:layer="layout" svg:width="0.162cm" svg:height="0.224cm" svg:x="13.913cm" svg:y="14.355cm" svg:viewBox="0 0 163 225" svg:d="M57 0l15 83c3 19 5 30 7 42 5-10 9-21 17-39l39-86h28l-58 118c-16 33-32 60-53 81-17 17-36 25-45 26l-7-22c7-3 19-7 29-15 11-8 22-20 30-36 2-2 2-4 1-6l-31-146z">
          <text:p/>
        </draw:path>
        <draw:path draw:style-name="gr16" draw:text-style-name="P10" draw:layer="layout" svg:width="0.144cm" svg:height="0.157cm" svg:x="14.075cm" svg:y="14.352cm" svg:viewBox="0 0 145 158" svg:d="M0 158l21-109c4-17 6-32 8-46h23l-3 31c14-22 35-34 57-34 18 0 39 10 39 43 0 7-1 17-3 25l-17 90h-26l17-89c1-6 2-13 2-20 0-15-6-26-24-26-19 0-46 22-53 60l-14 75z">
          <text:p/>
        </draw:path>
        <draw:path draw:style-name="gr16" draw:text-style-name="P10" draw:layer="layout" svg:width="0.062cm" svg:height="0.079cm" svg:x="14.222cm" svg:y="14.469cm" svg:viewBox="0 0 63 80" svg:d="M0 80c11-19 25-54 32-77l31-3c-11 27-31 63-42 78z">
          <text:p/>
        </draw:path>
        <draw:path draw:style-name="gr16" draw:text-style-name="P10" draw:layer="layout" svg:width="0.149cm" svg:height="0.21cm" svg:x="14.36cm" svg:y="14.299cm" svg:viewBox="0 0 150 211" svg:d="M0 211l3-17 31-26c57-47 89-79 89-113 0-15-8-31-32-31-19 0-34 8-44 15l-6-20c14-11 36-19 56-19 38 0 53 27 53 52 0 43-40 82-90 122l-17 14h87l-4 23z">
          <text:p/>
        </draw:path>
        <draw:path draw:style-name="gr16" draw:text-style-name="P10" draw:layer="layout" svg:width="0.142cm" svg:height="0.214cm" svg:x="14.53cm" svg:y="14.299cm" svg:viewBox="0 0 143 215" svg:d="M27 145c0 22 4 48 28 48 40 0 61-84 61-127 0-16-2-45-27-45-37 0-62 73-62 124zM143 65c0 69-32 150-91 150-38 0-52-32-52-71 0-70 36-144 91-144 40 0 52 33 52 65z">
          <text:p/>
        </draw:path>
        <draw:polygon draw:style-name="gr16" draw:text-style-name="P10" draw:layer="layout" svg:width="0.069cm" svg:height="0.206cm" svg:x="14.726cm" svg:y="14.303cm" svg:viewBox="0 0 70 207" draw:points="39,27 3,45 0,24 48,0 70,0 31,207 4,207">
          <text:p/>
        </draw:polygon>
        <draw:path draw:style-name="gr16" draw:text-style-name="P10" draw:layer="layout" svg:width="0.141cm" svg:height="0.214cm" svg:x="14.843cm" svg:y="14.299cm" svg:viewBox="0 0 142 215" svg:d="M26 145c0 22 4 48 30 48 39 0 60-84 60-127 0-16-3-45-28-45-36 0-62 73-62 124zM142 65c0 69-32 150-90 150-39 0-52-32-52-71 0-70 36-144 91-144 39 0 51 33 51 65z">
          <text:p/>
        </draw:path>
        <draw:frame draw:style-name="gr15" draw:text-style-name="P9" draw:layer="layout" svg:width="0.499cm" svg:height="0.499cm" svg:x="11.063cm" svg:y="21.226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692cm" svg:y="21.376cm" svg:viewBox="0 0 157 215" draw:points="63,23 0,23 4,0 157,0 153,23 90,23 53,215 26,215">
          <text:p/>
        </draw:polygon>
        <draw:path draw:style-name="gr16" draw:text-style-name="P10" draw:layer="layout" svg:width="0.162cm" svg:height="0.225cm" svg:x="11.799cm" svg:y="21.436cm" svg:viewBox="0 0 163 226" svg:d="M56 0l15 83c4 18 6 29 7 41h1c4-10 8-21 16-38l40-86h28l-58 117c-17 33-32 60-53 82-18 18-37 25-46 27l-6-23c6-2 17-7 28-15 11-9 23-21 31-36 1-3 1-4 0-7l-31-145z">
          <text:p/>
        </draw:path>
        <draw:path draw:style-name="gr16" draw:text-style-name="P10" draw:layer="layout" svg:width="0.23cm" svg:height="0.157cm" svg:x="11.961cm" svg:y="21.433cm" svg:viewBox="0 0 231 158" svg:d="M0 158l20-110c3-17 5-32 7-45h23l-4 29h1c14-21 34-32 54-32 24 0 36 15 37 34 13-22 33-34 56-34 18 0 37 11 37 40 0 7 0 18-2 26l-17 92h-26l17-89c1-6 2-14 2-20 0-17-6-27-23-27-19 0-42 22-49 56l-14 80h-27l17-91c2-7 2-13 2-19 0-13-3-26-23-26-19 0-43 25-49 58l-14 78z">
          <text:p/>
        </draw:path>
        <draw:path draw:style-name="gr16" draw:text-style-name="P10" draw:layer="layout" svg:width="0.145cm" svg:height="0.161cm" svg:x="12.219cm" svg:y="21.433cm" svg:viewBox="0 0 146 162" svg:d="M27 98c0 25 15 43 38 43 31 0 54-40 54-77 0-18-8-43-36-43-33 0-56 40-56 77zM146 64c0 48-33 98-85 98-39 0-61-29-61-64 0-51 36-98 86-98 42 0 60 31 60 64z">
          <text:p/>
        </draw:path>
        <draw:path draw:style-name="gr16" draw:text-style-name="P10" draw:layer="layout" svg:width="0.114cm" svg:height="0.229cm" svg:x="12.386cm" svg:y="21.361cm" svg:viewBox="0 0 115 230" svg:d="M0 230l25-134h-20l4-21h20l2-8c4-21 11-41 25-53 10-9 23-14 36-14 12 0 19 2 23 4l-6 21c-4-2-11-3-17-3-21 0-31 21-35 46l-1 7h34l-4 21h-34l-26 134z">
          <text:p/>
        </draw:path>
        <draw:path draw:style-name="gr16" draw:text-style-name="P10" draw:layer="layout" svg:width="0.129cm" svg:height="0.161cm" svg:x="12.474cm" svg:y="21.433cm" svg:viewBox="0 0 130 162" svg:d="M80 21c-25 0-44 24-51 48 42 1 76-5 76-29 0-12-11-19-25-19zM110 150c-12 6-31 12-52 12-40 0-58-28-58-62 0-48 34-100 84-100 30 0 46 17 46 40 0 40-47 51-103 51-2 6-1 21 3 29 6 14 18 20 34 20 18 0 32-5 42-10z">
          <text:p/>
        </draw:path>
        <draw:path draw:style-name="gr16" draw:text-style-name="P10" draw:layer="layout" svg:width="0.162cm" svg:height="0.225cm" svg:x="12.595cm" svg:y="21.436cm" svg:viewBox="0 0 163 226" svg:d="M56 0l15 83c4 18 6 29 7 41h1c4-10 8-21 16-38l40-86h28l-58 117c-17 33-32 60-53 82-18 18-37 25-46 27l-6-23c6-2 17-7 28-15 10-9 22-21 31-36 1-3 1-4 0-7l-31-145z">
          <text:p/>
        </draw:path>
        <draw:path draw:style-name="gr16" draw:text-style-name="P10" draw:layer="layout" svg:width="0.158cm" svg:height="0.214cm" svg:x="12.832cm" svg:y="21.376cm" svg:viewBox="0 0 159 215" svg:d="M24 215l17-90-41-125h28l22 69c5 19 7 28 9 36 6-9 13-21 23-37l47-68h30l-91 125-17 90z">
          <text:p/>
        </draw:path>
        <draw:path draw:style-name="gr16" draw:text-style-name="P10" draw:layer="layout" svg:width="0.129cm" svg:height="0.161cm" svg:x="12.958cm" svg:y="21.433cm" svg:viewBox="0 0 130 162" svg:d="M81 21c-25 0-44 24-52 48 43 1 75-5 75-29 0-12-9-19-23-19zM110 150c-11 6-30 12-51 12-41 0-59-28-59-62 0-48 35-100 85-100 29 0 45 17 45 40 0 40-46 51-103 51-2 6-1 21 3 29 7 14 19 20 35 20 18 0 32-5 41-10z">
          <text:p/>
        </draw:path>
        <draw:path draw:style-name="gr16" draw:text-style-name="P10" draw:layer="layout" svg:width="0.137cm" svg:height="0.154cm" svg:x="13.108cm" svg:y="21.436cm" svg:viewBox="0 0 138 155" svg:d="M26 0l14 89c2 18 4 29 5 38 4-8 8-18 17-36l47-91h29l-86 155h-26l-26-155z">
          <text:p/>
        </draw:path>
        <draw:path draw:style-name="gr16" draw:text-style-name="P10" draw:layer="layout" svg:width="0.154cm" svg:height="0.224cm" svg:x="13.233cm" svg:y="21.433cm" svg:viewBox="0 0 155 225" svg:d="M127 26c-6-2-15-5-26-5-39 0-66 41-66 79 0 18 6 37 30 37 22 0 46-28 52-59zM7 193c10 6 25 10 41 10 26 0 47-13 56-54l5-24c-14 22-34 33-55 33-31 0-47-26-47-53 0-53 39-105 99-105 18 0 37 5 49 11l-23 128c-6 33-15 55-31 69-17 13-37 17-55 17-19 0-36-5-46-11z">
          <text:p/>
        </draw:path>
        <draw:path draw:style-name="gr16" draw:text-style-name="P10" draw:layer="layout" svg:width="0.101cm" svg:height="0.157cm" svg:x="13.406cm" svg:y="21.433cm" svg:viewBox="0 0 102 158" svg:d="M0 158l18-100c4-20 6-40 8-55h23c-1 11-3 22-4 34h1c10-21 26-37 48-37 2 0 5 0 8 1l-6 26c-2-1-4-1-7-1-24 0-44 28-51 64l-12 68z">
          <text:p/>
        </draw:path>
        <draw:path draw:style-name="gr16" draw:text-style-name="P10" draw:layer="layout" svg:width="0.148cm" svg:height="0.161cm" svg:x="13.502cm" svg:y="21.433cm" svg:viewBox="0 0 149 162" svg:d="M119 23c-3-1-9-2-18-2-41 0-73 41-73 85 0 17 6 34 26 34 22 0 49-28 57-70zM102 158c0-9 2-24 4-39h-1c-17 32-39 43-61 43-27 0-44-22-44-51 0-55 40-111 108-111 15 0 31 3 41 6l-16 80c-5 28-7 55-6 72z">
          <text:p/>
        </draw:path>
        <draw:path draw:style-name="gr16" draw:text-style-name="P10" draw:layer="layout" svg:width="0.108cm" svg:height="0.16cm" svg:x="13.661cm" svg:y="21.433cm" svg:viewBox="0 0 109 161" svg:d="M9 132c7 4 20 9 33 9 17 0 29-11 29-25 0-12-5-19-22-28-17-11-27-25-27-41 0-26 23-47 55-47 14 0 27 4 32 8l-7 20c-5-4-15-7-27-7-16 0-27 9-27 23 0 11 7 18 21 26 17 9 29 24 29 41 0 32-26 50-58 50-17 0-32-5-40-10z">
          <text:p/>
        </draw:path>
        <draw:path draw:style-name="gr16" draw:text-style-name="P10" draw:layer="layout" svg:width="0.143cm" svg:height="0.225cm" svg:x="13.786cm" svg:y="21.365cm" svg:viewBox="0 0 144 226" svg:d="M0 226l43-226h27l-19 98c13-18 32-30 55-30 18 0 38 10 38 41 0 8-1 19-2 27l-17 90h-27l18-89c0-5 1-12 1-22 0-14-6-25-23-25-21 0-46 24-53 59l-14 77z">
          <text:p/>
        </draw:path>
        <draw:path draw:style-name="gr16" draw:text-style-name="P10" draw:layer="layout" svg:width="0.162cm" svg:height="0.225cm" svg:x="13.932cm" svg:y="21.436cm" svg:viewBox="0 0 163 226" svg:d="M55 0l15 83c4 18 6 29 7 41h1c4-10 8-21 16-38l40-86h29l-59 117c-17 33-32 60-53 82-17 18-36 25-45 27l-6-23c6-2 17-7 28-15 10-9 21-21 30-36 1-3 1-4 0-7l-30-145z">
          <text:p/>
        </draw:path>
        <draw:path draw:style-name="gr16" draw:text-style-name="P10" draw:layer="layout" svg:width="0.144cm" svg:height="0.157cm" svg:x="14.093cm" svg:y="21.433cm" svg:viewBox="0 0 145 158" svg:d="M0 158l21-110c3-17 6-32 7-45h24l-4 31c14-22 35-34 57-34 19 0 40 10 40 43 0 7-1 16-2 24l-19 91h-26l17-90c1-6 2-13 2-19 0-16-6-27-24-27-19 0-46 22-52 61l-14 75z">
          <text:p/>
        </draw:path>
        <draw:path draw:style-name="gr16" draw:text-style-name="P10" draw:layer="layout" svg:width="0.063cm" svg:height="0.08cm" svg:x="14.24cm" svg:y="21.55cm" svg:viewBox="0 0 64 81" svg:d="M0 81c10-19 25-54 31-78l33-3c-12 27-32 63-43 78z">
          <text:p/>
        </draw:path>
        <draw:path draw:style-name="gr16" draw:text-style-name="P10" draw:layer="layout" svg:width="0.149cm" svg:height="0.21cm" svg:x="14.379cm" svg:y="21.38cm" svg:viewBox="0 0 150 211" svg:d="M0 211l3-17 31-26c56-47 88-79 88-113 0-16-8-32-32-32-18 0-33 8-43 15l-7-19c15-11 37-19 56-19 39 0 54 26 54 52 0 44-40 82-90 122l-18 14v1h88l-5 22z">
          <text:p/>
        </draw:path>
        <draw:path draw:style-name="gr16" draw:text-style-name="P10" draw:layer="layout" svg:width="0.141cm" svg:height="0.214cm" svg:x="14.549cm" svg:y="21.38cm" svg:viewBox="0 0 142 215" svg:d="M26 145c0 22 4 48 30 48 39 0 59-84 59-125 0-17-2-46-27-46-36 0-62 73-62 123zM142 66c0 68-32 149-90 149-39 0-52-31-52-71 0-69 35-144 91-144 39 0 51 34 51 66z">
          <text:p/>
        </draw:path>
        <draw:polygon draw:style-name="gr16" draw:text-style-name="P10" draw:layer="layout" svg:width="0.069cm" svg:height="0.206cm" svg:x="14.744cm" svg:y="21.384cm" svg:viewBox="0 0 70 207" draw:points="39,26 38,26 3,44 0,23 47,0 70,0 30,207 5,207">
          <text:p/>
        </draw:polygon>
        <draw:path draw:style-name="gr16" draw:text-style-name="P10" draw:layer="layout" svg:width="0.141cm" svg:height="0.214cm" svg:x="14.861cm" svg:y="21.38cm" svg:viewBox="0 0 142 215" svg:d="M27 145c0 22 4 48 29 48 39 0 60-84 60-125 0-17-2-46-28-46-36 0-61 73-61 123zM142 66c0 68-32 149-89 149-39 0-53-31-53-71 0-69 37-144 91-144 39 0 51 34 51 66z">
          <text:p/>
        </draw:path>
        <draw:frame draw:style-name="gr15" draw:text-style-name="P9" draw:layer="layout" svg:width="0.499cm" svg:height="0.499cm" svg:x="11.101cm" svg:y="28.262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731cm" svg:y="28.412cm" svg:viewBox="0 0 157 215" draw:points="63,23 0,23 4,0 157,0 152,23 89,23 53,215 26,215">
          <text:p/>
        </draw:polygon>
        <draw:path draw:style-name="gr16" draw:text-style-name="P10" draw:layer="layout" svg:width="0.162cm" svg:height="0.224cm" svg:x="11.837cm" svg:y="28.473cm" svg:viewBox="0 0 163 225" svg:d="M55 0l16 82c3 19 5 30 7 42 4-10 9-21 17-39l39-85h29l-59 117c-16 33-32 60-53 81-17 18-36 25-44 27l-7-23c7-2 18-6 28-15 11-8 22-20 30-35 2-3 2-4 1-7l-31-145z">
          <text:p/>
        </draw:path>
        <draw:path draw:style-name="gr16" draw:text-style-name="P10" draw:layer="layout" svg:width="0.231cm" svg:height="0.157cm" svg:x="11.999cm" svg:y="28.469cm" svg:viewBox="0 0 232 158" svg:d="M0 158l20-109c4-17 6-33 7-45h24l-4 29c15-22 35-33 55-33 24 0 35 15 36 35 14-23 34-35 56-35 18 0 38 11 38 41 0 7-1 18-3 26l-17 91h-25l16-88c1-6 2-14 2-20 0-17-6-28-23-28-19 0-42 23-48 58l-15 78h-25l17-90c1-7 2-13 2-19 0-13-4-27-23-27-20 0-44 26-50 59l-14 77z">
          <text:p/>
        </draw:path>
        <draw:path draw:style-name="gr16" draw:text-style-name="P10" draw:layer="layout" svg:width="0.145cm" svg:height="0.161cm" svg:x="12.258cm" svg:y="28.469cm" svg:viewBox="0 0 146 162" svg:d="M27 98c0 25 14 43 36 43 31 0 55-40 55-77 0-18-9-43-36-43-33 0-55 40-55 77zM146 64c0 49-35 98-86 98-39 0-60-29-60-63 0-52 35-99 85-99 41 0 61 32 61 64z">
          <text:p/>
        </draw:path>
        <draw:path draw:style-name="gr16" draw:text-style-name="P10" draw:layer="layout" svg:width="0.113cm" svg:height="0.229cm" svg:x="12.425cm" svg:y="28.397cm" svg:viewBox="0 0 114 230" svg:d="M0 230l25-134h-21l4-20h21l1-9c4-21 12-41 25-53 11-9 25-14 38-14 10 0 17 2 21 4l-5 21c-5-2-10-3-16-3-21 0-32 21-37 46l-1 8h35l-4 20h-35l-25 134z">
          <text:p/>
        </draw:path>
        <draw:path draw:style-name="gr16" draw:text-style-name="P10" draw:layer="layout" svg:width="0.129cm" svg:height="0.161cm" svg:x="12.512cm" svg:y="28.469cm" svg:viewBox="0 0 130 162" svg:d="M82 21c-27 0-45 24-52 48 43 1 75-5 75-29 0-12-9-19-23-19zM111 150c-12 6-30 12-52 12-41 0-59-28-59-62 0-48 35-100 85-100 30 0 45 18 45 40 0 40-45 52-103 50-1 7 0 22 3 30 6 14 19 20 35 20 19 0 32-5 42-10z">
          <text:p/>
        </draw:path>
        <draw:path draw:style-name="gr16" draw:text-style-name="P10" draw:layer="layout" svg:width="0.162cm" svg:height="0.224cm" svg:x="12.633cm" svg:y="28.473cm" svg:viewBox="0 0 163 225" svg:d="M56 0l16 82c3 19 5 30 7 42 4-10 9-21 17-39l39-85h28l-58 117c-16 33-32 60-53 81-17 18-36 25-44 27l-8-23c8-2 19-6 29-15 11-8 22-20 30-35 2-3 2-4 1-7l-31-145z">
          <text:p/>
        </draw:path>
        <draw:path draw:style-name="gr16" draw:text-style-name="P10" draw:layer="layout" svg:width="0.159cm" svg:height="0.214cm" svg:x="12.87cm" svg:y="28.412cm" svg:viewBox="0 0 160 215" svg:d="M26 215l17-90-43-125h30l20 69c6 20 7 28 9 36h1c5-9 12-21 23-37l46-68h31l-91 125-17 90z">
          <text:p/>
        </draw:path>
        <draw:path draw:style-name="gr16" draw:text-style-name="P10" draw:layer="layout" svg:width="0.129cm" svg:height="0.161cm" svg:x="12.996cm" svg:y="28.469cm" svg:viewBox="0 0 130 162" svg:d="M80 21c-25 0-43 24-50 48 41 1 74-5 74-29 0-12-10-19-24-19zM110 150c-12 6-31 12-51 12-41 0-59-28-59-62 0-48 35-100 84-100 29 0 46 18 46 40 0 40-46 52-103 50-1 7 0 22 3 30 6 14 19 20 35 20 18 0 31-5 41-10z">
          <text:p/>
        </draw:path>
        <draw:path draw:style-name="gr16" draw:text-style-name="P10" draw:layer="layout" svg:width="0.138cm" svg:height="0.153cm" svg:x="13.146cm" svg:y="28.473cm" svg:viewBox="0 0 139 154" svg:d="M27 0l13 88c2 18 5 29 5 38h1c3-8 8-18 16-36l48-90h29l-86 154h-26l-27-154z">
          <text:p/>
        </draw:path>
        <draw:path draw:style-name="gr16" draw:text-style-name="P10" draw:layer="layout" svg:width="0.154cm" svg:height="0.224cm" svg:x="13.272cm" svg:y="28.469cm" svg:viewBox="0 0 155 225" svg:d="M126 26c-5-2-15-5-25-5-39 0-66 41-66 78-1 18 6 37 30 37 23 0 46-28 51-58zM7 193c9 6 25 10 41 10 27 0 47-13 56-55l5-23h-1c-13 21-32 32-53 32-32 0-48-26-48-53 0-52 38-104 98-104 18 0 38 5 50 11l-24 127c-6 33-15 56-31 70-15 13-36 17-54 17-19 0-37-5-46-11z">
          <text:p/>
        </draw:path>
        <draw:path draw:style-name="gr16" draw:text-style-name="P10" draw:layer="layout" svg:width="0.101cm" svg:height="0.157cm" svg:x="13.444cm" svg:y="28.469cm" svg:viewBox="0 0 102 158" svg:d="M0 158l19-99c3-20 6-41 7-55h25c-2 10-3 21-5 34h1c10-22 27-38 47-38 3 0 6 0 8 1l-5 27c-2-2-4-2-7-2-23 0-44 29-51 65l-13 67z">
          <text:p/>
        </draw:path>
        <draw:path draw:style-name="gr16" draw:text-style-name="P10" draw:layer="layout" svg:width="0.148cm" svg:height="0.161cm" svg:x="13.541cm" svg:y="28.469cm" svg:viewBox="0 0 149 162" svg:d="M119 23c-4-1-9-2-18-2-40 0-74 41-74 85 0 17 6 34 27 34 22 0 49-28 56-70zM102 158c0-9 1-24 3-39-17 32-38 43-61 43-27 0-44-22-44-51 0-55 39-111 107-111 15 0 31 3 42 6l-16 80c-5 28-7 55-6 72z">
          <text:p/>
        </draw:path>
        <draw:path draw:style-name="gr16" draw:text-style-name="P10" draw:layer="layout" svg:width="0.108cm" svg:height="0.16cm" svg:x="13.7cm" svg:y="28.469cm" svg:viewBox="0 0 109 161" svg:d="M7 132c8 4 21 9 33 9 18 0 29-11 29-25 0-12-5-19-21-29-18-10-28-24-28-40 0-26 23-47 57-47 14 0 26 4 32 8l-7 20c-6-4-16-7-27-7-17 0-28 10-28 23 0 11 7 18 21 26 18 9 29 24 29 41 0 32-26 50-59 50-17 0-31-5-38-10z">
          <text:p/>
        </draw:path>
        <draw:path draw:style-name="gr16" draw:text-style-name="P10" draw:layer="layout" svg:width="0.144cm" svg:height="0.225cm" svg:x="13.824cm" svg:y="28.401cm" svg:viewBox="0 0 145 226" svg:d="M0 226l43-226h26l-19 100h1c13-19 32-31 55-31 18 0 39 11 39 41 0 8-1 18-3 26l-17 90h-27l17-89c1-5 2-12 2-21 0-14-7-25-24-25-20 0-46 24-52 58l-15 77z">
          <text:p/>
        </draw:path>
        <draw:path draw:style-name="gr16" draw:text-style-name="P10" draw:layer="layout" svg:width="0.162cm" svg:height="0.224cm" svg:x="13.97cm" svg:y="28.473cm" svg:viewBox="0 0 163 225" svg:d="M55 0l16 82c3 19 5 30 7 42 4-10 9-21 17-39l40-85h28l-59 117c-16 33-32 60-53 81-17 18-36 25-44 27l-7-23c7-2 18-6 28-15 11-8 22-20 30-35 1-3 1-4 1-7l-31-145z">
          <text:p/>
        </draw:path>
        <draw:path draw:style-name="gr16" draw:text-style-name="P10" draw:layer="layout" svg:width="0.144cm" svg:height="0.157cm" svg:x="14.132cm" svg:y="28.469cm" svg:viewBox="0 0 145 158" svg:d="M0 158l20-109c4-17 6-33 8-45h23l-4 31h1c14-23 35-35 58-35 18 0 39 11 39 44 0 7-1 16-3 24l-17 90h-26l17-89c1-6 2-13 2-19 0-16-6-28-26-28-18 0-45 24-52 62l-14 74z">
          <text:p/>
        </draw:path>
        <draw:path draw:style-name="gr16" draw:text-style-name="P10" draw:layer="layout" svg:width="0.062cm" svg:height="0.08cm" svg:x="14.279cm" svg:y="28.586cm" svg:viewBox="0 0 63 81" svg:d="M0 81c10-19 25-54 32-78l31-3c-11 27-31 64-42 78z">
          <text:p/>
        </draw:path>
        <draw:path draw:style-name="gr16" draw:text-style-name="P10" draw:layer="layout" svg:width="0.149cm" svg:height="0.21cm" svg:x="14.417cm" svg:y="28.416cm" svg:viewBox="0 0 150 211" svg:d="M0 211l3-17 32-26c55-47 88-80 88-114 0-15-8-31-32-31-19 0-33 8-43 15l-6-19c14-11 35-19 54-19 39 0 54 26 54 51 0 44-40 83-89 123l-18 14v1h87l-4 22z">
          <text:p/>
        </draw:path>
        <draw:path draw:style-name="gr16" draw:text-style-name="P10" draw:layer="layout" svg:width="0.141cm" svg:height="0.214cm" svg:x="14.587cm" svg:y="28.416cm" svg:viewBox="0 0 142 215" svg:d="M27 145c0 22 4 48 29 48 39 0 60-84 60-125 0-16-2-45-28-45-36 0-61 72-61 122zM142 66c0 68-31 149-89 149-38 0-53-31-53-71 0-69 37-144 91-144 40 0 51 34 51 66z">
          <text:p/>
        </draw:path>
        <draw:polygon draw:style-name="gr16" draw:text-style-name="P10" draw:layer="layout" svg:width="0.069cm" svg:height="0.206cm" svg:x="14.783cm" svg:y="28.42cm" svg:viewBox="0 0 70 207" draw:points="39,26 2,44 0,23 48,0 70,0 31,207 4,207">
          <text:p/>
        </draw:polygon>
        <draw:path draw:style-name="gr16" draw:text-style-name="P10" draw:layer="layout" svg:width="0.142cm" svg:height="0.214cm" svg:x="14.899cm" svg:y="28.416cm" svg:viewBox="0 0 143 215" svg:d="M27 145c0 22 4 48 29 48 38 0 59-84 59-125 0-16-2-45-27-45-36 0-61 72-61 122zM143 66c0 68-33 149-91 149-38 0-52-31-52-71 0-69 36-144 91-144 40 0 52 34 52 66z">
          <text:p/>
        </draw:path>
        <draw:frame draw:style-name="gr129" draw:text-style-name="P6" draw:layer="layout" svg:width="3.473cm" svg:height="0.568cm" svg:x="12.206cm" svg:y="25.948cm">
          <draw:text-box>
            <text:p text:style-name="P4"><text:span text:style-name="T2">Apply your insight.</text:span></text:p>
          </draw:text-box>
        </draw:frame>
      </draw:page>
      <draw:page draw:name="page6" draw:style-name="dp1" draw:master-page-name="master-page51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4cm" svg:height="6.9cm" svg:x="10.589cm" svg:y="1.006cm" svg:viewBox="0 0 10401 6901" draw:points="10401,6901 0,6901 0,0 10401,0">
          <text:p/>
        </draw:polygon>
        <draw:polygon draw:style-name="gr117" draw:text-style-name="P14" draw:layer="layout" svg:width="10.4cm" svg:height="2.326cm" svg:x="10.589cm" svg:y="1.006cm" svg:viewBox="0 0 10401 2327" draw:points="10401,2327 0,2327 0,0 10401,0">
          <text:p/>
        </draw:polygon>
        <draw:frame draw:style-name="gr119" draw:text-style-name="P5" draw:layer="layout" svg:width="7.415cm" svg:height="1.792cm" svg:x="13.617cm" svg:y="1.992cm">
          <draw:text-box>
            <text:p text:style-name="P4"><text:span text:style-name="T1">SOLUTION</text:span></text:p>
          </draw:text-box>
        </draw:frame>
        <draw:frame draw:style-name="gr130" draw:text-style-name="P12" draw:layer="layout" svg:width="4.942cm" svg:height="0.7cm" svg:x="12.11cm" svg:y="3.997cm">
          <draw:text-box>
            <text:p text:style-name="P4"><text:span text:style-name="T5">SKILLED MEMBER</text:span></text:p>
          </draw:text-box>
        </draw:frame>
        <draw:frame draw:style-name="gr131" draw:text-style-name="P6" draw:layer="layout" svg:width="6.462cm" svg:height="0.568cm" svg:x="12.11cm" svg:y="4.766cm">
          <draw:text-box>
            <text:p text:style-name="P4"><text:span text:style-name="T2">Involve skilled team member from </text:span></text:p>
          </draw:text-box>
        </draw:frame>
        <draw:path draw:style-name="gr2" draw:text-style-name="P2" draw:layer="layout" svg:width="0.072cm" svg:height="0.23cm" svg:x="12.17cm" svg:y="1.61cm" svg:viewBox="0 0 73 231" svg:d="M37 231c20 0 36-16 36-36v-159c0-20-16-36-36-36-21 0-37 16-37 36v159c0 20 16 36 37 36z">
          <text:p/>
        </draw:path>
        <draw:path draw:style-name="gr2" draw:text-style-name="P2" draw:layer="layout" svg:width="0.23cm" svg:height="0.072cm" svg:x="11.584cm" svg:y="2.259cm" svg:viewBox="0 0 231 73" svg:d="M194 0h-157c-21 0-37 17-37 37s16 36 37 36h157c20 0 37-16 37-36s-17-37-37-37z">
          <text:p/>
        </draw:path>
        <draw:path draw:style-name="gr2" draw:text-style-name="P2" draw:layer="layout" svg:width="0.21cm" svg:height="0.152cm" svg:x="11.631cm" svg:y="1.938cm" svg:viewBox="0 0 211 153" svg:d="M192 84l-137-79c-18-10-40-4-50 14-10 17-4 39 13 49l137 80c18 10 41 4 51-14 10-17 4-39-14-50z">
          <text:p/>
        </draw:path>
        <draw:path draw:style-name="gr2" draw:text-style-name="P2" draw:layer="layout" svg:width="0.149cm" svg:height="0.21cm" svg:x="11.854cm" svg:y="1.702cm" svg:viewBox="0 0 150 211" svg:d="M131 206c19-9 25-31 15-49l-78-138c-9-18-31-24-49-14-17 9-24 31-14 49l77 139c10 17 32 23 49 13z">
          <text:p/>
        </draw:path>
        <draw:path draw:style-name="gr2" draw:text-style-name="P2" draw:layer="layout" svg:width="0.23cm" svg:height="0.076cm" svg:x="12.598cm" svg:y="2.262cm" svg:viewBox="0 0 231 77" svg:d="M196 4l-159-4c-19-1-36 15-37 35 0 20 16 37 35 38l159 4c20 1 37-15 37-36 1-20-15-37-35-37z">
          <text:p/>
        </draw:path>
        <draw:path draw:style-name="gr2" draw:text-style-name="P2" draw:layer="layout" svg:width="0.211cm" svg:height="0.147cm" svg:x="12.578cm" svg:y="1.944cm" svg:viewBox="0 0 212 148" svg:d="M53 144l140-75c18-9 24-32 15-50-10-17-33-24-50-14l-139 76c-18 9-24 31-15 49 10 17 32 24 49 14z">
          <text:p/>
        </draw:path>
        <draw:path draw:style-name="gr2" draw:text-style-name="P2" draw:layer="layout" svg:width="0.153cm" svg:height="0.208cm" svg:x="12.42cm" svg:y="1.702cm" svg:viewBox="0 0 154 209" svg:d="M137 5c-18-10-40-5-51 13l-81 136c-10 17-4 40 13 50s39 4 50-13l81-136c11-18 5-40-12-50z">
          <text:p/>
        </draw:path>
        <draw:polygon draw:style-name="gr2" draw:text-style-name="P2" draw:layer="layout" svg:width="0.386cm" svg:height="0.375cm" svg:x="12.013cm" svg:y="2.729cm" svg:viewBox="0 0 387 376" draw:points="0,237 124,336 124,376 177,376 211,376 264,376 264,336 387,237 387,133 204,226 128,226 128,220 387,77 387,0 0,184">
          <text:p/>
        </draw:polygon>
        <draw:path draw:style-name="gr2" draw:text-style-name="P2" draw:layer="layout" svg:width="0.636cm" svg:height="0.969cm" svg:x="11.888cm" svg:y="1.898cm" svg:viewBox="0 0 637 970" svg:d="M243 174c-65 21-95 90-96 90-5 11-15 17-26 17-4 0-8 0-12-2-14-6-21-23-15-38 2-4 41-93 131-122 16-5 32 3 36 19 5 15-3 31-18 36zM637 323c0-171-135-323-319-323s-318 152-318 323c-3 210 170 352 170 352v59h-45v100l38-18 76 8-114 59v87l386-180v-56h-45v-59c0 0 174-142 171-352z">
          <text:p/>
        </draw:path>
        <draw:polygon draw:style-name="gr2" draw:text-style-name="P2" draw:layer="layout" svg:width="10.4cm" svg:height="6.9cm" svg:x="10.589cm" svg:y="8.049cm" svg:viewBox="0 0 10401 6901" draw:points="10401,6901 0,6901 0,0 10401,0">
          <text:p/>
        </draw:polygon>
        <draw:polygon draw:style-name="gr117" draw:text-style-name="P14" draw:layer="layout" svg:width="10.4cm" svg:height="2.325cm" svg:x="10.589cm" svg:y="8.049cm" svg:viewBox="0 0 10401 2326" draw:points="10401,2326 0,2326 0,0 10401,0">
          <text:p/>
        </draw:polygon>
        <draw:frame draw:style-name="gr12" draw:text-style-name="P6" draw:layer="layout" svg:width="2.153cm" svg:height="0.568cm" svg:x="12.11cm" svg:y="5.274cm">
          <draw:text-box>
            <text:p text:style-name="P4"><text:span text:style-name="T2">other team.</text:span></text:p>
          </draw:text-box>
        </draw:frame>
        <draw:frame draw:style-name="gr119" draw:text-style-name="P5" draw:layer="layout" svg:width="7.415cm" svg:height="1.792cm" svg:x="13.617cm" svg:y="9.035cm">
          <draw:text-box>
            <text:p text:style-name="P4"><text:span text:style-name="T1">SOLUTION</text:span></text:p>
          </draw:text-box>
        </draw:frame>
        <draw:frame draw:style-name="gr132" draw:text-style-name="P12" draw:layer="layout" svg:width="5.243cm" svg:height="0.7cm" svg:x="12.11cm" svg:y="11.039cm">
          <draw:text-box>
            <text:p text:style-name="P4"><text:span text:style-name="T5">COMMUNICATIONS</text:span></text:p>
          </draw:text-box>
        </draw:frame>
        <draw:path draw:style-name="gr2" draw:text-style-name="P2" draw:layer="layout" svg:width="0.072cm" svg:height="0.23cm" svg:x="12.17cm" svg:y="8.653cm" svg:viewBox="0 0 73 231" svg:d="M37 231c20 0 36-16 36-37v-158c0-20-16-36-36-36-21 0-37 16-37 36v158c0 21 16 37 37 37z">
          <text:p/>
        </draw:path>
        <draw:path draw:style-name="gr2" draw:text-style-name="P2" draw:layer="layout" svg:width="0.23cm" svg:height="0.073cm" svg:x="11.584cm" svg:y="9.301cm" svg:viewBox="0 0 231 74" svg:d="M194 0h-157c-21 0-37 17-37 38 0 20 16 36 37 36h157c20 0 37-16 37-36 0-21-17-38-37-38z">
          <text:p/>
        </draw:path>
        <draw:path draw:style-name="gr2" draw:text-style-name="P2" draw:layer="layout" svg:width="0.21cm" svg:height="0.151cm" svg:x="11.631cm" svg:y="8.981cm" svg:viewBox="0 0 211 152" svg:d="M192 84l-137-79c-18-10-40-4-50 13-10 18-4 40 13 50l137 79c18 10 41 4 51-13s4-39-14-50z">
          <text:p/>
        </draw:path>
        <draw:path draw:style-name="gr2" draw:text-style-name="P2" draw:layer="layout" svg:width="0.149cm" svg:height="0.21cm" svg:x="11.854cm" svg:y="8.745cm" svg:viewBox="0 0 150 211" svg:d="M131 206c19-10 25-32 15-49l-78-139c-9-17-31-23-49-14-17 10-24 32-14 50l77 138c10 18 32 24 49 14z">
          <text:p/>
        </draw:path>
        <draw:path draw:style-name="gr2" draw:text-style-name="P2" draw:layer="layout" svg:width="0.23cm" svg:height="0.077cm" svg:x="12.598cm" svg:y="9.304cm" svg:viewBox="0 0 231 78" svg:d="M196 5l-159-5c-19 0-36 17-37 36 0 20 16 37 35 38l159 4c20 0 37-15 37-35 1-20-15-38-35-38z">
          <text:p/>
        </draw:path>
        <draw:path draw:style-name="gr2" draw:text-style-name="P2" draw:layer="layout" svg:width="0.211cm" svg:height="0.147cm" svg:x="12.578cm" svg:y="8.987cm" svg:viewBox="0 0 212 148" svg:d="M53 144l140-75c18-10 24-32 15-50-10-18-33-24-50-15l-139 76c-18 10-24 32-15 49 10 18 32 24 49 15z">
          <text:p/>
        </draw:path>
        <draw:path draw:style-name="gr2" draw:text-style-name="P2" draw:layer="layout" svg:width="0.153cm" svg:height="0.208cm" svg:x="12.42cm" svg:y="8.745cm" svg:viewBox="0 0 154 209" svg:d="M137 5c-18-10-40-5-51 12l-81 137c-10 17-4 39 13 50 17 10 39 4 50-13l81-136c11-18 5-40-12-50z">
          <text:p/>
        </draw:path>
        <draw:polygon draw:style-name="gr2" draw:text-style-name="P2" draw:layer="layout" svg:width="0.386cm" svg:height="0.376cm" svg:x="12.013cm" svg:y="9.771cm" svg:viewBox="0 0 387 377" draw:points="0,238 124,337 124,377 177,377 211,377 264,377 264,337 387,238 387,133 204,226 128,226 128,221 387,78 387,0 0,185">
          <text:p/>
        </draw:polygon>
        <draw:path draw:style-name="gr2" draw:text-style-name="P2" draw:layer="layout" svg:width="0.636cm" svg:height="0.97cm" svg:x="11.888cm" svg:y="8.94cm" svg:viewBox="0 0 637 971" svg:d="M243 175c-65 20-95 89-96 90-5 12-15 18-26 18-4 0-8-1-12-2-14-7-21-24-15-39 2-4 41-93 131-122 16-5 32 3 36 18 5 15-3 32-18 37zM637 325c0-172-135-325-319-325s-318 153-318 325c-3 209 170 351 170 351v58h-45v101l38-18 76 8-114 59v87l386-180v-57h-45v-58c0 0 174-142 171-351z">
          <text:p/>
        </draw:path>
        <draw:polygon draw:style-name="gr2" draw:text-style-name="P2" draw:layer="layout" svg:width="10.4cm" svg:height="6.9cm" svg:x="10.589cm" svg:y="15.129cm" svg:viewBox="0 0 10401 6901" draw:points="10401,6901 0,6901 0,0 10401,0">
          <text:p/>
        </draw:polygon>
        <draw:polygon draw:style-name="gr117" draw:text-style-name="P14" draw:layer="layout" svg:width="10.4cm" svg:height="2.325cm" svg:x="10.589cm" svg:y="15.129cm" svg:viewBox="0 0 10401 2326" draw:points="10401,2326 0,2326 0,0 10401,0">
          <text:p/>
        </draw:polygon>
        <draw:frame draw:style-name="gr133" draw:text-style-name="P6" draw:layer="layout" svg:width="4.985cm" svg:height="0.568cm" svg:x="12.11cm" svg:y="11.809cm">
          <draw:text-box>
            <text:p text:style-name="P4"><text:span text:style-name="T2">Enhance communications.</text:span></text:p>
          </draw:text-box>
        </draw:frame>
        <draw:frame draw:style-name="gr119" draw:text-style-name="P5" draw:layer="layout" svg:width="7.415cm" svg:height="1.792cm" svg:x="13.617cm" svg:y="16.115cm">
          <draw:text-box>
            <text:p text:style-name="P4"><text:span text:style-name="T1">SOLUTION</text:span></text:p>
          </draw:text-box>
        </draw:frame>
        <draw:frame draw:style-name="gr134" draw:text-style-name="P12" draw:layer="layout" svg:width="4.146cm" svg:height="0.7cm" svg:x="12.11cm" svg:y="18.119cm">
          <draw:text-box>
            <text:p text:style-name="P4"><text:span text:style-name="T5">INVOLVE BOSS</text:span></text:p>
          </draw:text-box>
        </draw:frame>
        <draw:frame draw:style-name="gr135" draw:text-style-name="P6" draw:layer="layout" svg:width="6.716cm" svg:height="0.568cm" svg:x="12.11cm" svg:y="18.889cm">
          <draw:text-box>
            <text:p text:style-name="P4"><text:span text:style-name="T2">Your boss is ready to take a part of </text:span></text:p>
          </draw:text-box>
        </draw:frame>
        <draw:path draw:style-name="gr2" draw:text-style-name="P2" draw:layer="layout" svg:width="0.072cm" svg:height="0.231cm" svg:x="12.17cm" svg:y="15.732cm" svg:viewBox="0 0 73 232" svg:d="M37 232c20 0 36-17 36-37v-158c0-20-16-37-36-37-21 0-37 17-37 37v158c0 20 16 37 37 37z">
          <text:p/>
        </draw:path>
        <draw:path draw:style-name="gr2" draw:text-style-name="P2" draw:layer="layout" svg:width="0.23cm" svg:height="0.072cm" svg:x="11.584cm" svg:y="16.381cm" svg:viewBox="0 0 231 73" svg:d="M194 0h-157c-21 0-37 16-37 36s16 37 37 37h157c20 0 37-17 37-37s-17-36-37-36z">
          <text:p/>
        </draw:path>
        <draw:path draw:style-name="gr2" draw:text-style-name="P2" draw:layer="layout" svg:width="0.21cm" svg:height="0.151cm" svg:x="11.631cm" svg:y="16.061cm" svg:viewBox="0 0 211 152" svg:d="M192 84l-137-79c-18-10-40-4-50 13s-4 39 13 50l137 79c18 10 41 4 51-13 10-18 4-40-14-50z">
          <text:p/>
        </draw:path>
        <draw:path draw:style-name="gr2" draw:text-style-name="P2" draw:layer="layout" svg:width="0.149cm" svg:height="0.21cm" svg:x="11.854cm" svg:y="15.825cm" svg:viewBox="0 0 150 211" svg:d="M131 207c19-10 25-32 15-50l-78-138c-9-17-31-24-49-14-17 10-24 32-14 49l77 139c10 17 32 24 49 14z">
          <text:p/>
        </draw:path>
        <draw:path draw:style-name="gr2" draw:text-style-name="P2" draw:layer="layout" svg:width="0.23cm" svg:height="0.077cm" svg:x="12.598cm" svg:y="16.384cm" svg:viewBox="0 0 231 78" svg:d="M196 4l-159-4c-19-1-36 15-37 35 0 20 16 38 35 38l159 5c20 0 37-17 37-37 1-20-15-36-35-37z">
          <text:p/>
        </draw:path>
        <draw:path draw:style-name="gr2" draw:text-style-name="P2" draw:layer="layout" svg:width="0.211cm" svg:height="0.147cm" svg:x="12.578cm" svg:y="16.067cm" svg:viewBox="0 0 212 148" svg:d="M53 144l140-75c18-10 24-32 15-50-10-18-33-24-50-15l-139 76c-18 10-24 32-15 49 10 18 32 24 49 15z">
          <text:p/>
        </draw:path>
        <draw:path draw:style-name="gr2" draw:text-style-name="P2" draw:layer="layout" svg:width="0.153cm" svg:height="0.208cm" svg:x="12.42cm" svg:y="15.825cm" svg:viewBox="0 0 154 209" svg:d="M137 6c-18-11-40-5-51 13l-81 136c-10 17-4 39 13 49s39 5 50-12l81-136c11-17 5-39-12-50z">
          <text:p/>
        </draw:path>
        <draw:polygon draw:style-name="gr2" draw:text-style-name="P2" draw:layer="layout" svg:width="0.386cm" svg:height="0.376cm" svg:x="12.013cm" svg:y="16.851cm" svg:viewBox="0 0 387 377" draw:points="0,238 124,337 124,377 177,377 211,377 264,377 264,337 387,238 387,133 204,226 128,226 128,220 387,77 387,0 0,183">
          <text:p/>
        </draw:polygon>
        <draw:path draw:style-name="gr2" draw:text-style-name="P2" draw:layer="layout" svg:width="0.636cm" svg:height="0.969cm" svg:x="11.888cm" svg:y="16.02cm" svg:viewBox="0 0 637 970" svg:d="M243 174c-65 21-95 90-96 91-5 10-15 17-26 17-4 0-8-1-12-2-14-7-21-24-15-38 2-4 41-94 131-123 16-4 32 4 36 19 5 15-3 31-18 36zM637 324c0-171-135-324-319-324s-318 153-318 324c-3 208 170 350 170 350v59h-45v100l38-17 76 8-114 58v88l386-180v-57h-45v-59c0 0 174-142 171-350z">
          <text:p/>
        </draw:path>
        <draw:polygon draw:style-name="gr2" draw:text-style-name="P2" draw:layer="layout" svg:width="10.4cm" svg:height="6.9cm" svg:x="10.6cm" svg:y="22.188cm" svg:viewBox="0 0 10401 6901" draw:points="10401,6901 0,6901 0,0 10401,0">
          <text:p/>
        </draw:polygon>
        <draw:polygon draw:style-name="gr117" draw:text-style-name="P14" draw:layer="layout" svg:width="10.4cm" svg:height="2.325cm" svg:x="10.6cm" svg:y="22.188cm" svg:viewBox="0 0 10401 2326" draw:points="10401,2326 0,2326 0,0 10401,0">
          <text:p/>
        </draw:polygon>
        <draw:frame draw:style-name="gr109" draw:text-style-name="P6" draw:layer="layout" svg:width="1.725cm" svg:height="0.568cm" svg:x="12.11cm" svg:y="19.397cm">
          <draw:text-box>
            <text:p text:style-name="P4"><text:span text:style-name="T2">the work.</text:span></text:p>
          </draw:text-box>
        </draw:frame>
        <draw:frame draw:style-name="gr119" draw:text-style-name="P5" draw:layer="layout" svg:width="7.415cm" svg:height="1.792cm" svg:x="13.628cm" svg:y="23.174cm">
          <draw:text-box>
            <text:p text:style-name="P4"><text:span text:style-name="T1">SOLUTION</text:span></text:p>
          </draw:text-box>
        </draw:frame>
        <draw:frame draw:style-name="gr136" draw:text-style-name="P12" draw:layer="layout" svg:width="5.768cm" svg:height="0.7cm" svg:x="12.121cm" svg:y="25.178cm">
          <draw:text-box>
            <text:p text:style-name="P4"><text:span text:style-name="T5">PAIR PROGRAMMING</text:span></text:p>
          </draw:text-box>
        </draw:frame>
        <draw:path draw:style-name="gr2" draw:text-style-name="P2" draw:layer="layout" svg:width="0.072cm" svg:height="0.23cm" svg:x="12.181cm" svg:y="22.792cm" svg:viewBox="0 0 73 231" svg:d="M37 231c20 0 36-17 36-36v-159c0-20-16-36-36-36-21 0-37 16-37 36v159c0 19 16 36 37 36z">
          <text:p/>
        </draw:path>
        <draw:path draw:style-name="gr2" draw:text-style-name="P2" draw:layer="layout" svg:width="0.23cm" svg:height="0.073cm" svg:x="11.594cm" svg:y="23.44cm" svg:viewBox="0 0 231 74" svg:d="M195 0h-158c-21 0-37 17-37 36 0 20 16 38 37 38h158c20 0 36-18 36-38 0-19-16-36-36-36z">
          <text:p/>
        </draw:path>
        <draw:path draw:style-name="gr2" draw:text-style-name="P2" draw:layer="layout" svg:width="0.209cm" svg:height="0.151cm" svg:x="11.642cm" svg:y="23.12cm" svg:viewBox="0 0 210 152" svg:d="M192 85l-138-80c-17-10-39-4-49 13s-4 41 13 51l137 78c18 10 40 4 50-13s4-39-13-49z">
          <text:p/>
        </draw:path>
        <draw:path draw:style-name="gr2" draw:text-style-name="P2" draw:layer="layout" svg:width="0.15cm" svg:height="0.21cm" svg:x="11.864cm" svg:y="22.884cm" svg:viewBox="0 0 151 211" svg:d="M132 206c18-10 24-32 14-49l-78-138c-10-18-32-24-49-14-18 10-24 32-14 49l77 138c10 18 32 25 50 14z">
          <text:p/>
        </draw:path>
        <draw:path draw:style-name="gr2" draw:text-style-name="P2" draw:layer="layout" svg:width="0.23cm" svg:height="0.077cm" svg:x="12.609cm" svg:y="23.443cm" svg:viewBox="0 0 231 78" svg:d="M196 6l-159-6c-20 0-36 16-37 36 0 20 15 37 35 38l159 4c20 0 37-16 37-35 1-20-15-37-35-37z">
          <text:p/>
        </draw:path>
        <draw:path draw:style-name="gr2" draw:text-style-name="P2" draw:layer="layout" svg:width="0.211cm" svg:height="0.147cm" svg:x="12.589cm" svg:y="23.126cm" svg:viewBox="0 0 212 148" svg:d="M53 144l140-75c17-10 24-32 15-50-10-18-33-24-50-15l-139 76c-18 10-24 32-15 49 10 18 32 24 49 15z">
          <text:p/>
        </draw:path>
        <draw:path draw:style-name="gr2" draw:text-style-name="P2" draw:layer="layout" svg:width="0.153cm" svg:height="0.208cm" svg:x="12.431cm" svg:y="22.884cm" svg:viewBox="0 0 154 209" svg:d="M137 5c-18-10-41-5-51 12l-81 136c-10 17-4 39 13 50s39 5 49-13l82-136c10-17 5-39-12-49z">
          <text:p/>
        </draw:path>
        <draw:polygon draw:style-name="gr2" draw:text-style-name="P2" draw:layer="layout" svg:width="0.386cm" svg:height="0.376cm" svg:x="12.024cm" svg:y="23.91cm" svg:viewBox="0 0 387 377" draw:points="0,237 124,337 124,377 177,377 211,377 264,377 264,337 387,237 387,133 204,225 128,225 128,220 387,77 387,0 0,184">
          <text:p/>
        </draw:polygon>
        <draw:path draw:style-name="gr2" draw:text-style-name="P2" draw:layer="layout" svg:width="0.637cm" svg:height="0.97cm" svg:x="11.898cm" svg:y="23.079cm" svg:viewBox="0 0 638 971" svg:d="M244 175c-65 20-96 89-96 90-5 11-15 17-26 17-4 0-8-1-12-2-14-7-21-23-15-38 2-4 41-94 131-122 15-5 31 3 36 18s-3 32-18 37zM638 324c0-171-135-324-319-324-185 0-319 153-319 324-2 209 171 351 171 351v59h-45v101l38-18 76 8-114 58v88l387-180v-57h-46v-59c0 0 174-142 171-351z">
          <text:p/>
        </draw:path>
        <draw:polygon draw:style-name="gr2" draw:text-style-name="P2" draw:layer="layout" svg:width="10.4cm" svg:height="6.9cm" svg:x="0.105cm" svg:y="15.129cm" svg:viewBox="0 0 10401 6901" draw:points="10401,6901 0,6901 0,0 10401,0">
          <text:p/>
        </draw:polygon>
        <draw:polygon draw:style-name="gr117" draw:text-style-name="P14" draw:layer="layout" svg:width="10.4cm" svg:height="2.326cm" svg:x="0.105cm" svg:y="15.129cm" svg:viewBox="0 0 10401 2327" draw:points="10401,2327 0,2327 0,0 10401,0">
          <text:p/>
        </draw:polygon>
        <draw:frame draw:style-name="gr137" draw:text-style-name="P6" draw:layer="layout" svg:width="4.625cm" svg:height="0.568cm" svg:x="12.121cm" svg:y="25.948cm">
          <draw:text-box>
            <text:p text:style-name="P4"><text:span text:style-name="T2">Apply pair programming.</text:span></text:p>
          </draw:text-box>
        </draw:frame>
        <draw:frame draw:style-name="gr119" draw:text-style-name="P5" draw:layer="layout" svg:width="7.415cm" svg:height="1.792cm" svg:x="3.133cm" svg:y="16.115cm">
          <draw:text-box>
            <text:p text:style-name="P4"><text:span text:style-name="T1">SOLUTION</text:span></text:p>
          </draw:text-box>
        </draw:frame>
        <draw:frame draw:style-name="gr138" draw:text-style-name="P12" draw:layer="layout" svg:width="3.952cm" svg:height="0.7cm" svg:x="1.627cm" svg:y="18.12cm">
          <draw:text-box>
            <text:p text:style-name="P4"><text:span text:style-name="T5">SHARE GOALS</text:span></text:p>
          </draw:text-box>
        </draw:frame>
        <draw:frame draw:style-name="gr139" draw:text-style-name="P6" draw:layer="layout" svg:width="6.272cm" svg:height="0.568cm" svg:x="1.627cm" svg:y="18.889cm">
          <draw:text-box>
            <text:p text:style-name="P4"><text:span text:style-name="T2">Get the team together and share </text:span></text:p>
          </draw:text-box>
        </draw:frame>
        <draw:path draw:style-name="gr2" draw:text-style-name="P2" draw:layer="layout" svg:width="0.072cm" svg:height="0.23cm" svg:x="1.686cm" svg:y="15.733cm" svg:viewBox="0 0 73 231" svg:d="M37 231c20 0 36-16 36-36v-158c0-21-16-37-36-37s-37 16-37 37v158c0 20 17 36 37 36z">
          <text:p/>
        </draw:path>
        <draw:path draw:style-name="gr2" draw:text-style-name="P2" draw:layer="layout" svg:width="0.23cm" svg:height="0.072cm" svg:x="1.1cm" svg:y="16.382cm" svg:viewBox="0 0 231 73" svg:d="M195 0h-159c-20 0-36 16-36 36s16 37 36 37h159c20 0 36-17 36-37s-16-36-36-36z">
          <text:p/>
        </draw:path>
        <draw:path draw:style-name="gr2" draw:text-style-name="P2" draw:layer="layout" svg:width="0.209cm" svg:height="0.152cm" svg:x="1.148cm" svg:y="16.062cm" svg:viewBox="0 0 210 153" svg:d="M192 85l-137-80c-17-10-39-4-49 14-11 17-5 39 13 50l137 79c17 10 39 4 49-14 11-17 4-39-13-49z">
          <text:p/>
        </draw:path>
        <draw:path draw:style-name="gr2" draw:text-style-name="P2" draw:layer="layout" svg:width="0.149cm" svg:height="0.21cm" svg:x="1.37cm" svg:y="15.825cm" svg:viewBox="0 0 150 211" svg:d="M132 207c17-10 24-32 14-51l-77-137c-10-18-33-24-51-14-17 9-23 32-13 49l78 139c9 17 31 23 49 14z">
          <text:p/>
        </draw:path>
        <draw:path draw:style-name="gr2" draw:text-style-name="P2" draw:layer="layout" svg:width="0.23cm" svg:height="0.076cm" svg:x="2.115cm" svg:y="16.385cm" svg:viewBox="0 0 231 77" svg:d="M196 4l-159-4c-20-1-37 15-37 35-1 20 15 37 35 38l159 4c20 1 36-16 37-36 0-20-15-36-35-37z">
          <text:p/>
        </draw:path>
        <draw:path draw:style-name="gr2" draw:text-style-name="P2" draw:layer="layout" svg:width="0.211cm" svg:height="0.147cm" svg:x="2.094cm" svg:y="16.067cm" svg:viewBox="0 0 212 148" svg:d="M54 144l140-75c17-9 24-31 14-50-9-17-31-24-49-14l-140 76c-17 9-24 31-14 49 9 17 31 24 49 14z">
          <text:p/>
        </draw:path>
        <draw:path draw:style-name="gr2" draw:text-style-name="P2" draw:layer="layout" svg:width="0.153cm" svg:height="0.208cm" svg:x="1.937cm" svg:y="15.825cm" svg:viewBox="0 0 154 209" svg:d="M136 5c-17-10-40-4-50 14l-81 135c-10 18-5 40 13 50 17 10 39 5 49-13l82-135c10-17 4-40-13-51z">
          <text:p/>
        </draw:path>
        <draw:polygon draw:style-name="gr2" draw:text-style-name="P2" draw:layer="layout" svg:width="0.385cm" svg:height="0.375cm" svg:x="1.53cm" svg:y="16.852cm" svg:viewBox="0 0 386 376" draw:points="0,237 123,336 123,376 176,376 210,376 263,376 263,336 386,237 386,133 202,226 126,226 126,220 386,77 386,0 0,183">
          <text:p/>
        </draw:polygon>
        <draw:path draw:style-name="gr2" draw:text-style-name="P2" draw:layer="layout" svg:width="0.637cm" svg:height="0.969cm" svg:x="1.404cm" svg:y="16.021cm" svg:viewBox="0 0 638 970" svg:d="M244 174c-65 21-96 90-96 90-5 11-16 18-27 18-4 0-8-1-11-3-15-6-22-23-15-38 1-3 41-93 132-122 15-5 31 4 36 19s-4 31-19 36zM638 323c0-171-134-323-319-323s-319 152-319 323c-3 209 170 351 170 351v59h-44v100l38-18 77 9-115 58v88l386-180v-57h-45v-59c0 0 174-142 171-351z">
          <text:p/>
        </draw:path>
        <draw:polygon draw:style-name="gr2" draw:text-style-name="P2" draw:layer="layout" svg:width="10.4cm" svg:height="6.9cm" svg:x="0.105cm" svg:y="22.207cm" svg:viewBox="0 0 10401 6901" draw:points="10401,6901 0,6901 0,0 10401,0">
          <text:p/>
        </draw:polygon>
        <draw:polygon draw:style-name="gr117" draw:text-style-name="P14" draw:layer="layout" svg:width="10.4cm" svg:height="2.325cm" svg:x="0.105cm" svg:y="22.207cm" svg:viewBox="0 0 10401 2326" draw:points="10401,2326 0,2326 0,0 10401,0">
          <text:p/>
        </draw:polygon>
        <draw:frame draw:style-name="gr54" draw:text-style-name="P6" draw:layer="layout" svg:width="4.019cm" svg:height="0.568cm" svg:x="1.627cm" svg:y="19.397cm">
          <draw:text-box>
            <text:p text:style-name="P4"><text:span text:style-name="T2">the key project goals.</text:span></text:p>
          </draw:text-box>
        </draw:frame>
        <draw:frame draw:style-name="gr119" draw:text-style-name="P5" draw:layer="layout" svg:width="7.415cm" svg:height="1.792cm" svg:x="3.133cm" svg:y="23.193cm">
          <draw:text-box>
            <text:p text:style-name="P4"><text:span text:style-name="T1">SOLUTION</text:span></text:p>
          </draw:text-box>
        </draw:frame>
        <draw:frame draw:style-name="gr140" draw:text-style-name="P12" draw:layer="layout" svg:width="4.858cm" svg:height="0.7cm" svg:x="1.627cm" svg:y="25.197cm">
          <draw:text-box>
            <text:p text:style-name="P4"><text:span text:style-name="T5">ENHANCE SKILLS</text:span></text:p>
          </draw:text-box>
        </draw:frame>
        <draw:frame draw:style-name="gr96" draw:text-style-name="P6" draw:layer="layout" svg:width="6.754cm" svg:height="0.568cm" svg:x="1.627cm" svg:y="25.967cm">
          <draw:text-box>
            <text:p text:style-name="P4"><text:span text:style-name="T2">Training for raising the level of your </text:span></text:p>
          </draw:text-box>
        </draw:frame>
        <draw:path draw:style-name="gr2" draw:text-style-name="P2" draw:layer="layout" svg:width="0.072cm" svg:height="0.23cm" svg:x="1.686cm" svg:y="22.81cm" svg:viewBox="0 0 73 231" svg:d="M37 231c20 0 36-16 36-36v-159c0-19-16-36-36-36s-37 17-37 36v159c0 20 17 36 37 36z">
          <text:p/>
        </draw:path>
        <draw:path draw:style-name="gr2" draw:text-style-name="P2" draw:layer="layout" svg:width="0.23cm" svg:height="0.072cm" svg:x="1.1cm" svg:y="23.459cm" svg:viewBox="0 0 231 73" svg:d="M195 0h-159c-20 0-36 16-36 36 0 21 16 37 36 37h159c20 0 36-16 36-37 0-20-16-36-36-36z">
          <text:p/>
        </draw:path>
        <draw:path draw:style-name="gr2" draw:text-style-name="P2" draw:layer="layout" svg:width="0.209cm" svg:height="0.151cm" svg:x="1.148cm" svg:y="23.139cm" svg:viewBox="0 0 210 152" svg:d="M192 84l-137-79c-17-10-39-4-49 13-11 17-5 40 13 50l137 79c17 10 39 4 49-13 11-18 4-40-13-50z">
          <text:p/>
        </draw:path>
        <draw:path draw:style-name="gr2" draw:text-style-name="P2" draw:layer="layout" svg:width="0.149cm" svg:height="0.21cm" svg:x="1.37cm" svg:y="22.902cm" svg:viewBox="0 0 150 211" svg:d="M132 207c17-10 24-33 14-50l-77-138c-10-17-33-24-51-14-17 10-23 32-13 49l78 138c9 18 31 25 49 15z">
          <text:p/>
        </draw:path>
        <draw:path draw:style-name="gr2" draw:text-style-name="P2" draw:layer="layout" svg:width="0.23cm" svg:height="0.076cm" svg:x="2.115cm" svg:y="23.462cm" svg:viewBox="0 0 231 77" svg:d="M196 4l-159-4c-20-1-37 15-37 35-1 20 15 38 35 38l159 4c20 1 36-15 37-36 0-20-15-36-35-37z">
          <text:p/>
        </draw:path>
        <draw:path draw:style-name="gr2" draw:text-style-name="P2" draw:layer="layout" svg:width="0.211cm" svg:height="0.147cm" svg:x="2.094cm" svg:y="23.145cm" svg:viewBox="0 0 212 148" svg:d="M54 144l140-75c17-10 24-32 14-49-9-19-31-25-49-16l-140 76c-17 10-24 31-14 49 9 18 31 24 49 15z">
          <text:p/>
        </draw:path>
        <draw:path draw:style-name="gr2" draw:text-style-name="P2" draw:layer="layout" svg:width="0.153cm" svg:height="0.208cm" svg:x="1.937cm" svg:y="22.902cm" svg:viewBox="0 0 154 209" svg:d="M136 6c-17-11-40-5-50 12l-81 136c-10 17-5 40 13 50 17 10 39 5 49-12l82-137c10-17 4-39-13-49z">
          <text:p/>
        </draw:path>
        <draw:polygon draw:style-name="gr2" draw:text-style-name="P2" draw:layer="layout" svg:width="0.385cm" svg:height="0.376cm" svg:x="1.53cm" svg:y="23.929cm" svg:viewBox="0 0 386 377" draw:points="0,237 123,337 123,377 176,377 210,377 263,377 263,337 386,237 386,133 202,225 126,225 126,219 386,77 386,0 0,183">
          <text:p/>
        </draw:polygon>
        <draw:path draw:style-name="gr2" draw:text-style-name="P2" draw:layer="layout" svg:width="0.637cm" svg:height="0.969cm" svg:x="1.404cm" svg:y="23.098cm" svg:viewBox="0 0 638 970" svg:d="M244 174c-65 21-96 90-96 91-5 10-16 17-27 17-4 0-8-1-11-2-15-7-22-24-15-38 1-4 41-94 132-123 15-4 31 4 36 19s-4 31-19 36zM638 324c0-172-134-324-319-324s-319 152-319 324c-3 208 170 351 170 351v59h-44v100l38-17 77 8-115 58v87l386-179v-57h-45v-59c0 0 174-143 171-351z">
          <text:p/>
        </draw:path>
        <draw:polygon draw:style-name="gr2" draw:text-style-name="P2" draw:layer="layout" svg:width="10.4cm" svg:height="6.9cm" svg:x="0.105cm" svg:y="0.983cm" svg:viewBox="0 0 10401 6901" draw:points="10401,6901 0,6901 0,0 10401,0">
          <text:p/>
        </draw:polygon>
        <draw:polygon draw:style-name="gr117" draw:text-style-name="P14" draw:layer="layout" svg:width="10.4cm" svg:height="2.325cm" svg:x="0.105cm" svg:y="0.983cm" svg:viewBox="0 0 10401 2326" draw:points="10401,2326 0,2326 0,0 10401,0">
          <text:p/>
        </draw:polygon>
        <draw:frame draw:style-name="gr141" draw:text-style-name="P6" draw:layer="layout" svg:width="0.823cm" svg:height="0.568cm" svg:x="1.627cm" svg:y="26.475cm">
          <draw:text-box>
            <text:p text:style-name="P4"><text:span text:style-name="T2">skill.</text:span></text:p>
          </draw:text-box>
        </draw:frame>
        <draw:frame draw:style-name="gr119" draw:text-style-name="P5" draw:layer="layout" svg:width="7.415cm" svg:height="1.792cm" svg:x="3.133cm" svg:y="1.969cm">
          <draw:text-box>
            <text:p text:style-name="P4"><text:span text:style-name="T1">SOLUTION</text:span></text:p>
          </draw:text-box>
        </draw:frame>
        <draw:frame draw:style-name="gr142" draw:text-style-name="P12" draw:layer="layout" svg:width="6.115cm" svg:height="0.7cm" svg:x="1.627cm" svg:y="3.973cm">
          <draw:text-box>
            <text:p text:style-name="P4"><text:span text:style-name="T5">AUTOMATED TESTING</text:span></text:p>
          </draw:text-box>
        </draw:frame>
        <draw:path draw:style-name="gr2" draw:text-style-name="P2" draw:layer="layout" svg:width="0.072cm" svg:height="0.23cm" svg:x="1.686cm" svg:y="1.587cm" svg:viewBox="0 0 73 231" svg:d="M37 231c20 0 36-16 36-36v-159c0-20-16-36-36-36s-37 16-37 36v159c0 20 17 36 37 36z">
          <text:p/>
        </draw:path>
        <draw:path draw:style-name="gr2" draw:text-style-name="P2" draw:layer="layout" svg:width="0.23cm" svg:height="0.073cm" svg:x="1.1cm" svg:y="2.235cm" svg:viewBox="0 0 231 74" svg:d="M195 0h-159c-20 0-36 17-36 38 0 20 16 36 36 36h159c20 0 36-16 36-36 0-21-16-38-36-38z">
          <text:p/>
        </draw:path>
        <draw:path draw:style-name="gr2" draw:text-style-name="P2" draw:layer="layout" svg:width="0.209cm" svg:height="0.151cm" svg:x="1.148cm" svg:y="1.915cm" svg:viewBox="0 0 210 152" svg:d="M192 84l-137-79c-17-10-39-4-49 13-11 18-5 40 13 50l137 79c17 10 39 4 49-13 11-17 4-40-13-50z">
          <text:p/>
        </draw:path>
        <draw:path draw:style-name="gr2" draw:text-style-name="P2" draw:layer="layout" svg:width="0.149cm" svg:height="0.21cm" svg:x="1.37cm" svg:y="1.679cm" svg:viewBox="0 0 150 211" svg:d="M132 206c17-10 23-32 14-49l-77-139c-10-17-33-23-51-14-17 10-23 32-13 50l78 138c9 18 31 24 49 14z">
          <text:p/>
        </draw:path>
        <draw:path draw:style-name="gr2" draw:text-style-name="P2" draw:layer="layout" svg:width="0.23cm" svg:height="0.077cm" svg:x="2.115cm" svg:y="2.238cm" svg:viewBox="0 0 231 78" svg:d="M196 6l-159-6c-20 0-37 17-37 37-1 19 15 36 35 37l159 4c20 0 36-15 37-35 0-20-15-37-35-37z">
          <text:p/>
        </draw:path>
        <draw:path draw:style-name="gr2" draw:text-style-name="P2" draw:layer="layout" svg:width="0.211cm" svg:height="0.148cm" svg:x="2.094cm" svg:y="1.921cm" svg:viewBox="0 0 212 149" svg:d="M54 144l140-75c17-11 24-32 14-50-9-17-31-24-49-15l-140 76c-17 10-24 32-14 49 9 18 31 25 49 15z">
          <text:p/>
        </draw:path>
        <draw:path draw:style-name="gr2" draw:text-style-name="P2" draw:layer="layout" svg:width="0.153cm" svg:height="0.208cm" svg:x="1.937cm" svg:y="1.679cm" svg:viewBox="0 0 154 209" svg:d="M136 5c-18-10-40-5-50 12l-81 137c-10 17-5 39 13 50 17 10 39 4 49-13l82-137c10-17 4-39-13-49z">
          <text:p/>
        </draw:path>
        <draw:polygon draw:style-name="gr2" draw:text-style-name="P2" draw:layer="layout" svg:width="0.385cm" svg:height="0.376cm" svg:x="1.53cm" svg:y="2.705cm" svg:viewBox="0 0 386 377" draw:points="0,238 123,337 123,377 176,377 210,377 263,377 263,337 386,238 386,134 202,227 126,227 126,221 386,78 386,0 0,185">
          <text:p/>
        </draw:polygon>
        <draw:path draw:style-name="gr2" draw:text-style-name="P2" draw:layer="layout" svg:width="0.637cm" svg:height="0.97cm" svg:x="1.404cm" svg:y="1.874cm" svg:viewBox="0 0 638 971" svg:d="M244 175c-65 20-96 89-96 90-5 11-16 17-27 17-4 0-8-1-11-2-15-7-22-23-15-38 1-4 41-93 132-122 15-5 31 3 36 18s-4 32-19 37zM638 324c0-171-134-324-319-324s-319 153-319 324c-3 209 170 352 170 352v58h-44v101l38-18 77 8-115 59v87l386-180v-57h-45v-58c0 0 174-143 171-352z">
          <text:p/>
        </draw:path>
        <draw:polygon draw:style-name="gr2" draw:text-style-name="P2" draw:layer="layout" svg:width="10.4cm" svg:height="6.9cm" svg:x="0.105cm" svg:y="8.06cm" svg:viewBox="0 0 10401 6901" draw:points="10401,6901 0,6901 0,0 10401,0">
          <text:p/>
        </draw:polygon>
        <draw:polygon draw:style-name="gr117" draw:text-style-name="P14" draw:layer="layout" svg:width="10.4cm" svg:height="2.326cm" svg:x="0.105cm" svg:y="8.06cm" svg:viewBox="0 0 10401 2327" draw:points="10401,2327 0,2327 0,0 10401,0">
          <text:p/>
        </draw:polygon>
        <draw:frame draw:style-name="gr143" draw:text-style-name="P6" draw:layer="layout" svg:width="5.395cm" svg:height="0.568cm" svg:x="1.627cm" svg:y="4.743cm">
          <draw:text-box>
            <text:p text:style-name="P4"><text:span text:style-name="T2">Introduce automated testing.</text:span></text:p>
          </draw:text-box>
        </draw:frame>
        <draw:frame draw:style-name="gr119" draw:text-style-name="P5" draw:layer="layout" svg:width="7.415cm" svg:height="1.792cm" svg:x="3.133cm" svg:y="9.046cm">
          <draw:text-box>
            <text:p text:style-name="P4"><text:span text:style-name="T1">SOLUTION</text:span></text:p>
          </draw:text-box>
        </draw:frame>
        <draw:frame draw:style-name="gr91" draw:text-style-name="P12" draw:layer="layout" svg:width="4.781cm" svg:height="0.7cm" svg:x="1.627cm" svg:y="11.051cm">
          <draw:text-box>
            <text:p text:style-name="P4"><text:span text:style-name="T5">COLLABORATION</text:span></text:p>
          </draw:text-box>
        </draw:frame>
        <draw:frame draw:style-name="gr144" draw:text-style-name="P6" draw:layer="layout" svg:width="6.695cm" svg:height="0.568cm" svg:x="1.627cm" svg:y="11.82cm">
          <draw:text-box>
            <text:p text:style-name="P4"><text:span text:style-name="T2">Get the team together with PO and </text:span></text:p>
          </draw:text-box>
        </draw:frame>
        <draw:path draw:style-name="gr2" draw:text-style-name="P2" draw:layer="layout" svg:width="0.072cm" svg:height="0.23cm" svg:x="1.686cm" svg:y="8.664cm" svg:viewBox="0 0 73 231" svg:d="M37 231c20 0 36-16 36-36v-159c0-20-16-36-36-36s-37 16-37 36v159c0 20 17 36 37 36z">
          <text:p/>
        </draw:path>
        <draw:path draw:style-name="gr2" draw:text-style-name="P2" draw:layer="layout" svg:width="0.23cm" svg:height="0.072cm" svg:x="1.1cm" svg:y="9.313cm" svg:viewBox="0 0 231 73" svg:d="M195 0h-159c-20 0-36 17-36 37s16 36 36 36h159c20 0 36-16 36-36s-16-37-36-37z">
          <text:p/>
        </draw:path>
        <draw:path draw:style-name="gr2" draw:text-style-name="P2" draw:layer="layout" svg:width="0.209cm" svg:height="0.152cm" svg:x="1.148cm" svg:y="8.992cm" svg:viewBox="0 0 210 153" svg:d="M192 85l-137-80c-17-10-39-4-49 14-11 17-5 39 13 49l137 80c17 10 39 4 49-14 11-17 4-39-13-49z">
          <text:p/>
        </draw:path>
        <draw:path draw:style-name="gr2" draw:text-style-name="P2" draw:layer="layout" svg:width="0.149cm" svg:height="0.21cm" svg:x="1.37cm" svg:y="8.756cm" svg:viewBox="0 0 150 211" svg:d="M132 206c17-9 23-31 14-49l-77-138c-10-18-33-24-51-14-17 9-23 31-13 49l78 139c9 17 31 23 49 13z">
          <text:p/>
        </draw:path>
        <draw:path draw:style-name="gr2" draw:text-style-name="P2" draw:layer="layout" svg:width="0.23cm" svg:height="0.076cm" svg:x="2.115cm" svg:y="9.316cm" svg:viewBox="0 0 231 77" svg:d="M196 4l-159-4c-20-1-37 15-37 35-1 20 15 37 35 38l159 4c20 1 36-16 37-36 0-20-15-37-35-37z">
          <text:p/>
        </draw:path>
        <draw:path draw:style-name="gr2" draw:text-style-name="P2" draw:layer="layout" svg:width="0.211cm" svg:height="0.147cm" svg:x="2.094cm" svg:y="8.998cm" svg:viewBox="0 0 212 148" svg:d="M54 144l140-75c17-9 24-32 14-50-9-17-31-24-49-14l-140 76c-17 9-24 31-14 49 9 17 31 24 49 14z">
          <text:p/>
        </draw:path>
        <draw:path draw:style-name="gr2" draw:text-style-name="P2" draw:layer="layout" svg:width="0.153cm" svg:height="0.208cm" svg:x="1.937cm" svg:y="8.756cm" svg:viewBox="0 0 154 209" svg:d="M136 5c-18-10-40-5-50 13l-81 136c-10 17-5 40 13 50 17 10 39 4 49-13l82-135c10-18 4-41-13-51z">
          <text:p/>
        </draw:path>
        <draw:polygon draw:style-name="gr2" draw:text-style-name="P2" draw:layer="layout" svg:width="0.385cm" svg:height="0.375cm" svg:x="1.53cm" svg:y="9.783cm" svg:viewBox="0 0 386 376" draw:points="0,237 123,336 123,376 176,376 210,376 263,376 263,336 386,237 386,132 202,226 126,226 126,220 386,77 386,0 0,184">
          <text:p/>
        </draw:polygon>
        <draw:path draw:style-name="gr2" draw:text-style-name="P2" draw:layer="layout" svg:width="0.637cm" svg:height="0.969cm" svg:x="1.404cm" svg:y="8.952cm" svg:viewBox="0 0 638 970" svg:d="M244 174c-65 21-96 91-96 91-5 11-16 17-27 17-4 0-8 0-11-2-15-6-22-23-15-39 1-4 41-93 132-122 15-5 31 3 36 19 5 15-4 31-19 36zM638 324c0-172-134-324-319-324s-319 152-319 324c-3 209 170 351 170 351v59h-44v100l38-18 77 9-115 58v87l386-180v-56h-45v-59c0 0 174-142 171-351z">
          <text:p/>
        </draw:path>
        <draw:frame draw:style-name="gr15" draw:text-style-name="P9" draw:layer="layout" svg:width="0.499cm" svg:height="0.499cm" svg:x="10.952cm" svg:y="7.258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5cm" svg:x="11.582cm" svg:y="7.408cm" svg:viewBox="0 0 157 216" draw:points="63,23 0,23 4,0 157,0 152,23 90,23 53,216 26,216">
          <text:p/>
        </draw:polygon>
        <draw:path draw:style-name="gr16" draw:text-style-name="P10" draw:layer="layout" svg:width="0.162cm" svg:height="0.224cm" svg:x="11.688cm" svg:y="7.469cm" svg:viewBox="0 0 163 225" svg:d="M56 0l15 83c3 18 5 30 7 41 5-10 9-21 17-38l39-86h29l-59 118c-16 33-32 60-53 80-17 18-36 25-44 27l-7-23c7-2 18-6 28-14 11-8 22-21 30-36 2-3 2-4 1-7l-31-145z">
          <text:p/>
        </draw:path>
        <draw:path draw:style-name="gr16" draw:text-style-name="P10" draw:layer="layout" svg:width="0.231cm" svg:height="0.158cm" svg:x="11.85cm" svg:y="7.465cm" svg:viewBox="0 0 232 159" svg:d="M0 159l21-110c3-18 5-32 7-45h23l-4 29h1c14-22 33-33 54-33 23 0 34 15 35 35 14-23 34-34 57-35 17 0 38 12 38 41 0 7-1 17-2 26l-19 92h-25l16-90c1-6 2-14 2-20 0-16-6-27-23-27-19 0-42 22-48 57l-15 80h-25l17-92c1-7 2-12 2-18 0-13-4-27-23-27s-43 26-49 58l-14 79z">
          <text:p/>
        </draw:path>
        <draw:path draw:style-name="gr16" draw:text-style-name="P10" draw:layer="layout" svg:width="0.145cm" svg:height="0.161cm" svg:x="12.109cm" svg:y="7.465cm" svg:viewBox="0 0 146 162" svg:d="M27 97c0 25 14 44 36 44 31 0 55-41 55-77 0-18-8-43-36-43-33 0-55 41-55 76zM146 64c0 48-35 98-86 98-39 0-60-30-60-64 0-51 35-98 85-98 41 0 61 32 61 64z">
          <text:p/>
        </draw:path>
        <draw:path draw:style-name="gr16" draw:text-style-name="P10" draw:layer="layout" svg:width="0.113cm" svg:height="0.229cm" svg:x="12.276cm" svg:y="7.394cm" svg:viewBox="0 0 114 230" svg:d="M0 230l25-133h-21l5-21h20l1-8c4-22 12-41 26-55 9-9 23-13 36-13 12 0 19 1 22 4l-5 22c-5-2-10-3-17-3-21 0-31 20-36 46l-1 7h34l-4 21h-34l-25 133z">
          <text:p/>
        </draw:path>
        <draw:path draw:style-name="gr16" draw:text-style-name="P10" draw:layer="layout" svg:width="0.129cm" svg:height="0.161cm" svg:x="12.364cm" svg:y="7.465cm" svg:viewBox="0 0 130 162" svg:d="M80 21c-25 0-44 24-51 49 42 0 75-6 75-30 0-12-9-19-24-19zM110 150c-12 6-31 12-52 12-41 0-58-29-58-63 0-46 34-99 83-99 31 0 47 18 47 40 0 40-47 51-104 50-1 7 0 21 3 29 6 14 19 22 35 22 18 0 32-7 42-12z">
          <text:p/>
        </draw:path>
        <draw:path draw:style-name="gr16" draw:text-style-name="P10" draw:layer="layout" svg:width="0.162cm" svg:height="0.224cm" svg:x="12.484cm" svg:y="7.469cm" svg:viewBox="0 0 163 225" svg:d="M55 0l16 83c3 18 5 30 7 41 4-10 9-21 17-38l39-86h29l-59 118c-16 33-32 60-53 80-17 18-36 25-44 27l-7-23c7-2 18-6 28-14 11-8 22-21 30-36 2-3 2-4 1-7l-31-145z">
          <text:p/>
        </draw:path>
        <draw:path draw:style-name="gr16" draw:text-style-name="P10" draw:layer="layout" svg:width="0.159cm" svg:height="0.215cm" svg:x="12.721cm" svg:y="7.408cm" svg:viewBox="0 0 160 216" svg:d="M25 216l17-90-42-126h29l20 70c6 19 8 27 9 36h1c5-9 13-21 23-37l46-69h32l-92 125-17 91z">
          <text:p/>
        </draw:path>
        <draw:path draw:style-name="gr16" draw:text-style-name="P10" draw:layer="layout" svg:width="0.129cm" svg:height="0.161cm" svg:x="12.847cm" svg:y="7.465cm" svg:viewBox="0 0 130 162" svg:d="M82 21c-26 0-44 24-51 49 42 0 74-6 74-30 0-12-10-19-23-19zM111 150c-12 6-30 12-51 12-41 0-60-29-60-63 0-46 36-99 85-99 30 0 45 18 45 40 0 40-45 51-102 50-1 7 0 21 3 29 6 14 19 22 35 22 18 0 31-7 41-12z">
          <text:p/>
        </draw:path>
        <draw:path draw:style-name="gr16" draw:text-style-name="P10" draw:layer="layout" svg:width="0.138cm" svg:height="0.154cm" svg:x="12.997cm" svg:y="7.469cm" svg:viewBox="0 0 139 155" svg:d="M27 0l13 87c3 19 5 31 5 39h1c4-8 8-18 17-37l47-89h29l-86 155h-26l-27-155z">
          <text:p/>
        </draw:path>
        <draw:path draw:style-name="gr16" draw:text-style-name="P10" draw:layer="layout" svg:width="0.154cm" svg:height="0.224cm" svg:x="13.123cm" svg:y="7.465cm" svg:viewBox="0 0 155 225" svg:d="M126 28c-5-3-14-5-25-5-39 0-66 40-66 78-1 17 6 37 30 37 23 0 46-29 51-59zM7 193c9 7 25 11 42 11 26 0 46-13 55-55l5-23h-1c-13 22-32 33-53 33-32 0-48-26-48-54 0-52 39-105 99-105 17 0 37 5 49 12l-24 127c-6 33-15 55-31 69-15 13-36 17-53 17-20 0-38-5-47-11z">
          <text:p/>
        </draw:path>
        <draw:path draw:style-name="gr16" draw:text-style-name="P10" draw:layer="layout" svg:width="0.101cm" svg:height="0.158cm" svg:x="13.295cm" svg:y="7.465cm" svg:viewBox="0 0 102 159" svg:d="M0 159l19-101c3-20 6-40 8-54h23c-2 11-3 21-4 33 10-21 27-37 48-37 3 0 6 1 8 1l-5 26c-2 0-4-1-7-1-24 0-44 28-51 64l-13 69z">
          <text:p/>
        </draw:path>
        <draw:path draw:style-name="gr16" draw:text-style-name="P10" draw:layer="layout" svg:width="0.148cm" svg:height="0.161cm" svg:x="13.392cm" svg:y="7.465cm" svg:viewBox="0 0 149 162" svg:d="M119 24c-3-2-9-3-18-3-40 0-74 42-74 84 0 18 6 35 27 35 23 0 49-29 56-70zM102 159c0-10 2-25 3-41-17 33-38 44-61 44-27 0-44-22-44-52 0-53 39-110 107-110 15 0 31 3 42 6l-16 80c-5 27-7 55-6 73z">
          <text:p/>
        </draw:path>
        <draw:path draw:style-name="gr16" draw:text-style-name="P10" draw:layer="layout" svg:width="0.108cm" svg:height="0.161cm" svg:x="13.551cm" svg:y="7.465cm" svg:viewBox="0 0 109 162" svg:d="M8 131c8 5 21 10 33 10 18 0 30-12 30-26 0-12-6-19-22-28-18-10-28-23-28-39 0-27 23-48 56-48 14 0 26 4 32 8l-7 20c-6-3-16-7-27-7-16 0-27 10-27 23 0 11 7 18 21 26 17 9 29 23 29 40 0 34-26 52-59 52-16-1-31-5-39-11z">
          <text:p/>
        </draw:path>
        <draw:path draw:style-name="gr16" draw:text-style-name="P10" draw:layer="layout" svg:width="0.144cm" svg:height="0.226cm" svg:x="13.675cm" svg:y="7.397cm" svg:viewBox="0 0 145 227" svg:d="M0 227l43-227h26l-19 99h1c13-19 32-31 55-31 17 0 39 11 39 42 0 8-1 18-2 25l-19 92h-26l17-90c1-6 2-13 2-22 0-14-7-25-24-25-20 0-46 24-52 59l-14 78z">
          <text:p/>
        </draw:path>
        <draw:path draw:style-name="gr16" draw:text-style-name="P10" draw:layer="layout" svg:width="0.162cm" svg:height="0.224cm" svg:x="13.821cm" svg:y="7.469cm" svg:viewBox="0 0 163 225" svg:d="M55 0l16 83c3 18 5 30 7 41 4-10 9-21 17-38l40-86h28l-59 118c-16 33-32 60-53 80-17 18-36 25-44 27l-7-23c7-2 18-6 28-14 11-8 22-21 30-36 2-3 2-4 1-7l-31-145z">
          <text:p/>
        </draw:path>
        <draw:path draw:style-name="gr16" draw:text-style-name="P10" draw:layer="layout" svg:width="0.144cm" svg:height="0.158cm" svg:x="13.983cm" svg:y="7.465cm" svg:viewBox="0 0 145 159" svg:d="M0 159l20-110c4-18 6-32 8-45h23l-4 30h1c14-22 35-34 58-34 18 0 39 11 39 43 0 7-1 16-3 25l-17 91h-27l18-90c1-6 2-13 2-20 0-15-6-27-25-27s-46 23-53 61l-14 76z">
          <text:p/>
        </draw:path>
        <draw:path draw:style-name="gr16" draw:text-style-name="P10" draw:layer="layout" svg:width="0.062cm" svg:height="0.079cm" svg:x="14.13cm" svg:y="7.583cm" svg:viewBox="0 0 63 80" svg:d="M0 80c10-19 24-54 31-77l32-3c-11 27-32 63-43 78z">
          <text:p/>
        </draw:path>
        <draw:path draw:style-name="gr16" draw:text-style-name="P10" draw:layer="layout" svg:width="0.149cm" svg:height="0.21cm" svg:x="14.268cm" svg:y="7.413cm" svg:viewBox="0 0 150 211" svg:d="M0 211l3-18 32-26c56-46 88-78 88-112 0-15-8-32-32-32-19 0-33 8-43 15l-6-19c14-11 35-19 55-19 38 0 53 26 53 51 0 44-40 82-89 123l-18 13v1h87l-4 23z">
          <text:p/>
        </draw:path>
        <draw:path draw:style-name="gr16" draw:text-style-name="P10" draw:layer="layout" svg:width="0.141cm" svg:height="0.213cm" svg:x="14.438cm" svg:y="7.413cm" svg:viewBox="0 0 142 214" svg:d="M27 143c0 23 5 50 29 50 39 0 60-85 60-127 0-16-2-45-28-45-35 0-61 72-61 122zM142 64c0 68-31 150-89 150-39 0-53-31-53-72 0-68 37-142 91-142 40 0 51 32 51 64z">
          <text:p/>
        </draw:path>
        <draw:polygon draw:style-name="gr16" draw:text-style-name="P10" draw:layer="layout" svg:width="0.069cm" svg:height="0.207cm" svg:x="14.634cm" svg:y="7.416cm" svg:viewBox="0 0 70 208" draw:points="39,27 3,45 0,24 48,0 70,0 31,208 4,208">
          <text:p/>
        </draw:polygon>
        <draw:path draw:style-name="gr16" draw:text-style-name="P10" draw:layer="layout" svg:width="0.141cm" svg:height="0.213cm" svg:x="14.751cm" svg:y="7.413cm" svg:viewBox="0 0 142 214" svg:d="M26 143c0 23 4 50 29 50 39 0 59-85 59-127 0-16-2-45-27-45-36 0-61 72-61 122zM142 64c0 68-33 150-91 150-38 0-51-31-51-72 0-68 35-142 90-142 40 0 52 32 52 64z">
          <text:p/>
        </draw:path>
        <draw:frame draw:style-name="gr15" draw:text-style-name="P9" draw:layer="layout" svg:width="0.499cm" svg:height="0.499cm" svg:x="10.898cm" svg:y="14.203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7cm" svg:height="0.214cm" svg:x="11.527cm" svg:y="14.354cm" svg:viewBox="0 0 158 215" draw:points="63,23 0,23 5,0 158,0 153,23 89,23 53,215 27,215">
          <text:p/>
        </draw:polygon>
        <draw:path draw:style-name="gr16" draw:text-style-name="P10" draw:layer="layout" svg:width="0.162cm" svg:height="0.224cm" svg:x="11.634cm" svg:y="14.414cm" svg:viewBox="0 0 163 225" svg:d="M56 0l16 84c3 17 5 29 7 40 4-10 9-20 17-38l39-86h28l-58 118c-16 33-32 60-53 81-18 17-37 24-45 26l-7-23c7-2 18-6 28-14 12-8 23-21 31-36 1-2 1-4 1-7l-32-145z">
          <text:p/>
        </draw:path>
        <draw:path draw:style-name="gr16" draw:text-style-name="P10" draw:layer="layout" svg:width="0.231cm" svg:height="0.158cm" svg:x="11.796cm" svg:y="14.41cm" svg:viewBox="0 0 232 159" svg:d="M0 159l20-110c3-17 6-32 7-45h24l-4 29c16-22 35-33 55-33 24 0 35 15 36 35 14-22 34-34 56-35 18 0 38 12 38 41 0 7-1 17-3 26l-17 92h-26l17-90c1-6 2-14 2-20 0-16-6-27-23-27-19 0-42 23-48 57l-15 80h-25l17-91c1-7 2-13 2-19 0-13-4-27-23-27s-44 26-50 59l-14 78z">
          <text:p/>
        </draw:path>
        <draw:path draw:style-name="gr16" draw:text-style-name="P10" draw:layer="layout" svg:width="0.146cm" svg:height="0.161cm" svg:x="12.054cm" svg:y="14.41cm" svg:viewBox="0 0 147 162" svg:d="M28 98c0 25 14 43 37 43 31 0 55-40 55-77 0-17-9-43-36-43-34 0-56 41-56 77zM147 64c0 49-34 98-86 98-39 0-61-28-61-63 0-52 36-99 87-99 41 0 60 32 60 64z">
          <text:p/>
        </draw:path>
        <draw:path draw:style-name="gr16" draw:text-style-name="P10" draw:layer="layout" svg:width="0.114cm" svg:height="0.229cm" svg:x="12.221cm" svg:y="14.339cm" svg:viewBox="0 0 115 230" svg:d="M0 230l26-134h-21l4-21h21l1-8c4-22 13-41 26-54 10-8 24-13 37-13 10 0 17 2 21 4l-6 21c-4-2-9-3-15-3-21 0-31 20-36 46l-1 7h34l-4 21h-34l-26 134z">
          <text:p/>
        </draw:path>
        <draw:path draw:style-name="gr16" draw:text-style-name="P10" draw:layer="layout" svg:width="0.129cm" svg:height="0.161cm" svg:x="12.309cm" svg:y="14.41cm" svg:viewBox="0 0 130 162" svg:d="M81 21c-25 0-43 25-50 50 42 0 74-6 74-30 0-13-10-20-24-20zM111 150c-12 7-31 12-51 12-41 0-60-28-60-62 0-47 36-100 85-100 29 0 45 18 45 40 0 42-45 52-102 51-1 7 0 21 3 29 6 14 19 21 34 21 19 0 32-5 42-11z">
          <text:p/>
        </draw:path>
        <draw:path draw:style-name="gr16" draw:text-style-name="P10" draw:layer="layout" svg:width="0.162cm" svg:height="0.224cm" svg:x="12.43cm" svg:y="14.414cm" svg:viewBox="0 0 163 225" svg:d="M56 0l16 84c3 17 5 29 7 40 4-10 9-20 17-38l39-86h28l-58 118c-16 33-32 60-53 81-18 17-37 24-45 26l-7-23c7-2 18-6 28-14 11-8 23-21 31-36 1-2 1-4 1-7l-32-145z">
          <text:p/>
        </draw:path>
        <draw:path draw:style-name="gr16" draw:text-style-name="P10" draw:layer="layout" svg:width="0.159cm" svg:height="0.214cm" svg:x="12.667cm" svg:y="14.354cm" svg:viewBox="0 0 160 215" svg:d="M25 215l17-89-42-126h28l21 69c7 19 8 29 10 37h1c5-9 12-22 23-38l46-68h31l-91 126-18 89z">
          <text:p/>
        </draw:path>
        <draw:path draw:style-name="gr16" draw:text-style-name="P10" draw:layer="layout" svg:width="0.129cm" svg:height="0.161cm" svg:x="12.793cm" svg:y="14.41cm" svg:viewBox="0 0 130 162" svg:d="M81 21c-26 0-45 25-51 50 42 0 75-6 75-30 0-13-10-20-24-20zM111 150c-12 7-31 12-52 12-41 0-59-28-59-62 0-47 35-100 85-100 29 0 45 18 45 40 0 42-45 52-103 51-1 7 0 21 3 29 6 14 19 21 34 21 20 0 33-5 43-11z">
          <text:p/>
        </draw:path>
        <draw:path draw:style-name="gr16" draw:text-style-name="P10" draw:layer="layout" svg:width="0.138cm" svg:height="0.154cm" svg:x="12.943cm" svg:y="14.414cm" svg:viewBox="0 0 139 155" svg:d="M28 0l13 89c2 17 5 29 5 37h1c3-8 7-18 16-35l47-91h29l-86 155h-25l-28-155z">
          <text:p/>
        </draw:path>
        <draw:path draw:style-name="gr16" draw:text-style-name="P10" draw:layer="layout" svg:width="0.155cm" svg:height="0.224cm" svg:x="13.068cm" svg:y="14.41cm" svg:viewBox="0 0 156 225" svg:d="M127 27c-5-2-15-5-25-5-40 0-67 40-67 78 0 17 6 37 30 37 23 0 46-29 52-59zM8 193c9 7 25 11 40 11 27 0 47-14 57-56l5-23h-1c-15 22-33 33-54 33-31 0-47-26-47-54 0-52 38-104 98-104 18 0 38 6 50 11l-24 127c-6 33-15 55-31 70-16 13-37 17-54 17-19 0-37-4-47-11z">
          <text:p/>
        </draw:path>
        <draw:path draw:style-name="gr16" draw:text-style-name="P10" draw:layer="layout" svg:width="0.101cm" svg:height="0.158cm" svg:x="13.241cm" svg:y="14.41cm" svg:viewBox="0 0 102 159" svg:d="M0 159l19-100c3-20 6-41 7-55h24c-1 11-2 22-4 33h1c10-21 27-37 47-37 3 0 6 1 8 1l-5 26c-2 0-5 0-7 0-23 0-44 27-51 63l-13 69z">
          <text:p/>
        </draw:path>
        <draw:path draw:style-name="gr16" draw:text-style-name="P10" draw:layer="layout" svg:width="0.148cm" svg:height="0.161cm" svg:x="13.338cm" svg:y="14.41cm" svg:viewBox="0 0 149 162" svg:d="M119 24c-4-2-10-3-19-3-40 0-73 42-73 86 0 17 6 34 26 34 22 0 48-29 56-70zM101 159c0-10 1-24 3-40-17 32-38 43-60 43-27 0-44-21-44-51 0-54 39-111 106-111 16 0 32 3 43 6l-16 82c-5 26-7 54-6 71z">
          <text:p/>
        </draw:path>
        <draw:path draw:style-name="gr16" draw:text-style-name="P10" draw:layer="layout" svg:width="0.109cm" svg:height="0.161cm" svg:x="13.496cm" svg:y="14.41cm" svg:viewBox="0 0 110 162" svg:d="M8 132c7 4 20 10 33 10 19 0 30-12 30-26 0-12-5-19-22-28-18-10-28-24-28-40 0-27 23-48 57-48 14 0 26 4 32 8l-8 20c-5-3-15-7-26-7-16 0-28 10-28 23 0 11 7 18 22 27 17 10 28 23 28 40 0 33-26 51-59 51-17 0-32-5-39-11z">
          <text:p/>
        </draw:path>
        <draw:path draw:style-name="gr16" draw:text-style-name="P10" draw:layer="layout" svg:width="0.144cm" svg:height="0.226cm" svg:x="13.621cm" svg:y="14.342cm" svg:viewBox="0 0 145 227" svg:d="M0 227l44-227h26l-19 99h1c13-19 32-31 55-31 17 0 38 11 38 42 0 8-1 18-3 26l-17 91h-26l17-90c1-6 2-13 2-21 0-14-7-26-24-26-20 0-46 24-52 59l-16 78z">
          <text:p/>
        </draw:path>
        <draw:path draw:style-name="gr16" draw:text-style-name="P10" draw:layer="layout" svg:width="0.162cm" svg:height="0.224cm" svg:x="13.767cm" svg:y="14.414cm" svg:viewBox="0 0 163 225" svg:d="M55 0l16 84c3 17 5 29 6 40h1c4-10 9-20 17-38l39-86h29l-59 118c-16 33-32 60-53 81-17 17-36 24-44 26l-7-23c7-2 18-6 28-14 11-8 22-21 30-36 1-2 1-4 1-7l-31-145z">
          <text:p/>
        </draw:path>
        <draw:path draw:style-name="gr16" draw:text-style-name="P10" draw:layer="layout" svg:width="0.144cm" svg:height="0.158cm" svg:x="13.929cm" svg:y="14.41cm" svg:viewBox="0 0 145 159" svg:d="M0 159l21-110c4-17 6-32 8-45h23l-4 30h1c14-21 35-34 57-34 18 0 39 11 39 43 0 7-1 17-3 25l-17 91h-26l17-90c0-6 1-13 1-20 0-15-6-27-24-27s-45 23-52 61l-14 76z">
          <text:p/>
        </draw:path>
        <draw:path draw:style-name="gr16" draw:text-style-name="P10" draw:layer="layout" svg:width="0.062cm" svg:height="0.079cm" svg:x="14.076cm" svg:y="14.528cm" svg:viewBox="0 0 63 80" svg:d="M0 80c9-19 24-54 32-77l31-3c-11 27-31 63-43 78z">
          <text:p/>
        </draw:path>
        <draw:path draw:style-name="gr16" draw:text-style-name="P10" draw:layer="layout" svg:width="0.149cm" svg:height="0.21cm" svg:x="14.214cm" svg:y="14.358cm" svg:viewBox="0 0 150 211" svg:d="M0 211l3-18 31-26c56-47 89-79 89-113 0-15-9-32-32-32-19 0-34 9-44 15l-7-19c15-11 37-18 56-18 39 0 54 25 54 50 0 44-40 82-90 124l-18 14h88l-4 23z">
          <text:p/>
        </draw:path>
        <draw:path draw:style-name="gr16" draw:text-style-name="P10" draw:layer="layout" svg:width="0.141cm" svg:height="0.213cm" svg:x="14.384cm" svg:y="14.358cm" svg:viewBox="0 0 142 214" svg:d="M26 145c0 22 4 48 29 48 40 0 61-84 61-126 0-16-2-45-28-45-37 0-62 72-62 123zM142 66c0 67-32 148-90 148-38 0-52-31-52-71 0-68 36-143 91-143 39 0 51 34 51 66z">
          <text:p/>
        </draw:path>
        <draw:polygon draw:style-name="gr16" draw:text-style-name="P10" draw:layer="layout" svg:width="0.07cm" svg:height="0.207cm" svg:x="14.579cm" svg:y="14.361cm" svg:viewBox="0 0 71 208" draw:points="40,27 3,45 0,24 48,0 71,0 32,208 5,208">
          <text:p/>
        </draw:polygon>
        <draw:path draw:style-name="gr16" draw:text-style-name="P10" draw:layer="layout" svg:width="0.142cm" svg:height="0.213cm" svg:x="14.696cm" svg:y="14.358cm" svg:viewBox="0 0 143 214" svg:d="M27 145c0 22 4 48 30 48 38 0 59-84 59-126 0-16-2-45-27-45-36 0-62 72-62 123zM143 66c0 67-32 148-90 148-39 0-53-31-53-71 0-68 36-143 92-143 39 0 51 34 51 66z">
          <text:p/>
        </draw:path>
        <draw:frame draw:style-name="gr15" draw:text-style-name="P9" draw:layer="layout" svg:width="0.499cm" svg:height="0.499cm" svg:x="10.916cm" svg:y="21.249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546cm" svg:y="21.4cm" svg:viewBox="0 0 157 215" draw:points="62,22 0,22 4,0 157,0 152,22 90,22 52,215 26,215">
          <text:p/>
        </draw:polygon>
        <draw:path draw:style-name="gr16" draw:text-style-name="P10" draw:layer="layout" svg:width="0.162cm" svg:height="0.224cm" svg:x="11.652cm" svg:y="21.46cm" svg:viewBox="0 0 163 225" svg:d="M57 0l15 82c3 18 5 30 7 41 5-10 9-21 17-38l39-85h28l-57 117c-17 33-32 61-54 81-17 18-36 25-45 27l-7-23c7-2 18-6 30-14 10-8 21-21 30-37 1-2 1-4 0-7l-31-144z">
          <text:p/>
        </draw:path>
        <draw:path draw:style-name="gr16" draw:text-style-name="P10" draw:layer="layout" svg:width="0.231cm" svg:height="0.158cm" svg:x="11.814cm" svg:y="21.456cm" svg:viewBox="0 0 232 159" svg:d="M0 159l21-110c3-17 5-32 7-45h24l-4 29h1c14-22 33-33 54-33 23 0 34 15 36 35 13-23 33-34 56-35 18 0 37 12 37 41 0 7-1 17-2 26l-17 92h-26l16-90c2-6 3-14 3-20 0-16-6-27-24-27-19 0-42 23-48 57l-15 80h-25l17-92c1-7 2-12 2-18 0-13-3-27-23-27-19 0-43 26-49 58l-15 79z">
          <text:p/>
        </draw:path>
        <draw:path draw:style-name="gr16" draw:text-style-name="P10" draw:layer="layout" svg:width="0.145cm" svg:height="0.161cm" svg:x="12.073cm" svg:y="21.456cm" svg:viewBox="0 0 146 162" svg:d="M27 98c0 25 15 43 37 43 31 0 55-40 55-76 0-19-8-44-36-44-33 0-56 41-56 77zM146 65c0 48-33 97-85 97-40 0-61-28-61-63 0-52 36-99 86-99 41 0 60 32 60 65z">
          <text:p/>
        </draw:path>
        <draw:path draw:style-name="gr16" draw:text-style-name="P10" draw:layer="layout" svg:width="0.113cm" svg:height="0.229cm" svg:x="12.24cm" svg:y="21.385cm" svg:viewBox="0 0 114 230" svg:d="M0 230l26-134h-21l4-21h21l2-8c3-22 11-41 25-54 9-9 23-13 36-13 11 0 18 2 21 4l-5 21c-4-2-10-3-16-3-21 0-31 20-35 46l-2 7h34l-4 21h-34l-25 134z">
          <text:p/>
        </draw:path>
        <draw:path draw:style-name="gr16" draw:text-style-name="P10" draw:layer="layout" svg:width="0.129cm" svg:height="0.161cm" svg:x="12.328cm" svg:y="21.456cm" svg:viewBox="0 0 130 162" svg:d="M80 21c-25 0-44 25-51 50 42 0 74-5 74-31 0-12-9-19-23-19zM109 150c-11 6-30 12-51 12-41 0-58-28-58-62 0-47 34-100 84-100 29 0 46 18 46 40 0 41-47 52-104 51-1 7 0 21 4 29 6 14 18 21 34 21 18 0 32-6 41-11z">
          <text:p/>
        </draw:path>
        <draw:path draw:style-name="gr16" draw:text-style-name="P10" draw:layer="layout" svg:width="0.162cm" svg:height="0.224cm" svg:x="12.448cm" svg:y="21.46cm" svg:viewBox="0 0 163 225" svg:d="M57 0l15 82c3 18 5 30 7 41 5-10 9-21 17-38l39-85h28l-57 117c-17 33-33 61-54 81-17 18-36 25-45 27l-7-23c7-2 18-6 29-14s22-21 30-37c2-2 2-4 1-7l-32-144z">
          <text:p/>
        </draw:path>
        <draw:path draw:style-name="gr16" draw:text-style-name="P10" draw:layer="layout" svg:width="0.158cm" svg:height="0.214cm" svg:x="12.686cm" svg:y="21.4cm" svg:viewBox="0 0 159 215" svg:d="M24 215l18-89-42-126h28l21 69c6 19 8 27 9 36h1c5-9 13-21 23-37l46-68h31l-91 125-17 90z">
          <text:p/>
        </draw:path>
        <draw:path draw:style-name="gr16" draw:text-style-name="P10" draw:layer="layout" svg:width="0.128cm" svg:height="0.161cm" svg:x="12.812cm" svg:y="21.456cm" svg:viewBox="0 0 129 162" svg:d="M81 21c-26 0-45 25-52 50 43 0 75-5 75-31 0-12-9-19-23-19zM110 150c-12 6-30 12-51 12-42 0-59-28-59-62 0-47 34-100 84-100 30 0 45 18 45 40 0 41-45 52-103 51-1 7 0 21 3 29 6 14 19 21 36 21 18 0 31-6 41-11z">
          <text:p/>
        </draw:path>
        <draw:path draw:style-name="gr16" draw:text-style-name="P10" draw:layer="layout" svg:width="0.138cm" svg:height="0.154cm" svg:x="12.961cm" svg:y="21.46cm" svg:viewBox="0 0 139 155" svg:d="M27 0l13 89c3 17 5 29 5 37h1c4-8 8-18 17-36l46-90h30l-86 155h-26l-27-155z">
          <text:p/>
        </draw:path>
        <draw:path draw:style-name="gr16" draw:text-style-name="P10" draw:layer="layout" svg:width="0.154cm" svg:height="0.224cm" svg:x="13.087cm" svg:y="21.456cm" svg:viewBox="0 0 155 225" svg:d="M126 27c-5-2-14-5-25-5-40 0-66 40-66 79-1 17 6 37 29 37 24 0 47-29 52-59zM7 194c9 6 25 10 41 10 26 0 47-13 56-55l5-23c-14 22-34 33-55 33-31 0-47-26-47-54 0-53 38-105 99-105 17 0 37 5 49 11l-24 128c-6 33-15 55-30 69-16 13-38 17-55 17-19 0-37-4-46-11z">
          <text:p/>
        </draw:path>
        <draw:path draw:style-name="gr16" draw:text-style-name="P10" draw:layer="layout" svg:width="0.101cm" svg:height="0.158cm" svg:x="13.259cm" svg:y="21.456cm" svg:viewBox="0 0 102 159" svg:d="M0 159l19-100c3-20 7-41 9-55h23c-1 11-3 22-4 33h1c9-21 26-37 47-37 2 0 5 1 7 1l-5 26c-2 0-4-1-7-1-23 0-43 28-50 64l-13 69z">
          <text:p/>
        </draw:path>
        <draw:path draw:style-name="gr16" draw:text-style-name="P10" draw:layer="layout" svg:width="0.148cm" svg:height="0.161cm" svg:x="13.356cm" svg:y="21.456cm" svg:viewBox="0 0 149 162" svg:d="M119 24c-3-2-9-3-18-3-41 0-74 42-74 86 0 17 6 34 27 34 22 0 49-29 56-70zM102 159c0-10 2-24 4-40h-1c-18 32-39 43-61 43-27 0-44-21-44-51 0-54 39-111 107-111 15 0 31 3 42 6l-16 81c-5 27-7 54-6 72z">
          <text:p/>
        </draw:path>
        <draw:path draw:style-name="gr16" draw:text-style-name="P10" draw:layer="layout" svg:width="0.108cm" svg:height="0.161cm" svg:x="13.515cm" svg:y="21.456cm" svg:viewBox="0 0 109 162" svg:d="M7 132c8 4 21 9 34 9 18 0 30-11 30-25 0-12-6-19-22-28-19-10-29-23-29-40 0-27 25-48 57-48 14 0 26 4 32 8l-7 20c-6-3-15-7-27-7-16 0-27 10-27 23 0 11 7 18 21 27 17 9 29 23 29 40 0 33-26 51-60 51-16-1-31-5-38-11z">
          <text:p/>
        </draw:path>
        <draw:path draw:style-name="gr16" draw:text-style-name="P10" draw:layer="layout" svg:width="0.144cm" svg:height="0.226cm" svg:x="13.639cm" svg:y="21.388cm" svg:viewBox="0 0 145 227" svg:d="M0 227l44-227h27l-20 99h1c13-19 32-31 55-31 17 0 38 11 38 43 0 8-1 18-2 25l-18 91h-26l17-89c1-6 2-13 2-22 0-14-7-26-24-26-20 0-46 25-52 59l-14 78z">
          <text:p/>
        </draw:path>
        <draw:path draw:style-name="gr16" draw:text-style-name="P10" draw:layer="layout" svg:width="0.162cm" svg:height="0.224cm" svg:x="13.785cm" svg:y="21.46cm" svg:viewBox="0 0 163 225" svg:d="M56 0l15 82c3 18 5 30 7 41 5-10 9-21 17-38l39-85h29l-59 117c-16 33-32 61-53 81-17 18-35 25-44 27l-7-23c7-2 18-6 29-14 10-8 21-21 29-37 2-2 2-4 1-7l-31-144z">
          <text:p/>
        </draw:path>
        <draw:path draw:style-name="gr16" draw:text-style-name="P10" draw:layer="layout" svg:width="0.144cm" svg:height="0.158cm" svg:x="13.947cm" svg:y="21.456cm" svg:viewBox="0 0 145 159" svg:d="M0 159l21-110c3-17 5-32 7-45h23l-3 30c14-22 35-34 57-34 18 0 40 11 40 43 0 7-1 17-3 25l-18 91h-26l17-90c1-6 2-13 2-20 0-15-6-27-24-27-19 0-46 23-53 61l-14 76z">
          <text:p/>
        </draw:path>
        <draw:path draw:style-name="gr16" draw:text-style-name="P10" draw:layer="layout" svg:width="0.062cm" svg:height="0.079cm" svg:x="14.094cm" svg:y="21.574cm" svg:viewBox="0 0 63 80" svg:d="M0 80c10-19 25-54 32-77l31-3c-11 27-31 63-42 78z">
          <text:p/>
        </draw:path>
        <draw:path draw:style-name="gr16" draw:text-style-name="P10" draw:layer="layout" svg:width="0.149cm" svg:height="0.21cm" svg:x="14.232cm" svg:y="21.404cm" svg:viewBox="0 0 150 211" svg:d="M0 211l4-18 30-26c57-46 89-78 89-112 0-15-8-32-32-32-18 0-33 8-44 15l-6-20c15-11 36-18 56-18 38 0 53 26 53 51 0 44-40 82-89 123l-18 13v1h87l-4 23z">
          <text:p/>
        </draw:path>
        <draw:path draw:style-name="gr16" draw:text-style-name="P10" draw:layer="layout" svg:width="0.142cm" svg:height="0.213cm" svg:x="14.402cm" svg:y="21.404cm" svg:viewBox="0 0 143 214" svg:d="M27 145c0 21 4 48 29 48 39 0 60-84 60-126 0-16-2-45-27-45-36 0-62 72-62 123zM143 65c0 68-32 149-90 149-39 0-53-31-53-71 0-68 36-143 91-143 40 0 52 33 52 65z">
          <text:p/>
        </draw:path>
        <draw:polygon draw:style-name="gr16" draw:text-style-name="P10" draw:layer="layout" svg:width="0.069cm" svg:height="0.207cm" svg:x="14.598cm" svg:y="21.407cm" svg:viewBox="0 0 70 208" draw:points="39,27 38,27 3,45 0,24 47,0 70,0 30,208 5,208">
          <text:p/>
        </draw:polygon>
        <draw:path draw:style-name="gr16" draw:text-style-name="P10" draw:layer="layout" svg:width="0.141cm" svg:height="0.213cm" svg:x="14.715cm" svg:y="21.404cm" svg:viewBox="0 0 142 214" svg:d="M27 145c0 21 4 48 29 48 39 0 60-84 60-126 0-16-3-45-28-45-36 0-61 72-61 123zM142 65c0 68-32 149-90 149-39 0-52-31-52-71 0-68 37-143 91-143 39 0 51 33 51 65z">
          <text:p/>
        </draw:path>
        <draw:frame draw:style-name="gr15" draw:text-style-name="P9" draw:layer="layout" svg:width="0.499cm" svg:height="0.499cm" svg:x="10.955cm" svg:y="28.285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1.584cm" svg:y="28.436cm" svg:viewBox="0 0 157 215" draw:points="64,22 0,22 5,0 157,0 153,22 90,22 54,215 27,215">
          <text:p/>
        </draw:polygon>
        <draw:path draw:style-name="gr16" draw:text-style-name="P10" draw:layer="layout" svg:width="0.162cm" svg:height="0.224cm" svg:x="11.691cm" svg:y="28.496cm" svg:viewBox="0 0 163 225" svg:d="M55 0l15 84c4 17 6 29 7 40h1c4-10 9-20 17-38l39-86h29l-59 118c-16 33-32 60-53 81-17 17-36 24-44 26l-7-23c7-2 18-6 28-14 11-8 22-21 30-36 1-2 1-4 1-7l-31-145z">
          <text:p/>
        </draw:path>
        <draw:path draw:style-name="gr16" draw:text-style-name="P10" draw:layer="layout" svg:width="0.231cm" svg:height="0.158cm" svg:x="11.853cm" svg:y="28.492cm" svg:viewBox="0 0 232 159" svg:d="M0 159l20-109c3-17 6-32 7-45h23l-3 29c14-22 34-34 54-34 24 0 35 16 36 36 14-22 33-35 56-36 18 0 39 13 39 42 0 7-1 17-3 26l-18 91h-26l17-89c1-6 2-14 2-20 0-16-6-27-23-27-19 0-42 23-48 57l-15 79h-25l17-91c1-7 2-12 2-18 0-13-4-27-23-27s-43 26-50 58l-13 78z">
          <text:p/>
        </draw:path>
        <draw:path draw:style-name="gr16" draw:text-style-name="P10" draw:layer="layout" svg:width="0.146cm" svg:height="0.161cm" svg:x="12.111cm" svg:y="28.492cm" svg:viewBox="0 0 147 162" svg:d="M28 98c0 25 14 43 36 43 31 0 54-40 54-77 0-17-8-43-35-43-33 0-55 41-55 77zM147 64c0 49-35 98-87 98-38 0-60-28-60-63 0-52 36-99 85-99 42 0 62 32 62 64z">
          <text:p/>
        </draw:path>
        <draw:path draw:style-name="gr16" draw:text-style-name="P10" draw:layer="layout" svg:width="0.114cm" svg:height="0.229cm" svg:x="12.278cm" svg:y="28.421cm" svg:viewBox="0 0 115 230" svg:d="M0 230l26-134h-21l4-21h20l2-8c4-22 11-41 25-54 10-9 23-13 37-13 11 0 18 2 22 4l-6 21c-4-2-9-3-16-3-21 0-31 20-36 46l-1 7h34l-4 21h-34l-25 134z">
          <text:p/>
        </draw:path>
        <draw:path draw:style-name="gr16" draw:text-style-name="P10" draw:layer="layout" svg:width="0.129cm" svg:height="0.161cm" svg:x="12.366cm" svg:y="28.492cm" svg:viewBox="0 0 130 162" svg:d="M80 21c-25 0-44 25-50 50 41 0 75-6 75-31 0-12-10-19-25-19zM110 150c-11 6-31 12-51 12-41 0-59-28-59-62 0-47 34-100 85-100 29 0 45 18 45 40 0 42-45 52-103 51-1 7 0 21 3 29 6 14 19 21 34 21 18 0 33-5 43-11z">
          <text:p/>
        </draw:path>
        <draw:path draw:style-name="gr16" draw:text-style-name="P10" draw:layer="layout" svg:width="0.162cm" svg:height="0.224cm" svg:x="12.487cm" svg:y="28.496cm" svg:viewBox="0 0 163 225" svg:d="M55 0l15 84c4 17 6 29 7 40h1c4-10 9-20 16-38l40-86h29l-59 118c-17 33-32 60-53 81-17 17-36 24-44 26l-7-23c7-2 18-6 28-14 11-8 22-21 30-36 1-2 1-4 1-7l-31-145z">
          <text:p/>
        </draw:path>
        <draw:path draw:style-name="gr16" draw:text-style-name="P10" draw:layer="layout" svg:width="0.159cm" svg:height="0.214cm" svg:x="12.724cm" svg:y="28.436cm" svg:viewBox="0 0 160 215" svg:d="M24 215l17-90-41-125h28l21 69c5 19 7 27 9 36 6-9 13-21 23-37l47-68h32l-93 124-17 91z">
          <text:p/>
        </draw:path>
        <draw:path draw:style-name="gr16" draw:text-style-name="P10" draw:layer="layout" svg:width="0.129cm" svg:height="0.161cm" svg:x="12.85cm" svg:y="28.492cm" svg:viewBox="0 0 130 162" svg:d="M81 21c-25 0-44 25-50 50 41 0 74-6 74-31 0-12-10-19-24-19zM110 150c-11 6-30 12-50 12-41 0-60-28-60-62 0-47 35-100 85-100 29 0 45 18 45 40 0 42-45 52-102 51-1 7-1 21 3 29 6 14 18 21 34 21 18 0 32-5 42-11z">
          <text:p/>
        </draw:path>
        <draw:path draw:style-name="gr16" draw:text-style-name="P10" draw:layer="layout" svg:width="0.138cm" svg:height="0.154cm" svg:x="13cm" svg:y="28.496cm" svg:viewBox="0 0 139 155" svg:d="M27 0l13 89c2 17 4 29 5 37h1c3-8 7-18 16-35l48-91h29l-87 155h-25l-27-155z">
          <text:p/>
        </draw:path>
        <draw:path draw:style-name="gr16" draw:text-style-name="P10" draw:layer="layout" svg:width="0.155cm" svg:height="0.224cm" svg:x="13.125cm" svg:y="28.492cm" svg:viewBox="0 0 156 225" svg:d="M127 27c-5-2-15-5-26-5-38 0-66 40-66 78 0 17 6 37 31 37 22 0 45-29 51-59zM8 194c9 6 24 10 41 10 26 0 47-13 56-56l5-23h-1c-14 22-32 33-53 33-32 0-48-26-48-54 0-52 39-104 98-104 18 0 38 6 50 11l-24 127c-6 34-15 56-31 70-16 13-36 17-54 17-19 0-37-4-47-11z">
          <text:p/>
        </draw:path>
        <draw:path draw:style-name="gr16" draw:text-style-name="P10" draw:layer="layout" svg:width="0.101cm" svg:height="0.158cm" svg:x="13.298cm" svg:y="28.492cm" svg:viewBox="0 0 102 159" svg:d="M0 159l18-99c4-20 7-41 8-55h23c-1 11-2 22-4 33h1c10-21 27-38 48-38 3 0 6 1 8 1l-5 27c-2 0-5-1-8-1-24 0-44 28-51 64l-12 68z">
          <text:p/>
        </draw:path>
        <draw:path draw:style-name="gr16" draw:text-style-name="P10" draw:layer="layout" svg:width="0.148cm" svg:height="0.161cm" svg:x="13.395cm" svg:y="28.492cm" svg:viewBox="0 0 149 162" svg:d="M119 24c-4-2-9-3-18-3-40 0-74 42-74 86 0 17 6 34 26 34 23 0 49-29 57-70zM102 159c0-10 1-24 3-40h-1c-16 32-37 43-60 43-28 0-44-21-44-51 0-54 39-111 107-111 15 0 31 3 42 6l-16 82c-5 26-7 54-7 71z">
          <text:p/>
        </draw:path>
        <draw:path draw:style-name="gr16" draw:text-style-name="P10" draw:layer="layout" svg:width="0.11cm" svg:height="0.161cm" svg:x="13.553cm" svg:y="28.492cm" svg:viewBox="0 0 111 162" svg:d="M9 132c7 4 20 10 33 10 18 0 29-12 29-26 0-12-5-19-21-28-18-10-28-24-28-40 0-27 23-48 56-48 13 0 26 4 33 8l-9 20c-5-3-15-7-26-7-16 0-28 10-28 23 0 11 8 18 22 27 17 10 28 23 28 40 0 33-26 51-58 51-17 0-32-5-40-11z">
          <text:p/>
        </draw:path>
        <draw:path draw:style-name="gr16" draw:text-style-name="P10" draw:layer="layout" svg:width="0.144cm" svg:height="0.226cm" svg:x="13.678cm" svg:y="28.424cm" svg:viewBox="0 0 145 227" svg:d="M0 227l43-227h26l-19 100h1c13-19 31-31 55-31 18 0 39 11 39 42 0 8-1 18-3 25l-17 91h-27l17-89c1-6 2-13 2-22 0-13-7-25-24-25-20 0-46 24-53 58l-14 78z">
          <text:p/>
        </draw:path>
        <draw:path draw:style-name="gr16" draw:text-style-name="P10" draw:layer="layout" svg:width="0.162cm" svg:height="0.224cm" svg:x="13.824cm" svg:y="28.496cm" svg:viewBox="0 0 163 225" svg:d="M55 0l15 84c4 17 6 29 7 40h1c4-10 9-20 16-38l41-86h28l-58 118c-18 33-33 60-54 81-17 17-36 24-45 26l-6-23c6-2 18-6 28-14 11-8 22-21 30-36 1-2 1-4 1-7l-31-145z">
          <text:p/>
        </draw:path>
        <draw:path draw:style-name="gr16" draw:text-style-name="P10" draw:layer="layout" svg:width="0.144cm" svg:height="0.158cm" svg:x="13.986cm" svg:y="28.492cm" svg:viewBox="0 0 145 159" svg:d="M0 159l20-109c4-17 6-32 7-45h24l-4 30h1c13-21 34-35 58-35 18 0 39 12 39 44 0 7-2 17-3 25l-17 90h-27l17-89c1-6 2-13 2-20 0-15-6-27-25-27s-45 23-52 61l-14 75z">
          <text:p/>
        </draw:path>
        <draw:path draw:style-name="gr16" draw:text-style-name="P10" draw:layer="layout" svg:width="0.063cm" svg:height="0.079cm" svg:x="14.132cm" svg:y="28.61cm" svg:viewBox="0 0 64 80" svg:d="M0 80c10-19 25-54 32-77l32-3c-11 27-32 63-43 78z">
          <text:p/>
        </draw:path>
        <draw:path draw:style-name="gr16" draw:text-style-name="P10" draw:layer="layout" svg:width="0.149cm" svg:height="0.21cm" svg:x="14.271cm" svg:y="28.44cm" svg:viewBox="0 0 150 211" svg:d="M0 211l3-18 32-26c55-46 88-79 88-113 0-15-9-32-33-32-18 0-33 9-42 15l-7-19c14-11 36-18 55-18 39 0 54 25 54 50 0 45-40 83-89 124l-18 14h87l-4 23z">
          <text:p/>
        </draw:path>
        <draw:path draw:style-name="gr16" draw:text-style-name="P10" draw:layer="layout" svg:width="0.141cm" svg:height="0.213cm" svg:x="14.441cm" svg:y="28.44cm" svg:viewBox="0 0 142 214" svg:d="M27 144c0 22 4 48 29 48 39 0 60-84 60-126 0-16-3-45-28-45-36 0-61 72-61 123zM142 65c0 67-32 149-89 149-39 0-53-32-53-72 0-68 37-142 91-142 39 0 51 32 51 65z">
          <text:p/>
        </draw:path>
        <draw:polygon draw:style-name="gr16" draw:text-style-name="P10" draw:layer="layout" svg:width="0.07cm" svg:height="0.207cm" svg:x="14.636cm" svg:y="28.443cm" svg:viewBox="0 0 71 208" draw:points="40,27 39,27 3,45 0,24 48,0 71,0 31,208 5,208">
          <text:p/>
        </draw:polygon>
        <draw:path draw:style-name="gr16" draw:text-style-name="P10" draw:layer="layout" svg:width="0.141cm" svg:height="0.213cm" svg:x="14.753cm" svg:y="28.44cm" svg:viewBox="0 0 142 214" svg:d="M26 144c0 22 5 48 29 48 39 0 60-84 60-126 0-16-2-45-28-45-35 0-61 72-61 123zM142 65c0 67-32 149-90 149-38 0-52-32-52-72 0-68 36-142 90-142 41 0 52 32 52 65z">
          <text:p/>
        </draw:path>
        <draw:frame draw:style-name="gr15" draw:text-style-name="P9" draw:layer="layout" svg:width="0.499cm" svg:height="0.499cm" svg:x="0.497cm" svg:y="7.041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127cm" svg:y="7.191cm" svg:viewBox="0 0 157 215" draw:points="63,23 0,23 4,0 157,0 153,23 90,23 53,215 26,215">
          <text:p/>
        </draw:polygon>
        <draw:path draw:style-name="gr16" draw:text-style-name="P10" draw:layer="layout" svg:width="0.162cm" svg:height="0.224cm" svg:x="1.233cm" svg:y="7.251cm" svg:viewBox="0 0 163 225" svg:d="M56 0l15 84c3 18 5 29 7 40h1c4-9 8-20 16-37l39-87h29l-58 118c-17 33-32 60-53 81-18 17-36 25-45 26l-7-22c7-3 18-7 29-15 10-8 21-20 30-36 1-2 1-4 0-7l-31-145z">
          <text:p/>
        </draw:path>
        <draw:path draw:style-name="gr16" draw:text-style-name="P10" draw:layer="layout" svg:width="0.231cm" svg:height="0.157cm" svg:x="1.395cm" svg:y="7.248cm" svg:viewBox="0 0 232 158" svg:d="M0 158l21-110c3-17 5-32 7-45h23l-4 29h1c14-21 33-32 55-32 23 0 34 15 36 34 13-22 33-34 56-34 18 0 37 11 37 40 0 7-1 19-2 27l-17 91h-26l16-89c2-6 3-13 3-21 0-16-6-26-24-26-19 0-42 22-48 57l-15 79h-26l18-90c2-7 2-13 2-20 0-13-3-26-24-26-19 0-43 25-49 59l-14 77z">
          <text:p/>
        </draw:path>
        <draw:path draw:style-name="gr16" draw:text-style-name="P10" draw:layer="layout" svg:width="0.145cm" svg:height="0.16cm" svg:x="1.654cm" svg:y="7.248cm" svg:viewBox="0 0 146 161" svg:d="M28 97c0 25 14 43 36 43 31 0 55-40 55-75 0-18-8-44-36-44-33 0-55 41-55 76zM146 65c0 47-33 96-85 96-39 0-61-28-61-63 0-51 36-98 86-98 41 0 60 31 60 65z">
          <text:p/>
        </draw:path>
        <draw:path draw:style-name="gr16" draw:text-style-name="P10" draw:layer="layout" svg:width="0.113cm" svg:height="0.229cm" svg:x="1.821cm" svg:y="7.176cm" svg:viewBox="0 0 114 230" svg:d="M0 230l25-133h-20l4-21h20l2-8c3-21 11-41 26-53 10-10 23-15 36-15 11 0 18 2 21 4l-5 22c-4-2-10-3-16-3-21 0-31 21-35 46l-2 7h34l-3 21h-35l-26 133z">
          <text:p/>
        </draw:path>
        <draw:path draw:style-name="gr16" draw:text-style-name="P10" draw:layer="layout" svg:width="0.129cm" svg:height="0.16cm" svg:x="1.909cm" svg:y="7.248cm" svg:viewBox="0 0 130 161" svg:d="M80 20c-25 0-44 26-51 50 42 1 75-5 75-29 0-14-9-21-24-21zM110 149c-11 7-31 12-52 12-41 0-58-27-58-61 0-47 34-100 84-100 30 0 46 17 46 40 0 41-47 51-104 50-1 7 0 21 4 29 6 15 18 21 34 21 18 0 33-5 42-10z">
          <text:p/>
        </draw:path>
        <draw:path draw:style-name="gr16" draw:text-style-name="P10" draw:layer="layout" svg:width="0.162cm" svg:height="0.224cm" svg:x="2.029cm" svg:y="7.251cm" svg:viewBox="0 0 163 225" svg:d="M56 0l15 84c3 18 5 29 7 40 5-9 9-20 17-37l39-87h29l-58 118c-17 33-32 60-54 81-17 17-35 25-44 26l-7-22c7-3 18-7 29-15 10-8 21-20 30-36 1-2 1-4 0-7l-31-145z">
          <text:p/>
        </draw:path>
        <draw:path draw:style-name="gr16" draw:text-style-name="P10" draw:layer="layout" svg:width="0.158cm" svg:height="0.214cm" svg:x="2.267cm" svg:y="7.191cm" svg:viewBox="0 0 159 215" svg:d="M25 215l17-90-42-125h29l20 69c6 19 8 28 9 36h1c5-9 13-21 23-37l46-68h31l-91 125-17 90z">
          <text:p/>
        </draw:path>
        <draw:path draw:style-name="gr16" draw:text-style-name="P10" draw:layer="layout" svg:width="0.129cm" svg:height="0.16cm" svg:x="2.393cm" svg:y="7.248cm" svg:viewBox="0 0 130 161" svg:d="M80 20c-25 0-44 26-51 50 42 1 75-5 75-29 0-14-10-21-24-21zM110 149c-13 7-31 12-52 12-41 0-58-27-58-61 0-47 34-100 83-100 31 0 47 17 47 40 0 41-47 51-104 50-1 7 0 21 3 29 6 15 19 21 35 21 18 0 32-5 42-10z">
          <text:p/>
        </draw:path>
        <draw:path draw:style-name="gr16" draw:text-style-name="P10" draw:layer="layout" svg:width="0.138cm" svg:height="0.154cm" svg:x="2.542cm" svg:y="7.251cm" svg:viewBox="0 0 139 155" svg:d="M27 0l13 89c3 17 5 29 5 38h1c4-9 8-19 17-36l46-91h30l-86 155h-26l-27-155z">
          <text:p/>
        </draw:path>
        <draw:path draw:style-name="gr16" draw:text-style-name="P10" draw:layer="layout" svg:width="0.154cm" svg:height="0.223cm" svg:x="2.668cm" svg:y="7.248cm" svg:viewBox="0 0 155 224" svg:d="M126 26c-5-2-14-5-25-5-39 0-65 40-65 78-1 17 6 37 29 37s46-29 51-58zM7 192c9 6 26 10 42 10 26 0 46-13 55-55l5-23c-14 22-33 33-54 33-32 0-48-26-48-53 0-52 39-104 99-104 17 0 37 5 49 11l-24 127c-6 32-15 55-30 68-16 13-37 18-54 18-19 0-38-5-47-11z">
          <text:p/>
        </draw:path>
        <draw:path draw:style-name="gr16" draw:text-style-name="P10" draw:layer="layout" svg:width="0.101cm" svg:height="0.157cm" svg:x="2.84cm" svg:y="7.248cm" svg:viewBox="0 0 102 158" svg:d="M0 158l19-99c4-21 6-41 8-56h24c-1 11-3 22-4 34h1c9-21 26-37 47-37 2 0 5 0 7 0l-5 26c-2 0-4 0-7 0-23 0-43 28-50 64l-14 68z">
          <text:p/>
        </draw:path>
        <draw:path draw:style-name="gr16" draw:text-style-name="P10" draw:layer="layout" svg:width="0.148cm" svg:height="0.16cm" svg:x="2.937cm" svg:y="7.248cm" svg:viewBox="0 0 149 161" svg:d="M119 23c-3-1-9-2-18-2-41 0-74 42-74 85 0 17 6 34 27 34 22 0 49-29 56-70zM102 158c0-9 2-24 4-40h-1c-17 32-39 43-61 43-27 0-44-21-44-50 0-54 39-111 108-111 14 0 30 2 41 5l-16 82c-5 27-7 54-6 71z">
          <text:p/>
        </draw:path>
        <draw:path draw:style-name="gr16" draw:text-style-name="P10" draw:layer="layout" svg:width="0.108cm" svg:height="0.16cm" svg:x="3.096cm" svg:y="7.248cm" svg:viewBox="0 0 109 161" svg:d="M7 131c8 5 21 10 33 10 18 0 30-12 30-25 0-12-6-20-22-29-18-9-28-23-28-39 0-28 24-48 56-48 15 0 27 4 33 7l-7 20c-6-3-16-7-28-7-16 0-27 10-27 25 0 11 7 18 21 25 17 10 30 23 30 41 0 32-27 50-60 50-16 0-31-5-38-10z">
          <text:p/>
        </draw:path>
        <draw:path draw:style-name="gr16" draw:text-style-name="P10" draw:layer="layout" svg:width="0.144cm" svg:height="0.226cm" svg:x="3.22cm" svg:y="7.179cm" svg:viewBox="0 0 145 227" svg:d="M0 227l43-227h27l-20 99h1c13-18 32-30 55-30 18 0 39 10 39 41 0 8-1 18-2 27l-19 90h-26l17-89c1-6 2-14 2-22 0-14-7-25-24-25-20 0-46 23-52 59l-14 77z">
          <text:p/>
        </draw:path>
        <draw:path draw:style-name="gr16" draw:text-style-name="P10" draw:layer="layout" svg:width="0.162cm" svg:height="0.224cm" svg:x="3.366cm" svg:y="7.251cm" svg:viewBox="0 0 163 225" svg:d="M56 0l15 84c3 18 5 29 7 40 5-9 9-20 17-37l40-87h28l-57 118c-18 33-34 60-55 81-17 17-35 25-44 26l-7-22c7-3 18-7 29-15 10-8 21-20 29-36 2-2 2-4 1-7l-31-145z">
          <text:p/>
        </draw:path>
        <draw:path draw:style-name="gr16" draw:text-style-name="P10" draw:layer="layout" svg:width="0.144cm" svg:height="0.157cm" svg:x="3.528cm" svg:y="7.248cm" svg:viewBox="0 0 145 158" svg:d="M0 158l21-110c3-17 5-32 7-45h23l-3 30c14-21 35-33 57-33 20 0 40 10 40 42 0 7-1 18-3 26l-17 90h-27l17-89c1-6 2-13 2-21 0-15-6-26-24-26-19 0-46 22-53 61l-14 75z">
          <text:p/>
        </draw:path>
        <draw:path draw:style-name="gr16" draw:text-style-name="P10" draw:layer="layout" svg:width="0.062cm" svg:height="0.079cm" svg:x="3.675cm" svg:y="7.365cm" svg:viewBox="0 0 63 80" svg:d="M0 80c10-19 25-53 32-77l31-3c-11 28-31 63-42 78z">
          <text:p/>
        </draw:path>
        <draw:path draw:style-name="gr16" draw:text-style-name="P10" draw:layer="layout" svg:width="0.149cm" svg:height="0.21cm" svg:x="3.813cm" svg:y="7.195cm" svg:viewBox="0 0 150 211" svg:d="M0 211l4-18 30-25c56-47 89-79 89-113 0-15-8-31-33-31-18 0-33 8-43 14l-6-19c14-11 35-19 55-19 39 0 54 27 54 51 0 44-40 82-90 123l-17 14h87l-4 23z">
          <text:p/>
        </draw:path>
        <draw:path draw:style-name="gr16" draw:text-style-name="P10" draw:layer="layout" svg:width="0.142cm" svg:height="0.213cm" svg:x="3.983cm" svg:y="7.195cm" svg:viewBox="0 0 143 214" svg:d="M27 144c0 23 4 49 30 49 38 0 59-85 59-127 0-16-2-45-27-45-36 0-62 72-62 123zM143 65c0 67-32 149-90 149-39 0-53-31-53-71 0-69 37-143 91-143 40 0 52 33 52 65z">
          <text:p/>
        </draw:path>
        <draw:polygon draw:style-name="gr16" draw:text-style-name="P10" draw:layer="layout" svg:width="0.069cm" svg:height="0.206cm" svg:x="4.179cm" svg:y="7.199cm" svg:viewBox="0 0 70 207" draw:points="39,26 38,26 3,44 0,23 47,0 70,0 30,207 5,207">
          <text:p/>
        </draw:polygon>
        <draw:path draw:style-name="gr16" draw:text-style-name="P10" draw:layer="layout" svg:width="0.141cm" svg:height="0.213cm" svg:x="4.296cm" svg:y="7.195cm" svg:viewBox="0 0 142 214" svg:d="M27 144c0 23 4 49 29 49 39 0 60-85 60-127 0-16-3-45-28-45-36 0-61 72-61 123zM142 65c0 67-32 149-90 149-38 0-52-31-52-71 0-69 37-143 91-143 39 0 51 33 51 65z">
          <text:p/>
        </draw:path>
        <draw:frame draw:style-name="gr15" draw:text-style-name="P9" draw:layer="layout" svg:width="0.499cm" svg:height="0.499cm" svg:x="0.446cm" svg:y="21.211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076cm" svg:y="21.361cm" svg:viewBox="0 0 157 215" draw:points="62,23 0,23 4,0 157,0 153,23 89,23 53,215 26,215">
          <text:p/>
        </draw:polygon>
        <draw:path draw:style-name="gr16" draw:text-style-name="P10" draw:layer="layout" svg:width="0.162cm" svg:height="0.224cm" svg:x="1.183cm" svg:y="21.421cm" svg:viewBox="0 0 163 225" svg:d="M56 0l15 83c4 17 5 29 7 40h1c4-10 8-20 16-38l40-85h28l-58 117c-17 33-32 60-53 82-18 17-37 24-46 26l-6-23c6-2 17-6 29-15 10-8 21-21 30-36 1-2 1-4 0-7l-30-144z">
          <text:p/>
        </draw:path>
        <draw:path draw:style-name="gr16" draw:text-style-name="P10" draw:layer="layout" svg:width="0.231cm" svg:height="0.157cm" svg:x="1.344cm" svg:y="21.418cm" svg:viewBox="0 0 232 158" svg:d="M0 158l21-109c3-17 5-32 7-46h23l-4 30h1c14-23 33-33 54-33 23 0 34 15 36 35 14-23 34-35 57-35 18 0 37 11 37 41 0 7-1 17-2 26l-17 91h-26l17-89c1-6 2-13 2-20 0-16-6-27-23-27-20 0-43 23-50 57l-14 79h-26l17-90c2-7 2-13 2-19 0-13-3-27-23-27-19 0-43 26-49 59l-14 77z">
          <text:p/>
        </draw:path>
        <draw:path draw:style-name="gr16" draw:text-style-name="P10" draw:layer="layout" svg:width="0.145cm" svg:height="0.16cm" svg:x="1.603cm" svg:y="21.418cm" svg:viewBox="0 0 146 161" svg:d="M27 96c0 26 14 44 36 44 33 0 56-41 56-77 0-17-8-42-36-42-34 0-56 40-56 75zM146 63c0 49-33 98-86 98-38 0-60-28-60-64 0-51 35-97 86-97 42 0 60 31 60 63z">
          <text:p/>
        </draw:path>
        <draw:path draw:style-name="gr16" draw:text-style-name="P10" draw:layer="layout" svg:width="0.114cm" svg:height="0.229cm" svg:x="1.77cm" svg:y="21.346cm" svg:viewBox="0 0 115 230" svg:d="M0 230l25-134h-20l4-21h20l2-8c4-21 11-41 25-54 10-8 23-13 36-13 12 0 19 2 23 4l-6 21c-4-2-10-3-17-3-21 0-31 20-35 46l-1 7h34l-4 21h-35l-25 134z">
          <text:p/>
        </draw:path>
        <draw:path draw:style-name="gr16" draw:text-style-name="P10" draw:layer="layout" svg:width="0.129cm" svg:height="0.16cm" svg:x="1.858cm" svg:y="21.418cm" svg:viewBox="0 0 130 161" svg:d="M81 20c-25 0-44 25-51 49 42 0 74-5 74-29 0-13-9-20-23-20zM110 149c-11 7-30 12-51 12-40 0-59-28-59-63 0-46 35-98 85-98 29 0 45 17 45 39 0 41-46 51-102 50-2 7-1 22 3 30 6 14 18 21 34 21 18 0 32-5 41-10z">
          <text:p/>
        </draw:path>
        <draw:path draw:style-name="gr16" draw:text-style-name="P10" draw:layer="layout" svg:width="0.161cm" svg:height="0.224cm" svg:x="1.979cm" svg:y="21.421cm" svg:viewBox="0 0 162 225" svg:d="M56 0l15 83c3 17 5 29 7 40h1c4-10 8-20 16-38l40-85h27l-57 117c-17 33-32 60-53 82-19 17-37 24-46 26l-6-23c6-2 17-6 28-15 11-8 22-21 31-36 1-2 1-4 0-7l-32-144z">
          <text:p/>
        </draw:path>
        <draw:path draw:style-name="gr16" draw:text-style-name="P10" draw:layer="layout" svg:width="0.158cm" svg:height="0.214cm" svg:x="2.216cm" svg:y="21.361cm" svg:viewBox="0 0 159 215" svg:d="M24 215l17-90-41-125h28l21 69c5 19 7 28 8 36h1c6-9 13-21 24-37l46-68h31l-92 125-17 90z">
          <text:p/>
        </draw:path>
        <draw:path draw:style-name="gr16" draw:text-style-name="P10" draw:layer="layout" svg:width="0.129cm" svg:height="0.16cm" svg:x="2.342cm" svg:y="21.418cm" svg:viewBox="0 0 130 161" svg:d="M81 20c-25 0-44 25-51 49 42 0 74-5 74-29 0-13-9-20-23-20zM110 149c-11 7-30 12-51 12-41 0-59-28-59-63 0-46 35-98 85-98 29 0 45 17 45 39 0 41-46 51-103 50-2 7 0 22 4 30 6 14 18 21 34 21 18 0 32-5 41-10z">
          <text:p/>
        </draw:path>
        <draw:path draw:style-name="gr16" draw:text-style-name="P10" draw:layer="layout" svg:width="0.137cm" svg:height="0.154cm" svg:x="2.492cm" svg:y="21.421cm" svg:viewBox="0 0 138 155" svg:d="M26 0l14 89c2 17 5 29 5 38h1c4-9 8-19 17-36l47-91h28l-85 155h-27l-26-155z">
          <text:p/>
        </draw:path>
        <draw:path draw:style-name="gr16" draw:text-style-name="P10" draw:layer="layout" svg:width="0.154cm" svg:height="0.223cm" svg:x="2.617cm" svg:y="21.418cm" svg:viewBox="0 0 155 224" svg:d="M126 26c-5-2-14-5-25-5-39 0-66 40-66 78 0 18 6 38 29 38 24 0 47-29 53-60zM7 193c10 6 25 10 41 10 26 0 47-13 56-55l5-23c-14 22-34 33-55 33-31 0-47-26-47-54 0-53 38-104 99-104 18 0 37 5 49 10l-23 128c-6 33-15 55-31 69-16 13-37 17-55 17-19 0-36-4-46-11z">
          <text:p/>
        </draw:path>
        <draw:path draw:style-name="gr16" draw:text-style-name="P10" draw:layer="layout" svg:width="0.101cm" svg:height="0.157cm" svg:x="2.789cm" svg:y="21.418cm" svg:viewBox="0 0 102 158" svg:d="M0 158l19-99c4-20 6-41 8-56h23c-1 12-3 23-4 34h1c10-21 26-37 48-37 2 0 5 0 7 0l-5 27c-2 0-4 0-8 0-23 0-43 27-50 63l-13 68z">
          <text:p/>
        </draw:path>
        <draw:path draw:style-name="gr16" draw:text-style-name="P10" draw:layer="layout" svg:width="0.148cm" svg:height="0.16cm" svg:x="2.886cm" svg:y="21.418cm" svg:viewBox="0 0 149 161" svg:d="M118 23c-3-2-9-2-18-2-40 0-72 41-72 85 0 17 6 34 26 34 22 0 48-29 55-71zM101 158c0-9 2-24 4-40h-1c-16 32-38 43-60 43-27 0-44-21-44-51 0-54 40-110 107-110 15 0 31 2 42 5l-16 81c-6 27-8 55-7 72z">
          <text:p/>
        </draw:path>
        <draw:path draw:style-name="gr16" draw:text-style-name="P10" draw:layer="layout" svg:width="0.108cm" svg:height="0.16cm" svg:x="3.045cm" svg:y="21.418cm" svg:viewBox="0 0 109 161" svg:d="M8 131c7 5 20 10 34 10 17 0 29-12 29-25s-6-21-22-30c-19-10-28-23-28-39 0-27 24-47 56-47 14 0 27 3 32 7l-7 20c-5-3-15-7-27-7-16 0-27 10-27 23 0 12 7 18 21 26 17 10 29 23 29 41 0 33-26 51-59 51-17 0-32-5-39-11z">
          <text:p/>
        </draw:path>
        <draw:path draw:style-name="gr16" draw:text-style-name="P10" draw:layer="layout" svg:width="0.144cm" svg:height="0.226cm" svg:x="3.169cm" svg:y="21.349cm" svg:viewBox="0 0 145 227" svg:d="M0 227l43-227h28l-19 99c13-19 32-30 55-30 18 0 38 10 38 41 0 8-1 18-2 26l-17 91h-27l17-90c1-6 2-13 2-21 0-14-6-26-24-26-20 0-47 24-53 60l-14 77z">
          <text:p/>
        </draw:path>
        <draw:path draw:style-name="gr16" draw:text-style-name="P10" draw:layer="layout" svg:width="0.162cm" svg:height="0.224cm" svg:x="3.315cm" svg:y="21.421cm" svg:viewBox="0 0 163 225" svg:d="M56 0l15 83c3 17 5 29 7 40h1c4-10 8-20 16-38l39-85h29l-58 117c-17 33-32 60-53 82-18 17-36 24-45 26l-7-23c7-2 18-6 29-15 10-8 21-21 30-36 1-2 1-4 0-7l-31-144z">
          <text:p/>
        </draw:path>
        <draw:path draw:style-name="gr16" draw:text-style-name="P10" draw:layer="layout" svg:width="0.144cm" svg:height="0.157cm" svg:x="3.477cm" svg:y="21.418cm" svg:viewBox="0 0 145 158" svg:d="M0 158l21-109c3-17 5-32 8-46h24l-4 31c14-22 35-34 57-34 19 0 39 10 39 43 0 7-1 17-3 25l-17 90h-26l17-89c1-6 2-13 2-20 0-15-6-27-24-27-19 0-46 23-53 61l-15 75z">
          <text:p/>
        </draw:path>
        <draw:path draw:style-name="gr16" draw:text-style-name="P10" draw:layer="layout" svg:width="0.063cm" svg:height="0.079cm" svg:x="3.624cm" svg:y="21.535cm" svg:viewBox="0 0 64 80" svg:d="M0 80c11-20 26-54 32-77l32-3c-12 27-31 62-43 78z">
          <text:p/>
        </draw:path>
        <draw:path draw:style-name="gr16" draw:text-style-name="P10" draw:layer="layout" svg:width="0.148cm" svg:height="0.21cm" svg:x="3.763cm" svg:y="21.365cm" svg:viewBox="0 0 149 211" svg:d="M0 211l3-18 32-25c55-47 87-79 87-114 0-15-8-32-32-32-18 0-33 9-42 15l-7-19c14-11 35-18 55-18 39 0 53 26 53 50 0 45-40 83-89 124l-17 14h86l-4 23z">
          <text:p/>
        </draw:path>
        <draw:path draw:style-name="gr16" draw:text-style-name="P10" draw:layer="layout" svg:width="0.142cm" svg:height="0.213cm" svg:x="3.932cm" svg:y="21.365cm" svg:viewBox="0 0 143 214" svg:d="M27 145c0 22 4 48 29 48 39 0 60-84 60-126 0-16-2-46-27-46-37 0-62 73-62 124zM143 66c0 67-32 148-91 148-38 0-52-31-52-71 0-68 36-143 92-143 39 0 51 33 51 66z">
          <text:p/>
        </draw:path>
        <draw:polygon draw:style-name="gr16" draw:text-style-name="P10" draw:layer="layout" svg:width="0.069cm" svg:height="0.207cm" svg:x="4.128cm" svg:y="21.368cm" svg:viewBox="0 0 70 208" draw:points="39,27 38,27 3,45 0,24 48,0 70,0 30,208 5,208">
          <text:p/>
        </draw:polygon>
        <draw:path draw:style-name="gr16" draw:text-style-name="P10" draw:layer="layout" svg:width="0.141cm" svg:height="0.213cm" svg:x="4.245cm" svg:y="21.365cm" svg:viewBox="0 0 142 214" svg:d="M26 145c0 22 4 48 29 48 40 0 61-84 61-126 0-16-2-46-28-46-37 0-62 73-62 124zM142 66c0 67-32 148-90 148-39 0-52-31-52-71 0-68 36-143 91-143 39 0 51 33 51 66z">
          <text:p/>
        </draw:path>
        <draw:frame draw:style-name="gr15" draw:text-style-name="P9" draw:layer="layout" svg:width="0.499cm" svg:height="0.499cm" svg:x="0.463cm" svg:y="14.059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093cm" svg:y="14.209cm" svg:viewBox="0 0 157 215" draw:points="62,24 0,24 4,0 157,0 152,24 90,24 52,215 26,215">
          <text:p/>
        </draw:polygon>
        <draw:path draw:style-name="gr16" draw:text-style-name="P10" draw:layer="layout" svg:width="0.162cm" svg:height="0.225cm" svg:x="1.199cm" svg:y="14.269cm" svg:viewBox="0 0 163 226" svg:d="M57 0l15 83c3 18 5 29 7 41 5-10 9-21 17-38l39-86h28l-57 117c-17 33-32 60-54 82-17 17-35 25-45 27l-7-23c7-2 19-7 30-15 10-8 21-21 30-36 1-3 1-5 0-7l-31-145z">
          <text:p/>
        </draw:path>
        <draw:path draw:style-name="gr16" draw:text-style-name="P10" draw:layer="layout" svg:width="0.231cm" svg:height="0.157cm" svg:x="1.361cm" svg:y="14.266cm" svg:viewBox="0 0 232 158" svg:d="M0 158l21-110c3-17 5-32 7-45h23l-4 29h1c14-21 33-32 54-32 23 0 35 15 37 34 13-22 33-34 56-34 18 0 37 11 37 40 0 7-1 18-2 26l-17 92h-26l16-90c2-6 3-13 3-20 0-16-6-26-24-26-19 0-42 22-49 56l-15 80h-25l17-91c1-7 2-13 2-19 0-13-3-26-23-26-19 0-43 25-49 58l-14 78z">
          <text:p/>
        </draw:path>
        <draw:path draw:style-name="gr16" draw:text-style-name="P10" draw:layer="layout" svg:width="0.145cm" svg:height="0.161cm" svg:x="1.62cm" svg:y="14.266cm" svg:viewBox="0 0 146 162" svg:d="M27 97c0 26 14 44 37 44 31 0 55-40 55-76 0-19-8-44-36-44-33 0-56 41-56 76zM146 65c0 47-33 97-85 97-40 0-61-29-61-64 0-51 35-98 86-98 41 0 60 31 60 65z">
          <text:p/>
        </draw:path>
        <draw:path draw:style-name="gr16" draw:text-style-name="P10" draw:layer="layout" svg:width="0.113cm" svg:height="0.229cm" svg:x="1.787cm" svg:y="14.194cm" svg:viewBox="0 0 114 230" svg:d="M0 230l25-133h-20l4-21h20l2-8c3-22 11-42 25-54 9-9 24-14 37-14 11 0 18 2 21 4l-5 21c-4-2-10-3-16-3-22 0-32 21-36 47l-2 7h35l-4 21h-35l-25 133z">
          <text:p/>
        </draw:path>
        <draw:path draw:style-name="gr16" draw:text-style-name="P10" draw:layer="layout" svg:width="0.129cm" svg:height="0.161cm" svg:x="1.875cm" svg:y="14.266cm" svg:viewBox="0 0 130 162" svg:d="M80 21c-25 0-44 24-51 49 42 1 74-5 74-30 0-13-9-19-23-19zM109 150c-11 6-30 12-51 12-41 0-58-28-58-62 0-48 34-100 84-100 29 0 46 17 46 40 0 41-47 51-104 50-1 7 0 21 4 30 6 14 18 20 34 20 18 0 32-5 41-10z">
          <text:p/>
        </draw:path>
        <draw:path draw:style-name="gr16" draw:text-style-name="P10" draw:layer="layout" svg:width="0.162cm" svg:height="0.225cm" svg:x="1.995cm" svg:y="14.269cm" svg:viewBox="0 0 163 226" svg:d="M57 0l15 83c3 18 5 29 7 41 5-10 9-21 17-38l39-86h28l-57 117c-17 33-33 60-54 82-17 17-36 25-45 27l-7-23c7-2 19-7 30-15 10-8 21-21 29-36 2-3 2-5 1-7l-31-145z">
          <text:p/>
        </draw:path>
        <draw:path draw:style-name="gr16" draw:text-style-name="P10" draw:layer="layout" svg:width="0.158cm" svg:height="0.214cm" svg:x="2.233cm" svg:y="14.209cm" svg:viewBox="0 0 159 215" svg:d="M24 215l17-89-41-126h28l20 70c6 19 8 28 9 36h2c5-9 13-21 23-37l46-69h31l-91 126-18 89z">
          <text:p/>
        </draw:path>
        <draw:path draw:style-name="gr16" draw:text-style-name="P10" draw:layer="layout" svg:width="0.128cm" svg:height="0.161cm" svg:x="2.359cm" svg:y="14.266cm" svg:viewBox="0 0 129 162" svg:d="M81 21c-26 0-44 24-51 49 42 1 74-5 74-30 0-13-9-19-23-19zM110 150c-12 6-30 12-51 12-41 0-59-28-59-62 0-48 35-100 84-100 30 0 45 17 45 40 0 41-45 51-102 50-1 7 0 21 3 30 6 14 19 20 35 20 18 0 31-5 41-10z">
          <text:p/>
        </draw:path>
        <draw:path draw:style-name="gr16" draw:text-style-name="P10" draw:layer="layout" svg:width="0.138cm" svg:height="0.154cm" svg:x="2.508cm" svg:y="14.269cm" svg:viewBox="0 0 139 155" svg:d="M28 0l13 89c3 18 5 29 5 38h1c4-8 8-19 17-36l46-91h29l-85 155h-26l-28-155z">
          <text:p/>
        </draw:path>
        <draw:path draw:style-name="gr16" draw:text-style-name="P10" draw:layer="layout" svg:width="0.154cm" svg:height="0.223cm" svg:x="2.634cm" svg:y="14.266cm" svg:viewBox="0 0 155 224" svg:d="M126 26c-5-2-14-5-25-5-39 0-66 40-66 78-1 17 6 38 30 38 23 0 46-29 51-59zM7 193c9 6 25 10 41 10 27 0 47-13 56-54l5-24c-14 22-33 33-55 33-31 0-47-26-47-54 0-52 38-104 99-104 17 0 37 5 49 11l-24 128c-6 32-15 55-30 69-16 13-37 16-55 16-19 0-37-4-46-10z">
          <text:p/>
        </draw:path>
        <draw:path draw:style-name="gr16" draw:text-style-name="P10" draw:layer="layout" svg:width="0.101cm" svg:height="0.157cm" svg:x="2.806cm" svg:y="14.266cm" svg:viewBox="0 0 102 158" svg:d="M0 158l19-100c3-20 6-40 8-55h23c-1 11-3 22-4 34h1c9-21 27-37 48-37 2 0 5 0 7 1l-5 26c-2-1-4-1-7-1-24 0-44 28-51 63l-13 69z">
          <text:p/>
        </draw:path>
        <draw:path draw:style-name="gr16" draw:text-style-name="P10" draw:layer="layout" svg:width="0.148cm" svg:height="0.161cm" svg:x="2.903cm" svg:y="14.266cm" svg:viewBox="0 0 149 162" svg:d="M119 23c-3-1-10-2-19-2-40 0-73 42-73 85 0 17 6 34 27 34 22 0 48-29 55-70zM101 158c0-9 2-24 4-40h-1c-17 32-38 44-60 44-27 0-44-22-44-51 0-54 39-111 106-111 16 0 32 2 43 6l-16 81c-5 27-7 54-6 71z">
          <text:p/>
        </draw:path>
        <draw:path draw:style-name="gr16" draw:text-style-name="P10" draw:layer="layout" svg:width="0.108cm" svg:height="0.16cm" svg:x="3.062cm" svg:y="14.266cm" svg:viewBox="0 0 109 161" svg:d="M7 131c8 5 22 10 34 10 18 0 30-12 30-25 0-12-6-19-22-28-18-10-28-24-28-41 0-26 24-47 56-47 14 0 26 4 32 8l-7 19c-6-3-15-6-27-6-16 0-27 9-27 23 0 12 7 19 21 26 17 10 29 24 29 41 0 32-26 50-59 50-16 0-32-5-39-10z">
          <text:p/>
        </draw:path>
        <draw:path draw:style-name="gr16" draw:text-style-name="P10" draw:layer="layout" svg:width="0.144cm" svg:height="0.225cm" svg:x="3.186cm" svg:y="14.198cm" svg:viewBox="0 0 145 226" svg:d="M0 226l44-226h27l-20 99h1c13-19 32-31 55-31 17 0 38 10 38 42 0 8-1 18-2 26l-18 90h-26l17-89c1-5 2-13 2-21 0-14-7-25-24-25-20 0-46 24-52 58l-15 77z">
          <text:p/>
        </draw:path>
        <draw:path draw:style-name="gr16" draw:text-style-name="P10" draw:layer="layout" svg:width="0.162cm" svg:height="0.225cm" svg:x="3.332cm" svg:y="14.269cm" svg:viewBox="0 0 163 226" svg:d="M56 0l15 83c3 18 5 29 7 41 5-10 9-21 17-38l40-86h28l-59 117c-16 33-32 60-53 82-17 17-35 25-44 27l-7-23c7-2 18-7 29-15 10-8 21-21 29-36 2-3 2-5 1-7l-31-145z">
          <text:p/>
        </draw:path>
        <draw:path draw:style-name="gr16" draw:text-style-name="P10" draw:layer="layout" svg:width="0.144cm" svg:height="0.157cm" svg:x="3.494cm" svg:y="14.266cm" svg:viewBox="0 0 145 158" svg:d="M0 158l22-110c3-17 5-32 7-45h23l-3 31c14-22 35-34 57-34 18 0 39 10 39 42 0 7-1 17-3 25l-17 91h-26l17-90c1-6 2-13 2-20 0-15-6-26-24-26-19 0-46 22-53 60l-14 76z">
          <text:p/>
        </draw:path>
        <draw:path draw:style-name="gr16" draw:text-style-name="P10" draw:layer="layout" svg:width="0.062cm" svg:height="0.079cm" svg:x="3.641cm" svg:y="14.383cm" svg:viewBox="0 0 63 80" svg:d="M0 80c10-19 24-54 31-77l32-3c-11 27-32 63-43 78z">
          <text:p/>
        </draw:path>
        <draw:path draw:style-name="gr16" draw:text-style-name="P10" draw:layer="layout" svg:width="0.149cm" svg:height="0.21cm" svg:x="3.779cm" svg:y="14.213cm" svg:viewBox="0 0 150 211" svg:d="M0 211l3-17 31-26c56-47 88-80 88-114 0-15-8-31-32-31-18 0-33 8-43 15l-6-19c14-11 35-19 55-19 38 0 54 26 54 51 0 43-41 83-90 123l-17 14v1h86l-4 22z">
          <text:p/>
        </draw:path>
        <draw:path draw:style-name="gr16" draw:text-style-name="P10" draw:layer="layout" svg:width="0.142cm" svg:height="0.214cm" svg:x="3.949cm" svg:y="14.213cm" svg:viewBox="0 0 143 215" svg:d="M27 144c0 23 4 49 28 49 40 0 61-85 61-126 0-17-2-46-27-46-37 0-62 72-62 123zM143 65c0 68-32 150-91 150-38 0-52-32-52-72 0-69 36-143 91-143 40 0 52 33 52 65z">
          <text:p/>
        </draw:path>
        <draw:polygon draw:style-name="gr16" draw:text-style-name="P10" draw:layer="layout" svg:width="0.069cm" svg:height="0.206cm" svg:x="4.145cm" svg:y="14.217cm" svg:viewBox="0 0 70 207" draw:points="40,26 39,26 3,44 0,23 48,0 70,0 31,207 5,207">
          <text:p/>
        </draw:polygon>
        <draw:path draw:style-name="gr16" draw:text-style-name="P10" draw:layer="layout" svg:width="0.141cm" svg:height="0.214cm" svg:x="4.262cm" svg:y="14.213cm" svg:viewBox="0 0 142 215" svg:d="M26 144c0 23 4 49 30 49 39 0 60-85 60-126 0-17-3-46-28-46-36 0-62 72-62 123zM142 65c0 68-32 150-90 150-39 0-52-32-52-72 0-69 36-143 91-143 39 0 51 33 51 65z">
          <text:p/>
        </draw:path>
        <draw:frame draw:style-name="gr15" draw:text-style-name="P9" draw:layer="layout" svg:width="0.499cm" svg:height="0.499cm" svg:x="0.412cm" svg:y="28.229cm">
          <draw:image xlink:href="Pictures/10000201000007D0000007D0E699633EB5A79AC3.png" xlink:type="simple" xlink:show="embed" xlink:actuate="onLoad">
            <text:p/>
          </draw:image>
        </draw:frame>
        <draw:polygon draw:style-name="gr16" draw:text-style-name="P10" draw:layer="layout" svg:width="0.156cm" svg:height="0.214cm" svg:x="1.042cm" svg:y="28.379cm" svg:viewBox="0 0 157 215" draw:points="62,23 0,23 4,0 157,0 153,23 89,23 53,215 26,215">
          <text:p/>
        </draw:polygon>
        <draw:path draw:style-name="gr16" draw:text-style-name="P10" draw:layer="layout" svg:width="0.161cm" svg:height="0.224cm" svg:x="1.149cm" svg:y="28.439cm" svg:viewBox="0 0 162 225" svg:d="M55 0l16 83c3 18 5 29 7 41h1c4-10 8-21 16-38l40-86h27l-57 117c-17 34-32 61-54 82-18 17-36 25-45 26l-6-22c6-3 17-7 28-15 10-8 21-20 30-36 2-2 2-4 0-7l-31-145z">
          <text:p/>
        </draw:path>
        <draw:path draw:style-name="gr16" draw:text-style-name="P10" draw:layer="layout" svg:width="0.231cm" svg:height="0.157cm" svg:x="1.31cm" svg:y="28.436cm" svg:viewBox="0 0 232 158" svg:d="M0 158l21-110c3-17 5-32 7-45h23l-4 29h1c14-21 33-32 54-32 23 0 34 15 36 34 13-22 33-34 57-34 18 0 37 11 37 40 0 7-1 17-2 27l-17 91h-26l16-89c2-6 3-14 3-21 0-16-6-26-24-26-20 0-42 22-49 57l-14 79h-26l17-90c2-7 2-14 2-20 0-13-3-26-23-26-19 0-43 25-49 59l-14 77z">
          <text:p/>
        </draw:path>
        <draw:path draw:style-name="gr16" draw:text-style-name="P10" draw:layer="layout" svg:width="0.145cm" svg:height="0.16cm" svg:x="1.569cm" svg:y="28.436cm" svg:viewBox="0 0 146 161" svg:d="M27 96c0 25 14 44 36 44 32 0 56-41 56-76 0-18-8-43-37-43-33 0-55 40-55 75zM146 64c0 47-33 97-86 97-38 0-60-28-60-64 0-51 35-97 85-97 43 0 61 31 61 64z">
          <text:p/>
        </draw:path>
        <draw:path draw:style-name="gr16" draw:text-style-name="P10" draw:layer="layout" svg:width="0.114cm" svg:height="0.229cm" svg:x="1.736cm" svg:y="28.364cm" svg:viewBox="0 0 115 230" svg:d="M0 230l26-133h-21l4-21h21l2-8c3-21 11-41 25-54 10-9 23-14 36-14 11 0 18 2 22 4l-6 22c-4-2-10-4-16-4-21 0-31 21-35 47l-2 7h34l-3 21h-35l-25 133z">
          <text:p/>
        </draw:path>
        <draw:path draw:style-name="gr16" draw:text-style-name="P10" draw:layer="layout" svg:width="0.129cm" svg:height="0.16cm" svg:x="1.824cm" svg:y="28.436cm" svg:viewBox="0 0 130 161" svg:d="M81 20c-25 0-45 25-52 49 43 1 75-5 75-29 0-13-9-20-23-20zM110 149c-11 7-30 12-51 12-41 0-59-28-59-63 0-46 34-98 85-98 29 0 45 17 45 39 0 41-46 51-104 50-1 7 0 21 4 29 6 15 19 22 35 22 18 0 32-5 41-10z">
          <text:p/>
        </draw:path>
        <draw:path draw:style-name="gr16" draw:text-style-name="P10" draw:layer="layout" svg:width="0.162cm" svg:height="0.224cm" svg:x="1.944cm" svg:y="28.439cm" svg:viewBox="0 0 163 225" svg:d="M56 0l16 83c3 18 5 29 7 41h1c4-10 8-21 16-38l39-86h28l-57 117c-17 34-32 61-54 82-18 17-36 25-45 26l-7-22c7-3 18-7 29-15 10-8 21-20 30-36 1-2 1-4 0-7l-31-145z">
          <text:p/>
        </draw:path>
        <draw:path draw:style-name="gr16" draw:text-style-name="P10" draw:layer="layout" svg:width="0.158cm" svg:height="0.214cm" svg:x="2.182cm" svg:y="28.379cm" svg:viewBox="0 0 159 215" svg:d="M24 215l17-90-41-125h28l21 69c5 19 7 28 8 36h1c5-9 13-21 23-37l47-68h31l-92 125-17 90z">
          <text:p/>
        </draw:path>
        <draw:path draw:style-name="gr16" draw:text-style-name="P10" draw:layer="layout" svg:width="0.129cm" svg:height="0.16cm" svg:x="2.308cm" svg:y="28.436cm" svg:viewBox="0 0 130 161" svg:d="M81 20c-26 0-45 25-52 49 43 1 75-5 75-29 0-13-9-20-23-20zM110 149c-11 7-30 12-52 12-41 0-58-28-58-63 0-46 34-98 85-98 29 0 45 17 45 39 0 41-46 51-104 50-1 7 0 21 4 29 6 15 18 22 35 22 18 0 32-5 41-10z">
          <text:p/>
        </draw:path>
        <draw:path draw:style-name="gr16" draw:text-style-name="P10" draw:layer="layout" svg:width="0.137cm" svg:height="0.154cm" svg:x="2.458cm" svg:y="28.439cm" svg:viewBox="0 0 138 155" svg:d="M26 0l14 88c2 18 4 30 4 39h1c4-9 8-19 17-37l48-90h28l-86 155h-26l-26-155z">
          <text:p/>
        </draw:path>
        <draw:path draw:style-name="gr16" draw:text-style-name="P10" draw:layer="layout" svg:width="0.154cm" svg:height="0.223cm" svg:x="2.583cm" svg:y="28.436cm" svg:viewBox="0 0 155 224" svg:d="M126 26c-5-2-15-5-26-5-38 0-65 40-65 78 0 17 6 37 29 37s46-29 53-58zM7 192c10 6 25 10 41 10 26 0 46-13 55-55l5-23c-14 22-33 33-54 33-31 0-47-26-47-53 0-52 38-104 98-104 19 0 38 5 50 11l-24 127c-6 32-14 54-31 68-16 13-36 18-54 18-19 0-37-5-46-11z">
          <text:p/>
        </draw:path>
        <draw:path draw:style-name="gr16" draw:text-style-name="P10" draw:layer="layout" svg:width="0.101cm" svg:height="0.157cm" svg:x="2.755cm" svg:y="28.436cm" svg:viewBox="0 0 102 158" svg:d="M0 158l19-100c5-20 7-41 9-55h23c-1 11-3 22-4 34h1c10-21 26-37 47-37 2 0 5 0 7 0l-5 26c-2 0-4 0-7 0-23 0-43 27-50 64l-13 68z">
          <text:p/>
        </draw:path>
        <draw:path draw:style-name="gr16" draw:text-style-name="P10" draw:layer="layout" svg:width="0.148cm" svg:height="0.16cm" svg:x="2.852cm" svg:y="28.436cm" svg:viewBox="0 0 149 161" svg:d="M119 23c-3-1-9-2-18-2-40 0-72 41-72 84 0 17 6 35 26 35 22 0 48-30 55-71zM102 158c0-9 2-24 4-41h-1c-16 33-38 44-60 44-27 0-45-21-45-51 0-54 41-110 108-110 15 0 30 2 41 5l-16 81c-5 26-7 55-6 72z">
          <text:p/>
        </draw:path>
        <draw:path draw:style-name="gr16" draw:text-style-name="P10" draw:layer="layout" svg:width="0.108cm" svg:height="0.16cm" svg:x="3.011cm" svg:y="28.436cm" svg:viewBox="0 0 109 161" svg:d="M8 131c7 5 20 10 33 10 17 0 30-12 30-26 0-12-7-20-23-29-18-9-27-23-27-39 0-27 23-47 56-47 14 0 27 4 32 7l-7 20c-5-3-15-7-27-7-17 0-28 10-28 24 0 11 7 18 22 25 17 10 29 23 29 41 0 33-26 51-60 51-16 0-31-5-38-10z">
          <text:p/>
        </draw:path>
        <draw:path draw:style-name="gr16" draw:text-style-name="P10" draw:layer="layout" svg:width="0.144cm" svg:height="0.226cm" svg:x="3.135cm" svg:y="28.367cm" svg:viewBox="0 0 145 227" svg:d="M0 227l43-227h27l-19 100c13-20 33-31 56-31 18 0 38 10 38 42 0 8-1 18-2 26l-17 90h-27l17-89c1-5 2-13 2-21 0-14-6-26-24-26-21 0-47 24-53 59l-14 77z">
          <text:p/>
        </draw:path>
        <draw:path draw:style-name="gr16" draw:text-style-name="P10" draw:layer="layout" svg:width="0.162cm" svg:height="0.224cm" svg:x="3.281cm" svg:y="28.439cm" svg:viewBox="0 0 163 225" svg:d="M57 0l15 83c3 18 5 29 7 41h1c4-10 8-21 16-38l39-86h28l-57 117c-17 34-32 61-53 82-18 17-37 25-46 26l-7-22c7-3 18-7 30-15 10-8 21-20 30-36 1-2 1-4 0-7l-31-145z">
          <text:p/>
        </draw:path>
        <draw:path draw:style-name="gr16" draw:text-style-name="P10" draw:layer="layout" svg:width="0.144cm" svg:height="0.157cm" svg:x="3.443cm" svg:y="28.436cm" svg:viewBox="0 0 145 158" svg:d="M0 158l21-110c3-17 5-32 7-45h23l-3 30c15-21 36-33 58-33 19 0 39 10 39 42 0 7-1 17-3 26l-17 90h-26l17-89c1-6 2-14 2-21 0-15-6-26-24-26-19 0-47 22-54 61l-14 75z">
          <text:p/>
        </draw:path>
        <draw:path draw:style-name="gr16" draw:text-style-name="P10" draw:layer="layout" svg:width="0.063cm" svg:height="0.079cm" svg:x="3.59cm" svg:y="28.553cm" svg:viewBox="0 0 64 80" svg:d="M0 80c10-19 24-53 31-77l33-3c-12 28-33 63-44 78z">
          <text:p/>
        </draw:path>
        <draw:path draw:style-name="gr16" draw:text-style-name="P10" draw:layer="layout" svg:width="0.149cm" svg:height="0.21cm" svg:x="3.728cm" svg:y="28.383cm" svg:viewBox="0 0 150 211" svg:d="M0 211l4-18 31-25c56-48 88-80 88-114 0-15-8-31-32-31-18 0-33 8-42 14l-8-19c15-10 36-18 56-18 39 0 53 26 53 50 0 44-40 82-89 124l-18 14h87l-4 23z">
          <text:p/>
        </draw:path>
        <draw:path draw:style-name="gr16" draw:text-style-name="P10" draw:layer="layout" svg:width="0.142cm" svg:height="0.213cm" svg:x="3.898cm" svg:y="28.383cm" svg:viewBox="0 0 143 214" svg:d="M27 145c0 22 4 48 29 48 38 0 59-84 59-126 0-17-2-46-27-46-36 0-61 73-61 124zM143 66c0 67-33 148-91 148-38 0-52-31-52-70 0-69 36-144 91-144 40 0 52 33 52 66z">
          <text:p/>
        </draw:path>
        <draw:polygon draw:style-name="gr16" draw:text-style-name="P10" draw:layer="layout" svg:width="0.069cm" svg:height="0.207cm" svg:x="4.094cm" svg:y="28.386cm" svg:viewBox="0 0 70 208" draw:points="40,27 39,27 3,45 0,24 48,0 70,0 31,208 5,208">
          <text:p/>
        </draw:polygon>
        <draw:path draw:style-name="gr16" draw:text-style-name="P10" draw:layer="layout" svg:width="0.141cm" svg:height="0.213cm" svg:x="4.211cm" svg:y="28.383cm" svg:viewBox="0 0 142 214" svg:d="M26 145c0 22 4 48 29 48 40 0 61-84 61-126 0-17-2-46-29-46-36 0-61 73-61 124zM142 66c0 67-32 148-90 148-39 0-52-31-52-70 0-69 36-144 91-144 39 0 51 33 51 66z">
          <text:p/>
        </draw:path>
        <draw:frame draw:style-name="gr145" draw:text-style-name="P6" draw:layer="layout" svg:width="6.073cm" svg:height="0.568cm" svg:x="1.627cm" svg:y="12.328cm">
          <draw:text-box>
            <text:p text:style-name="P4"><text:span text:style-name="T2">exchange important informa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enturyGothic1" svg:font-family="CenturyGothic"/>
    <style:font-face style:name="Gotham1" svg:font-family="Gotham"/>
    <style:font-face style:name="Arial1" svg:font-family="Arial" style:font-pitch="variable"/>
    <style:font-face style:name="CenturyGothic" svg:font-family="CenturyGothic" style:font-pitch="variable"/>
    <style:font-face style:name="Gotham" svg:font-family="Gotham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7" style:page-layout-name="PM0" draw:style-name="Mdp1"/>
    <style:master-page style:name="master-page5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Windows_x86 LibreOffice_project/d54a8868f08a7b39642414cf2c8ef2f228f780cf</meta:generator>
    <dc:date>2016-11-16T13:29:34.920000000</dc:date>
    <meta:editing-duration>PT10M7S</meta:editing-duration>
    <meta:editing-cycles>3</meta:editing-cycles>
    <meta:document-statistic meta:object-count="1627"/>
  </office:meta>
</office:document-meta>
</file>